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035in"/>
    </style:style>
    <style:style style:name="co2" style:family="table-column">
      <style:table-column-properties fo:break-before="auto" style:column-width="0.3in"/>
    </style:style>
    <style:style style:name="co3" style:family="table-column">
      <style:table-column-properties fo:break-before="auto" style:column-width="0.2598in"/>
    </style:style>
    <style:style style:name="co4" style:family="table-column">
      <style:table-column-properties fo:break-before="auto" style:column-width="0.2354in"/>
    </style:style>
    <style:style style:name="co5" style:family="table-column">
      <style:table-column-properties fo:break-before="auto" style:column-width="0.3102in"/>
    </style:style>
    <style:style style:name="co6" style:family="table-column">
      <style:table-column-properties fo:break-before="auto" style:column-width="0.1925in"/>
    </style:style>
    <style:style style:name="co7" style:family="table-column">
      <style:table-column-properties fo:break-before="auto" style:column-width="0.1638in"/>
    </style:style>
    <style:style style:name="co8" style:family="table-column">
      <style:table-column-properties fo:break-before="auto" style:column-width="0.2602in"/>
    </style:style>
    <style:style style:name="co9" style:family="table-column">
      <style:table-column-properties fo:break-before="auto" style:column-width="0.9429in"/>
    </style:style>
    <style:style style:name="co10" style:family="table-column">
      <style:table-column-properties fo:break-before="auto" style:column-width="0.2402in"/>
    </style:style>
    <style:style style:name="co11" style:family="table-column">
      <style:table-column-properties fo:break-before="auto" style:column-width="5.7354in"/>
    </style:style>
    <style:style style:name="co12" style:family="table-column">
      <style:table-column-properties fo:break-before="auto" style:column-width="0.5819in"/>
    </style:style>
    <style:style style:name="co13" style:family="table-column">
      <style:table-column-properties fo:break-before="auto" style:column-width="0.1173in"/>
    </style:style>
    <style:style style:name="co14" style:family="table-column">
      <style:table-column-properties fo:break-before="auto" style:column-width="0.4071in"/>
    </style:style>
    <style:style style:name="co15" style:family="table-column">
      <style:table-column-properties fo:break-before="auto" style:column-width="0.1957in"/>
    </style:style>
    <style:style style:name="co16" style:family="table-column">
      <style:table-column-properties fo:break-before="auto" style:column-width="0.2709in"/>
    </style:style>
    <style:style style:name="co17" style:family="table-column">
      <style:table-column-properties fo:break-before="auto" style:column-width="0.4602in"/>
    </style:style>
    <style:style style:name="co18" style:family="table-column">
      <style:table-column-properties fo:break-before="auto" style:column-width="0.3138in"/>
    </style:style>
    <style:style style:name="co19" style:family="table-column">
      <style:table-column-properties fo:break-before="auto" style:column-width="0.3217in"/>
    </style:style>
    <style:style style:name="co20" style:family="table-column">
      <style:table-column-properties fo:break-before="auto" style:column-width="1.6654in"/>
    </style:style>
    <style:style style:name="co21" style:family="table-column">
      <style:table-column-properties fo:break-before="auto" style:column-width="3.4425in"/>
    </style:style>
    <style:style style:name="co22" style:family="table-column">
      <style:table-column-properties fo:break-before="auto" style:column-width="0.889in"/>
    </style:style>
    <style:style style:name="co23" style:family="table-column">
      <style:table-column-properties fo:break-before="auto" style:column-width="0.2252in"/>
    </style:style>
    <style:style style:name="co24" style:family="table-column">
      <style:table-column-properties fo:break-before="auto" style:column-width="0.289in"/>
    </style:style>
    <style:style style:name="co25" style:family="table-column">
      <style:table-column-properties fo:break-before="auto" style:column-width="0.3098in"/>
    </style:style>
    <style:style style:name="co26" style:family="table-column">
      <style:table-column-properties fo:break-before="auto" style:column-width="0.2673in"/>
    </style:style>
    <style:style style:name="co27" style:family="table-column">
      <style:table-column-properties fo:break-before="auto" style:column-width="0.1902in"/>
    </style:style>
    <style:style style:name="co28" style:family="table-column">
      <style:table-column-properties fo:break-before="auto" style:column-width="0.2138in"/>
    </style:style>
    <style:style style:name="co29" style:family="table-column">
      <style:table-column-properties fo:break-before="auto" style:column-width="5.6071in"/>
    </style:style>
    <style:style style:name="co30" style:family="table-column">
      <style:table-column-properties fo:break-before="auto" style:column-width="0.15in"/>
    </style:style>
    <style:style style:name="co31" style:family="table-column">
      <style:table-column-properties fo:break-before="auto" style:column-width="0.2335in"/>
    </style:style>
    <style:style style:name="co32" style:family="table-column">
      <style:table-column-properties fo:break-before="auto" style:column-width="0.1752in"/>
    </style:style>
    <style:style style:name="co33" style:family="table-column">
      <style:table-column-properties fo:break-before="auto" style:column-width="0.5043in"/>
    </style:style>
    <style:style style:name="co34" style:family="table-column">
      <style:table-column-properties fo:break-before="auto" style:column-width="0.3508in"/>
    </style:style>
    <style:style style:name="co35" style:family="table-column">
      <style:table-column-properties fo:break-before="auto" style:column-width="0.5252in"/>
    </style:style>
    <style:style style:name="co36" style:family="table-column">
      <style:table-column-properties fo:break-before="auto" style:column-width="1.3189in"/>
    </style:style>
    <style:style style:name="co37" style:family="table-column">
      <style:table-column-properties fo:break-before="auto" style:column-width="2.7319in"/>
    </style:style>
    <style:style style:name="co38" style:family="table-column">
      <style:table-column-properties fo:break-before="auto" style:column-width="0.2618in"/>
    </style:style>
    <style:style style:name="co39" style:family="table-column">
      <style:table-column-properties fo:break-before="auto" style:column-width="0.3118in"/>
    </style:style>
    <style:style style:name="co40" style:family="table-column">
      <style:table-column-properties fo:break-before="auto" style:column-width="0.487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boolean-style style:name="N99">
      <number:boolean/>
    </number:boolean-style>
    <number:text-style style:name="N100">
      <number:text-content/>
    </number:text-style>
    <style:style style:name="ce27" style:family="table-cell" style:parent-style-name="Default">
      <style:text-properties style:use-window-font-color="true"/>
    </style:style>
    <style:style style:name="ce29" style:family="table-cell" style:parent-style-name="Default">
      <style:table-cell-properties style:text-align-source="fix" style:repeat-content="false"/>
      <style:paragraph-properties fo:text-align="center" fo:margin-left="0in"/>
      <style:text-properties style:use-window-font-color="true"/>
    </style:style>
    <style:style style:name="ce32" style:family="table-cell" style:parent-style-name="Default" style:data-style-name="N0"/>
    <style:style style:name="ce34" style:family="table-cell" style:parent-style-name="Default" style:data-style-name="N100"/>
    <style:style style:name="ce36" style:family="table-cell" style:parent-style-name="Default">
      <style:table-cell-properties style:text-align-source="fix" style:repeat-content="false" fo:background-color="transparent"/>
      <style:paragraph-properties fo:text-align="end" fo:margin-left="0in"/>
      <style:text-properties style:use-window-font-color="true"/>
    </style:style>
    <style:style style:name="ce28" style:family="table-cell" style:parent-style-name="Default">
      <style:table-cell-properties fo:background-color="transparent"/>
      <style:text-properties style:use-window-font-color="true"/>
    </style:style>
    <style:style style:name="ce33" style:family="table-cell" style:parent-style-name="Default" style:data-style-name="N0">
      <style:table-cell-properties fo:background-color="transparent"/>
      <style:text-properties style:use-window-font-color="true"/>
    </style:style>
    <style:style style:name="ce8" style:family="table-cell" style:parent-style-name="Default">
      <style:table-cell-properties fo:background-color="#224b12"/>
      <style:text-properties style:use-window-font-color="true"/>
    </style:style>
    <style:style style:name="ce41" style:family="table-cell" style:parent-style-name="Default" style:data-style-name="N2">
      <style:table-cell-properties style:text-align-source="fix" style:repeat-content="false"/>
      <style:paragraph-properties fo:text-align="end" fo:margin-left="0in"/>
      <style:text-properties style:use-window-font-color="true"/>
    </style:style>
    <style:style style:name="ce38" style:family="table-cell" style:parent-style-name="Default">
      <style:table-cell-properties style:text-align-source="fix" style:repeat-content="false"/>
      <style:paragraph-properties fo:text-align="end" fo:margin-left="0in"/>
    </style:style>
    <style:style style:name="ce45" style:family="table-cell" style:parent-style-name="Default" style:data-style-name="N122"/>
    <style:style style:name="ce44" style:family="table-cell" style:parent-style-name="Default" style:data-style-name="N122">
      <style:text-properties style:use-window-font-color="true"/>
    </style:style>
    <style:style style:name="ce25" style:family="table-cell" style:parent-style-name="Default" style:data-style-name="N99">
      <style:text-properties style:use-window-font-color="true"/>
    </style:style>
    <style:style style:name="ce12" style:family="table-cell" style:parent-style-name="Default">
      <style:table-cell-properties style:text-align-source="value-type" style:repeat-content="false"/>
      <style:paragraph-properties fo:margin-left="0in"/>
    </style:style>
    <style:style style:name="ce30" style:family="table-cell" style:parent-style-name="Default">
      <style:table-cell-properties style:text-align-source="fix" style:repeat-content="false"/>
      <style:paragraph-properties fo:text-align="center" fo:margin-left="0in"/>
    </style:style>
    <style:style style:name="ce14" style:family="table-cell" style:parent-style-name="Default" style:data-style-name="N0">
      <style:table-cell-properties style:text-align-source="value-type" style:repeat-content="false"/>
      <style:paragraph-properties fo:margin-left="0in"/>
    </style:style>
    <style:style style:name="ce15" style:family="table-cell" style:parent-style-name="Default" style:data-style-name="N100">
      <style:table-cell-properties style:text-align-source="value-type" style:repeat-content="false"/>
      <style:paragraph-properties fo:margin-left="0in"/>
    </style:style>
    <style:style style:name="ce17" style:family="table-cell" style:parent-style-name="Default" style:data-style-name="N0">
      <style:table-cell-properties style:text-align-source="value-type" style:repeat-content="false" fo:background-color="transparent"/>
      <style:paragraph-properties fo:margin-left="0in"/>
      <style:text-properties style:use-window-font-color="true"/>
    </style:style>
    <style:style style:name="ce16" style:family="table-cell" style:parent-style-name="Default">
      <style:table-cell-properties style:text-align-source="value-type" style:repeat-content="false" fo:background-color="transparent"/>
      <style:paragraph-properties fo:margin-left="0in"/>
      <style:text-properties style:use-window-font-color="true"/>
    </style:style>
    <style:style style:name="ce42" style:family="table-cell" style:parent-style-name="Default" style:data-style-name="N4">
      <style:table-cell-properties style:text-align-source="fix" style:repeat-content="false"/>
      <style:paragraph-properties fo:text-align="end" fo:margin-left="0in"/>
    </style:style>
    <style:style style:name="ce19" style:family="table-cell" style:parent-style-name="Default" style:data-style-name="N4">
      <style:table-cell-properties style:text-align-source="value-type" style:repeat-content="false"/>
      <style:paragraph-properties fo:margin-left="0in"/>
    </style:style>
    <style:style style:name="ce21" style:family="table-cell" style:parent-style-name="Default" style:data-style-name="N122">
      <style:table-cell-properties style:text-align-source="value-type" style:repeat-content="false"/>
      <style:paragraph-properties fo:margin-left="0in"/>
    </style:style>
    <style:style style:name="ce22" style:family="table-cell" style:parent-style-name="Default" style:data-style-name="N99">
      <style:table-cell-properties style:text-align-source="value-type" style:repeat-content="false"/>
      <style:paragraph-properties fo:margin-left="0in"/>
      <style:text-properties style:use-window-font-color="tru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UH Off, FD Def" table:style-name="ta1" table:print="false">
        <office:forms form:automatic-focus="false" form:apply-design-mode="false"/>
        <table:table-column table:style-name="co1" table:default-cell-style-name="ce27"/>
        <table:table-column table:style-name="co2" table:default-cell-style-name="ce29"/>
        <table:table-column table:style-name="co3" table:default-cell-style-name="ce27"/>
        <table:table-column table:style-name="co4" table:default-cell-style-name="ce27"/>
        <table:table-column table:style-name="co5" table:default-cell-style-name="ce27"/>
        <table:table-column table:style-name="co4" table:default-cell-style-name="ce27"/>
        <table:table-column table:style-name="co6" table:number-columns-repeated="4" table:default-cell-style-name="ce27"/>
        <table:table-column table:style-name="co7" table:default-cell-style-name="Default"/>
        <table:table-column table:style-name="co5" table:default-cell-style-name="ce36"/>
        <table:table-column table:style-name="co8" table:default-cell-style-name="ce28"/>
        <table:table-column table:style-name="co9" table:default-cell-style-name="ce28"/>
        <table:table-column table:style-name="co10" table:number-columns-repeated="16" table:default-cell-style-name="ce28"/>
        <table:table-column table:style-name="co11" table:default-cell-style-name="ce27"/>
        <table:table-column table:style-name="co12" table:default-cell-style-name="ce41"/>
        <table:table-column table:style-name="co13" table:default-cell-style-name="ce27"/>
        <table:table-column table:style-name="co14" table:visibility="collapse" table:number-columns-repeated="2" table:default-cell-style-name="ce27"/>
        <table:table-column table:style-name="co15" table:visibility="collapse" table:number-columns-repeated="3" table:default-cell-style-name="ce27"/>
        <table:table-column table:style-name="co14" table:visibility="collapse" table:default-cell-style-name="ce27"/>
        <table:table-column table:style-name="co16" table:number-columns-repeated="2" table:default-cell-style-name="ce27"/>
        <table:table-column table:style-name="co17" table:default-cell-style-name="ce27"/>
        <table:table-column table:style-name="co15" table:default-cell-style-name="ce27"/>
        <table:table-column table:style-name="co16" table:default-cell-style-name="ce27"/>
        <table:table-column table:style-name="co16" table:default-cell-style-name="ce44"/>
        <table:table-column table:style-name="co16" table:default-cell-style-name="ce27"/>
        <table:table-column table:style-name="co18" table:default-cell-style-name="ce27"/>
        <table:table-column table:style-name="co19" table:default-cell-style-name="ce27"/>
        <table:table-column table:style-name="co20" table:default-cell-style-name="ce27"/>
        <table:table-column table:style-name="co21" table:default-cell-style-name="ce27"/>
        <table:table-column table:style-name="co16" table:default-cell-style-name="Default"/>
        <table:table-column table:style-name="co16" table:number-columns-repeated="4" table:default-cell-style-name="ce27"/>
        <table:table-column table:style-name="co22" table:number-columns-repeated="18" table:default-cell-style-name="ce27"/>
        <table:table-row table:style-name="ro1">
          <table:table-cell table:style-name="Default" office:value-type="float" office:value="1" calcext:value-type="float">
            <text:p>1</text:p>
          </table:table-cell>
          <table:table-cell table:style-name="Default" office:value-type="string" calcext:value-type="string">
            <text:p>FD</text:p>
          </table:table-cell>
          <table:table-cell office:value-type="float" office:value="1" calcext:value-type="float">
            <text:p>1</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1]=&quot;&quot;;&quot;&quot;;IF([.K1]=&quot;x&quot;;&quot;d&quot;;IF([.K1]=&quot;p&quot;;&quot;d&quot;;IF([.AJ1]=&quot;o&quot;;&quot;o&quot;;IF([.E1]=&quot;1st&quot;;[.AK1];IF([.E1]=&quot;2nd&quot;;[.AL1];[.AJ1]))))))" office:value-type="string" office:string-value="d" calcext:value-type="string">
            <text:p>d</text:p>
          </table:table-cell>
          <table:table-cell table:number-columns-repeated="2" table:style-name="ce32" office:value-type="float" office:value="1" calcext:value-type="float">
            <text:p>1</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table:style-name="ce8" table:number-columns-repeated="8"/>
          <table:table-cell table:number-columns-repeated="8"/>
          <table:table-cell office:value-type="string" calcext:value-type="string">
            <text:p>not on video</text:p>
          </table:table-cell>
          <table:table-cell table:number-columns-repeated="3"/>
          <table:table-cell table:style-name="ce28"/>
          <table:table-cell table:formula="of:=IF([.K1]=&quot;t&quot;;&quot;o&quot;;IF([.E2]=&quot;1st&quot;;&quot;o&quot;;&quot;d&quot;))" office:value-type="string" office:string-value="d" calcext:value-type="string">
            <text:p>d</text:p>
          </table:table-cell>
          <table:table-cell table:formula="of:=IF(([.F1]-[.F2])&lt;=1;&quot;d&quot;;IF(([.F1]-[.F2])&gt;[.F1]/3;&quot;o&quot;;&quot;d&quot;))" office:value-type="string" office:string-value="d" calcext:value-type="string">
            <text:p>d</text:p>
          </table:table-cell>
          <table:table-cell table:formula="of:=IF(([.F1]-[.F2])&lt;=1;&quot;d&quot;;IF(([.F1]-[.F2])&gt;=[.F1]/2;&quot;o&quot;;&quot;d&quot;))" office:value-type="string" office:string-value="d" calcext:value-type="string">
            <text:p>d</text:p>
          </table:table-cell>
          <table:table-cell/>
          <table:table-cell table:number-columns-repeated="2" table:style-name="Default" office:value-type="float" office:value="0" calcext:value-type="float">
            <text:p>0</text:p>
          </table:table-cell>
          <table:table-cell table:style-name="Default"/>
          <table:table-cell table:style-name="Default" office:value-type="float" office:value="1" calcext:value-type="float">
            <text:p>1</text:p>
          </table:table-cell>
          <table:table-cell table:style-name="Default" office:value-type="float" office:value="15" calcext:value-type="float">
            <text:p>15</text:p>
          </table:table-cell>
          <table:table-cell table:style-name="ce45" office:value-type="float" office:value="0" calcext:value-type="float">
            <text:p>00</text:p>
          </table:table-cell>
          <table:table-cell table:style-name="Default" office:value-type="float" office:value="75" calcext:value-type="float">
            <text:p>75</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1]=&quot;&quot;;&quot;&quot;;IF([.AT2]=&quot;&quot;;[.AV1];[.AT1]-[.AT2]))" office:value-type="float" office:value="0" calcext:value-type="float">
            <text:p>0</text:p>
          </table:table-cell>
          <table:table-cell table:style-name="ce25" table:formula="of:=[.BE1]=[.AV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A2];[.C1]+1;1)" office:value-type="float" office:value="2" calcext:value-type="float">
            <text:p>2</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2]=&quot;&quot;;&quot;&quot;;IF([.K2]=&quot;x&quot;;&quot;d&quot;;IF([.K2]=&quot;p&quot;;&quot;d&quot;;IF([.AJ2]=&quot;o&quot;;&quot;o&quot;;IF([.E2]=&quot;1st&quot;;[.AK2];IF([.E2]=&quot;2nd&quot;;[.AL2];[.AJ2]))))))" office:value-type="string" office:string-value="d" calcext:value-type="string">
            <text:p>d</text:p>
          </table:table-cell>
          <table:table-cell table:style-name="ce32" office:value-type="float" office:value="1" calcext:value-type="float">
            <text:p>1</text:p>
          </table:table-cell>
          <table:table-cell table:style-name="ce32" table:formula="of:=IF([.E2]=&quot;&quot;;&quot;&quot;;IF([.E1]=&quot;&quot;;1;1+[.J1]))" office:value-type="float" office:value="2" calcext:value-type="float">
            <text:p>2</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table:style-name="ce8" table:number-columns-repeated="8"/>
          <table:table-cell table:number-columns-repeated="8"/>
          <table:table-cell office:value-type="string" calcext:value-type="string">
            <text:p>not on video</text:p>
          </table:table-cell>
          <table:table-cell table:number-columns-repeated="3"/>
          <table:table-cell table:style-name="ce28"/>
          <table:table-cell table:formula="of:=IF([.K2]=&quot;t&quot;;&quot;o&quot;;IF([.E3]=&quot;1st&quot;;&quot;o&quot;;&quot;d&quot;))" office:value-type="string" office:string-value="d" calcext:value-type="string">
            <text:p>d</text:p>
          </table:table-cell>
          <table:table-cell table:formula="of:=IF(([.F2]-[.F3])&lt;=1;&quot;d&quot;;IF(([.F2]-[.F3])&gt;[.F2]/3;&quot;o&quot;;&quot;d&quot;))" office:value-type="string" office:string-value="d" calcext:value-type="string">
            <text:p>d</text:p>
          </table:table-cell>
          <table:table-cell table:formula="of:=IF(([.F2]-[.F3])&lt;=1;&quot;d&quot;;IF(([.F2]-[.F3])&gt;=[.F2]/2;&quot;o&quot;;&quot;d&quot;))" office:value-type="string" office:string-value="d" calcext:value-type="string">
            <text:p>d</text:p>
          </table:table-cell>
          <table:table-cell/>
          <table:table-cell table:number-columns-repeated="2" table:style-name="Default" office:value-type="float" office:value="0" calcext:value-type="float">
            <text:p>0</text:p>
          </table:table-cell>
          <table:table-cell table:style-name="Default"/>
          <table:table-cell table:style-name="Default" office:value-type="float" office:value="1" calcext:value-type="float">
            <text:p>1</text:p>
          </table:table-cell>
          <table:table-cell table:style-name="Default" office:value-type="float" office:value="15" calcext:value-type="float">
            <text:p>15</text:p>
          </table:table-cell>
          <table:table-cell table:style-name="ce45" office:value-type="float" office:value="0" calcext:value-type="float">
            <text:p>00</text:p>
          </table:table-cell>
          <table:table-cell table:style-name="Default" office:value-type="float" office:value="75" calcext:value-type="float">
            <text:p>75</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2]=&quot;&quot;;&quot;&quot;;IF([.AT3]=&quot;&quot;;[.AV2];[.AT2]-[.AT3]))" office:value-type="float" office:value="0" calcext:value-type="float">
            <text:p>0</text:p>
          </table:table-cell>
          <table:table-cell table:style-name="ce25" table:formula="of:=[.BE2]=[.AV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A3];[.C2]+1;1)" office:value-type="float" office:value="3" calcext:value-type="float">
            <text:p>3</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3]=&quot;&quot;;&quot;&quot;;IF([.K3]=&quot;x&quot;;&quot;d&quot;;IF([.K3]=&quot;p&quot;;&quot;d&quot;;IF([.AJ3]=&quot;o&quot;;&quot;o&quot;;IF([.E3]=&quot;1st&quot;;[.AK3];IF([.E3]=&quot;2nd&quot;;[.AL3];[.AJ3]))))))" office:value-type="string" office:string-value="d" calcext:value-type="string">
            <text:p>d</text:p>
          </table:table-cell>
          <table:table-cell table:style-name="ce32" table:formula="of:=IF([.C3]=1;1;IF([.E3]=&quot;&quot;;&quot;&quot;;IF([.I2]=&quot;&quot;;[.I1]+1;[.I2])))" office:value-type="float" office:value="1" calcext:value-type="float">
            <text:p>1</text:p>
          </table:table-cell>
          <table:table-cell table:style-name="ce32" table:formula="of:=IF([.E3]=&quot;&quot;;&quot;&quot;;IF([.E2]=&quot;&quot;;1;1+[.J2]))" office:value-type="float" office:value="3" calcext:value-type="float">
            <text:p>3</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table:style-name="ce8" table:number-columns-repeated="8"/>
          <table:table-cell table:number-columns-repeated="8"/>
          <table:table-cell office:value-type="string" calcext:value-type="string">
            <text:p>not on video</text:p>
          </table:table-cell>
          <table:table-cell table:number-columns-repeated="3"/>
          <table:table-cell table:style-name="ce28"/>
          <table:table-cell table:formula="of:=IF([.K3]=&quot;t&quot;;&quot;o&quot;;IF([.E4]=&quot;1st&quot;;&quot;o&quot;;&quot;d&quot;))" office:value-type="string" office:string-value="d" calcext:value-type="string">
            <text:p>d</text:p>
          </table:table-cell>
          <table:table-cell table:formula="of:=IF(([.F3]-[.F4])&lt;=1;&quot;d&quot;;IF(([.F3]-[.F4])&gt;[.F3]/3;&quot;o&quot;;&quot;d&quot;))" office:value-type="string" office:string-value="o" calcext:value-type="string">
            <text:p>o</text:p>
          </table:table-cell>
          <table:table-cell table:formula="of:=IF(([.F3]-[.F4])&lt;=1;&quot;d&quot;;IF(([.F3]-[.F4])&gt;=[.F3]/2;&quot;o&quot;;&quot;d&quot;))" office:value-type="string" office:string-value="o" calcext:value-type="string">
            <text:p>o</text:p>
          </table:table-cell>
          <table:table-cell/>
          <table:table-cell table:number-columns-repeated="2" table:style-name="Default" office:value-type="float" office:value="0" calcext:value-type="float">
            <text:p>0</text:p>
          </table:table-cell>
          <table:table-cell table:style-name="Default"/>
          <table:table-cell table:style-name="Default" office:value-type="float" office:value="1" calcext:value-type="float">
            <text:p>1</text:p>
          </table:table-cell>
          <table:table-cell table:style-name="Default" office:value-type="float" office:value="15" calcext:value-type="float">
            <text:p>15</text:p>
          </table:table-cell>
          <table:table-cell table:style-name="ce45" office:value-type="float" office:value="0" calcext:value-type="float">
            <text:p>00</text:p>
          </table:table-cell>
          <table:table-cell table:style-name="Default" office:value-type="float" office:value="75" calcext:value-type="float">
            <text:p>75</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3]=&quot;&quot;;&quot;&quot;;IF([.AT4]=&quot;&quot;;[.AV3];[.AT3]-[.AT4]))" office:value-type="float" office:value="0" calcext:value-type="float">
            <text:p>0</text:p>
          </table:table-cell>
          <table:table-cell table:style-name="ce25" table:formula="of:=[.BE3]=[.AV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A4];[.C3]+1;1)" office:value-type="float" office:value="4" calcext:value-type="float">
            <text:p>4</text:p>
          </table:table-cell>
          <table:table-cell table:style-name="ce29" office:value-type="string" calcext:value-type="string">
            <text:p>O</text:p>
          </table:table-cell>
          <table:table-cell table:style-name="Default" table:number-columns-repeated="3"/>
          <table:table-cell table:formula="of:=IF([.E4]=&quot;&quot;;&quot;&quot;;IF([.K4]=&quot;x&quot;;&quot;d&quot;;IF([.K4]=&quot;p&quot;;&quot;d&quot;;IF([.AJ4]=&quot;o&quot;;&quot;o&quot;;IF([.E4]=&quot;1st&quot;;[.AK4];IF([.E4]=&quot;2nd&quot;;[.AL4];[.AJ4]))))))">
            <text:p/>
          </table:table-cell>
          <table:table-cell table:style-name="ce32" table:formula="of:=IF([.C4]=1;1;IF([.E4]=&quot;&quot;;&quot;&quot;;IF([.I3]=&quot;&quot;;[.I2]+1;[.I3])))">
            <text:p/>
          </table:table-cell>
          <table:table-cell table:style-name="ce32" table:formula="of:=IF([.E4]=&quot;&quot;;&quot;&quot;;IF([.E3]=&quot;&quot;;1;1+[.J3]))">
            <text:p/>
          </table:table-cell>
          <table:table-cell table:number-columns-repeated="3"/>
          <table:table-cell table:style-name="ce33"/>
          <table:table-cell table:style-name="ce8" table:number-columns-repeated="8"/>
          <table:table-cell table:number-columns-repeated="12"/>
          <table:table-cell table:style-name="ce28"/>
          <table:table-cell table:formula="of:=IF([.K4]=&quot;t&quot;;&quot;o&quot;;IF([.E5]=&quot;1st&quot;;&quot;o&quot;;&quot;d&quot;))" office:value-type="string" office:string-value="o" calcext:value-type="string">
            <text:p>o</text:p>
          </table:table-cell>
          <table:table-cell table:formula="of:=IF(([.F4]-[.F5])&lt;=1;&quot;d&quot;;IF(([.F4]-[.F5])&gt;[.F4]/3;&quot;o&quot;;&quot;d&quot;))" office:value-type="string" office:string-value="d" calcext:value-type="string">
            <text:p>d</text:p>
          </table:table-cell>
          <table:table-cell table:formula="of:=IF(([.F4]-[.F5])&lt;=1;&quot;d&quot;;IF(([.F4]-[.F5])&gt;=[.F4]/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table:table-cell table:style-name="Default" table:number-columns-repeated="3"/>
          <table:table-cell table:number-columns-repeated="2"/>
          <table:table-cell table:style-name="Default" table:formula="of:=IF([.AT4]=&quot;&quot;;&quot;&quot;;IF([.AT5]=&quot;&quot;;[.AV4];[.AT4]-[.AT5]))">
            <text:p/>
          </table:table-cell>
          <table:table-cell table:style-name="ce25" table:formula="of:=[.BE4]=[.AV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A5];[.C4]+1;1)" office:value-type="float" office:value="5" calcext:value-type="float">
            <text:p>5</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r</text:p>
          </table:table-cell>
          <table:table-cell table:formula="of:=IF([.E5]=&quot;&quot;;&quot;&quot;;IF([.K5]=&quot;x&quot;;&quot;d&quot;;IF([.K5]=&quot;p&quot;;&quot;d&quot;;IF([.AJ5]=&quot;o&quot;;&quot;o&quot;;IF([.E5]=&quot;1st&quot;;[.AK5];IF([.E5]=&quot;2nd&quot;;[.AL5];[.AJ5]))))))" office:value-type="string" office:string-value="d" calcext:value-type="string">
            <text:p>d</text:p>
          </table:table-cell>
          <table:table-cell table:style-name="ce32" table:formula="of:=IF([.C5]=1;1;IF([.E5]=&quot;&quot;;&quot;&quot;;IF([.I4]=&quot;&quot;;[.I3]+1;[.I4])))" office:value-type="float" office:value="2" calcext:value-type="float">
            <text:p>2</text:p>
          </table:table-cell>
          <table:table-cell table:style-name="ce32" table:formula="of:=IF([.E5]=&quot;&quot;;&quot;&quot;;IF([.E4]=&quot;&quot;;1;1+[.J4]))" office:value-type="float" office:value="1" calcext:value-type="float">
            <text:p>1</text:p>
          </table:table-cell>
          <table:table-cell table:style-name="ce34"/>
          <table:table-cell office:value-type="string" calcext:value-type="string">
            <text:p>p11</text:p>
          </table:table-cell>
          <table:table-cell office:value-type="float" office:value="222" calcext:value-type="float">
            <text:p>222</text:p>
          </table:table-cell>
          <table:table-cell table:style-name="ce33" office:value-type="string" calcext:value-type="string">
            <text:p>oz</text:p>
          </table:table-cell>
          <table:table-cell table:style-name="ce8" office:value-type="float" office:value="2" calcext:value-type="float">
            <text:p>2</text:p>
          </table:table-cell>
          <table:table-cell table:style-name="ce8" table:number-columns-repeated="6"/>
          <table:table-cell table:style-name="ce8" office:value-type="float" office:value="61" calcext:value-type="float">
            <text:p>61</text:p>
          </table:table-cell>
          <table:table-cell office:value-type="float" office:value="94" calcext:value-type="float">
            <text:p>94</text:p>
          </table:table-cell>
          <table:table-cell office:value-type="float" office:value="8" calcext:value-type="float">
            <text:p>8</text:p>
          </table:table-cell>
          <table:table-cell table:number-columns-repeated="6"/>
          <table:table-cell office:value-type="string" calcext:value-type="string">
            <text:p>BCS</text:p>
          </table:table-cell>
          <table:table-cell table:number-columns-repeated="3"/>
          <table:table-cell table:style-name="ce28"/>
          <table:table-cell table:formula="of:=IF([.K5]=&quot;t&quot;;&quot;o&quot;;IF([.E6]=&quot;1st&quot;;&quot;o&quot;;&quot;d&quot;))" office:value-type="string" office:string-value="d" calcext:value-type="string">
            <text:p>d</text:p>
          </table:table-cell>
          <table:table-cell table:formula="of:=IF(([.F5]-[.F6])&lt;=1;&quot;d&quot;;IF(([.F5]-[.F6])&gt;[.F5]/3;&quot;o&quot;;&quot;d&quot;))" office:value-type="string" office:string-value="d" calcext:value-type="string">
            <text:p>d</text:p>
          </table:table-cell>
          <table:table-cell table:formula="of:=IF(([.F5]-[.F6])&lt;=1;&quot;d&quot;;IF(([.F5]-[.F6])&gt;=[.F5]/2;&quot;o&quot;;&quot;d&quot;))" office:value-type="string" office:string-value="d" calcext:value-type="string">
            <text:p>d</text:p>
          </table:table-cell>
          <table:table-cell/>
          <table:table-cell table:style-name="Default" office:value-type="float" office:value="0" calcext:value-type="float">
            <text:p>0</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9" calcext:value-type="float">
            <text:p>09</text:p>
          </table:table-cell>
          <table:table-cell office:value-type="float" office:value="80" calcext:value-type="float">
            <text:p>80</text:p>
          </table:table-cell>
          <table:table-cell/>
          <table:table-cell office:value-type="float" office:value="-3" calcext:value-type="float">
            <text:p>-3</text:p>
          </table:table-cell>
          <table:table-cell office:value-type="string" calcext:value-type="string">
            <text:p>Rush</text:p>
          </table:table-cell>
          <table:table-cell office:value-type="string" calcext:value-type="string">
            <text:p>Tylan Hines run for a loss of 3 yards to the HAW 17</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8" calcext:value-type="float">
            <text:p>78</text:p>
          </table:table-cell>
          <table:table-cell office:value-type="float" office:value="72" calcext:value-type="float">
            <text:p>72</text:p>
          </table:table-cell>
          <table:table-cell/>
          <table:table-cell table:style-name="Default" table:formula="of:=IF([.AT5]=&quot;&quot;;&quot;&quot;;IF([.AT6]=&quot;&quot;;[.AV5];[.AT5]-[.AT6]))" office:value-type="float" office:value="-3" calcext:value-type="float">
            <text:p>-3</text:p>
          </table:table-cell>
          <table:table-cell table:style-name="ce25" table:formula="of:=[.BE5]=[.AV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A6];[.C5]+1;1)" office:value-type="float" office:value="6" calcext:value-type="float">
            <text:p>6</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3" calcext:value-type="float">
            <text:p>13</text:p>
          </table:table-cell>
          <table:table-cell table:style-name="Default" office:value-type="string" calcext:value-type="string">
            <text:p>r</text:p>
          </table:table-cell>
          <table:table-cell table:formula="of:=IF([.E6]=&quot;&quot;;&quot;&quot;;IF([.K6]=&quot;x&quot;;&quot;d&quot;;IF([.K6]=&quot;p&quot;;&quot;d&quot;;IF([.AJ6]=&quot;o&quot;;&quot;o&quot;;IF([.E6]=&quot;1st&quot;;[.AK6];IF([.E6]=&quot;2nd&quot;;[.AL6];[.AJ6]))))))" office:value-type="string" office:string-value="d" calcext:value-type="string">
            <text:p>d</text:p>
          </table:table-cell>
          <table:table-cell table:style-name="ce32" table:formula="of:=IF([.C6]=1;1;IF([.E6]=&quot;&quot;;&quot;&quot;;IF([.I5]=&quot;&quot;;[.I4]+1;[.I5])))" office:value-type="float" office:value="2" calcext:value-type="float">
            <text:p>2</text:p>
          </table:table-cell>
          <table:table-cell table:style-name="ce32" table:formula="of:=IF([.E6]=&quot;&quot;;&quot;&quot;;IF([.E5]=&quot;&quot;;1;1+[.J5]))" office:value-type="float" office:value="2" calcext:value-type="float">
            <text:p>2</text:p>
          </table:table-cell>
          <table:table-cell table:style-name="ce34" office:value-type="string" calcext:value-type="string">
            <text:p>b</text:p>
          </table:table-cell>
          <table:table-cell office:value-type="string" calcext:value-type="string">
            <text:p>o11</text:p>
          </table:table-cell>
          <table:table-cell office:value-type="float" office:value="222" calcext:value-type="float">
            <text:p>222</text:p>
          </table:table-cell>
          <table:table-cell table:style-name="ce33" office:value-type="string" calcext:value-type="string">
            <text:p>ozr</text:p>
          </table:table-cell>
          <table:table-cell table:style-name="ce8" office:value-type="float" office:value="2" calcext:value-type="float">
            <text:p>2</text:p>
          </table:table-cell>
          <table:table-cell table:style-name="ce8" table:number-columns-repeated="7"/>
          <table:table-cell table:number-columns-repeated="5"/>
          <table:table-cell office:value-type="float" office:value="0" calcext:value-type="float">
            <text:p>0</text:p>
          </table:table-cell>
          <table:table-cell office:value-type="float" office:value="92" calcext:value-type="float">
            <text:p>92</text:p>
          </table:table-cell>
          <table:table-cell office:value-type="float" office:value="94" calcext:value-type="float">
            <text:p>94</text:p>
          </table:table-cell>
          <table:table-cell table:number-columns-repeated="4"/>
          <table:table-cell table:style-name="ce28"/>
          <table:table-cell table:formula="of:=IF([.K6]=&quot;t&quot;;&quot;o&quot;;IF([.E7]=&quot;1st&quot;;&quot;o&quot;;&quot;d&quot;))" office:value-type="string" office:string-value="d" calcext:value-type="string">
            <text:p>d</text:p>
          </table:table-cell>
          <table:table-cell table:formula="of:=IF(([.F6]-[.F7])&lt;=1;&quot;d&quot;;IF(([.F6]-[.F7])&gt;[.F6]/3;&quot;o&quot;;&quot;d&quot;))" office:value-type="string" office:string-value="o" calcext:value-type="string">
            <text:p>o</text:p>
          </table:table-cell>
          <table:table-cell table:formula="of:=IF(([.F6]-[.F7])&lt;=1;&quot;d&quot;;IF(([.F6]-[.F7])&gt;=[.F6]/2;&quot;o&quot;;&quot;d&quot;))" office:value-type="string" office:string-value="d" calcext:value-type="string">
            <text:p>d</text:p>
          </table:table-cell>
          <table:table-cell/>
          <table:table-cell table:style-name="Default" office:value-type="float" office:value="0" calcext:value-type="float">
            <text:p>0</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9" calcext:value-type="float">
            <text:p>09</text:p>
          </table:table-cell>
          <table:table-cell office:value-type="float" office:value="83" calcext:value-type="float">
            <text:p>83</text:p>
          </table:table-cell>
          <table:table-cell/>
          <table:table-cell office:value-type="float" office:value="5" calcext:value-type="float">
            <text:p>5</text:p>
          </table:table-cell>
          <table:table-cell office:value-type="string" calcext:value-type="string">
            <text:p>Rush</text:p>
          </table:table-cell>
          <table:table-cell office:value-type="string" calcext:value-type="string">
            <text:p>Tylan Hines run for 5 yds to the HAW 22</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8" calcext:value-type="float">
            <text:p>78</text:p>
          </table:table-cell>
          <table:table-cell office:value-type="float" office:value="72" calcext:value-type="float">
            <text:p>72</text:p>
          </table:table-cell>
          <table:table-cell/>
          <table:table-cell table:style-name="Default" table:formula="of:=IF([.AT6]=&quot;&quot;;&quot;&quot;;IF([.AT7]=&quot;&quot;;[.AV6];[.AT6]-[.AT7]))" office:value-type="float" office:value="5" calcext:value-type="float">
            <text:p>5</text:p>
          </table:table-cell>
          <table:table-cell table:style-name="ce25" table:formula="of:=[.BE6]=[.AV6]"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A7];[.C6]+1;1)" office:value-type="float" office:value="7" calcext:value-type="float">
            <text:p>7</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8" calcext:value-type="float">
            <text:p>8</text:p>
          </table:table-cell>
          <table:table-cell table:style-name="Default" office:value-type="string" calcext:value-type="string">
            <text:p>p</text:p>
          </table:table-cell>
          <table:table-cell table:formula="of:=IF([.E7]=&quot;&quot;;&quot;&quot;;IF([.K7]=&quot;x&quot;;&quot;d&quot;;IF([.K7]=&quot;p&quot;;&quot;d&quot;;IF([.AJ7]=&quot;o&quot;;&quot;o&quot;;IF([.E7]=&quot;1st&quot;;[.AK7];IF([.E7]=&quot;2nd&quot;;[.AL7];[.AJ7]))))))" office:value-type="string" office:string-value="d" calcext:value-type="string">
            <text:p>d</text:p>
          </table:table-cell>
          <table:table-cell table:style-name="ce32" table:formula="of:=IF([.C7]=1;1;IF([.E7]=&quot;&quot;;&quot;&quot;;IF([.I6]=&quot;&quot;;[.I5]+1;[.I6])))" office:value-type="float" office:value="2" calcext:value-type="float">
            <text:p>2</text:p>
          </table:table-cell>
          <table:table-cell table:style-name="ce32" table:formula="of:=IF([.E7]=&quot;&quot;;&quot;&quot;;IF([.E6]=&quot;&quot;;1;1+[.J6]))" office:value-type="float" office:value="3" calcext:value-type="float">
            <text:p>3</text:p>
          </table:table-cell>
          <table:table-cell table:style-name="ce34" office:value-type="string" calcext:value-type="string">
            <text:p>b</text:p>
          </table:table-cell>
          <table:table-cell office:value-type="string" calcext:value-type="string">
            <text:p>01</text:p>
          </table:table-cell>
          <table:table-cell office:value-type="float" office:value="222" calcext:value-type="float">
            <text:p>222</text:p>
          </table:table-cell>
          <table:table-cell table:style-name="ce33" office:value-type="string" calcext:value-type="string">
            <text:p>out</text:p>
          </table:table-cell>
          <table:table-cell table:style-name="ce8" office:value-type="float" office:value="86" calcext:value-type="float">
            <text:p>86</text:p>
          </table:table-cell>
          <table:table-cell table:style-name="ce8" table:number-columns-repeated="5"/>
          <table:table-cell table:style-name="ce8" office:value-type="float" office:value="72" calcext:value-type="float">
            <text:p>72</text:p>
          </table:table-cell>
          <table:table-cell table:style-name="ce8" office:value-type="float" office:value="13" calcext:value-type="float">
            <text:p>13</text:p>
          </table:table-cell>
          <table:table-cell office:value-type="float" office:value="92" calcext:value-type="float">
            <text:p>92</text:p>
          </table:table-cell>
          <table:table-cell table:number-columns-repeated="6"/>
          <table:table-cell office:value-type="float" office:value="21" calcext:value-type="float">
            <text:p>21</text:p>
          </table:table-cell>
          <table:table-cell office:value-type="string" calcext:value-type="string">
            <text:p>rollout, wide open but misplaced ball, 86 can't toetap, 92 on twist hits QB but had time to throw, uncalled holding by 72, BCA on route</text:p>
          </table:table-cell>
          <table:table-cell table:number-columns-repeated="3"/>
          <table:table-cell table:style-name="ce28"/>
          <table:table-cell table:formula="of:=IF([.K7]=&quot;t&quot;;&quot;o&quot;;IF([.E8]=&quot;1st&quot;;&quot;o&quot;;&quot;d&quot;))" office:value-type="string" office:string-value="d" calcext:value-type="string">
            <text:p>d</text:p>
          </table:table-cell>
          <table:table-cell table:formula="of:=IF(([.F7]-[.F8])&lt;=1;&quot;d&quot;;IF(([.F7]-[.F8])&gt;[.F7]/3;&quot;o&quot;;&quot;d&quot;))" office:value-type="string" office:string-value="o" calcext:value-type="string">
            <text:p>o</text:p>
          </table:table-cell>
          <table:table-cell table:formula="of:=IF(([.F7]-[.F8])&lt;=1;&quot;d&quot;;IF(([.F7]-[.F8])&gt;=[.F7]/2;&quot;o&quot;;&quot;d&quot;))" office:value-type="string" office:string-value="o" calcext:value-type="string">
            <text:p>o</text:p>
          </table:table-cell>
          <table:table-cell/>
          <table:table-cell table:number-columns-repeated="2" table:style-name="Default" office:value-type="float" office:value="0" calcext:value-type="float">
            <text:p>0</text:p>
          </table:table-cell>
          <table:table-cell table:style-name="Default"/>
          <table:table-cell table:style-name="Default" office:value-type="float" office:value="1" calcext:value-type="float">
            <text:p>1</text:p>
          </table:table-cell>
          <table:table-cell table:style-name="Default" office:value-type="float" office:value="13" calcext:value-type="float">
            <text:p>13</text:p>
          </table:table-cell>
          <table:table-cell table:style-name="ce45" office:value-type="float" office:value="9" calcext:value-type="float">
            <text:p>09</text:p>
          </table:table-cell>
          <table:table-cell table:style-name="Default" office:value-type="float" office:value="78" calcext:value-type="float">
            <text:p>78</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8" calcext:value-type="float">
            <text:p>78</text:p>
          </table:table-cell>
          <table:table-cell office:value-type="float" office:value="72" calcext:value-type="float">
            <text:p>72</text:p>
          </table:table-cell>
          <table:table-cell/>
          <table:table-cell table:style-name="Default" table:formula="of:=IF([.AT7]=&quot;&quot;;&quot;&quot;;IF([.AT8]=&quot;&quot;;[.AV7];[.AT7]-[.AT8]))" office:value-type="float" office:value="0" calcext:value-type="float">
            <text:p>0</text:p>
          </table:table-cell>
          <table:table-cell table:style-name="ce25" table:formula="of:=[.BE7]=[.AV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A8];[.C7]+1;1)" office:value-type="float" office:value="8" calcext:value-type="float">
            <text:p>8</text:p>
          </table:table-cell>
          <table:table-cell table:style-name="ce29" office:value-type="string" calcext:value-type="string">
            <text:p>O</text:p>
          </table:table-cell>
          <table:table-cell table:style-name="Default" table:number-columns-repeated="3"/>
          <table:table-cell table:formula="of:=IF([.E8]=&quot;&quot;;&quot;&quot;;IF([.K8]=&quot;x&quot;;&quot;d&quot;;IF([.K8]=&quot;p&quot;;&quot;d&quot;;IF([.AJ8]=&quot;o&quot;;&quot;o&quot;;IF([.E8]=&quot;1st&quot;;[.AK8];IF([.E8]=&quot;2nd&quot;;[.AL8];[.AJ8]))))))">
            <text:p/>
          </table:table-cell>
          <table:table-cell table:style-name="ce32" table:formula="of:=IF([.C8]=1;1;IF([.E8]=&quot;&quot;;&quot;&quot;;IF([.I7]=&quot;&quot;;[.I6]+1;[.I7])))">
            <text:p/>
          </table:table-cell>
          <table:table-cell table:style-name="ce32" table:formula="of:=IF([.E8]=&quot;&quot;;&quot;&quot;;IF([.E7]=&quot;&quot;;1;1+[.J7]))">
            <text:p/>
          </table:table-cell>
          <table:table-cell table:number-columns-repeated="3"/>
          <table:table-cell table:style-name="ce33"/>
          <table:table-cell table:style-name="ce8" table:number-columns-repeated="8"/>
          <table:table-cell table:number-columns-repeated="12"/>
          <table:table-cell table:style-name="ce28"/>
          <table:table-cell table:formula="of:=IF([.K8]=&quot;t&quot;;&quot;o&quot;;IF([.E9]=&quot;1st&quot;;&quot;o&quot;;&quot;d&quot;))" office:value-type="string" office:string-value="o" calcext:value-type="string">
            <text:p>o</text:p>
          </table:table-cell>
          <table:table-cell table:formula="of:=IF(([.F8]-[.F9])&lt;=1;&quot;d&quot;;IF(([.F8]-[.F9])&gt;[.F8]/3;&quot;o&quot;;&quot;d&quot;))" office:value-type="string" office:string-value="d" calcext:value-type="string">
            <text:p>d</text:p>
          </table:table-cell>
          <table:table-cell table:formula="of:=IF(([.F8]-[.F9])&lt;=1;&quot;d&quot;;IF(([.F8]-[.F9])&gt;=[.F8]/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8" calcext:value-type="float">
            <text:p>78</text:p>
          </table:table-cell>
          <table:table-cell office:value-type="float" office:value="72" calcext:value-type="float">
            <text:p>72</text:p>
          </table:table-cell>
          <table:table-cell/>
          <table:table-cell table:style-name="Default" table:formula="of:=IF([.AT8]=&quot;&quot;;&quot;&quot;;IF([.AT9]=&quot;&quot;;[.AV8];[.AT8]-[.AT9]))">
            <text:p/>
          </table:table-cell>
          <table:table-cell table:style-name="ce25" table:formula="of:=[.BE8]=[.AV8]"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A9];[.C8]+1;1)" office:value-type="float" office:value="9" calcext:value-type="float">
            <text:p>9</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9]=&quot;&quot;;&quot;&quot;;IF([.K9]=&quot;x&quot;;&quot;d&quot;;IF([.K9]=&quot;p&quot;;&quot;d&quot;;IF([.AJ9]=&quot;o&quot;;&quot;o&quot;;IF([.E9]=&quot;1st&quot;;[.AK9];IF([.E9]=&quot;2nd&quot;;[.AL9];[.AJ9]))))))" office:value-type="string" office:string-value="o" calcext:value-type="string">
            <text:p>o</text:p>
          </table:table-cell>
          <table:table-cell table:style-name="ce32" table:formula="of:=IF([.C9]=1;1;IF([.E9]=&quot;&quot;;&quot;&quot;;IF([.I8]=&quot;&quot;;[.I7]+1;[.I8])))" office:value-type="float" office:value="3" calcext:value-type="float">
            <text:p>3</text:p>
          </table:table-cell>
          <table:table-cell table:style-name="ce32" table:formula="of:=IF([.E9]=&quot;&quot;;&quot;&quot;;IF([.E8]=&quot;&quot;;1;1+[.J8]))" office:value-type="float" office:value="1" calcext:value-type="float">
            <text:p>1</text:p>
          </table:table-cell>
          <table:table-cell table:style-name="ce34"/>
          <table:table-cell office:value-type="string" calcext:value-type="string">
            <text:p>o12</text:p>
          </table:table-cell>
          <table:table-cell office:value-type="float" office:value="303" calcext:value-type="float">
            <text:p>303</text:p>
          </table:table-cell>
          <table:table-cell table:style-name="ce33" office:value-type="string" calcext:value-type="string">
            <text:p>flat</text:p>
          </table:table-cell>
          <table:table-cell table:style-name="ce8" office:value-type="float" office:value="86" calcext:value-type="float">
            <text:p>86</text:p>
          </table:table-cell>
          <table:table-cell table:style-name="ce8" table:number-columns-repeated="7"/>
          <table:table-cell office:value-type="float" office:value="21" calcext:value-type="float">
            <text:p>21</text:p>
          </table:table-cell>
          <table:table-cell table:number-columns-repeated="6"/>
          <table:table-cell office:value-type="float" office:value="18" calcext:value-type="float">
            <text:p>18</text:p>
          </table:table-cell>
          <table:table-cell table:number-columns-repeated="4"/>
          <table:table-cell table:style-name="ce28"/>
          <table:table-cell table:formula="of:=IF([.K9]=&quot;t&quot;;&quot;o&quot;;IF([.E10]=&quot;1st&quot;;&quot;o&quot;;&quot;d&quot;))" office:value-type="string" office:string-value="d" calcext:value-type="string">
            <text:p>d</text:p>
          </table:table-cell>
          <table:table-cell table:formula="of:=IF(([.F9]-[.F10])&lt;=1;&quot;d&quot;;IF(([.F9]-[.F10])&gt;[.F9]/3;&quot;o&quot;;&quot;d&quot;))" office:value-type="string" office:string-value="o" calcext:value-type="string">
            <text:p>o</text:p>
          </table:table-cell>
          <table:table-cell table:formula="of:=IF(([.F9]-[.F10])&lt;=1;&quot;d&quot;;IF(([.F9]-[.F10])&gt;=[.F9]/2;&quot;o&quot;;&quot;d&quot;))" office:value-type="string" office:string-value="o" calcext:value-type="string">
            <text:p>o</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7" calcext:value-type="float">
            <text:p>7</text:p>
          </table:table-cell>
          <table:table-cell table:style-name="ce45" office:value-type="float" office:value="25" calcext:value-type="float">
            <text:p>25</text:p>
          </table:table-cell>
          <table:table-cell table:style-name="Default" office:value-type="float" office:value="75" calcext:value-type="float">
            <text:p>75</text:p>
          </table:table-cell>
          <table:table-cell table:style-name="Default"/>
          <table:table-cell table:style-name="Default" office:value-type="float" office:value="5" calcext:value-type="float">
            <text:p>5</text:p>
          </table:table-cell>
          <table:table-cell table:style-name="Default" office:value-type="string" calcext:value-type="string">
            <text:p>Pass Reception</text:p>
          </table:table-cell>
          <table:table-cell table:style-name="Default" office:value-type="string" calcext:value-type="string">
            <text:p>Brayden Schager pass complete to Pofele Ashlock for 5 yds to the HAW 30</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8" calcext:value-type="float">
            <text:p>78</text:p>
          </table:table-cell>
          <table:table-cell office:value-type="float" office:value="72" calcext:value-type="float">
            <text:p>72</text:p>
          </table:table-cell>
          <table:table-cell/>
          <table:table-cell table:style-name="Default" table:formula="of:=IF([.AT9]=&quot;&quot;;&quot;&quot;;IF([.AT10]=&quot;&quot;;[.AV9];[.AT9]-[.AT10]))" office:value-type="float" office:value="5" calcext:value-type="float">
            <text:p>5</text:p>
          </table:table-cell>
          <table:table-cell table:style-name="ce25" table:formula="of:=[.BE9]=[.AV9]"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9]=[.A10];[.C9]+1;1)" office:value-type="float" office:value="10" calcext:value-type="float">
            <text:p>10</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5" calcext:value-type="float">
            <text:p>5</text:p>
          </table:table-cell>
          <table:table-cell table:style-name="Default" office:value-type="string" calcext:value-type="string">
            <text:p>r</text:p>
          </table:table-cell>
          <table:table-cell table:formula="of:=IF([.E10]=&quot;&quot;;&quot;&quot;;IF([.K10]=&quot;x&quot;;&quot;d&quot;;IF([.K10]=&quot;p&quot;;&quot;d&quot;;IF([.AJ10]=&quot;o&quot;;&quot;o&quot;;IF([.E10]=&quot;1st&quot;;[.AK10];IF([.E10]=&quot;2nd&quot;;[.AL10];[.AJ10]))))))" office:value-type="string" office:string-value="d" calcext:value-type="string">
            <text:p>d</text:p>
          </table:table-cell>
          <table:table-cell table:style-name="ce32" table:formula="of:=IF([.C10]=1;1;IF([.E10]=&quot;&quot;;&quot;&quot;;IF([.I9]=&quot;&quot;;[.I8]+1;[.I9])))" office:value-type="float" office:value="3" calcext:value-type="float">
            <text:p>3</text:p>
          </table:table-cell>
          <table:table-cell table:style-name="ce32" table:formula="of:=IF([.E10]=&quot;&quot;;&quot;&quot;;IF([.E9]=&quot;&quot;;1;1+[.J9]))" office:value-type="float" office:value="2" calcext:value-type="float">
            <text:p>2</text:p>
          </table:table-cell>
          <table:table-cell table:style-name="ce34"/>
          <table:table-cell office:value-type="string" calcext:value-type="string">
            <text:p>p12</text:p>
          </table:table-cell>
          <table:table-cell office:value-type="float" office:value="322" calcext:value-type="float">
            <text:p>322</text:p>
          </table:table-cell>
          <table:table-cell table:style-name="ce33" office:value-type="string" calcext:value-type="string">
            <text:p>oz</text:p>
          </table:table-cell>
          <table:table-cell table:style-name="ce8" office:value-type="float" office:value="2" calcext:value-type="float">
            <text:p>2</text:p>
          </table:table-cell>
          <table:table-cell table:style-name="ce8" table:number-columns-repeated="4"/>
          <table:table-cell table:style-name="ce8" office:value-type="float" office:value="61" calcext:value-type="float">
            <text:p>61</text:p>
          </table:table-cell>
          <table:table-cell table:style-name="ce8" office:value-type="float" office:value="17" calcext:value-type="float">
            <text:p>17</text:p>
          </table:table-cell>
          <table:table-cell table:style-name="ce8" office:value-type="float" office:value="66" calcext:value-type="float">
            <text:p>66</text:p>
          </table:table-cell>
          <table:table-cell office:value-type="float" office:value="98" calcext:value-type="float">
            <text:p>98</text:p>
          </table:table-cell>
          <table:table-cell office:value-type="float" office:value="23" calcext:value-type="float">
            <text:p>23</text:p>
          </table:table-cell>
          <table:table-cell office:value-type="float" office:value="0" calcext:value-type="float">
            <text:p>0</text:p>
          </table:table-cell>
          <table:table-cell table:number-columns-repeated="5"/>
          <table:table-cell office:value-type="string" calcext:value-type="string">
            <text:p>FD beats multiple UH blockers, nowhere for the back to go, TFL</text:p>
          </table:table-cell>
          <table:table-cell office:value-type="float" office:value="18.2" calcext:value-type="float">
            <text:p>18.20</text:p>
          </table:table-cell>
          <table:table-cell table:number-columns-repeated="2"/>
          <table:table-cell table:style-name="ce28"/>
          <table:table-cell table:formula="of:=IF([.K10]=&quot;t&quot;;&quot;o&quot;;IF([.E11]=&quot;1st&quot;;&quot;o&quot;;&quot;d&quot;))" office:value-type="string" office:string-value="d" calcext:value-type="string">
            <text:p>d</text:p>
          </table:table-cell>
          <table:table-cell table:formula="of:=IF(([.F10]-[.F11])&lt;=1;&quot;d&quot;;IF(([.F10]-[.F11])&gt;[.F10]/3;&quot;o&quot;;&quot;d&quot;))" office:value-type="string" office:string-value="d" calcext:value-type="string">
            <text:p>d</text:p>
          </table:table-cell>
          <table:table-cell table:formula="of:=IF(([.F10]-[.F11])&lt;=1;&quot;d&quot;;IF(([.F10]-[.F11])&gt;=[.F10]/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7" calcext:value-type="float">
            <text:p>7</text:p>
          </table:table-cell>
          <table:table-cell table:style-name="ce45" office:value-type="float" office:value="25" calcext:value-type="float">
            <text:p>25</text:p>
          </table:table-cell>
          <table:table-cell table:style-name="Default" office:value-type="float" office:value="70" calcext:value-type="float">
            <text:p>70</text:p>
          </table:table-cell>
          <table:table-cell table:style-name="Default"/>
          <table:table-cell table:style-name="Default" office:value-type="float" office:value="-5" calcext:value-type="float">
            <text:p>-5</text:p>
          </table:table-cell>
          <table:table-cell table:style-name="Default" office:value-type="string" calcext:value-type="string">
            <text:p>Rush</text:p>
          </table:table-cell>
          <table:table-cell table:style-name="Default" office:value-type="string" calcext:value-type="string">
            <text:p>Tylan Hines run for a loss of 5 yards to the HAW 25</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8" calcext:value-type="float">
            <text:p>78</text:p>
          </table:table-cell>
          <table:table-cell office:value-type="float" office:value="72" calcext:value-type="float">
            <text:p>72</text:p>
          </table:table-cell>
          <table:table-cell/>
          <table:table-cell table:style-name="Default" table:formula="of:=IF([.AT10]=&quot;&quot;;&quot;&quot;;IF([.AT11]=&quot;&quot;;[.AV10];[.AT10]-[.AT11]))" office:value-type="float" office:value="-5" calcext:value-type="float">
            <text:p>-5</text:p>
          </table:table-cell>
          <table:table-cell table:style-name="ce25" table:formula="of:=[.BE10]=[.AV10]"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0]=[.A11];[.C10]+1;1)" office:value-type="float" office:value="11" calcext:value-type="float">
            <text:p>11</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11]=&quot;&quot;;&quot;&quot;;IF([.K11]=&quot;x&quot;;&quot;d&quot;;IF([.K11]=&quot;p&quot;;&quot;d&quot;;IF([.AJ11]=&quot;o&quot;;&quot;o&quot;;IF([.E11]=&quot;1st&quot;;[.AK11];IF([.E11]=&quot;2nd&quot;;[.AL11];[.AJ11]))))))" office:value-type="string" office:string-value="d" calcext:value-type="string">
            <text:p>d</text:p>
          </table:table-cell>
          <table:table-cell table:style-name="ce32" table:formula="of:=IF([.C11]=1;1;IF([.E11]=&quot;&quot;;&quot;&quot;;IF([.I10]=&quot;&quot;;[.I9]+1;[.I10])))" office:value-type="float" office:value="3" calcext:value-type="float">
            <text:p>3</text:p>
          </table:table-cell>
          <table:table-cell table:style-name="ce32" table:formula="of:=IF([.E11]=&quot;&quot;;&quot;&quot;;IF([.E10]=&quot;&quot;;1;1+[.J10]))" office:value-type="float" office:value="3" calcext:value-type="float">
            <text:p>3</text:p>
          </table:table-cell>
          <table:table-cell table:style-name="ce34" office:value-type="string" calcext:value-type="string">
            <text:p>b</text:p>
          </table:table-cell>
          <table:table-cell office:value-type="string" calcext:value-type="string">
            <text:p>o11</text:p>
          </table:table-cell>
          <table:table-cell office:value-type="float" office:value="231" calcext:value-type="float">
            <text:p>231</text:p>
          </table:table-cell>
          <table:table-cell table:style-name="ce33" office:value-type="string" calcext:value-type="string">
            <text:p>in</text:p>
          </table:table-cell>
          <table:table-cell table:style-name="ce8" office:value-type="float" office:value="13" calcext:value-type="float">
            <text:p>13</text:p>
          </table:table-cell>
          <table:table-cell table:style-name="ce8" office:value-type="float" office:value="0" calcext:value-type="float">
            <text:p>0</text:p>
          </table:table-cell>
          <table:table-cell table:style-name="ce8" table:number-columns-repeated="3"/>
          <table:table-cell table:style-name="ce8" office:value-type="float" office:value="66" calcext:value-type="float">
            <text:p>66</text:p>
          </table:table-cell>
          <table:table-cell table:style-name="ce8" office:value-type="float" office:value="78" calcext:value-type="float">
            <text:p>78</text:p>
          </table:table-cell>
          <table:table-cell table:style-name="ce8" office:value-type="float" office:value="61" calcext:value-type="float">
            <text:p>61</text:p>
          </table:table-cell>
          <table:table-cell office:value-type="float" office:value="98" calcext:value-type="float">
            <text:p>98</text:p>
          </table:table-cell>
          <table:table-cell table:number-columns-repeated="7"/>
          <table:table-cell office:value-type="string" calcext:value-type="string">
            <text:p>swat, IOL collapsing 7 yards, QB has no room to operate and too easy for swat on intermediate throw</text:p>
          </table:table-cell>
          <table:table-cell office:value-type="float" office:value="19.01" calcext:value-type="float">
            <text:p>19.01</text:p>
          </table:table-cell>
          <table:table-cell/>
          <table:table-cell office:value-type="string" calcext:value-type="string">
            <text:p>hi</text:p>
          </table:table-cell>
          <table:table-cell table:style-name="ce28"/>
          <table:table-cell table:formula="of:=IF([.K11]=&quot;t&quot;;&quot;o&quot;;IF([.E12]=&quot;1st&quot;;&quot;o&quot;;&quot;d&quot;))" office:value-type="string" office:string-value="d" calcext:value-type="string">
            <text:p>d</text:p>
          </table:table-cell>
          <table:table-cell table:formula="of:=IF(([.F11]-[.F12])&lt;=1;&quot;d&quot;;IF(([.F11]-[.F12])&gt;[.F11]/3;&quot;o&quot;;&quot;d&quot;))" office:value-type="string" office:string-value="o" calcext:value-type="string">
            <text:p>o</text:p>
          </table:table-cell>
          <table:table-cell table:formula="of:=IF(([.F11]-[.F12])&lt;=1;&quot;d&quot;;IF(([.F11]-[.F12])&gt;=[.F11]/2;&quot;o&quot;;&quot;d&quot;))" office:value-type="string" office:string-value="o" calcext:value-type="string">
            <text:p>o</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7" calcext:value-type="float">
            <text:p>7</text:p>
          </table:table-cell>
          <table:table-cell table:style-name="ce45" office:value-type="float" office:value="25" calcext:value-type="float">
            <text:p>25</text:p>
          </table:table-cell>
          <table:table-cell table:style-name="Default" office:value-type="float" office:value="75" calcext:value-type="float">
            <text:p>75</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8" calcext:value-type="float">
            <text:p>78</text:p>
          </table:table-cell>
          <table:table-cell office:value-type="float" office:value="72" calcext:value-type="float">
            <text:p>72</text:p>
          </table:table-cell>
          <table:table-cell/>
          <table:table-cell table:style-name="Default" table:formula="of:=IF([.AT11]=&quot;&quot;;&quot;&quot;;IF([.AT12]=&quot;&quot;;[.AV11];[.AT11]-[.AT12]))" office:value-type="float" office:value="0" calcext:value-type="float">
            <text:p>0</text:p>
          </table:table-cell>
          <table:table-cell table:style-name="ce25" table:formula="of:=[.BE11]=[.AV1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1]=[.A12];[.C11]+1;1)" office:value-type="float" office:value="12" calcext:value-type="float">
            <text:p>12</text:p>
          </table:table-cell>
          <table:table-cell table:style-name="ce29" office:value-type="string" calcext:value-type="string">
            <text:p>O</text:p>
          </table:table-cell>
          <table:table-cell table:style-name="Default" table:number-columns-repeated="3"/>
          <table:table-cell table:formula="of:=IF([.E12]=&quot;&quot;;&quot;&quot;;IF([.K12]=&quot;x&quot;;&quot;d&quot;;IF([.K12]=&quot;p&quot;;&quot;d&quot;;IF([.AJ12]=&quot;o&quot;;&quot;o&quot;;IF([.E12]=&quot;1st&quot;;[.AK12];IF([.E12]=&quot;2nd&quot;;[.AL12];[.AJ12]))))))">
            <text:p/>
          </table:table-cell>
          <table:table-cell table:style-name="ce32" table:formula="of:=IF([.C12]=1;1;IF([.E12]=&quot;&quot;;&quot;&quot;;IF([.I11]=&quot;&quot;;[.I10]+1;[.I11])))">
            <text:p/>
          </table:table-cell>
          <table:table-cell table:style-name="ce32" table:formula="of:=IF([.E12]=&quot;&quot;;&quot;&quot;;IF([.E11]=&quot;&quot;;1;1+[.J11]))">
            <text:p/>
          </table:table-cell>
          <table:table-cell table:number-columns-repeated="3"/>
          <table:table-cell table:style-name="ce33"/>
          <table:table-cell table:style-name="ce8" table:number-columns-repeated="8"/>
          <table:table-cell table:number-columns-repeated="12"/>
          <table:table-cell table:style-name="ce28"/>
          <table:table-cell table:formula="of:=IF([.K12]=&quot;t&quot;;&quot;o&quot;;IF([.E13]=&quot;1st&quot;;&quot;o&quot;;&quot;d&quot;))" office:value-type="string" office:string-value="o" calcext:value-type="string">
            <text:p>o</text:p>
          </table:table-cell>
          <table:table-cell table:formula="of:=IF(([.F12]-[.F13])&lt;=1;&quot;d&quot;;IF(([.F12]-[.F13])&gt;[.F12]/3;&quot;o&quot;;&quot;d&quot;))" office:value-type="string" office:string-value="d" calcext:value-type="string">
            <text:p>d</text:p>
          </table:table-cell>
          <table:table-cell table:formula="of:=IF(([.F12]-[.F13])&lt;=1;&quot;d&quot;;IF(([.F12]-[.F13])&gt;=[.F12]/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table:table-cell table:style-name="Default" table:number-columns-repeated="3"/>
          <table:table-cell table:number-columns-repeated="2"/>
          <table:table-cell table:style-name="Default" table:formula="of:=IF([.AT12]=&quot;&quot;;&quot;&quot;;IF([.AT13]=&quot;&quot;;[.AV12];[.AT12]-[.AT13]))">
            <text:p/>
          </table:table-cell>
          <table:table-cell table:style-name="ce25" table:formula="of:=[.BE12]=[.AV1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2]=[.A13];[.C12]+1;1)" office:value-type="float" office:value="13" calcext:value-type="float">
            <text:p>13</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13]=&quot;&quot;;&quot;&quot;;IF([.K13]=&quot;x&quot;;&quot;d&quot;;IF([.K13]=&quot;p&quot;;&quot;d&quot;;IF([.AJ13]=&quot;o&quot;;&quot;o&quot;;IF([.E13]=&quot;1st&quot;;[.AK13];IF([.E13]=&quot;2nd&quot;;[.AL13];[.AJ13]))))))" office:value-type="string" office:string-value="d" calcext:value-type="string">
            <text:p>d</text:p>
          </table:table-cell>
          <table:table-cell table:style-name="ce32" table:formula="of:=IF([.C13]=1;1;IF([.E13]=&quot;&quot;;&quot;&quot;;IF([.I12]=&quot;&quot;;[.I11]+1;[.I12])))" office:value-type="float" office:value="4" calcext:value-type="float">
            <text:p>4</text:p>
          </table:table-cell>
          <table:table-cell table:style-name="ce32" table:formula="of:=IF([.E13]=&quot;&quot;;&quot;&quot;;IF([.E12]=&quot;&quot;;1;1+[.J12]))" office:value-type="float" office:value="1" calcext:value-type="float">
            <text:p>1</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scramble</text:p>
          </table:table-cell>
          <table:table-cell table:style-name="ce8" office:value-type="float" office:value="13" calcext:value-type="float">
            <text:p>13</text:p>
          </table:table-cell>
          <table:table-cell table:style-name="ce8" table:number-columns-repeated="7"/>
          <table:table-cell table:number-columns-repeated="8"/>
          <table:table-cell office:value-type="string" calcext:value-type="string">
            <text:p>Dori1, !!! no pressure but nobody open, high angle replay, only deep route is TE and FD's crappy secondary can cover him, no 86 deep = no play</text:p>
          </table:table-cell>
          <table:table-cell office:value-type="float" office:value="25.27" calcext:value-type="float">
            <text:p>25.27</text:p>
          </table:table-cell>
          <table:table-cell/>
          <table:table-cell office:value-type="string" calcext:value-type="string">
            <text:p>hi</text:p>
          </table:table-cell>
          <table:table-cell table:style-name="ce28"/>
          <table:table-cell table:formula="of:=IF([.K13]=&quot;t&quot;;&quot;o&quot;;IF([.E14]=&quot;1st&quot;;&quot;o&quot;;&quot;d&quot;))" office:value-type="string" office:string-value="d" calcext:value-type="string">
            <text:p>d</text:p>
          </table:table-cell>
          <table:table-cell table:formula="of:=IF(([.F13]-[.F14])&lt;=1;&quot;d&quot;;IF(([.F13]-[.F14])&gt;[.F13]/3;&quot;o&quot;;&quot;d&quot;))" office:value-type="string" office:string-value="d" calcext:value-type="string">
            <text:p>d</text:p>
          </table:table-cell>
          <table:table-cell table:formula="of:=IF(([.F13]-[.F14])&lt;=1;&quot;d&quot;;IF(([.F13]-[.F14])&gt;=[.F13]/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ce45" office:value-type="float" office:value="59" calcext:value-type="float">
            <text:p>59</text:p>
          </table:table-cell>
          <table:table-cell table:style-name="Default" office:value-type="float" office:value="75" calcext:value-type="float">
            <text:p>75</text:p>
          </table:table-cell>
          <table:table-cell table:style-name="Default"/>
          <table:table-cell table:style-name="Default" office:value-type="float" office:value="1" calcext:value-type="float">
            <text:p>1</text:p>
          </table:table-cell>
          <table:table-cell table:style-name="Default" office:value-type="string" calcext:value-type="string">
            <text:p>Rush</text:p>
          </table:table-cell>
          <table:table-cell table:style-name="Default" office:value-type="string" calcext:value-type="string">
            <text:p>Brayden Schager run for 1 yd to the HAW 26</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13]=&quot;&quot;;&quot;&quot;;IF([.AT14]=&quot;&quot;;[.AV13];[.AT13]-[.AT14]))" office:value-type="float" office:value="1" calcext:value-type="float">
            <text:p>1</text:p>
          </table:table-cell>
          <table:table-cell table:style-name="ce25" table:formula="of:=[.BE13]=[.AV1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3]=[.A14];[.C13]+1;1)" office:value-type="float" office:value="14" calcext:value-type="float">
            <text:p>14</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9" calcext:value-type="float">
            <text:p>9</text:p>
          </table:table-cell>
          <table:table-cell table:style-name="Default" office:value-type="string" calcext:value-type="string">
            <text:p>r</text:p>
          </table:table-cell>
          <table:table-cell table:formula="of:=IF([.E14]=&quot;&quot;;&quot;&quot;;IF([.K14]=&quot;x&quot;;&quot;d&quot;;IF([.K14]=&quot;p&quot;;&quot;d&quot;;IF([.AJ14]=&quot;o&quot;;&quot;o&quot;;IF([.E14]=&quot;1st&quot;;[.AK14];IF([.E14]=&quot;2nd&quot;;[.AL14];[.AJ14]))))))" office:value-type="string" office:string-value="d" calcext:value-type="string">
            <text:p>d</text:p>
          </table:table-cell>
          <table:table-cell table:style-name="ce32" table:formula="of:=IF([.C14]=1;1;IF([.E14]=&quot;&quot;;&quot;&quot;;IF([.I13]=&quot;&quot;;[.I12]+1;[.I13])))" office:value-type="float" office:value="4" calcext:value-type="float">
            <text:p>4</text:p>
          </table:table-cell>
          <table:table-cell table:style-name="ce32" table:formula="of:=IF([.E14]=&quot;&quot;;&quot;&quot;;IF([.E13]=&quot;&quot;;1;1+[.J13]))" office:value-type="float" office:value="2" calcext:value-type="float">
            <text:p>2</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iz</text:p>
          </table:table-cell>
          <table:table-cell table:style-name="ce8" office:value-type="float" office:value="2" calcext:value-type="float">
            <text:p>2</text:p>
          </table:table-cell>
          <table:table-cell table:style-name="ce8" table:number-columns-repeated="6"/>
          <table:table-cell table:style-name="ce8" office:value-type="float" office:value="74" calcext:value-type="float">
            <text:p>74</text:p>
          </table:table-cell>
          <table:table-cell table:number-columns-repeated="8"/>
          <table:table-cell office:value-type="string" calcext:value-type="string">
            <text:p>holding</text:p>
          </table:table-cell>
          <table:table-cell table:number-columns-repeated="3"/>
          <table:table-cell table:style-name="ce28"/>
          <table:table-cell table:formula="of:=IF([.K14]=&quot;t&quot;;&quot;o&quot;;IF([.E15]=&quot;1st&quot;;&quot;o&quot;;&quot;d&quot;))" office:value-type="string" office:string-value="d" calcext:value-type="string">
            <text:p>d</text:p>
          </table:table-cell>
          <table:table-cell table:formula="of:=IF(([.F14]-[.F15])&lt;=1;&quot;d&quot;;IF(([.F14]-[.F15])&gt;[.F14]/3;&quot;o&quot;;&quot;d&quot;))" office:value-type="string" office:string-value="d" calcext:value-type="string">
            <text:p>d</text:p>
          </table:table-cell>
          <table:table-cell table:formula="of:=IF(([.F14]-[.F15])&lt;=1;&quot;d&quot;;IF(([.F14]-[.F15])&gt;=[.F14]/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ce45" office:value-type="float" office:value="59" calcext:value-type="float">
            <text:p>59</text:p>
          </table:table-cell>
          <table:table-cell table:style-name="Default" office:value-type="float" office:value="74" calcext:value-type="float">
            <text:p>74</text:p>
          </table:table-cell>
          <table:table-cell table:style-name="Default"/>
          <table:table-cell table:style-name="Default" office:value-type="float" office:value="-10" calcext:value-type="float">
            <text:p>-10</text:p>
          </table:table-cell>
          <table:table-cell table:style-name="Default" office:value-type="string" calcext:value-type="string">
            <text:p>Penalty</text:p>
          </table:table-cell>
          <table:table-cell table:style-name="Default" office:value-type="string" calcext:value-type="string">
            <text:p>HINES, Tylan rush up the middle for a gain of 2 yards to the HAW28 (AYBAR, Wilfredo). PENALTY HAW Holding on ATKINS, Joshua enforced 10 yards from the HAW26 to the HAW16 [NHSG]. NO PLAY (replay the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14]=&quot;&quot;;&quot;&quot;;IF([.AT15]=&quot;&quot;;[.AV14];[.AT14]-[.AT15]))" office:value-type="float" office:value="-10" calcext:value-type="float">
            <text:p>-10</text:p>
          </table:table-cell>
          <table:table-cell table:style-name="ce25" table:formula="of:=[.BE14]=[.AV1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4]=[.A15];[.C14]+1;1)" office:value-type="float" office:value="15" calcext:value-type="float">
            <text:p>15</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9" calcext:value-type="float">
            <text:p>19</text:p>
          </table:table-cell>
          <table:table-cell table:style-name="Default" office:value-type="string" calcext:value-type="string">
            <text:p>p</text:p>
          </table:table-cell>
          <table:table-cell table:formula="of:=IF([.E15]=&quot;&quot;;&quot;&quot;;IF([.K15]=&quot;x&quot;;&quot;d&quot;;IF([.K15]=&quot;p&quot;;&quot;d&quot;;IF([.AJ15]=&quot;o&quot;;&quot;o&quot;;IF([.E15]=&quot;1st&quot;;[.AK15];IF([.E15]=&quot;2nd&quot;;[.AL15];[.AJ15]))))))" office:value-type="string" office:string-value="o" calcext:value-type="string">
            <text:p>o</text:p>
          </table:table-cell>
          <table:table-cell table:style-name="ce32" table:formula="of:=IF([.C15]=1;1;IF([.E15]=&quot;&quot;;&quot;&quot;;IF([.I14]=&quot;&quot;;[.I13]+1;[.I14])))" office:value-type="float" office:value="4" calcext:value-type="float">
            <text:p>4</text:p>
          </table:table-cell>
          <table:table-cell table:style-name="ce32" table:formula="of:=IF([.E15]=&quot;&quot;;&quot;&quot;;IF([.E14]=&quot;&quot;;1;1+[.J14]))" office:value-type="float" office:value="3" calcext:value-type="float">
            <text:p>3</text:p>
          </table:table-cell>
          <table:table-cell table:style-name="ce34" office:value-type="string" calcext:value-type="string">
            <text:p>b</text:p>
          </table:table-cell>
          <table:table-cell office:value-type="string" calcext:value-type="string">
            <text:p>o11</text:p>
          </table:table-cell>
          <table:table-cell office:value-type="float" office:value="222" calcext:value-type="float">
            <text:p>222</text:p>
          </table:table-cell>
          <table:table-cell table:style-name="ce33" office:value-type="string" calcext:value-type="string">
            <text:p>scramble</text:p>
          </table:table-cell>
          <table:table-cell table:style-name="ce8" office:value-type="float" office:value="13" calcext:value-type="float">
            <text:p>13</text:p>
          </table:table-cell>
          <table:table-cell table:style-name="ce8" table:number-columns-repeated="7"/>
          <table:table-cell office:value-type="float" office:value="23" calcext:value-type="float">
            <text:p>23</text:p>
          </table:table-cell>
          <table:table-cell table:number-columns-repeated="4"/>
          <table:table-cell office:value-type="float" office:value="18" calcext:value-type="float">
            <text:p>18</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ush3, fd0 is spy, but then can't chase down QB who runs 20 yds for 1<text:span text:style-name="T1">st</text:span> down on 2<text:span text:style-name="T1">nd</text:span> &amp; 19, 8 taking a nap in coverage</text:p>
          </table:table-cell>
          <table:table-cell office:value-type="float" office:value="27.15" calcext:value-type="float">
            <text:p>27.15</text:p>
          </table:table-cell>
          <table:table-cell/>
          <table:table-cell office:value-type="string" calcext:value-type="string">
            <text:p>fd</text:p>
          </table:table-cell>
          <table:table-cell table:style-name="ce28"/>
          <table:table-cell table:formula="of:=IF([.K15]=&quot;t&quot;;&quot;o&quot;;IF([.E16]=&quot;1st&quot;;&quot;o&quot;;&quot;d&quot;))" office:value-type="string" office:string-value="o" calcext:value-type="string">
            <text:p>o</text:p>
          </table:table-cell>
          <table:table-cell table:formula="of:=IF(([.F15]-[.F16])&lt;=1;&quot;d&quot;;IF(([.F15]-[.F16])&gt;[.F15]/3;&quot;o&quot;;&quot;d&quot;))" office:value-type="string" office:string-value="o" calcext:value-type="string">
            <text:p>o</text:p>
          </table:table-cell>
          <table:table-cell table:formula="of:=IF(([.F15]-[.F16])&lt;=1;&quot;d&quot;;IF(([.F15]-[.F16])&gt;=[.F15]/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ce45" office:value-type="float" office:value="59" calcext:value-type="float">
            <text:p>59</text:p>
          </table:table-cell>
          <table:table-cell table:style-name="Default" office:value-type="float" office:value="84" calcext:value-type="float">
            <text:p>84</text:p>
          </table:table-cell>
          <table:table-cell table:style-name="Default"/>
          <table:table-cell table:style-name="Default" office:value-type="float" office:value="21" calcext:value-type="float">
            <text:p>21</text:p>
          </table:table-cell>
          <table:table-cell table:style-name="Default" office:value-type="string" calcext:value-type="string">
            <text:p>Rush</text:p>
          </table:table-cell>
          <table:table-cell table:style-name="Default" office:value-type="string" calcext:value-type="string">
            <text:p>Brayden Schager run for 21 yds to the HAW 37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15]=&quot;&quot;;&quot;&quot;;IF([.AT16]=&quot;&quot;;[.AV15];[.AT15]-[.AT16]))" office:value-type="float" office:value="21" calcext:value-type="float">
            <text:p>21</text:p>
          </table:table-cell>
          <table:table-cell table:style-name="ce25" table:formula="of:=[.BE15]=[.AV1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5]=[.A16];[.C15]+1;1)" office:value-type="float" office:value="16" calcext:value-type="float">
            <text:p>16</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16]=&quot;&quot;;&quot;&quot;;IF([.K16]=&quot;x&quot;;&quot;d&quot;;IF([.K16]=&quot;p&quot;;&quot;d&quot;;IF([.AJ16]=&quot;o&quot;;&quot;o&quot;;IF([.E16]=&quot;1st&quot;;[.AK16];IF([.E16]=&quot;2nd&quot;;[.AL16];[.AJ16]))))))" office:value-type="string" office:string-value="d" calcext:value-type="string">
            <text:p>d</text:p>
          </table:table-cell>
          <table:table-cell table:style-name="ce32" table:formula="of:=IF([.C16]=1;1;IF([.E16]=&quot;&quot;;&quot;&quot;;IF([.I15]=&quot;&quot;;[.I14]+1;[.I15])))" office:value-type="float" office:value="4" calcext:value-type="float">
            <text:p>4</text:p>
          </table:table-cell>
          <table:table-cell table:style-name="ce32" table:formula="of:=IF([.E16]=&quot;&quot;;&quot;&quot;;IF([.E15]=&quot;&quot;;1;1+[.J15]))" office:value-type="float" office:value="4" calcext:value-type="float">
            <text:p>4</text:p>
          </table:table-cell>
          <table:table-cell table:style-name="ce34" office:value-type="string" calcext:value-type="string">
            <text:p>b</text:p>
          </table:table-cell>
          <table:table-cell office:value-type="string" calcext:value-type="string">
            <text:p>o11</text:p>
          </table:table-cell>
          <table:table-cell office:value-type="float" office:value="222" calcext:value-type="float">
            <text:p>222</text:p>
          </table:table-cell>
          <table:table-cell table:style-name="ce33" office:value-type="string" calcext:value-type="string">
            <text:p>sack</text:p>
          </table:table-cell>
          <table:table-cell table:style-name="ce8" office:value-type="float" office:value="13" calcext:value-type="float">
            <text:p>13</text:p>
          </table:table-cell>
          <table:table-cell table:style-name="ce8" table:number-columns-repeated="4"/>
          <table:table-cell table:style-name="ce8" office:value-type="float" office:value="78" calcext:value-type="float">
            <text:p>78</text:p>
          </table:table-cell>
          <table:table-cell table:style-name="ce8" office:value-type="float" office:value="66" calcext:value-type="float">
            <text:p>66</text:p>
          </table:table-cell>
          <table:table-cell table:style-name="ce8" office:value-type="float" office:value="17" calcext:value-type="float">
            <text:p>17</text:p>
          </table:table-cell>
          <table:table-cell office:value-type="float" office:value="23" calcext:value-type="float">
            <text:p>23</text:p>
          </table:table-cell>
          <table:table-cell office:value-type="float" office:value="98" calcext:value-type="float">
            <text:p>98</text:p>
          </table:table-cell>
          <table:table-cell office:value-type="float" office:value="8" calcext:value-type="float">
            <text:p>8</text:p>
          </table:table-cell>
          <table:table-cell table:number-columns-repeated="5"/>
          <table:table-cell office:value-type="string" calcext:value-type="string">
            <text:p>Blitz6, 17 doesn't even really block their best edge guy, two OL beat</text:p>
          </table:table-cell>
          <table:table-cell office:value-type="float" office:value="27.5" calcext:value-type="float">
            <text:p>27.50</text:p>
          </table:table-cell>
          <table:table-cell/>
          <table:table-cell office:value-type="string" calcext:value-type="string">
            <text:p>hi</text:p>
          </table:table-cell>
          <table:table-cell table:style-name="ce28"/>
          <table:table-cell table:formula="of:=IF([.K16]=&quot;t&quot;;&quot;o&quot;;IF([.E17]=&quot;1st&quot;;&quot;o&quot;;&quot;d&quot;))" office:value-type="string" office:string-value="d" calcext:value-type="string">
            <text:p>d</text:p>
          </table:table-cell>
          <table:table-cell table:formula="of:=IF(([.F16]-[.F17])&lt;=1;&quot;d&quot;;IF(([.F16]-[.F17])&gt;[.F16]/3;&quot;o&quot;;&quot;d&quot;))" office:value-type="string" office:string-value="d" calcext:value-type="string">
            <text:p>d</text:p>
          </table:table-cell>
          <table:table-cell table:formula="of:=IF(([.F16]-[.F17])&lt;=1;&quot;d&quot;;IF(([.F16]-[.F17])&gt;=[.F16]/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ce45" office:value-type="float" office:value="59" calcext:value-type="float">
            <text:p>59</text:p>
          </table:table-cell>
          <table:table-cell table:style-name="Default" office:value-type="float" office:value="63" calcext:value-type="float">
            <text:p>63</text:p>
          </table:table-cell>
          <table:table-cell table:style-name="Default"/>
          <table:table-cell table:style-name="Default" office:value-type="float" office:value="-5" calcext:value-type="float">
            <text:p>-5</text:p>
          </table:table-cell>
          <table:table-cell table:style-name="Default" office:value-type="string" calcext:value-type="string">
            <text:p>Sack</text:p>
          </table:table-cell>
          <table:table-cell table:style-name="Default" office:value-type="string" calcext:value-type="string">
            <text:p>Brayden Schager sacked by David Bailey for a loss of 5 yards to the HAW 32</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16]=&quot;&quot;;&quot;&quot;;IF([.AT17]=&quot;&quot;;[.AV16];[.AT16]-[.AT17]))" office:value-type="float" office:value="-5" calcext:value-type="float">
            <text:p>-5</text:p>
          </table:table-cell>
          <table:table-cell table:style-name="ce25" table:formula="of:=[.BE16]=[.AV16]"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6]=[.A17];[.C16]+1;1)" office:value-type="float" office:value="17" calcext:value-type="float">
            <text:p>17</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5" calcext:value-type="float">
            <text:p>15</text:p>
          </table:table-cell>
          <table:table-cell table:style-name="Default" office:value-type="string" calcext:value-type="string">
            <text:p>p</text:p>
          </table:table-cell>
          <table:table-cell table:formula="of:=IF([.E17]=&quot;&quot;;&quot;&quot;;IF([.K17]=&quot;x&quot;;&quot;d&quot;;IF([.K17]=&quot;p&quot;;&quot;d&quot;;IF([.AJ17]=&quot;o&quot;;&quot;o&quot;;IF([.E17]=&quot;1st&quot;;[.AK17];IF([.E17]=&quot;2nd&quot;;[.AL17];[.AJ17]))))))" office:value-type="string" office:string-value="d" calcext:value-type="string">
            <text:p>d</text:p>
          </table:table-cell>
          <table:table-cell table:style-name="ce32" table:formula="of:=IF([.C17]=1;1;IF([.E17]=&quot;&quot;;&quot;&quot;;IF([.I16]=&quot;&quot;;[.I15]+1;[.I16])))" office:value-type="float" office:value="4" calcext:value-type="float">
            <text:p>4</text:p>
          </table:table-cell>
          <table:table-cell table:style-name="ce32" table:formula="of:=IF([.E17]=&quot;&quot;;&quot;&quot;;IF([.E16]=&quot;&quot;;1;1+[.J16]))" office:value-type="float" office:value="5" calcext:value-type="float">
            <text:p>5</text:p>
          </table:table-cell>
          <table:table-cell table:style-name="ce34"/>
          <table:table-cell office:value-type="string" calcext:value-type="string">
            <text:p>o11</text:p>
          </table:table-cell>
          <table:table-cell office:value-type="float" office:value="213" calcext:value-type="float">
            <text:p>213</text:p>
          </table:table-cell>
          <table:table-cell table:style-name="ce33" office:value-type="string" calcext:value-type="string">
            <text:p>flat</text:p>
          </table:table-cell>
          <table:table-cell table:style-name="ce8" office:value-type="float" office:value="17" calcext:value-type="float">
            <text:p>17</text:p>
          </table:table-cell>
          <table:table-cell table:style-name="ce8" table:number-columns-repeated="7"/>
          <table:table-cell table:number-columns-repeated="6"/>
          <table:table-cell office:value-type="float" office:value="23" calcext:value-type="float">
            <text:p>23</text:p>
          </table:table-cell>
          <table:table-cell office:value-type="float" office:value="8" calcext:value-type="float">
            <text:p>8</text:p>
          </table:table-cell>
          <table:table-cell table:number-columns-repeated="4"/>
          <table:table-cell table:style-name="ce28"/>
          <table:table-cell table:formula="of:=IF([.K17]=&quot;t&quot;;&quot;o&quot;;IF([.E18]=&quot;1st&quot;;&quot;o&quot;;&quot;d&quot;))" office:value-type="string" office:string-value="d" calcext:value-type="string">
            <text:p>d</text:p>
          </table:table-cell>
          <table:table-cell table:formula="of:=IF(([.F17]-[.F18])&lt;=1;&quot;d&quot;;IF(([.F17]-[.F18])&gt;[.F17]/3;&quot;o&quot;;&quot;d&quot;))" office:value-type="string" office:string-value="d" calcext:value-type="string">
            <text:p>d</text:p>
          </table:table-cell>
          <table:table-cell table:formula="of:=IF(([.F17]-[.F18])&lt;=1;&quot;d&quot;;IF(([.F17]-[.F18])&gt;=[.F17]/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ce45" office:value-type="float" office:value="59" calcext:value-type="float">
            <text:p>59</text:p>
          </table:table-cell>
          <table:table-cell table:style-name="Default" office:value-type="float" office:value="68" calcext:value-type="float">
            <text:p>68</text:p>
          </table:table-cell>
          <table:table-cell table:style-name="Default"/>
          <table:table-cell table:style-name="Default" office:value-type="float" office:value="5" calcext:value-type="float">
            <text:p>5</text:p>
          </table:table-cell>
          <table:table-cell table:style-name="Default" office:value-type="string" calcext:value-type="string">
            <text:p>Pass Reception</text:p>
          </table:table-cell>
          <table:table-cell table:style-name="Default" office:value-type="string" calcext:value-type="string">
            <text:p>Brayden Schager pass complete to Greyson Morgan for 5 yds to the HAW 37</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17]=&quot;&quot;;&quot;&quot;;IF([.AT18]=&quot;&quot;;[.AV17];[.AT17]-[.AT18]))" office:value-type="float" office:value="5" calcext:value-type="float">
            <text:p>5</text:p>
          </table:table-cell>
          <table:table-cell table:style-name="ce25" table:formula="of:=[.BE17]=[.AV1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7]=[.A18];[.C17]+1;1)" office:value-type="float" office:value="18" calcext:value-type="float">
            <text:p>18</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18]=&quot;&quot;;&quot;&quot;;IF([.K18]=&quot;x&quot;;&quot;d&quot;;IF([.K18]=&quot;p&quot;;&quot;d&quot;;IF([.AJ18]=&quot;o&quot;;&quot;o&quot;;IF([.E18]=&quot;1st&quot;;[.AK18];IF([.E18]=&quot;2nd&quot;;[.AL18];[.AJ18]))))))" office:value-type="string" office:string-value="o" calcext:value-type="string">
            <text:p>o</text:p>
          </table:table-cell>
          <table:table-cell table:style-name="ce32" table:formula="of:=IF([.C18]=1;1;IF([.E18]=&quot;&quot;;&quot;&quot;;IF([.I17]=&quot;&quot;;[.I16]+1;[.I17])))" office:value-type="float" office:value="4" calcext:value-type="float">
            <text:p>4</text:p>
          </table:table-cell>
          <table:table-cell table:style-name="ce32" table:formula="of:=IF([.E18]=&quot;&quot;;&quot;&quot;;IF([.E17]=&quot;&quot;;1;1+[.J17]))" office:value-type="float" office:value="6" calcext:value-type="float">
            <text:p>6</text:p>
          </table:table-cell>
          <table:table-cell table:style-name="ce34"/>
          <table:table-cell office:value-type="string" calcext:value-type="string">
            <text:p>o10</text:p>
          </table:table-cell>
          <table:table-cell office:value-type="float" office:value="132" calcext:value-type="float">
            <text:p>132</text:p>
          </table:table-cell>
          <table:table-cell table:style-name="ce33" office:value-type="string" calcext:value-type="string">
            <text:p>drag</text:p>
          </table:table-cell>
          <table:table-cell table:style-name="ce8" office:value-type="float" office:value="23" calcext:value-type="float">
            <text:p>23</text:p>
          </table:table-cell>
          <table:table-cell table:style-name="ce8" table:number-columns-repeated="7"/>
          <table:table-cell table:number-columns-repeated="4"/>
          <table:table-cell office:value-type="float" office:value="98" calcext:value-type="float">
            <text:p>98</text:p>
          </table:table-cell>
          <table:table-cell office:value-type="float" office:value="14" calcext:value-type="float">
            <text:p>14</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4-second pocket, zero pressure, BCA on route but long drag and 0 can't cover</text:p>
          </table:table-cell>
          <table:table-cell office:value-type="float" office:value="29.12" calcext:value-type="float">
            <text:p>29.12</text:p>
          </table:table-cell>
          <table:table-cell/>
          <table:table-cell office:value-type="string" calcext:value-type="string">
            <text:p>fd</text:p>
          </table:table-cell>
          <table:table-cell table:style-name="ce28"/>
          <table:table-cell table:formula="of:=IF([.K18]=&quot;t&quot;;&quot;o&quot;;IF([.E19]=&quot;1st&quot;;&quot;o&quot;;&quot;d&quot;))" office:value-type="string" office:string-value="o" calcext:value-type="string">
            <text:p>o</text:p>
          </table:table-cell>
          <table:table-cell table:formula="of:=IF(([.F18]-[.F19])&lt;=1;&quot;d&quot;;IF(([.F18]-[.F19])&gt;[.F18]/3;&quot;o&quot;;&quot;d&quot;))" office:value-type="string" office:string-value="d" calcext:value-type="string">
            <text:p>d</text:p>
          </table:table-cell>
          <table:table-cell table:formula="of:=IF(([.F18]-[.F19])&lt;=1;&quot;d&quot;;IF(([.F18]-[.F19])&gt;=[.F18]/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ce45" office:value-type="float" office:value="59" calcext:value-type="float">
            <text:p>59</text:p>
          </table:table-cell>
          <table:table-cell table:style-name="Default" office:value-type="float" office:value="63" calcext:value-type="float">
            <text:p>63</text:p>
          </table:table-cell>
          <table:table-cell table:style-name="Default"/>
          <table:table-cell table:style-name="Default" office:value-type="float" office:value="12" calcext:value-type="float">
            <text:p>12</text:p>
          </table:table-cell>
          <table:table-cell table:style-name="Default" office:value-type="string" calcext:value-type="string">
            <text:p>Pass Reception</text:p>
          </table:table-cell>
          <table:table-cell table:style-name="Default" office:value-type="string" calcext:value-type="string">
            <text:p>Brayden Schager pass complete to Koali Nishigaya for 12 yds to the HAW 49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18]=&quot;&quot;;&quot;&quot;;IF([.AT19]=&quot;&quot;;[.AV18];[.AT18]-[.AT19]))" office:value-type="float" office:value="12" calcext:value-type="float">
            <text:p>12</text:p>
          </table:table-cell>
          <table:table-cell table:style-name="ce25" table:formula="of:=[.BE18]=[.AV18]"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8]=[.A19];[.C18]+1;1)" office:value-type="float" office:value="19" calcext:value-type="float">
            <text:p>19</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19]=&quot;&quot;;&quot;&quot;;IF([.K19]=&quot;x&quot;;&quot;d&quot;;IF([.K19]=&quot;p&quot;;&quot;d&quot;;IF([.AJ19]=&quot;o&quot;;&quot;o&quot;;IF([.E19]=&quot;1st&quot;;[.AK19];IF([.E19]=&quot;2nd&quot;;[.AL19];[.AJ19]))))))" office:value-type="string" office:string-value="o" calcext:value-type="string">
            <text:p>o</text:p>
          </table:table-cell>
          <table:table-cell table:style-name="ce32" table:formula="of:=IF([.C19]=1;1;IF([.E19]=&quot;&quot;;&quot;&quot;;IF([.I18]=&quot;&quot;;[.I17]+1;[.I18])))" office:value-type="float" office:value="4" calcext:value-type="float">
            <text:p>4</text:p>
          </table:table-cell>
          <table:table-cell table:style-name="ce32" table:formula="of:=IF([.E19]=&quot;&quot;;&quot;&quot;;IF([.E18]=&quot;&quot;;1;1+[.J18]))" office:value-type="float" office:value="7" calcext:value-type="float">
            <text:p>7</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out</text:p>
          </table:table-cell>
          <table:table-cell table:style-name="ce8" office:value-type="float" office:value="88" calcext:value-type="float">
            <text:p>88</text:p>
          </table:table-cell>
          <table:table-cell table:style-name="ce8" table:number-columns-repeated="7"/>
          <table:table-cell table:number-columns-repeated="7"/>
          <table:table-cell office:value-type="float" office:value="20" calcext:value-type="float">
            <text:p>20</text:p>
          </table:table-cell>
          <table:table-cell office:value-type="string" calcext:value-type="string">
            <text:p>dori2, BCA</text:p>
          </table:table-cell>
          <table:table-cell table:number-columns-repeated="3"/>
          <table:table-cell table:style-name="ce28"/>
          <table:table-cell table:formula="of:=IF([.K19]=&quot;t&quot;;&quot;o&quot;;IF([.E20]=&quot;1st&quot;;&quot;o&quot;;&quot;d&quot;))" office:value-type="string" office:string-value="o" calcext:value-type="string">
            <text:p>o</text:p>
          </table:table-cell>
          <table:table-cell table:formula="of:=IF(([.F19]-[.F20])&lt;=1;&quot;d&quot;;IF(([.F19]-[.F20])&gt;[.F19]/3;&quot;o&quot;;&quot;d&quot;))" office:value-type="string" office:string-value="d" calcext:value-type="string">
            <text:p>d</text:p>
          </table:table-cell>
          <table:table-cell table:formula="of:=IF(([.F19]-[.F20])&lt;=1;&quot;d&quot;;IF(([.F19]-[.F20])&gt;=[.F19]/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ce45" office:value-type="float" office:value="59" calcext:value-type="float">
            <text:p>59</text:p>
          </table:table-cell>
          <table:table-cell table:style-name="Default" office:value-type="float" office:value="51" calcext:value-type="float">
            <text:p>51</text:p>
          </table:table-cell>
          <table:table-cell table:style-name="Default"/>
          <table:table-cell table:style-name="Default" office:value-type="float" office:value="14" calcext:value-type="float">
            <text:p>14</text:p>
          </table:table-cell>
          <table:table-cell table:style-name="Default" office:value-type="string" calcext:value-type="string">
            <text:p>Pass Reception</text:p>
          </table:table-cell>
          <table:table-cell table:style-name="Default" office:value-type="string" calcext:value-type="string">
            <text:p>Brayden Schager pass complete to Alex Perry for 14 yds to the STAN 37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19]=&quot;&quot;;&quot;&quot;;IF([.AT20]=&quot;&quot;;[.AV19];[.AT19]-[.AT20]))" office:value-type="float" office:value="14" calcext:value-type="float">
            <text:p>14</text:p>
          </table:table-cell>
          <table:table-cell table:style-name="ce25" table:formula="of:=[.BE19]=[.AV19]"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19]=[.A20];[.C19]+1;1)" office:value-type="float" office:value="20" calcext:value-type="float">
            <text:p>20</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s</text:p>
          </table:table-cell>
          <table:table-cell table:formula="of:=IF([.E20]=&quot;&quot;;&quot;&quot;;IF([.K20]=&quot;x&quot;;&quot;d&quot;;IF([.K20]=&quot;p&quot;;&quot;d&quot;;IF([.AJ20]=&quot;o&quot;;&quot;o&quot;;IF([.E20]=&quot;1st&quot;;[.AK20];IF([.E20]=&quot;2nd&quot;;[.AL20];[.AJ20]))))))" office:value-type="string" office:string-value="o" calcext:value-type="string">
            <text:p>o</text:p>
          </table:table-cell>
          <table:table-cell table:style-name="ce32" table:formula="of:=IF([.C20]=1;1;IF([.E20]=&quot;&quot;;&quot;&quot;;IF([.I19]=&quot;&quot;;[.I18]+1;[.I19])))" office:value-type="float" office:value="4" calcext:value-type="float">
            <text:p>4</text:p>
          </table:table-cell>
          <table:table-cell table:style-name="ce32" table:formula="of:=IF([.E20]=&quot;&quot;;&quot;&quot;;IF([.E19]=&quot;&quot;;1;1+[.J19]))" office:value-type="float" office:value="8" calcext:value-type="float">
            <text:p>8</text:p>
          </table:table-cell>
          <table:table-cell table:style-name="ce34"/>
          <table:table-cell office:value-type="string" calcext:value-type="string">
            <text:p>p11</text:p>
          </table:table-cell>
          <table:table-cell office:value-type="float" office:value="222" calcext:value-type="float">
            <text:p>222</text:p>
          </table:table-cell>
          <table:table-cell table:style-name="ce33" office:value-type="string" calcext:value-type="string">
            <text:p>outside RB</text:p>
          </table:table-cell>
          <table:table-cell table:style-name="ce8" office:value-type="float" office:value="30" calcext:value-type="float">
            <text:p>30</text:p>
          </table:table-cell>
          <table:table-cell table:style-name="ce8" table:number-columns-repeated="7"/>
          <table:table-cell table:number-columns-repeated="7"/>
          <table:table-cell office:value-type="float" office:value="11" calcext:value-type="float">
            <text:p>11</text:p>
          </table:table-cell>
          <table:table-cell office:value-type="string" calcext:value-type="string">
            <text:p>nickel, 2-high, RB coverage is OLB who is slow as shit, beats him to corner while DBs run off</text:p>
          </table:table-cell>
          <table:table-cell office:value-type="float" office:value="30.13" calcext:value-type="float">
            <text:p>30.13</text:p>
          </table:table-cell>
          <table:table-cell/>
          <table:table-cell office:value-type="string" calcext:value-type="string">
            <text:p>fd</text:p>
          </table:table-cell>
          <table:table-cell table:style-name="ce28"/>
          <table:table-cell table:formula="of:=IF([.K20]=&quot;t&quot;;&quot;o&quot;;IF([.E21]=&quot;1st&quot;;&quot;o&quot;;&quot;d&quot;))" office:value-type="string" office:string-value="o" calcext:value-type="string">
            <text:p>o</text:p>
          </table:table-cell>
          <table:table-cell table:formula="of:=IF(([.F20]-[.F21])&lt;=1;&quot;d&quot;;IF(([.F20]-[.F21])&gt;[.F20]/3;&quot;o&quot;;&quot;d&quot;))" office:value-type="string" office:string-value="d" calcext:value-type="string">
            <text:p>d</text:p>
          </table:table-cell>
          <table:table-cell table:formula="of:=IF(([.F20]-[.F21])&lt;=1;&quot;d&quot;;IF(([.F20]-[.F21])&gt;=[.F20]/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ce45" office:value-type="float" office:value="59" calcext:value-type="float">
            <text:p>59</text:p>
          </table:table-cell>
          <table:table-cell table:style-name="Default" office:value-type="float" office:value="37" calcext:value-type="float">
            <text:p>37</text:p>
          </table:table-cell>
          <table:table-cell table:style-name="Default"/>
          <table:table-cell table:style-name="Default" office:value-type="float" office:value="17" calcext:value-type="float">
            <text:p>17</text:p>
          </table:table-cell>
          <table:table-cell table:style-name="Default" office:value-type="string" calcext:value-type="string">
            <text:p>Pass Reception</text:p>
          </table:table-cell>
          <table:table-cell table:style-name="Default" office:value-type="string" calcext:value-type="string">
            <text:p>Brayden Schager pass complete to Landon Sims for 17 yds to the STAN 20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0]=&quot;&quot;;&quot;&quot;;IF([.AT21]=&quot;&quot;;[.AV20];[.AT20]-[.AT21]))" office:value-type="float" office:value="17" calcext:value-type="float">
            <text:p>17</text:p>
          </table:table-cell>
          <table:table-cell table:style-name="ce25" table:formula="of:=[.BE20]=[.AV20]"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0]=[.A21];[.C20]+1;1)" office:value-type="float" office:value="21" calcext:value-type="float">
            <text:p>21</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21]=&quot;&quot;;&quot;&quot;;IF([.K21]=&quot;x&quot;;&quot;d&quot;;IF([.K21]=&quot;p&quot;;&quot;d&quot;;IF([.AJ21]=&quot;o&quot;;&quot;o&quot;;IF([.E21]=&quot;1st&quot;;[.AK21];IF([.E21]=&quot;2nd&quot;;[.AL21];[.AJ21]))))))" office:value-type="string" office:string-value="o" calcext:value-type="string">
            <text:p>o</text:p>
          </table:table-cell>
          <table:table-cell table:style-name="ce32" table:formula="of:=IF([.C21]=1;1;IF([.E21]=&quot;&quot;;&quot;&quot;;IF([.I20]=&quot;&quot;;[.I19]+1;[.I20])))" office:value-type="float" office:value="4" calcext:value-type="float">
            <text:p>4</text:p>
          </table:table-cell>
          <table:table-cell table:style-name="ce32" table:formula="of:=IF([.E21]=&quot;&quot;;&quot;&quot;;IF([.E20]=&quot;&quot;;1;1+[.J20]))" office:value-type="float" office:value="9" calcext:value-type="float">
            <text:p>9</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scramble</text:p>
          </table:table-cell>
          <table:table-cell table:style-name="ce8" office:value-type="float" office:value="13" calcext:value-type="float">
            <text:p>13</text:p>
          </table:table-cell>
          <table:table-cell table:style-name="ce8" table:number-columns-repeated="7"/>
          <table:table-cell office:value-type="float" office:value="23" calcext:value-type="float">
            <text:p>23</text:p>
          </table:table-cell>
          <table:table-cell office:value-type="float" office:value="0" calcext:value-type="float">
            <text:p>0</text:p>
          </table:table-cell>
          <table:table-cell table:number-columns-repeated="5"/>
          <table:table-cell office:value-type="float" office:value="40" calcext:value-type="float">
            <text:p>40</text:p>
          </table:table-cell>
          <table:table-cell office:value-type="string" calcext:value-type="string">
            <text:p>dori1, OGG, 23 makes great tackle</text:p>
          </table:table-cell>
          <table:table-cell table:number-columns-repeated="3"/>
          <table:table-cell table:style-name="ce28"/>
          <table:table-cell table:formula="of:=IF([.K21]=&quot;t&quot;;&quot;o&quot;;IF([.E22]=&quot;1st&quot;;&quot;o&quot;;&quot;d&quot;))" office:value-type="string" office:string-value="d" calcext:value-type="string">
            <text:p>d</text:p>
          </table:table-cell>
          <table:table-cell table:formula="of:=IF(([.F21]-[.F22])&lt;=1;&quot;d&quot;;IF(([.F21]-[.F22])&gt;[.F21]/3;&quot;o&quot;;&quot;d&quot;))" office:value-type="string" office:string-value="o" calcext:value-type="string">
            <text:p>o</text:p>
          </table:table-cell>
          <table:table-cell table:formula="of:=IF(([.F21]-[.F22])&lt;=1;&quot;d&quot;;IF(([.F21]-[.F22])&gt;=[.F21]/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1" calcext:value-type="float">
            <text:p>1</text:p>
          </table:table-cell>
          <table:table-cell table:style-name="Default" office:value-type="float" office:value="0" calcext:value-type="float">
            <text:p>0</text:p>
          </table:table-cell>
          <table:table-cell table:style-name="ce45" office:value-type="float" office:value="0" calcext:value-type="float">
            <text:p>00</text:p>
          </table:table-cell>
          <table:table-cell table:style-name="Default" office:value-type="float" office:value="20" calcext:value-type="float">
            <text:p>20</text:p>
          </table:table-cell>
          <table:table-cell table:style-name="Default"/>
          <table:table-cell table:style-name="Default" office:value-type="float" office:value="4" calcext:value-type="float">
            <text:p>4</text:p>
          </table:table-cell>
          <table:table-cell table:style-name="Default" office:value-type="string" calcext:value-type="string">
            <text:p>Rush</text:p>
          </table:table-cell>
          <table:table-cell table:style-name="Default" office:value-type="string" calcext:value-type="string">
            <text:p>Brayden Schager run for 4 yds to the STAN 16</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1]=&quot;&quot;;&quot;&quot;;IF([.AT22]=&quot;&quot;;[.AV21];[.AT21]-[.AT22]))" office:value-type="float" office:value="4" calcext:value-type="float">
            <text:p>4</text:p>
          </table:table-cell>
          <table:table-cell table:style-name="ce25" table:formula="of:=[.BE21]=[.AV2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1]=[.A22];[.C21]+1;1)" office:value-type="float" office:value="22" calcext:value-type="float">
            <text:p>22</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6" calcext:value-type="float">
            <text:p>6</text:p>
          </table:table-cell>
          <table:table-cell table:style-name="Default" office:value-type="string" calcext:value-type="string">
            <text:p>p</text:p>
          </table:table-cell>
          <table:table-cell table:formula="of:=IF([.E22]=&quot;&quot;;&quot;&quot;;IF([.K22]=&quot;x&quot;;&quot;d&quot;;IF([.K22]=&quot;p&quot;;&quot;d&quot;;IF([.AJ22]=&quot;o&quot;;&quot;o&quot;;IF([.E22]=&quot;1st&quot;;[.AK22];IF([.E22]=&quot;2nd&quot;;[.AL22];[.AJ22]))))))" office:value-type="string" office:string-value="d" calcext:value-type="string">
            <text:p>d</text:p>
          </table:table-cell>
          <table:table-cell table:style-name="ce32" table:formula="of:=IF([.C22]=1;1;IF([.E22]=&quot;&quot;;&quot;&quot;;IF([.I21]=&quot;&quot;;[.I20]+1;[.I21])))" office:value-type="float" office:value="4" calcext:value-type="float">
            <text:p>4</text:p>
          </table:table-cell>
          <table:table-cell table:style-name="ce32" table:formula="of:=IF([.E22]=&quot;&quot;;&quot;&quot;;IF([.E21]=&quot;&quot;;1;1+[.J21]))" office:value-type="float" office:value="10" calcext:value-type="float">
            <text:p>10</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sluggo</text:p>
          </table:table-cell>
          <table:table-cell table:style-name="ce8" office:value-type="float" office:value="83" calcext:value-type="float">
            <text:p>83</text:p>
          </table:table-cell>
          <table:table-cell table:style-name="ce8" table:number-columns-repeated="7"/>
          <table:table-cell office:value-type="float" office:value="18" calcext:value-type="float">
            <text:p>18</text:p>
          </table:table-cell>
          <table:table-cell table:number-columns-repeated="7"/>
          <table:table-cell office:value-type="string" calcext:value-type="string">
            <text:p>blitz5, dorn + ILB, no pressure till 4 seconds, PBU by 18 but BCA on route</text:p>
          </table:table-cell>
          <table:table-cell table:number-columns-repeated="3"/>
          <table:table-cell table:style-name="ce28"/>
          <table:table-cell table:formula="of:=IF([.K22]=&quot;t&quot;;&quot;o&quot;;IF([.E23]=&quot;1st&quot;;&quot;o&quot;;&quot;d&quot;))" office:value-type="string" office:string-value="d" calcext:value-type="string">
            <text:p>d</text:p>
          </table:table-cell>
          <table:table-cell table:formula="of:=IF(([.F22]-[.F23])&lt;=1;&quot;d&quot;;IF(([.F22]-[.F23])&gt;[.F22]/3;&quot;o&quot;;&quot;d&quot;))" office:value-type="string" office:string-value="d" calcext:value-type="string">
            <text:p>d</text:p>
          </table:table-cell>
          <table:table-cell table:formula="of:=IF(([.F22]-[.F23])&lt;=1;&quot;d&quot;;IF(([.F22]-[.F23])&gt;=[.F22]/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2" calcext:value-type="float">
            <text:p>2</text:p>
          </table:table-cell>
          <table:table-cell table:style-name="Default" office:value-type="float" office:value="15" calcext:value-type="float">
            <text:p>15</text:p>
          </table:table-cell>
          <table:table-cell table:style-name="ce45" office:value-type="float" office:value="0" calcext:value-type="float">
            <text:p>00</text:p>
          </table:table-cell>
          <table:table-cell table:style-name="Default" office:value-type="float" office:value="16" calcext:value-type="float">
            <text:p>16</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2]=&quot;&quot;;&quot;&quot;;IF([.AT23]=&quot;&quot;;[.AV22];[.AT22]-[.AT23]))" office:value-type="float" office:value="0" calcext:value-type="float">
            <text:p>0</text:p>
          </table:table-cell>
          <table:table-cell table:style-name="ce25" table:formula="of:=[.BE22]=[.AV2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2]=[.A23];[.C22]+1;1)" office:value-type="float" office:value="23" calcext:value-type="float">
            <text:p>23</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6" calcext:value-type="float">
            <text:p>6</text:p>
          </table:table-cell>
          <table:table-cell table:style-name="Default" office:value-type="string" calcext:value-type="string">
            <text:p>p</text:p>
          </table:table-cell>
          <table:table-cell table:formula="of:=IF([.E23]=&quot;&quot;;&quot;&quot;;IF([.K23]=&quot;x&quot;;&quot;d&quot;;IF([.K23]=&quot;p&quot;;&quot;d&quot;;IF([.AJ23]=&quot;o&quot;;&quot;o&quot;;IF([.E23]=&quot;1st&quot;;[.AK23];IF([.E23]=&quot;2nd&quot;;[.AL23];[.AJ23]))))))" office:value-type="string" office:string-value="o" calcext:value-type="string">
            <text:p>o</text:p>
          </table:table-cell>
          <table:table-cell table:style-name="ce32" table:formula="of:=IF([.C23]=1;1;IF([.E23]=&quot;&quot;;&quot;&quot;;IF([.I22]=&quot;&quot;;[.I21]+1;[.I22])))" office:value-type="float" office:value="4" calcext:value-type="float">
            <text:p>4</text:p>
          </table:table-cell>
          <table:table-cell table:style-name="ce32" table:formula="of:=IF([.E23]=&quot;&quot;;&quot;&quot;;IF([.E22]=&quot;&quot;;1;1+[.J22]))" office:value-type="float" office:value="11" calcext:value-type="float">
            <text:p>11</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stop</text:p>
          </table:table-cell>
          <table:table-cell table:style-name="ce8" office:value-type="float" office:value="86" calcext:value-type="float">
            <text:p>86</text:p>
          </table:table-cell>
          <table:table-cell table:style-name="ce8" table:number-columns-repeated="6"/>
          <table:table-cell table:style-name="ce8" office:value-type="float" office:value="54" calcext:value-type="float">
            <text:p>54</text:p>
          </table:table-cell>
          <table:table-cell office:value-type="float" office:value="23" calcext:value-type="float">
            <text:p>23</text:p>
          </table:table-cell>
          <table:table-cell table:number-columns-repeated="5"/>
          <table:table-cell office:value-type="float" office:value="20" calcext:value-type="float">
            <text:p>20</text:p>
          </table:table-cell>
          <table:table-cell office:value-type="float" office:value="8" calcext:value-type="float">
            <text:p>8</text:p>
          </table:table-cell>
          <table:table-cell office:value-type="string" calcext:value-type="string">
            <text:p>4 over 3 but so spaced out on 3<text:span text:style-name="T1">rd</text:span> &amp; 6 that give up easy 5 + 4 YAC</text:p>
          </table:table-cell>
          <table:table-cell office:value-type="float" office:value="32.3" calcext:value-type="float">
            <text:p>32.30</text:p>
          </table:table-cell>
          <table:table-cell/>
          <table:table-cell office:value-type="string" calcext:value-type="string">
            <text:p>fd</text:p>
          </table:table-cell>
          <table:table-cell table:style-name="ce28"/>
          <table:table-cell table:formula="of:=IF([.K23]=&quot;t&quot;;&quot;o&quot;;IF([.E24]=&quot;1st&quot;;&quot;o&quot;;&quot;d&quot;))" office:value-type="string" office:string-value="o" calcext:value-type="string">
            <text:p>o</text:p>
          </table:table-cell>
          <table:table-cell table:formula="of:=IF(([.F23]-[.F24])&lt;=1;&quot;d&quot;;IF(([.F23]-[.F24])&gt;[.F23]/3;&quot;o&quot;;&quot;d&quot;))" office:value-type="string" office:string-value="d" calcext:value-type="string">
            <text:p>d</text:p>
          </table:table-cell>
          <table:table-cell table:formula="of:=IF(([.F23]-[.F24])&lt;=1;&quot;d&quot;;IF(([.F23]-[.F24])&gt;=[.F23]/2;&quot;o&quot;;&quot;d&quot;))" office:value-type="string" office:string-value="d" calcext:value-type="string">
            <text:p>d</text:p>
          </table:table-cell>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table-cell table:style-name="Default" office:value-type="float" office:value="2" calcext:value-type="float">
            <text:p>2</text:p>
          </table:table-cell>
          <table:table-cell table:style-name="Default" office:value-type="float" office:value="15" calcext:value-type="float">
            <text:p>15</text:p>
          </table:table-cell>
          <table:table-cell table:style-name="ce45" office:value-type="float" office:value="0" calcext:value-type="float">
            <text:p>00</text:p>
          </table:table-cell>
          <table:table-cell table:style-name="Default" office:value-type="float" office:value="16" calcext:value-type="float">
            <text:p>16</text:p>
          </table:table-cell>
          <table:table-cell table:style-name="Default"/>
          <table:table-cell table:style-name="Default" office:value-type="float" office:value="9" calcext:value-type="float">
            <text:p>9</text:p>
          </table:table-cell>
          <table:table-cell table:style-name="Default" office:value-type="string" calcext:value-type="string">
            <text:p>Pass Reception</text:p>
          </table:table-cell>
          <table:table-cell table:style-name="Default" office:value-type="string" calcext:value-type="string">
            <text:p>Brayden Schager pass complete to Pofele Ashlock for 9 yds to the STAN 7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3]=&quot;&quot;;&quot;&quot;;IF([.AT24]=&quot;&quot;;[.AV23];[.AT23]-[.AT24]))" office:value-type="float" office:value="9" calcext:value-type="float">
            <text:p>9</text:p>
          </table:table-cell>
          <table:table-cell table:style-name="ce25" table:formula="of:=[.BE23]=[.AV2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3]=[.A24];[.C23]+1;1)" office:value-type="float" office:value="24" calcext:value-type="float">
            <text:p>24</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7" calcext:value-type="float">
            <text:p>7</text:p>
          </table:table-cell>
          <table:table-cell table:style-name="Default" office:value-type="string" calcext:value-type="string">
            <text:p>p</text:p>
          </table:table-cell>
          <table:table-cell table:formula="of:=IF([.E24]=&quot;&quot;;&quot;&quot;;IF([.K24]=&quot;x&quot;;&quot;d&quot;;IF([.K24]=&quot;p&quot;;&quot;d&quot;;IF([.AJ24]=&quot;o&quot;;&quot;o&quot;;IF([.E24]=&quot;1st&quot;;[.AK24];IF([.E24]=&quot;2nd&quot;;[.AL24];[.AJ24]))))))" office:value-type="string" office:string-value="o" calcext:value-type="string">
            <text:p>o</text:p>
          </table:table-cell>
          <table:table-cell table:style-name="ce32" table:formula="of:=IF([.C24]=1;1;IF([.E24]=&quot;&quot;;&quot;&quot;;IF([.I23]=&quot;&quot;;[.I22]+1;[.I23])))" office:value-type="float" office:value="4" calcext:value-type="float">
            <text:p>4</text:p>
          </table:table-cell>
          <table:table-cell table:style-name="ce32" table:formula="of:=IF([.E24]=&quot;&quot;;&quot;&quot;;IF([.E23]=&quot;&quot;;1;1+[.J23]))" office:value-type="float" office:value="12" calcext:value-type="float">
            <text:p>12</text:p>
          </table:table-cell>
          <table:table-cell table:style-name="ce34" office:value-type="string" calcext:value-type="string">
            <text:p>t</text:p>
          </table:table-cell>
          <table:table-cell office:value-type="string" calcext:value-type="string">
            <text:p>o11</text:p>
          </table:table-cell>
          <table:table-cell office:value-type="float" office:value="313" calcext:value-type="float">
            <text:p>313</text:p>
          </table:table-cell>
          <table:table-cell table:style-name="ce33" office:value-type="string" calcext:value-type="string">
            <text:p>out</text:p>
          </table:table-cell>
          <table:table-cell table:style-name="ce8" office:value-type="float" office:value="86" calcext:value-type="float">
            <text:p>86</text:p>
          </table:table-cell>
          <table:table-cell table:style-name="ce8" table:number-columns-repeated="7"/>
          <table:table-cell table:number-columns-repeated="4"/>
          <table:table-cell office:value-type="float" office:value="8" calcext:value-type="float">
            <text:p>8</text:p>
          </table:table-cell>
          <table:table-cell office:value-type="float" office:value="23" calcext:value-type="float">
            <text:p>2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insane zone coverage with wrong personnel, but shitty BCA never shows it, infuriating</text:p>
          </table:table-cell>
          <table:table-cell table:number-columns-repeated="3"/>
          <table:table-cell table:style-name="ce28"/>
          <table:table-cell table:formula="of:=IF([.K24]=&quot;t&quot;;&quot;o&quot;;IF([.E25]=&quot;1st&quot;;&quot;o&quot;;&quot;d&quot;))" office:value-type="string" office:string-value="o" calcext:value-type="string">
            <text:p>o</text:p>
          </table:table-cell>
          <table:table-cell table:formula="of:=IF(([.F24]-[.F25])&lt;=1;&quot;d&quot;;IF(([.F24]-[.F25])&gt;[.F24]/3;&quot;o&quot;;&quot;d&quot;))" office:value-type="string" office:string-value="o" calcext:value-type="string">
            <text:p>o</text:p>
          </table:table-cell>
          <table:table-cell table:formula="of:=IF(([.F24]-[.F25])&lt;=1;&quot;d&quot;;IF(([.F24]-[.F25])&gt;=[.F24]/2;&quot;o&quot;;&quot;d&quot;))" office:value-type="string" office:string-value="o" calcext:value-type="string">
            <text:p>o</text:p>
          </table:table-cell>
          <table:table-cell/>
          <table:table-cell table:number-columns-repeated="2" table:style-name="Default" office:value-type="float" office:value="7" calcext:value-type="float">
            <text:p>7</text:p>
          </table:table-cell>
          <table:table-cell table:style-name="Default"/>
          <table:table-cell table:style-name="Default" office:value-type="float" office:value="2" calcext:value-type="float">
            <text:p>2</text:p>
          </table:table-cell>
          <table:table-cell table:style-name="Default" office:value-type="float" office:value="14" calcext:value-type="float">
            <text:p>14</text:p>
          </table:table-cell>
          <table:table-cell table:style-name="ce45" office:value-type="float" office:value="11" calcext:value-type="float">
            <text:p>11</text:p>
          </table:table-cell>
          <table:table-cell table:style-name="Default" office:value-type="float" office:value="7" calcext:value-type="float">
            <text:p>7</text:p>
          </table:table-cell>
          <table:table-cell table:style-name="Default"/>
          <table:table-cell table:style-name="Default" office:value-type="float" office:value="7" calcext:value-type="float">
            <text:p>7</text:p>
          </table:table-cell>
          <table:table-cell table:style-name="Default" office:value-type="string" calcext:value-type="string">
            <text:p>Passing Touchdown</text:p>
          </table:table-cell>
          <table:table-cell table:style-name="Default" office:value-type="string" calcext:value-type="string">
            <text:p>Brayden Schager pass complete to Pofele Ashlock for 7 yds for a TD (Matthew Shipley KICK)</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4]=&quot;&quot;;&quot;&quot;;IF([.AT25]=&quot;&quot;;[.AV24];[.AT24]-[.AT25]))" office:value-type="float" office:value="7" calcext:value-type="float">
            <text:p>7</text:p>
          </table:table-cell>
          <table:table-cell table:style-name="ce25" table:formula="of:=[.BE24]=[.AV2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4]=[.A25];[.C24]+1;1)" office:value-type="float" office:value="25" calcext:value-type="float">
            <text:p>25</text:p>
          </table:table-cell>
          <table:table-cell table:style-name="ce29" office:value-type="string" calcext:value-type="string">
            <text:p>O</text:p>
          </table:table-cell>
          <table:table-cell table:style-name="Default" table:number-columns-repeated="3"/>
          <table:table-cell table:formula="of:=IF([.E25]=&quot;&quot;;&quot;&quot;;IF([.K25]=&quot;x&quot;;&quot;d&quot;;IF([.K25]=&quot;p&quot;;&quot;d&quot;;IF([.AJ25]=&quot;o&quot;;&quot;o&quot;;IF([.E25]=&quot;1st&quot;;[.AK25];IF([.E25]=&quot;2nd&quot;;[.AL25];[.AJ25]))))))">
            <text:p/>
          </table:table-cell>
          <table:table-cell table:style-name="ce32" table:formula="of:=IF([.C25]=1;1;IF([.E25]=&quot;&quot;;&quot;&quot;;IF([.I24]=&quot;&quot;;[.I23]+1;[.I24])))">
            <text:p/>
          </table:table-cell>
          <table:table-cell table:style-name="ce32" table:formula="of:=IF([.E25]=&quot;&quot;;&quot;&quot;;IF([.E24]=&quot;&quot;;1;1+[.J24]))">
            <text:p/>
          </table:table-cell>
          <table:table-cell table:number-columns-repeated="3"/>
          <table:table-cell table:style-name="ce33"/>
          <table:table-cell table:style-name="ce8" table:number-columns-repeated="8"/>
          <table:table-cell table:number-columns-repeated="12"/>
          <table:table-cell table:style-name="ce28"/>
          <table:table-cell table:formula="of:=IF([.K25]=&quot;t&quot;;&quot;o&quot;;IF([.E26]=&quot;1st&quot;;&quot;o&quot;;&quot;d&quot;))" office:value-type="string" office:string-value="o" calcext:value-type="string">
            <text:p>o</text:p>
          </table:table-cell>
          <table:table-cell table:formula="of:=IF(([.F25]-[.F26])&lt;=1;&quot;d&quot;;IF(([.F25]-[.F26])&gt;[.F25]/3;&quot;o&quot;;&quot;d&quot;))" office:value-type="string" office:string-value="d" calcext:value-type="string">
            <text:p>d</text:p>
          </table:table-cell>
          <table:table-cell table:formula="of:=IF(([.F25]-[.F26])&lt;=1;&quot;d&quot;;IF(([.F25]-[.F26])&gt;=[.F25]/2;&quot;o&quot;;&quot;d&quot;))" office:value-type="string" office:string-value="d" calcext:value-type="string">
            <text:p>d</text:p>
          </table:table-cell>
          <table:table-cell/>
          <table:table-cell table:style-name="Default"/>
          <table:table-cell table:style-name="Default" office:value-type="string" calcext:value-type="string">
            <text:p><text:s/></text:p>
          </table:table-cell>
          <table:table-cell table:style-name="Default" table:number-columns-repeated="3"/>
          <table:table-cell table:style-name="ce45"/>
          <table:table-cell table:style-name="Default" table:number-columns-repeated="5"/>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5]=&quot;&quot;;&quot;&quot;;IF([.AT26]=&quot;&quot;;[.AV25];[.AT25]-[.AT26]))">
            <text:p/>
          </table:table-cell>
          <table:table-cell table:style-name="ce25" table:formula="of:=[.BE25]=[.AV2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5]=[.A26];[.C25]+1;1)" office:value-type="float" office:value="26" calcext:value-type="float">
            <text:p>26</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s</text:p>
          </table:table-cell>
          <table:table-cell table:formula="of:=IF([.E26]=&quot;&quot;;&quot;&quot;;IF([.K26]=&quot;x&quot;;&quot;d&quot;;IF([.K26]=&quot;p&quot;;&quot;d&quot;;IF([.AJ26]=&quot;o&quot;;&quot;o&quot;;IF([.E26]=&quot;1st&quot;;[.AK26];IF([.E26]=&quot;2nd&quot;;[.AL26];[.AJ26]))))))" office:value-type="string" office:string-value="d" calcext:value-type="string">
            <text:p>d</text:p>
          </table:table-cell>
          <table:table-cell table:style-name="ce32" table:formula="of:=IF([.C26]=1;1;IF([.E26]=&quot;&quot;;&quot;&quot;;IF([.I25]=&quot;&quot;;[.I24]+1;[.I25])))" office:value-type="float" office:value="5" calcext:value-type="float">
            <text:p>5</text:p>
          </table:table-cell>
          <table:table-cell table:style-name="ce32" table:formula="of:=IF([.E26]=&quot;&quot;;&quot;&quot;;IF([.E25]=&quot;&quot;;1;1+[.J25]))" office:value-type="float" office:value="1" calcext:value-type="float">
            <text:p>1</text:p>
          </table:table-cell>
          <table:table-cell table:style-name="ce34"/>
          <table:table-cell office:value-type="string" calcext:value-type="string">
            <text:p>p11</text:p>
          </table:table-cell>
          <table:table-cell office:value-type="float" office:value="222" calcext:value-type="float">
            <text:p>222</text:p>
          </table:table-cell>
          <table:table-cell table:style-name="ce33" office:value-type="string" calcext:value-type="string">
            <text:p>outside RB</text:p>
          </table:table-cell>
          <table:table-cell table:style-name="ce8" office:value-type="float" office:value="2" calcext:value-type="float">
            <text:p>2</text:p>
          </table:table-cell>
          <table:table-cell table:style-name="ce8" table:number-columns-repeated="7"/>
          <table:table-cell table:number-columns-repeated="8"/>
          <table:table-cell office:value-type="string" calcext:value-type="string">
            <text:p>drop</text:p>
          </table:table-cell>
          <table:table-cell table:number-columns-repeated="3"/>
          <table:table-cell table:style-name="ce28"/>
          <table:table-cell table:formula="of:=IF([.K26]=&quot;t&quot;;&quot;o&quot;;IF([.E27]=&quot;1st&quot;;&quot;o&quot;;&quot;d&quot;))" office:value-type="string" office:string-value="d" calcext:value-type="string">
            <text:p>d</text:p>
          </table:table-cell>
          <table:table-cell table:formula="of:=IF(([.F26]-[.F27])&lt;=1;&quot;d&quot;;IF(([.F26]-[.F27])&gt;[.F26]/3;&quot;o&quot;;&quot;d&quot;))" office:value-type="string" office:string-value="d" calcext:value-type="string">
            <text:p>d</text:p>
          </table:table-cell>
          <table:table-cell table:formula="of:=IF(([.F26]-[.F27])&lt;=1;&quot;d&quot;;IF(([.F26]-[.F27])&gt;=[.F26]/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14" calcext:value-type="float">
            <text:p>14</text:p>
          </table:table-cell>
          <table:table-cell table:style-name="Default"/>
          <table:table-cell table:style-name="Default" office:value-type="float" office:value="2" calcext:value-type="float">
            <text:p>2</text:p>
          </table:table-cell>
          <table:table-cell table:style-name="Default" office:value-type="float" office:value="12" calcext:value-type="float">
            <text:p>12</text:p>
          </table:table-cell>
          <table:table-cell table:style-name="ce45" office:value-type="float" office:value="16" calcext:value-type="float">
            <text:p>16</text:p>
          </table:table-cell>
          <table:table-cell table:style-name="Default" office:value-type="float" office:value="71" calcext:value-type="float">
            <text:p>71</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6]=&quot;&quot;;&quot;&quot;;IF([.AT27]=&quot;&quot;;[.AV26];[.AT26]-[.AT27]))" office:value-type="float" office:value="0" calcext:value-type="float">
            <text:p>0</text:p>
          </table:table-cell>
          <table:table-cell table:style-name="ce25" table:formula="of:=[.BE26]=[.AV26]"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6]=[.A27];[.C26]+1;1)" office:value-type="float" office:value="27" calcext:value-type="float">
            <text:p>27</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27]=&quot;&quot;;&quot;&quot;;IF([.K27]=&quot;x&quot;;&quot;d&quot;;IF([.K27]=&quot;p&quot;;&quot;d&quot;;IF([.AJ27]=&quot;o&quot;;&quot;o&quot;;IF([.E27]=&quot;1st&quot;;[.AK27];IF([.E27]=&quot;2nd&quot;;[.AL27];[.AJ27]))))))" office:value-type="string" office:string-value="d" calcext:value-type="string">
            <text:p>d</text:p>
          </table:table-cell>
          <table:table-cell table:style-name="ce32" table:formula="of:=IF([.C27]=1;1;IF([.E27]=&quot;&quot;;&quot;&quot;;IF([.I26]=&quot;&quot;;[.I25]+1;[.I26])))" office:value-type="float" office:value="5" calcext:value-type="float">
            <text:p>5</text:p>
          </table:table-cell>
          <table:table-cell table:style-name="ce32" table:formula="of:=IF([.E27]=&quot;&quot;;&quot;&quot;;IF([.E26]=&quot;&quot;;1;1+[.J26]))" office:value-type="float" office:value="2" calcext:value-type="float">
            <text:p>2</text:p>
          </table:table-cell>
          <table:table-cell table:style-name="ce34" office:value-type="string" calcext:value-type="string">
            <text:p>b</text:p>
          </table:table-cell>
          <table:table-cell office:value-type="string" calcext:value-type="string">
            <text:p>o11</text:p>
          </table:table-cell>
          <table:table-cell office:value-type="float" office:value="222" calcext:value-type="float">
            <text:p>222</text:p>
          </table:table-cell>
          <table:table-cell table:style-name="ce33" office:value-type="string" calcext:value-type="string">
            <text:p>scramble</text:p>
          </table:table-cell>
          <table:table-cell table:style-name="ce8" office:value-type="float" office:value="13" calcext:value-type="float">
            <text:p>13</text:p>
          </table:table-cell>
          <table:table-cell table:style-name="ce8" table:number-columns-repeated="6"/>
          <table:table-cell table:style-name="ce8" office:value-type="float" office:value="66" calcext:value-type="float">
            <text:p>66</text:p>
          </table:table-cell>
          <table:table-cell table:number-columns-repeated="8"/>
          <table:table-cell office:value-type="string" calcext:value-type="string">
            <text:p>no pressure, happy feet, holding as QB exits the pocket by 66 against 98 but 98 didn't accomplish anything</text:p>
          </table:table-cell>
          <table:table-cell table:number-columns-repeated="3"/>
          <table:table-cell table:style-name="ce28"/>
          <table:table-cell table:formula="of:=IF([.K27]=&quot;t&quot;;&quot;o&quot;;IF([.E28]=&quot;1st&quot;;&quot;o&quot;;&quot;d&quot;))" office:value-type="string" office:string-value="d" calcext:value-type="string">
            <text:p>d</text:p>
          </table:table-cell>
          <table:table-cell table:formula="of:=IF(([.F27]-[.F28])&lt;=1;&quot;d&quot;;IF(([.F27]-[.F28])&gt;[.F27]/3;&quot;o&quot;;&quot;d&quot;))" office:value-type="string" office:string-value="d" calcext:value-type="string">
            <text:p>d</text:p>
          </table:table-cell>
          <table:table-cell table:formula="of:=IF(([.F27]-[.F28])&lt;=1;&quot;d&quot;;IF(([.F27]-[.F28])&gt;=[.F27]/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14" calcext:value-type="float">
            <text:p>14</text:p>
          </table:table-cell>
          <table:table-cell table:style-name="Default"/>
          <table:table-cell table:style-name="Default" office:value-type="float" office:value="2" calcext:value-type="float">
            <text:p>2</text:p>
          </table:table-cell>
          <table:table-cell table:style-name="Default" office:value-type="float" office:value="12" calcext:value-type="float">
            <text:p>12</text:p>
          </table:table-cell>
          <table:table-cell table:style-name="ce45" office:value-type="float" office:value="16" calcext:value-type="float">
            <text:p>16</text:p>
          </table:table-cell>
          <table:table-cell table:style-name="Default" office:value-type="float" office:value="71" calcext:value-type="float">
            <text:p>71</text:p>
          </table:table-cell>
          <table:table-cell table:style-name="Default"/>
          <table:table-cell table:style-name="Default" office:value-type="float" office:value="-10" calcext:value-type="float">
            <text:p>-10</text:p>
          </table:table-cell>
          <table:table-cell table:style-name="Default" office:value-type="string" calcext:value-type="string">
            <text:p>Penalty</text:p>
          </table:table-cell>
          <table:table-cell table:style-name="Default" office:value-type="string" calcext:value-type="string">
            <text:p>QB Keeper SCHAGER, Brayden rush up the middle for no gain to the HAW29 (BERNADEL, Gaethan). PENALTY HAW Holding on MUASAU, Sergio enforced 10 yards from the HAW29 to the HAW19 [SG]. NO PLAY (replay the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7]=&quot;&quot;;&quot;&quot;;IF([.AT28]=&quot;&quot;;[.AV27];[.AT27]-[.AT28]))" office:value-type="float" office:value="-10" calcext:value-type="float">
            <text:p>-10</text:p>
          </table:table-cell>
          <table:table-cell table:style-name="ce25" table:formula="of:=[.BE27]=[.AV2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7]=[.A28];[.C27]+1;1)" office:value-type="float" office:value="28" calcext:value-type="float">
            <text:p>28</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20" calcext:value-type="float">
            <text:p>20</text:p>
          </table:table-cell>
          <table:table-cell table:style-name="Default" office:value-type="string" calcext:value-type="string">
            <text:p>p</text:p>
          </table:table-cell>
          <table:table-cell table:formula="of:=IF([.E28]=&quot;&quot;;&quot;&quot;;IF([.K28]=&quot;x&quot;;&quot;d&quot;;IF([.K28]=&quot;p&quot;;&quot;d&quot;;IF([.AJ28]=&quot;o&quot;;&quot;o&quot;;IF([.E28]=&quot;1st&quot;;[.AK28];IF([.E28]=&quot;2nd&quot;;[.AL28];[.AJ28]))))))" office:value-type="string" office:string-value="o" calcext:value-type="string">
            <text:p>o</text:p>
          </table:table-cell>
          <table:table-cell table:style-name="ce32" table:formula="of:=IF([.C28]=1;1;IF([.E28]=&quot;&quot;;&quot;&quot;;IF([.I27]=&quot;&quot;;[.I26]+1;[.I27])))" office:value-type="float" office:value="5" calcext:value-type="float">
            <text:p>5</text:p>
          </table:table-cell>
          <table:table-cell table:style-name="ce32" table:formula="of:=IF([.E28]=&quot;&quot;;&quot;&quot;;IF([.E27]=&quot;&quot;;1;1+[.J27]))" office:value-type="float" office:value="3" calcext:value-type="float">
            <text:p>3</text:p>
          </table:table-cell>
          <table:table-cell table:style-name="ce34"/>
          <table:table-cell office:value-type="string" calcext:value-type="string">
            <text:p>o11</text:p>
          </table:table-cell>
          <table:table-cell office:value-type="float" office:value="213" calcext:value-type="float">
            <text:p>213</text:p>
          </table:table-cell>
          <table:table-cell table:style-name="ce33" office:value-type="string" calcext:value-type="string">
            <text:p>stop</text:p>
          </table:table-cell>
          <table:table-cell table:style-name="ce8" office:value-type="float" office:value="86" calcext:value-type="float">
            <text:p>86</text:p>
          </table:table-cell>
          <table:table-cell table:style-name="ce8" table:number-columns-repeated="7"/>
          <table:table-cell table:number-columns-repeated="7"/>
          <table:table-cell office:value-type="float" office:value="20" calcext:value-type="float">
            <text:p>20</text:p>
          </table:table-cell>
          <table:table-cell office:value-type="string" calcext:value-type="string">
            <text:p>fd18 hurt</text:p>
          </table:table-cell>
          <table:table-cell table:number-columns-repeated="3"/>
          <table:table-cell table:style-name="ce28"/>
          <table:table-cell table:formula="of:=IF([.K28]=&quot;t&quot;;&quot;o&quot;;IF([.E29]=&quot;1st&quot;;&quot;o&quot;;&quot;d&quot;))" office:value-type="string" office:string-value="d" calcext:value-type="string">
            <text:p>d</text:p>
          </table:table-cell>
          <table:table-cell table:formula="of:=IF(([.F28]-[.F29])&lt;=1;&quot;d&quot;;IF(([.F28]-[.F29])&gt;[.F28]/3;&quot;o&quot;;&quot;d&quot;))" office:value-type="string" office:string-value="o" calcext:value-type="string">
            <text:p>o</text:p>
          </table:table-cell>
          <table:table-cell table:formula="of:=IF(([.F28]-[.F29])&lt;=1;&quot;d&quot;;IF(([.F28]-[.F29])&gt;=[.F28]/2;&quot;o&quot;;&quot;d&quot;))" office:value-type="string" office:string-value="o" calcext:value-type="string">
            <text:p>o</text:p>
          </table:table-cell>
          <table:table-cell/>
          <table:table-cell table:style-name="Default" office:value-type="float" office:value="7" calcext:value-type="float">
            <text:p>7</text:p>
          </table:table-cell>
          <table:table-cell table:style-name="Default" office:value-type="float" office:value="14" calcext:value-type="float">
            <text:p>14</text:p>
          </table:table-cell>
          <table:table-cell table:style-name="Default"/>
          <table:table-cell table:style-name="Default" office:value-type="float" office:value="2" calcext:value-type="float">
            <text:p>2</text:p>
          </table:table-cell>
          <table:table-cell table:style-name="Default" office:value-type="float" office:value="12" calcext:value-type="float">
            <text:p>12</text:p>
          </table:table-cell>
          <table:table-cell table:style-name="ce45" office:value-type="float" office:value="16" calcext:value-type="float">
            <text:p>16</text:p>
          </table:table-cell>
          <table:table-cell table:style-name="Default" office:value-type="float" office:value="81" calcext:value-type="float">
            <text:p>81</text:p>
          </table:table-cell>
          <table:table-cell table:style-name="Default"/>
          <table:table-cell table:style-name="Default" office:value-type="float" office:value="12" calcext:value-type="float">
            <text:p>12</text:p>
          </table:table-cell>
          <table:table-cell table:style-name="Default" office:value-type="string" calcext:value-type="string">
            <text:p>Pass Reception</text:p>
          </table:table-cell>
          <table:table-cell table:style-name="Default" office:value-type="string" calcext:value-type="string">
            <text:p>Brayden Schager pass complete to Pofele Ashlock for 12 yds to the HAW 31</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8]=&quot;&quot;;&quot;&quot;;IF([.AT29]=&quot;&quot;;[.AV28];[.AT28]-[.AT29]))" office:value-type="float" office:value="12" calcext:value-type="float">
            <text:p>12</text:p>
          </table:table-cell>
          <table:table-cell table:style-name="ce25" table:formula="of:=[.BE28]=[.AV28]"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8]=[.A29];[.C28]+1;1)" office:value-type="float" office:value="29" calcext:value-type="float">
            <text:p>29</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8" calcext:value-type="float">
            <text:p>8</text:p>
          </table:table-cell>
          <table:table-cell table:style-name="Default" office:value-type="string" calcext:value-type="string">
            <text:p>p</text:p>
          </table:table-cell>
          <table:table-cell table:formula="of:=IF([.E29]=&quot;&quot;;&quot;&quot;;IF([.K29]=&quot;x&quot;;&quot;d&quot;;IF([.K29]=&quot;p&quot;;&quot;d&quot;;IF([.AJ29]=&quot;o&quot;;&quot;o&quot;;IF([.E29]=&quot;1st&quot;;[.AK29];IF([.E29]=&quot;2nd&quot;;[.AL29];[.AJ29]))))))" office:value-type="string" office:string-value="d" calcext:value-type="string">
            <text:p>d</text:p>
          </table:table-cell>
          <table:table-cell table:style-name="ce32" table:formula="of:=IF([.C29]=1;1;IF([.E29]=&quot;&quot;;&quot;&quot;;IF([.I28]=&quot;&quot;;[.I27]+1;[.I28])))" office:value-type="float" office:value="5" calcext:value-type="float">
            <text:p>5</text:p>
          </table:table-cell>
          <table:table-cell table:style-name="ce32" table:formula="of:=IF([.E29]=&quot;&quot;;&quot;&quot;;IF([.E28]=&quot;&quot;;1;1+[.J28]))" office:value-type="float" office:value="4" calcext:value-type="float">
            <text:p>4</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dumpoff</text:p>
          </table:table-cell>
          <table:table-cell table:style-name="ce8" office:value-type="float" office:value="17" calcext:value-type="float">
            <text:p>17</text:p>
          </table:table-cell>
          <table:table-cell table:style-name="ce8" table:number-columns-repeated="6"/>
          <table:table-cell table:style-name="ce8" office:value-type="float" office:value="13" calcext:value-type="float">
            <text:p>13</text:p>
          </table:table-cell>
          <table:table-cell office:value-type="float" office:value="33" calcext:value-type="float">
            <text:p>33</text:p>
          </table:table-cell>
          <table:table-cell table:number-columns-repeated="7"/>
          <table:table-cell office:value-type="string" calcext:value-type="string">
            <text:p>qtnp, just first open guy he sees when scanning, doesn't matter that it's minimal yardage, DB murders</text:p>
          </table:table-cell>
          <table:table-cell office:value-type="float" office:value="43.39" calcext:value-type="float">
            <text:p>43.39</text:p>
          </table:table-cell>
          <table:table-cell table:number-columns-repeated="2"/>
          <table:table-cell table:style-name="ce28"/>
          <table:table-cell table:formula="of:=IF([.K29]=&quot;t&quot;;&quot;o&quot;;IF([.E30]=&quot;1st&quot;;&quot;o&quot;;&quot;d&quot;))" office:value-type="string" office:string-value="d" calcext:value-type="string">
            <text:p>d</text:p>
          </table:table-cell>
          <table:table-cell table:formula="of:=IF(([.F29]-[.F30])&lt;=1;&quot;d&quot;;IF(([.F29]-[.F30])&gt;[.F29]/3;&quot;o&quot;;&quot;d&quot;))" office:value-type="string" office:string-value="o" calcext:value-type="string">
            <text:p>o</text:p>
          </table:table-cell>
          <table:table-cell table:formula="of:=IF(([.F29]-[.F30])&lt;=1;&quot;d&quot;;IF(([.F29]-[.F30])&gt;=[.F29]/2;&quot;o&quot;;&quot;d&quot;))" office:value-type="string" office:string-value="o" calcext:value-type="string">
            <text:p>o</text:p>
          </table:table-cell>
          <table:table-cell/>
          <table:table-cell table:style-name="Default" office:value-type="float" office:value="7" calcext:value-type="float">
            <text:p>7</text:p>
          </table:table-cell>
          <table:table-cell table:style-name="Default" office:value-type="float" office:value="14" calcext:value-type="float">
            <text:p>14</text:p>
          </table:table-cell>
          <table:table-cell table:style-name="Default"/>
          <table:table-cell table:style-name="Default" office:value-type="float" office:value="2" calcext:value-type="float">
            <text:p>2</text:p>
          </table:table-cell>
          <table:table-cell table:style-name="Default" office:value-type="float" office:value="12" calcext:value-type="float">
            <text:p>12</text:p>
          </table:table-cell>
          <table:table-cell table:style-name="ce45" office:value-type="float" office:value="16" calcext:value-type="float">
            <text:p>16</text:p>
          </table:table-cell>
          <table:table-cell table:style-name="Default" office:value-type="float" office:value="69" calcext:value-type="float">
            <text:p>69</text:p>
          </table:table-cell>
          <table:table-cell table:style-name="Default"/>
          <table:table-cell table:style-name="Default" office:value-type="float" office:value="4" calcext:value-type="float">
            <text:p>4</text:p>
          </table:table-cell>
          <table:table-cell table:style-name="Default" office:value-type="string" calcext:value-type="string">
            <text:p>Pass Reception</text:p>
          </table:table-cell>
          <table:table-cell table:style-name="Default" office:value-type="string" calcext:value-type="string">
            <text:p>Brayden Schager pass complete to Greyson Morgan for 4 yds to the HAW 35</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29]=&quot;&quot;;&quot;&quot;;IF([.AT30]=&quot;&quot;;[.AV29];[.AT29]-[.AT30]))" office:value-type="float" office:value="4" calcext:value-type="float">
            <text:p>4</text:p>
          </table:table-cell>
          <table:table-cell table:style-name="ce25" table:formula="of:=[.BE29]=[.AV29]"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29]=[.A30];[.C29]+1;1)" office:value-type="float" office:value="30" calcext:value-type="float">
            <text:p>30</text:p>
          </table:table-cell>
          <table:table-cell table:style-name="ce29" office:value-type="string" calcext:value-type="string">
            <text:p>O</text:p>
          </table:table-cell>
          <table:table-cell table:style-name="Default" table:number-columns-repeated="3"/>
          <table:table-cell table:formula="of:=IF([.E30]=&quot;&quot;;&quot;&quot;;IF([.K30]=&quot;x&quot;;&quot;d&quot;;IF([.K30]=&quot;p&quot;;&quot;d&quot;;IF([.AJ30]=&quot;o&quot;;&quot;o&quot;;IF([.E30]=&quot;1st&quot;;[.AK30];IF([.E30]=&quot;2nd&quot;;[.AL30];[.AJ30]))))))">
            <text:p/>
          </table:table-cell>
          <table:table-cell table:style-name="ce32" table:formula="of:=IF([.C30]=1;1;IF([.E30]=&quot;&quot;;&quot;&quot;;IF([.I29]=&quot;&quot;;[.I28]+1;[.I29])))">
            <text:p/>
          </table:table-cell>
          <table:table-cell table:style-name="ce32" table:formula="of:=IF([.E30]=&quot;&quot;;&quot;&quot;;IF([.E29]=&quot;&quot;;1;1+[.J29]))">
            <text:p/>
          </table:table-cell>
          <table:table-cell table:number-columns-repeated="3"/>
          <table:table-cell table:style-name="ce33"/>
          <table:table-cell table:style-name="ce8" table:number-columns-repeated="8"/>
          <table:table-cell table:number-columns-repeated="12"/>
          <table:table-cell table:style-name="ce28"/>
          <table:table-cell table:formula="of:=IF([.K30]=&quot;t&quot;;&quot;o&quot;;IF([.E31]=&quot;1st&quot;;&quot;o&quot;;&quot;d&quot;))" office:value-type="string" office:string-value="o" calcext:value-type="string">
            <text:p>o</text:p>
          </table:table-cell>
          <table:table-cell table:formula="of:=IF(([.F30]-[.F31])&lt;=1;&quot;d&quot;;IF(([.F30]-[.F31])&gt;[.F30]/3;&quot;o&quot;;&quot;d&quot;))" office:value-type="string" office:string-value="d" calcext:value-type="string">
            <text:p>d</text:p>
          </table:table-cell>
          <table:table-cell table:formula="of:=IF(([.F30]-[.F31])&lt;=1;&quot;d&quot;;IF(([.F30]-[.F31])&gt;=[.F30]/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0]=&quot;&quot;;&quot;&quot;;IF([.AT31]=&quot;&quot;;[.AV30];[.AT30]-[.AT31]))">
            <text:p/>
          </table:table-cell>
          <table:table-cell table:style-name="ce25" table:formula="of:=[.BE30]=[.AV30]"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0]=[.A31];[.C30]+1;1)" office:value-type="float" office:value="31" calcext:value-type="float">
            <text:p>31</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31]=&quot;&quot;;&quot;&quot;;IF([.K31]=&quot;x&quot;;&quot;d&quot;;IF([.K31]=&quot;p&quot;;&quot;d&quot;;IF([.AJ31]=&quot;o&quot;;&quot;o&quot;;IF([.E31]=&quot;1st&quot;;[.AK31];IF([.E31]=&quot;2nd&quot;;[.AL31];[.AJ31]))))))" office:value-type="string" office:string-value="d" calcext:value-type="string">
            <text:p>d</text:p>
          </table:table-cell>
          <table:table-cell table:style-name="ce32" table:formula="of:=IF([.C31]=1;1;IF([.E31]=&quot;&quot;;&quot;&quot;;IF([.I30]=&quot;&quot;;[.I29]+1;[.I30])))" office:value-type="float" office:value="6" calcext:value-type="float">
            <text:p>6</text:p>
          </table:table-cell>
          <table:table-cell table:style-name="ce32" table:formula="of:=IF([.E31]=&quot;&quot;;&quot;&quot;;IF([.E30]=&quot;&quot;;1;1+[.J30]))" office:value-type="float" office:value="1" calcext:value-type="float">
            <text:p>1</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post</text:p>
          </table:table-cell>
          <table:table-cell table:style-name="ce8" office:value-type="float" office:value="7" calcext:value-type="float">
            <text:p>7</text:p>
          </table:table-cell>
          <table:table-cell table:style-name="ce8" table:number-columns-repeated="7"/>
          <table:table-cell office:value-type="float" office:value="6" calcext:value-type="float">
            <text:p>6</text:p>
          </table:table-cell>
          <table:table-cell table:number-columns-repeated="7"/>
          <table:table-cell office:value-type="string" calcext:value-type="string">
            <text:p>good coverage, PBU</text:p>
          </table:table-cell>
          <table:table-cell table:number-columns-repeated="3"/>
          <table:table-cell table:style-name="ce28"/>
          <table:table-cell table:formula="of:=IF([.K31]=&quot;t&quot;;&quot;o&quot;;IF([.E32]=&quot;1st&quot;;&quot;o&quot;;&quot;d&quot;))" office:value-type="string" office:string-value="d" calcext:value-type="string">
            <text:p>d</text:p>
          </table:table-cell>
          <table:table-cell table:formula="of:=IF(([.F31]-[.F32])&lt;=1;&quot;d&quot;;IF(([.F31]-[.F32])&gt;[.F31]/3;&quot;o&quot;;&quot;d&quot;))" office:value-type="string" office:string-value="d" calcext:value-type="string">
            <text:p>d</text:p>
          </table:table-cell>
          <table:table-cell table:formula="of:=IF(([.F31]-[.F32])&lt;=1;&quot;d&quot;;IF(([.F31]-[.F32])&gt;=[.F31]/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4" calcext:value-type="float">
            <text:p>4</text:p>
          </table:table-cell>
          <table:table-cell table:style-name="ce45" office:value-type="float" office:value="25" calcext:value-type="float">
            <text:p>25</text:p>
          </table:table-cell>
          <table:table-cell table:style-name="Default" office:value-type="float" office:value="75" calcext:value-type="float">
            <text:p>75</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1]=&quot;&quot;;&quot;&quot;;IF([.AT32]=&quot;&quot;;[.AV31];[.AT31]-[.AT32]))" office:value-type="float" office:value="0" calcext:value-type="float">
            <text:p>0</text:p>
          </table:table-cell>
          <table:table-cell table:style-name="ce25" table:formula="of:=[.BE31]=[.AV3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1]=[.A32];[.C31]+1;1)" office:value-type="float" office:value="32" calcext:value-type="float">
            <text:p>32</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r</text:p>
          </table:table-cell>
          <table:table-cell table:formula="of:=IF([.E32]=&quot;&quot;;&quot;&quot;;IF([.K32]=&quot;x&quot;;&quot;d&quot;;IF([.K32]=&quot;p&quot;;&quot;d&quot;;IF([.AJ32]=&quot;o&quot;;&quot;o&quot;;IF([.E32]=&quot;1st&quot;;[.AK32];IF([.E32]=&quot;2nd&quot;;[.AL32];[.AJ32]))))))" office:value-type="string" office:string-value="d" calcext:value-type="string">
            <text:p>d</text:p>
          </table:table-cell>
          <table:table-cell table:style-name="ce32" table:formula="of:=IF([.C32]=1;1;IF([.E32]=&quot;&quot;;&quot;&quot;;IF([.I31]=&quot;&quot;;[.I30]+1;[.I31])))" office:value-type="float" office:value="6" calcext:value-type="float">
            <text:p>6</text:p>
          </table:table-cell>
          <table:table-cell table:style-name="ce32" table:formula="of:=IF([.E32]=&quot;&quot;;&quot;&quot;;IF([.E31]=&quot;&quot;;1;1+[.J31]))" office:value-type="float" office:value="2" calcext:value-type="float">
            <text:p>2</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table:style-name="ce8" office:value-type="float" office:value="2" calcext:value-type="float">
            <text:p>2</text:p>
          </table:table-cell>
          <table:table-cell table:style-name="ce8" table:number-columns-repeated="7"/>
          <table:table-cell table:number-columns-repeated="8"/>
          <table:table-cell office:value-type="string" calcext:value-type="string">
            <text:p>BCS, no clue</text:p>
          </table:table-cell>
          <table:table-cell table:number-columns-repeated="3"/>
          <table:table-cell table:style-name="ce28"/>
          <table:table-cell table:formula="of:=IF([.K32]=&quot;t&quot;;&quot;o&quot;;IF([.E33]=&quot;1st&quot;;&quot;o&quot;;&quot;d&quot;))" office:value-type="string" office:string-value="d" calcext:value-type="string">
            <text:p>d</text:p>
          </table:table-cell>
          <table:table-cell table:formula="of:=IF(([.F32]-[.F33])&lt;=1;&quot;d&quot;;IF(([.F32]-[.F33])&gt;[.F32]/3;&quot;o&quot;;&quot;d&quot;))" office:value-type="string" office:string-value="d" calcext:value-type="string">
            <text:p>d</text:p>
          </table:table-cell>
          <table:table-cell table:formula="of:=IF(([.F32]-[.F33])&lt;=1;&quot;d&quot;;IF(([.F32]-[.F33])&gt;=[.F32]/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4" calcext:value-type="float">
            <text:p>4</text:p>
          </table:table-cell>
          <table:table-cell table:style-name="ce45" office:value-type="float" office:value="25" calcext:value-type="float">
            <text:p>25</text:p>
          </table:table-cell>
          <table:table-cell table:style-name="Default" office:value-type="float" office:value="75" calcext:value-type="float">
            <text:p>75</text:p>
          </table:table-cell>
          <table:table-cell table:style-name="Default"/>
          <table:table-cell table:style-name="Default" office:value-type="float" office:value="-10" calcext:value-type="float">
            <text:p>-10</text:p>
          </table:table-cell>
          <table:table-cell table:style-name="Default" office:value-type="string" calcext:value-type="string">
            <text:p>Penalty</text:p>
          </table:table-cell>
          <table:table-cell table:style-name="Default" office:value-type="string" calcext:value-type="string">
            <text:p>HINES, Tylan rush up the middle for a gain of 2 yards to the HAW27 (KENELEY, Lance). PENALTY HAW Holding on ATKINS, Joshua enforced 10 yards from the HAW25 to the HAW15 [SG]. NO PLAY (replay the down).</text:p>
          </table:table-cell>
          <table:table-cell/>
          <table:table-cell table:style-name="Default" table:number-columns-repeated="3"/>
          <table:table-cell table:number-columns-repeated="2"/>
          <table:table-cell table:style-name="Default" table:formula="of:=IF([.AT32]=&quot;&quot;;&quot;&quot;;IF([.AT33]=&quot;&quot;;[.AV32];[.AT32]-[.AT33]))" office:value-type="float" office:value="-10" calcext:value-type="float">
            <text:p>-10</text:p>
          </table:table-cell>
          <table:table-cell table:style-name="ce25" table:formula="of:=[.BE32]=[.AV3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2]=[.A33];[.C32]+1;1)" office:value-type="float" office:value="33" calcext:value-type="float">
            <text:p>33</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20" calcext:value-type="float">
            <text:p>20</text:p>
          </table:table-cell>
          <table:table-cell table:style-name="Default" office:value-type="string" calcext:value-type="string">
            <text:p>p</text:p>
          </table:table-cell>
          <table:table-cell table:formula="of:=IF([.E33]=&quot;&quot;;&quot;&quot;;IF([.K33]=&quot;x&quot;;&quot;d&quot;;IF([.K33]=&quot;p&quot;;&quot;d&quot;;IF([.AJ33]=&quot;o&quot;;&quot;o&quot;;IF([.E33]=&quot;1st&quot;;[.AK33];IF([.E33]=&quot;2nd&quot;;[.AL33];[.AJ33]))))))" office:value-type="string" office:string-value="o" calcext:value-type="string">
            <text:p>o</text:p>
          </table:table-cell>
          <table:table-cell table:style-name="ce32" table:formula="of:=IF([.C33]=1;1;IF([.E33]=&quot;&quot;;&quot;&quot;;IF([.I32]=&quot;&quot;;[.I31]+1;[.I32])))" office:value-type="float" office:value="6" calcext:value-type="float">
            <text:p>6</text:p>
          </table:table-cell>
          <table:table-cell table:style-name="ce32" table:formula="of:=IF([.E33]=&quot;&quot;;&quot;&quot;;IF([.E32]=&quot;&quot;;1;1+[.J32]))" office:value-type="float" office:value="3" calcext:value-type="float">
            <text:p>3</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in</text:p>
          </table:table-cell>
          <table:table-cell table:style-name="ce8" office:value-type="float" office:value="23" calcext:value-type="float">
            <text:p>23</text:p>
          </table:table-cell>
          <table:table-cell table:style-name="ce8" table:number-columns-repeated="7"/>
          <table:table-cell table:number-columns-repeated="7"/>
          <table:table-cell office:value-type="float" office:value="8" calcext:value-type="float">
            <text:p>8</text:p>
          </table:table-cell>
          <table:table-cell office:value-type="string" calcext:value-type="string">
            <text:p>dori1, </text:p>
          </table:table-cell>
          <table:table-cell table:number-columns-repeated="3"/>
          <table:table-cell table:style-name="ce28"/>
          <table:table-cell table:formula="of:=IF([.K33]=&quot;t&quot;;&quot;o&quot;;IF([.E34]=&quot;1st&quot;;&quot;o&quot;;&quot;d&quot;))" office:value-type="string" office:string-value="d" calcext:value-type="string">
            <text:p>d</text:p>
          </table:table-cell>
          <table:table-cell table:formula="of:=IF(([.F33]-[.F34])&lt;=1;&quot;d&quot;;IF(([.F33]-[.F34])&gt;[.F33]/3;&quot;o&quot;;&quot;d&quot;))" office:value-type="string" office:string-value="o" calcext:value-type="string">
            <text:p>o</text:p>
          </table:table-cell>
          <table:table-cell table:formula="of:=IF(([.F33]-[.F34])&lt;=1;&quot;d&quot;;IF(([.F33]-[.F34])&gt;=[.F33]/2;&quot;o&quot;;&quot;d&quot;))" office:value-type="string" office:string-value="o" calcext:value-type="string">
            <text:p>o</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4" calcext:value-type="float">
            <text:p>4</text:p>
          </table:table-cell>
          <table:table-cell table:style-name="ce45" office:value-type="float" office:value="25" calcext:value-type="float">
            <text:p>25</text:p>
          </table:table-cell>
          <table:table-cell table:style-name="Default" office:value-type="float" office:value="85" calcext:value-type="float">
            <text:p>85</text:p>
          </table:table-cell>
          <table:table-cell table:style-name="Default"/>
          <table:table-cell table:style-name="Default" office:value-type="float" office:value="10" calcext:value-type="float">
            <text:p>10</text:p>
          </table:table-cell>
          <table:table-cell table:style-name="Default" office:value-type="string" calcext:value-type="string">
            <text:p>Pass Reception</text:p>
          </table:table-cell>
          <table:table-cell table:style-name="Default" office:value-type="string" calcext:value-type="string">
            <text:p>Brayden Schager pass complete to Koali Nishigaya for 10 yds to the HAW 25</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3]=&quot;&quot;;&quot;&quot;;IF([.AT34]=&quot;&quot;;[.AV33];[.AT33]-[.AT34]))" office:value-type="float" office:value="10" calcext:value-type="float">
            <text:p>10</text:p>
          </table:table-cell>
          <table:table-cell table:style-name="ce25" table:formula="of:=[.BE33]=[.AV3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3]=[.A34];[.C33]+1;1)" office:value-type="float" office:value="34" calcext:value-type="float">
            <text:p>34</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34]=&quot;&quot;;&quot;&quot;;IF([.K34]=&quot;x&quot;;&quot;d&quot;;IF([.K34]=&quot;p&quot;;&quot;d&quot;;IF([.AJ34]=&quot;o&quot;;&quot;o&quot;;IF([.E34]=&quot;1st&quot;;[.AK34];IF([.E34]=&quot;2nd&quot;;[.AL34];[.AJ34]))))))" office:value-type="string" office:string-value="d" calcext:value-type="string">
            <text:p>d</text:p>
          </table:table-cell>
          <table:table-cell table:style-name="ce32" table:formula="of:=IF([.C34]=1;1;IF([.E34]=&quot;&quot;;&quot;&quot;;IF([.I33]=&quot;&quot;;[.I32]+1;[.I33])))" office:value-type="float" office:value="6" calcext:value-type="float">
            <text:p>6</text:p>
          </table:table-cell>
          <table:table-cell table:style-name="ce32" table:formula="of:=IF([.E34]=&quot;&quot;;&quot;&quot;;IF([.E33]=&quot;&quot;;1;1+[.J33]))" office:value-type="float" office:value="4" calcext:value-type="float">
            <text:p>4</text:p>
          </table:table-cell>
          <table:table-cell table:style-name="ce34" office:value-type="string" calcext:value-type="string">
            <text:p>b</text:p>
          </table:table-cell>
          <table:table-cell office:value-type="string" calcext:value-type="string">
            <text:p>o11</text:p>
          </table:table-cell>
          <table:table-cell office:value-type="float" office:value="222" calcext:value-type="float">
            <text:p>222</text:p>
          </table:table-cell>
          <table:table-cell table:style-name="ce33" office:value-type="string" calcext:value-type="string">
            <text:p>sack</text:p>
          </table:table-cell>
          <table:table-cell table:style-name="ce8" office:value-type="float" office:value="13" calcext:value-type="float">
            <text:p>13</text:p>
          </table:table-cell>
          <table:table-cell table:style-name="ce8" table:number-columns-repeated="7"/>
          <table:table-cell office:value-type="float" office:value="23" calcext:value-type="float">
            <text:p>23</text:p>
          </table:table-cell>
          <table:table-cell table:number-columns-repeated="7"/>
          <table:table-cell office:value-type="string" calcext:value-type="string">
            <text:p>Right tackle is beaten right off the snap, right guard gets so distracted by it he doesn’t pick up the twist</text:p>
          </table:table-cell>
          <table:table-cell office:value-type="float" office:value="56.07" calcext:value-type="float">
            <text:p>56.07</text:p>
          </table:table-cell>
          <table:table-cell table:number-columns-repeated="2"/>
          <table:table-cell table:style-name="ce28"/>
          <table:table-cell table:formula="of:=IF([.K34]=&quot;t&quot;;&quot;o&quot;;IF([.E35]=&quot;1st&quot;;&quot;o&quot;;&quot;d&quot;))" office:value-type="string" office:string-value="d" calcext:value-type="string">
            <text:p>d</text:p>
          </table:table-cell>
          <table:table-cell table:formula="of:=IF(([.F34]-[.F35])&lt;=1;&quot;d&quot;;IF(([.F34]-[.F35])&gt;[.F34]/3;&quot;o&quot;;&quot;d&quot;))" office:value-type="string" office:string-value="o" calcext:value-type="string">
            <text:p>o</text:p>
          </table:table-cell>
          <table:table-cell table:formula="of:=IF(([.F34]-[.F35])&lt;=1;&quot;d&quot;;IF(([.F34]-[.F35])&gt;=[.F34]/2;&quot;o&quot;;&quot;d&quot;))" office:value-type="string" office:string-value="o" calcext:value-type="string">
            <text:p>o</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4" calcext:value-type="float">
            <text:p>4</text:p>
          </table:table-cell>
          <table:table-cell table:style-name="ce45" office:value-type="float" office:value="25" calcext:value-type="float">
            <text:p>25</text:p>
          </table:table-cell>
          <table:table-cell table:style-name="Default" office:value-type="float" office:value="75" calcext:value-type="float">
            <text:p>75</text:p>
          </table:table-cell>
          <table:table-cell table:style-name="Default"/>
          <table:table-cell table:style-name="Default" office:value-type="float" office:value="-7" calcext:value-type="float">
            <text:p>-7</text:p>
          </table:table-cell>
          <table:table-cell table:style-name="Default" office:value-type="string" calcext:value-type="string">
            <text:p>Sack</text:p>
          </table:table-cell>
          <table:table-cell table:style-name="Default" office:value-type="string" calcext:value-type="string">
            <text:p>Brayden Schager sacked by David Bailey for a loss of 7 yards to the HAW 18</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4]=&quot;&quot;;&quot;&quot;;IF([.AT35]=&quot;&quot;;[.AV34];[.AT34]-[.AT35]))" office:value-type="float" office:value="-7" calcext:value-type="float">
            <text:p>-7</text:p>
          </table:table-cell>
          <table:table-cell table:style-name="ce25" table:formula="of:=[.BE34]=[.AV3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4]=[.A35];[.C34]+1;1)" office:value-type="float" office:value="35" calcext:value-type="float">
            <text:p>35</text:p>
          </table:table-cell>
          <table:table-cell table:style-name="ce29" office:value-type="string" calcext:value-type="string">
            <text:p>O</text:p>
          </table:table-cell>
          <table:table-cell table:style-name="Default" table:number-columns-repeated="3"/>
          <table:table-cell table:formula="of:=IF([.E35]=&quot;&quot;;&quot;&quot;;IF([.K35]=&quot;x&quot;;&quot;d&quot;;IF([.K35]=&quot;p&quot;;&quot;d&quot;;IF([.AJ35]=&quot;o&quot;;&quot;o&quot;;IF([.E35]=&quot;1st&quot;;[.AK35];IF([.E35]=&quot;2nd&quot;;[.AL35];[.AJ35]))))))">
            <text:p/>
          </table:table-cell>
          <table:table-cell table:style-name="ce32" table:formula="of:=IF([.C35]=1;1;IF([.E35]=&quot;&quot;;&quot;&quot;;IF([.I34]=&quot;&quot;;[.I33]+1;[.I34])))">
            <text:p/>
          </table:table-cell>
          <table:table-cell table:style-name="ce32" table:formula="of:=IF([.E35]=&quot;&quot;;&quot;&quot;;IF([.E34]=&quot;&quot;;1;1+[.J34]))">
            <text:p/>
          </table:table-cell>
          <table:table-cell table:number-columns-repeated="3"/>
          <table:table-cell table:style-name="ce33"/>
          <table:table-cell table:style-name="ce8" table:number-columns-repeated="8"/>
          <table:table-cell table:number-columns-repeated="12"/>
          <table:table-cell table:style-name="ce28"/>
          <table:table-cell table:formula="of:=IF([.K35]=&quot;t&quot;;&quot;o&quot;;IF([.E36]=&quot;1st&quot;;&quot;o&quot;;&quot;d&quot;))" office:value-type="string" office:string-value="o" calcext:value-type="string">
            <text:p>o</text:p>
          </table:table-cell>
          <table:table-cell table:formula="of:=IF(([.F35]-[.F36])&lt;=1;&quot;d&quot;;IF(([.F35]-[.F36])&gt;[.F35]/3;&quot;o&quot;;&quot;d&quot;))" office:value-type="string" office:string-value="d" calcext:value-type="string">
            <text:p>d</text:p>
          </table:table-cell>
          <table:table-cell table:formula="of:=IF(([.F35]-[.F36])&lt;=1;&quot;d&quot;;IF(([.F35]-[.F36])&gt;=[.F35]/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5]=&quot;&quot;;&quot;&quot;;IF([.AT36]=&quot;&quot;;[.AV35];[.AT35]-[.AT36]))">
            <text:p/>
          </table:table-cell>
          <table:table-cell table:style-name="ce25" table:formula="of:=[.BE35]=[.AV3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5]=[.A36];[.C35]+1;1)" office:value-type="float" office:value="36" calcext:value-type="float">
            <text:p>36</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s</text:p>
          </table:table-cell>
          <table:table-cell table:formula="of:=IF([.E36]=&quot;&quot;;&quot;&quot;;IF([.K36]=&quot;x&quot;;&quot;d&quot;;IF([.K36]=&quot;p&quot;;&quot;d&quot;;IF([.AJ36]=&quot;o&quot;;&quot;o&quot;;IF([.E36]=&quot;1st&quot;;[.AK36];IF([.E36]=&quot;2nd&quot;;[.AL36];[.AJ36]))))))" office:value-type="string" office:string-value="d" calcext:value-type="string">
            <text:p>d</text:p>
          </table:table-cell>
          <table:table-cell table:style-name="ce32" table:formula="of:=IF([.C36]=1;1;IF([.E36]=&quot;&quot;;&quot;&quot;;IF([.I35]=&quot;&quot;;[.I34]+1;[.I35])))" office:value-type="float" office:value="7" calcext:value-type="float">
            <text:p>7</text:p>
          </table:table-cell>
          <table:table-cell table:style-name="ce32" table:formula="of:=IF([.E36]=&quot;&quot;;&quot;&quot;;IF([.E35]=&quot;&quot;;1;1+[.J35]))" office:value-type="float" office:value="1" calcext:value-type="float">
            <text:p>1</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tunnel</text:p>
          </table:table-cell>
          <table:table-cell table:style-name="ce8" office:value-type="float" office:value="86" calcext:value-type="float">
            <text:p>86</text:p>
          </table:table-cell>
          <table:table-cell table:style-name="ce8" table:number-columns-repeated="7"/>
          <table:table-cell office:value-type="float" office:value="23" calcext:value-type="float">
            <text:p>23</text:p>
          </table:table-cell>
          <table:table-cell office:value-type="float" office:value="33" calcext:value-type="float">
            <text:p>33</text:p>
          </table:table-cell>
          <table:table-cell table:number-columns-repeated="5"/>
          <table:table-cell office:value-type="float" office:value="98" calcext:value-type="float">
            <text:p>98</text:p>
          </table:table-cell>
          <table:table-cell table:number-columns-repeated="4"/>
          <table:table-cell table:style-name="ce28"/>
          <table:table-cell table:formula="of:=IF([.K36]=&quot;t&quot;;&quot;o&quot;;IF([.E37]=&quot;1st&quot;;&quot;o&quot;;&quot;d&quot;))" office:value-type="string" office:string-value="d" calcext:value-type="string">
            <text:p>d</text:p>
          </table:table-cell>
          <table:table-cell table:formula="of:=IF(([.F36]-[.F37])&lt;=1;&quot;d&quot;;IF(([.F36]-[.F37])&gt;[.F36]/3;&quot;o&quot;;&quot;d&quot;))" office:value-type="string" office:string-value="d" calcext:value-type="string">
            <text:p>d</text:p>
          </table:table-cell>
          <table:table-cell table:formula="of:=IF(([.F36]-[.F37])&lt;=1;&quot;d&quot;;IF(([.F36]-[.F37])&gt;=[.F36]/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1" calcext:value-type="float">
            <text:p>1</text:p>
          </table:table-cell>
          <table:table-cell table:style-name="ce45" office:value-type="float" office:value="3" calcext:value-type="float">
            <text:p>03</text:p>
          </table:table-cell>
          <table:table-cell table:style-name="Default" office:value-type="float" office:value="80" calcext:value-type="float">
            <text:p>80</text:p>
          </table:table-cell>
          <table:table-cell table:style-name="Default"/>
          <table:table-cell table:style-name="Default" office:value-type="float" office:value="3" calcext:value-type="float">
            <text:p>3</text:p>
          </table:table-cell>
          <table:table-cell table:style-name="Default" office:value-type="string" calcext:value-type="string">
            <text:p>Pass Reception</text:p>
          </table:table-cell>
          <table:table-cell table:style-name="Default" office:value-type="string" calcext:value-type="string">
            <text:p>Brayden Schager pass complete to Pofele Ashlock for 3 yds to the STAN 23</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6]=&quot;&quot;;&quot;&quot;;IF([.AT38]=&quot;&quot;;[.AV36];[.AT36]-[.AT37]))" office:value-type="float" office:value="3" calcext:value-type="float">
            <text:p>3</text:p>
          </table:table-cell>
          <table:table-cell table:style-name="ce25" table:formula="of:=[.BE36]=[.AV36]"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6]=[.A37];[.C36]+1;1)" office:value-type="float" office:value="37" calcext:value-type="float">
            <text:p>37</text:p>
          </table:table-cell>
          <table:table-cell table:style-name="ce29" office:value-type="string" calcext:value-type="string">
            <text:p>O</text:p>
          </table:table-cell>
          <table:table-cell table:style-name="Default" office:value-type="string" calcext:value-type="string">
            <text:p>2<text:span text:style-name="T1">nd</text:span></text:p>
          </table:table-cell>
          <table:table-cell table:style-name="Default" office:value-type="float" office:value="7" calcext:value-type="float">
            <text:p>7</text:p>
          </table:table-cell>
          <table:table-cell table:style-name="Default" office:value-type="string" calcext:value-type="string">
            <text:p>x</text:p>
          </table:table-cell>
          <table:table-cell table:formula="of:=IF([.E37]=&quot;&quot;;&quot;&quot;;IF([.K37]=&quot;x&quot;;&quot;d&quot;;IF([.K37]=&quot;p&quot;;&quot;d&quot;;IF([.AJ37]=&quot;o&quot;;&quot;o&quot;;IF([.E37]=&quot;1st&quot;;[.AK37];IF([.E37]=&quot;2nd&quot;;[.AL37];[.AJ37]))))))" office:value-type="string" office:string-value="o" calcext:value-type="string">
            <text:p>o</text:p>
          </table:table-cell>
          <table:table-cell table:style-name="ce32" table:formula="of:=IF([.C37]=1;1;IF([.E37]=&quot;&quot;;&quot;&quot;;IF([.I36]=&quot;&quot;;[.I35]+1;[.I36])))" office:value-type="float" office:value="7" calcext:value-type="float">
            <text:p>7</text:p>
          </table:table-cell>
          <table:table-cell table:style-name="ce32" table:formula="of:=IF([.E37]=&quot;&quot;;&quot;&quot;;IF([.E36]=&quot;&quot;;1;1+[.J36]))" office:value-type="float" office:value="2" calcext:value-type="float">
            <text:p>2</text:p>
          </table:table-cell>
          <table:table-cell table:style-name="ce34"/>
          <table:table-cell table:number-columns-repeated="2"/>
          <table:table-cell table:style-name="ce33" office:value-type="string" calcext:value-type="string">
            <text:p>deadball</text:p>
          </table:table-cell>
          <table:table-cell table:style-name="ce8" table:number-columns-repeated="8"/>
          <table:table-cell table:number-columns-repeated="12"/>
          <table:table-cell table:style-name="ce28"/>
          <table:table-cell table:formula="of:=IF([.K37]=&quot;t&quot;;&quot;o&quot;;IF([.E38]=&quot;1st&quot;;&quot;o&quot;;&quot;d&quot;))" office:value-type="string" office:string-value="o" calcext:value-type="string">
            <text:p>o</text:p>
          </table:table-cell>
          <table:table-cell table:formula="of:=IF(([.F37]-[.F38])&lt;=1;&quot;d&quot;;IF(([.F37]-[.F38])&gt;[.F37]/3;&quot;o&quot;;&quot;d&quot;))" office:value-type="string" office:string-value="d" calcext:value-type="string">
            <text:p>d</text:p>
          </table:table-cell>
          <table:table-cell table:formula="of:=IF(([.F37]-[.F38])&lt;=1;&quot;d&quot;;IF(([.F37]-[.F38])&gt;=[.F37]/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1" calcext:value-type="float">
            <text:p>1</text:p>
          </table:table-cell>
          <table:table-cell table:style-name="ce45" office:value-type="float" office:value="3" calcext:value-type="float">
            <text:p>03</text:p>
          </table:table-cell>
          <table:table-cell table:style-name="Default" office:value-type="float" office:value="77" calcext:value-type="float">
            <text:p>77</text:p>
          </table:table-cell>
          <table:table-cell table:style-name="Default"/>
          <table:table-cell table:style-name="Default" office:value-type="float" office:value="15" calcext:value-type="float">
            <text:p>15</text:p>
          </table:table-cell>
          <table:table-cell table:style-name="Default" office:value-type="string" calcext:value-type="string">
            <text:p>Penalty</text:p>
          </table:table-cell>
          <table:table-cell table:style-name="Default" office:value-type="string" calcext:value-type="string">
            <text:p>Stanford Penalty, Roughing the Passer on BUCKEY, Zach enforced (Zach Buckey) to the HAW 38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7]=&quot;&quot;;&quot;&quot;;IF([.AT39]=&quot;&quot;;[.AV37];[.AT37]-[.AT38]))" office:value-type="float" office:value="15" calcext:value-type="float">
            <text:p>15</text:p>
          </table:table-cell>
          <table:table-cell table:style-name="ce25" table:formula="of:=[.BE37]=[.AV3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7]=[.A38];[.C37]+1;1)" office:value-type="float" office:value="38" calcext:value-type="float">
            <text:p>38</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38]=&quot;&quot;;&quot;&quot;;IF([.K38]=&quot;x&quot;;&quot;d&quot;;IF([.K38]=&quot;p&quot;;&quot;d&quot;;IF([.AJ38]=&quot;o&quot;;&quot;o&quot;;IF([.E38]=&quot;1st&quot;;[.AK38];IF([.E38]=&quot;2nd&quot;;[.AL38];[.AJ38]))))))" office:value-type="string" office:string-value="d" calcext:value-type="string">
            <text:p>d</text:p>
          </table:table-cell>
          <table:table-cell table:style-name="ce32" table:formula="of:=IF([.C38]=1;1;IF([.E38]=&quot;&quot;;&quot;&quot;;IF([.I36]=&quot;&quot;;[.I35]+1;[.I36])))" office:value-type="float" office:value="7" calcext:value-type="float">
            <text:p>7</text:p>
          </table:table-cell>
          <table:table-cell table:style-name="ce32" table:formula="of:=IF([.E38]=&quot;&quot;;&quot;&quot;;IF([.E37]=&quot;&quot;;1;1+[.J37]))" office:value-type="float" office:value="3" calcext:value-type="float">
            <text:p>3</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in</text:p>
          </table:table-cell>
          <table:table-cell table:style-name="ce8" office:value-type="float" office:value="7" calcext:value-type="float">
            <text:p>7</text:p>
          </table:table-cell>
          <table:table-cell table:style-name="ce8" table:number-columns-repeated="4"/>
          <table:table-cell table:style-name="ce8" office:value-type="float" office:value="77" calcext:value-type="float">
            <text:p>77</text:p>
          </table:table-cell>
          <table:table-cell table:style-name="ce8" office:value-type="float" office:value="66" calcext:value-type="float">
            <text:p>66</text:p>
          </table:table-cell>
          <table:table-cell table:style-name="ce8" office:value-type="float" office:value="61" calcext:value-type="float">
            <text:p>61</text:p>
          </table:table-cell>
          <table:table-cell office:value-type="float" office:value="51" calcext:value-type="float">
            <text:p>51</text:p>
          </table:table-cell>
          <table:table-cell table:number-columns-repeated="7"/>
          <table:table-cell office:value-type="string" calcext:value-type="string">
            <text:p>IOL collapsing too much again, QB can't step up into throw, wobbly throw</text:p>
          </table:table-cell>
          <table:table-cell table:number-columns-repeated="3"/>
          <table:table-cell table:style-name="ce28"/>
          <table:table-cell table:formula="of:=IF([.K38]=&quot;t&quot;;&quot;o&quot;;IF([.E39]=&quot;1st&quot;;&quot;o&quot;;&quot;d&quot;))" office:value-type="string" office:string-value="d" calcext:value-type="string">
            <text:p>d</text:p>
          </table:table-cell>
          <table:table-cell table:formula="of:=IF(([.F38]-[.F39])&lt;=1;&quot;d&quot;;IF(([.F38]-[.F39])&gt;[.F38]/3;&quot;o&quot;;&quot;d&quot;))" office:value-type="string" office:string-value="d" calcext:value-type="string">
            <text:p>d</text:p>
          </table:table-cell>
          <table:table-cell table:formula="of:=IF(([.F38]-[.F39])&lt;=1;&quot;d&quot;;IF(([.F38]-[.F39])&gt;=[.F38]/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1" calcext:value-type="float">
            <text:p>1</text:p>
          </table:table-cell>
          <table:table-cell table:style-name="ce45" office:value-type="float" office:value="3" calcext:value-type="float">
            <text:p>03</text:p>
          </table:table-cell>
          <table:table-cell table:style-name="Default" office:value-type="float" office:value="62" calcext:value-type="float">
            <text:p>62</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8]=&quot;&quot;;&quot;&quot;;IF([.AT39]=&quot;&quot;;[.AV38];[.AT38]-[.AT39]))" office:value-type="float" office:value="0" calcext:value-type="float">
            <text:p>0</text:p>
          </table:table-cell>
          <table:table-cell table:style-name="ce25" table:formula="of:=[.BE38]=[.AV38]"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8]=[.A39];[.C38]+1;1)" office:value-type="float" office:value="39" calcext:value-type="float">
            <text:p>39</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39]=&quot;&quot;;&quot;&quot;;IF([.K39]=&quot;x&quot;;&quot;d&quot;;IF([.K39]=&quot;p&quot;;&quot;d&quot;;IF([.AJ39]=&quot;o&quot;;&quot;o&quot;;IF([.E39]=&quot;1st&quot;;[.AK39];IF([.E39]=&quot;2nd&quot;;[.AL39];[.AJ39]))))))" office:value-type="string" office:string-value="d" calcext:value-type="string">
            <text:p>d</text:p>
          </table:table-cell>
          <table:table-cell table:style-name="ce32" table:formula="of:=IF([.C39]=1;1;IF([.E39]=&quot;&quot;;&quot;&quot;;IF([.I38]=&quot;&quot;;[.I36]+1;[.I38])))" office:value-type="float" office:value="7" calcext:value-type="float">
            <text:p>7</text:p>
          </table:table-cell>
          <table:table-cell table:style-name="ce32" table:formula="of:=IF([.E39]=&quot;&quot;;&quot;&quot;;IF([.E38]=&quot;&quot;;1;1+[.J38]))" office:value-type="float" office:value="4" calcext:value-type="float">
            <text:p>4</text:p>
          </table:table-cell>
          <table:table-cell table:style-name="ce34"/>
          <table:table-cell office:value-type="string" calcext:value-type="string">
            <text:p>o11</text:p>
          </table:table-cell>
          <table:table-cell office:value-type="float" office:value="240" calcext:value-type="float">
            <text:p>240</text:p>
          </table:table-cell>
          <table:table-cell table:style-name="ce33" office:value-type="string" calcext:value-type="string">
            <text:p>flat</text:p>
          </table:table-cell>
          <table:table-cell table:style-name="ce8" office:value-type="float" office:value="17" calcext:value-type="float">
            <text:p>17</text:p>
          </table:table-cell>
          <table:table-cell table:style-name="ce8" table:number-columns-repeated="6"/>
          <table:table-cell table:style-name="ce8" office:value-type="float" office:value="30" calcext:value-type="float">
            <text:p>30</text:p>
          </table:table-cell>
          <table:table-cell office:value-type="float" office:value="23" calcext:value-type="float">
            <text:p>23</text:p>
          </table:table-cell>
          <table:table-cell office:value-type="float" office:value="33" calcext:value-type="float">
            <text:p>33</text:p>
          </table:table-cell>
          <table:table-cell table:number-columns-repeated="6"/>
          <table:table-cell office:value-type="string" calcext:value-type="string">
            <text:p>dorn, drop, but 23 would have tackled him with minimal gain, 33 demolishes rbPP but irrel</text:p>
          </table:table-cell>
          <table:table-cell table:number-columns-repeated="3"/>
          <table:table-cell table:style-name="ce28"/>
          <table:table-cell table:formula="of:=IF([.K39]=&quot;t&quot;;&quot;o&quot;;IF([.E40]=&quot;1st&quot;;&quot;o&quot;;&quot;d&quot;))" office:value-type="string" office:string-value="d" calcext:value-type="string">
            <text:p>d</text:p>
          </table:table-cell>
          <table:table-cell table:formula="of:=IF(([.F39]-[.F40])&lt;=1;&quot;d&quot;;IF(([.F39]-[.F40])&gt;[.F39]/3;&quot;o&quot;;&quot;d&quot;))" office:value-type="string" office:string-value="d" calcext:value-type="string">
            <text:p>d</text:p>
          </table:table-cell>
          <table:table-cell table:formula="of:=IF(([.F39]-[.F40])&lt;=1;&quot;d&quot;;IF(([.F39]-[.F40])&gt;=[.F39]/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1" calcext:value-type="float">
            <text:p>1</text:p>
          </table:table-cell>
          <table:table-cell table:style-name="ce45" office:value-type="float" office:value="3" calcext:value-type="float">
            <text:p>03</text:p>
          </table:table-cell>
          <table:table-cell table:style-name="Default" office:value-type="float" office:value="62" calcext:value-type="float">
            <text:p>62</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39]=&quot;&quot;;&quot;&quot;;IF([.AT40]=&quot;&quot;;[.AV39];[.AT39]-[.AT40]))" office:value-type="float" office:value="0" calcext:value-type="float">
            <text:p>0</text:p>
          </table:table-cell>
          <table:table-cell table:style-name="ce25" table:formula="of:=[.BE39]=[.AV39]"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39]=[.A40];[.C39]+1;1)" office:value-type="float" office:value="40" calcext:value-type="float">
            <text:p>40</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40]=&quot;&quot;;&quot;&quot;;IF([.K40]=&quot;x&quot;;&quot;d&quot;;IF([.K40]=&quot;p&quot;;&quot;d&quot;;IF([.AJ40]=&quot;o&quot;;&quot;o&quot;;IF([.E40]=&quot;1st&quot;;[.AK40];IF([.E40]=&quot;2nd&quot;;[.AL40];[.AJ40]))))))" office:value-type="string" office:string-value="o" calcext:value-type="string">
            <text:p>o</text:p>
          </table:table-cell>
          <table:table-cell table:style-name="ce32" table:formula="of:=IF([.C40]=1;1;IF([.E40]=&quot;&quot;;&quot;&quot;;IF([.I39]=&quot;&quot;;[.I38]+1;[.I39])))" office:value-type="float" office:value="7" calcext:value-type="float">
            <text:p>7</text:p>
          </table:table-cell>
          <table:table-cell table:style-name="ce32" table:formula="of:=IF([.E40]=&quot;&quot;;&quot;&quot;;IF([.E39]=&quot;&quot;;1;1+[.J39]))" office:value-type="float" office:value="5" calcext:value-type="float">
            <text:p>5</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in</text:p>
          </table:table-cell>
          <table:table-cell table:style-name="ce8" office:value-type="float" office:value="88" calcext:value-type="float">
            <text:p>88</text:p>
          </table:table-cell>
          <table:table-cell table:style-name="ce8" table:number-columns-repeated="7"/>
          <table:table-cell table:number-columns-repeated="6"/>
          <table:table-cell office:value-type="float" office:value="0" calcext:value-type="float">
            <text:p>0</text:p>
          </table:table-cell>
          <table:table-cell office:value-type="float" office:value="6" calcext:value-type="float">
            <text:p>6</text:p>
          </table:table-cell>
          <table:table-cell office:value-type="string" calcext:value-type="string">
            <text:p>BCA on coverage, holy shit I can't see anything</text:p>
          </table:table-cell>
          <table:table-cell table:number-columns-repeated="3"/>
          <table:table-cell table:style-name="ce28"/>
          <table:table-cell table:formula="of:=IF([.K40]=&quot;t&quot;;&quot;o&quot;;IF([.E41]=&quot;1st&quot;;&quot;o&quot;;&quot;d&quot;))" office:value-type="string" office:string-value="o" calcext:value-type="string">
            <text:p>o</text:p>
          </table:table-cell>
          <table:table-cell table:formula="of:=IF(([.F40]-[.F41])&lt;=1;&quot;d&quot;;IF(([.F40]-[.F41])&gt;[.F40]/3;&quot;o&quot;;&quot;d&quot;))" office:value-type="string" office:string-value="d" calcext:value-type="string">
            <text:p>d</text:p>
          </table:table-cell>
          <table:table-cell table:formula="of:=IF(([.F40]-[.F41])&lt;=1;&quot;d&quot;;IF(([.F40]-[.F41])&gt;=[.F40]/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1" calcext:value-type="float">
            <text:p>1</text:p>
          </table:table-cell>
          <table:table-cell table:style-name="ce45" office:value-type="float" office:value="3" calcext:value-type="float">
            <text:p>03</text:p>
          </table:table-cell>
          <table:table-cell table:style-name="Default" office:value-type="float" office:value="62" calcext:value-type="float">
            <text:p>62</text:p>
          </table:table-cell>
          <table:table-cell table:style-name="Default"/>
          <table:table-cell table:style-name="Default" office:value-type="float" office:value="13" calcext:value-type="float">
            <text:p>13</text:p>
          </table:table-cell>
          <table:table-cell table:style-name="Default" office:value-type="string" calcext:value-type="string">
            <text:p>Pass Reception</text:p>
          </table:table-cell>
          <table:table-cell table:style-name="Default" office:value-type="string" calcext:value-type="string">
            <text:p>Brayden Schager pass complete to Alex Perry for 13 yds to the STAN 49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0]=&quot;&quot;;&quot;&quot;;IF([.AT41]=&quot;&quot;;[.AV40];[.AT40]-[.AT41]))" office:value-type="float" office:value="13" calcext:value-type="float">
            <text:p>13</text:p>
          </table:table-cell>
          <table:table-cell table:style-name="ce25" table:formula="of:=[.BE40]=[.AV40]"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0]=[.A41];[.C40]+1;1)" office:value-type="float" office:value="41" calcext:value-type="float">
            <text:p>41</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41]=&quot;&quot;;&quot;&quot;;IF([.K41]=&quot;x&quot;;&quot;d&quot;;IF([.K41]=&quot;p&quot;;&quot;d&quot;;IF([.AJ41]=&quot;o&quot;;&quot;o&quot;;IF([.E41]=&quot;1st&quot;;[.AK41];IF([.E41]=&quot;2nd&quot;;[.AL41];[.AJ41]))))))" office:value-type="string" office:string-value="d" calcext:value-type="string">
            <text:p>d</text:p>
          </table:table-cell>
          <table:table-cell table:style-name="ce32" table:formula="of:=IF([.C41]=1;1;IF([.E41]=&quot;&quot;;&quot;&quot;;IF([.I40]=&quot;&quot;;[.I39]+1;[.I40])))" office:value-type="float" office:value="7" calcext:value-type="float">
            <text:p>7</text:p>
          </table:table-cell>
          <table:table-cell table:style-name="ce32" table:formula="of:=IF([.E41]=&quot;&quot;;&quot;&quot;;IF([.E40]=&quot;&quot;;1;1+[.J40]))" office:value-type="float" office:value="6" calcext:value-type="float">
            <text:p>6</text:p>
          </table:table-cell>
          <table:table-cell table:style-name="ce34" office:value-type="string" calcext:value-type="string">
            <text:p>b</text:p>
          </table:table-cell>
          <table:table-cell office:value-type="string" calcext:value-type="string">
            <text:p>o11</text:p>
          </table:table-cell>
          <table:table-cell office:value-type="float" office:value="222" calcext:value-type="float">
            <text:p>222</text:p>
          </table:table-cell>
          <table:table-cell table:style-name="ce33" office:value-type="string" calcext:value-type="string">
            <text:p>post</text:p>
          </table:table-cell>
          <table:table-cell table:style-name="ce8" office:value-type="float" office:value="84" calcext:value-type="float">
            <text:p>84</text:p>
          </table:table-cell>
          <table:table-cell table:style-name="ce8" table:number-columns-repeated="5"/>
          <table:table-cell table:style-name="ce8" office:value-type="float" office:value="61" calcext:value-type="float">
            <text:p>61</text:p>
          </table:table-cell>
          <table:table-cell table:style-name="ce8" office:value-type="float" office:value="84" calcext:value-type="float">
            <text:p>84</text:p>
          </table:table-cell>
          <table:table-cell office:value-type="float" office:value="92" calcext:value-type="float">
            <text:p>92</text:p>
          </table:table-cell>
          <table:table-cell table:number-columns-repeated="5"/>
          <table:table-cell office:value-type="float" office:value="33" calcext:value-type="float">
            <text:p>33</text:p>
          </table:table-cell>
          <table:table-cell office:value-type="float" office:value="20" calcext:value-type="float">
            <text:p>20</text:p>
          </table:table-cell>
          <table:table-cell office:value-type="string" calcext:value-type="string">
            <text:p>WR has CB cooked but outruns/loses eyes on pass, C getting crushed into QB so can't step into properly to place in endzone</text:p>
          </table:table-cell>
          <table:table-cell office:value-type="string" calcext:value-type="string">
            <text:p>1.04.44</text:p>
          </table:table-cell>
          <table:table-cell/>
          <table:table-cell office:value-type="string" calcext:value-type="string">
            <text:p>hi</text:p>
          </table:table-cell>
          <table:table-cell table:style-name="ce28"/>
          <table:table-cell table:formula="of:=IF([.K41]=&quot;t&quot;;&quot;o&quot;;IF([.E42]=&quot;1st&quot;;&quot;o&quot;;&quot;d&quot;))" office:value-type="string" office:string-value="d" calcext:value-type="string">
            <text:p>d</text:p>
          </table:table-cell>
          <table:table-cell table:formula="of:=IF(([.F41]-[.F42])&lt;=1;&quot;d&quot;;IF(([.F41]-[.F42])&gt;[.F41]/3;&quot;o&quot;;&quot;d&quot;))" office:value-type="string" office:string-value="d" calcext:value-type="string">
            <text:p>d</text:p>
          </table:table-cell>
          <table:table-cell table:formula="of:=IF(([.F41]-[.F42])&lt;=1;&quot;d&quot;;IF(([.F41]-[.F42])&gt;=[.F41]/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1" calcext:value-type="float">
            <text:p>1</text:p>
          </table:table-cell>
          <table:table-cell table:style-name="ce45" office:value-type="float" office:value="3" calcext:value-type="float">
            <text:p>03</text:p>
          </table:table-cell>
          <table:table-cell table:style-name="Default" office:value-type="float" office:value="49" calcext:value-type="float">
            <text:p>49</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1]=&quot;&quot;;&quot;&quot;;IF([.AT42]=&quot;&quot;;[.AV41];[.AT41]-[.AT42]))" office:value-type="float" office:value="0" calcext:value-type="float">
            <text:p>0</text:p>
          </table:table-cell>
          <table:table-cell table:style-name="ce25" table:formula="of:=[.BE41]=[.AV4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1]=[.A42];[.C41]+1;1)" office:value-type="float" office:value="42" calcext:value-type="float">
            <text:p>42</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42]=&quot;&quot;;&quot;&quot;;IF([.K42]=&quot;x&quot;;&quot;d&quot;;IF([.K42]=&quot;p&quot;;&quot;d&quot;;IF([.AJ42]=&quot;o&quot;;&quot;o&quot;;IF([.E42]=&quot;1st&quot;;[.AK42];IF([.E42]=&quot;2nd&quot;;[.AL42];[.AJ42]))))))" office:value-type="string" office:string-value="d" calcext:value-type="string">
            <text:p>d</text:p>
          </table:table-cell>
          <table:table-cell table:style-name="ce32" table:formula="of:=IF([.C42]=1;1;IF([.E42]=&quot;&quot;;&quot;&quot;;IF([.I41]=&quot;&quot;;[.I40]+1;[.I41])))" office:value-type="float" office:value="7" calcext:value-type="float">
            <text:p>7</text:p>
          </table:table-cell>
          <table:table-cell table:style-name="ce32" table:formula="of:=IF([.E42]=&quot;&quot;;&quot;&quot;;IF([.E41]=&quot;&quot;;1;1+[.J41]))" office:value-type="float" office:value="7" calcext:value-type="float">
            <text:p>7</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sack</text:p>
          </table:table-cell>
          <table:table-cell table:style-name="ce8" office:value-type="float" office:value="13" calcext:value-type="float">
            <text:p>13</text:p>
          </table:table-cell>
          <table:table-cell table:style-name="ce8" table:number-columns-repeated="6"/>
          <table:table-cell table:style-name="ce8" office:value-type="float" office:value="78" calcext:value-type="float">
            <text:p>78</text:p>
          </table:table-cell>
          <table:table-cell office:value-type="float" office:value="44" calcext:value-type="float">
            <text:p>44</text:p>
          </table:table-cell>
          <table:table-cell office:value-type="float" office:value="14" calcext:value-type="float">
            <text:p>14</text:p>
          </table:table-cell>
          <table:table-cell table:number-columns-repeated="6"/>
          <table:table-cell office:value-type="string" calcext:value-type="string">
            <text:p>Right tackle loses control of his block, Schaeger has nowhere to step up into</text:p>
          </table:table-cell>
          <table:table-cell office:value-type="string" calcext:value-type="string">
            <text:p>1.05.20</text:p>
          </table:table-cell>
          <table:table-cell table:number-columns-repeated="2"/>
          <table:table-cell table:style-name="ce28"/>
          <table:table-cell table:formula="of:=IF([.K42]=&quot;t&quot;;&quot;o&quot;;IF([.E43]=&quot;1st&quot;;&quot;o&quot;;&quot;d&quot;))" office:value-type="string" office:string-value="d" calcext:value-type="string">
            <text:p>d</text:p>
          </table:table-cell>
          <table:table-cell table:formula="of:=IF(([.F42]-[.F43])&lt;=1;&quot;d&quot;;IF(([.F42]-[.F43])&gt;[.F42]/3;&quot;o&quot;;&quot;d&quot;))" office:value-type="string" office:string-value="d" calcext:value-type="string">
            <text:p>d</text:p>
          </table:table-cell>
          <table:table-cell table:formula="of:=IF(([.F42]-[.F43])&lt;=1;&quot;d&quot;;IF(([.F42]-[.F43])&gt;=[.F42]/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0" calcext:value-type="float">
            <text:p>0</text:p>
          </table:table-cell>
          <table:table-cell table:style-name="ce45" office:value-type="float" office:value="20" calcext:value-type="float">
            <text:p>20</text:p>
          </table:table-cell>
          <table:table-cell table:style-name="Default" office:value-type="float" office:value="49" calcext:value-type="float">
            <text:p>49</text:p>
          </table:table-cell>
          <table:table-cell table:style-name="Default"/>
          <table:table-cell table:style-name="Default" office:value-type="float" office:value="1" calcext:value-type="float">
            <text:p>1</text:p>
          </table:table-cell>
          <table:table-cell table:style-name="Default" office:value-type="string" calcext:value-type="string">
            <text:p>Rush</text:p>
          </table:table-cell>
          <table:table-cell table:style-name="Default" office:value-type="string" calcext:value-type="string">
            <text:p>Brayden Schager run for 1 yd to the STAN 48</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2]=&quot;&quot;;&quot;&quot;;IF([.AT43]=&quot;&quot;;[.AV42];[.AT42]-[.AT43]))" office:value-type="float" office:value="1" calcext:value-type="float">
            <text:p>1</text:p>
          </table:table-cell>
          <table:table-cell table:style-name="ce25" table:formula="of:=[.BE42]=[.AV4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2]=[.A43];[.C42]+1;1)" office:value-type="float" office:value="43" calcext:value-type="float">
            <text:p>43</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9" calcext:value-type="float">
            <text:p>9</text:p>
          </table:table-cell>
          <table:table-cell table:style-name="Default" office:value-type="string" calcext:value-type="string">
            <text:p>p</text:p>
          </table:table-cell>
          <table:table-cell table:formula="of:=IF([.E43]=&quot;&quot;;&quot;&quot;;IF([.K43]=&quot;x&quot;;&quot;d&quot;;IF([.K43]=&quot;p&quot;;&quot;d&quot;;IF([.AJ43]=&quot;o&quot;;&quot;o&quot;;IF([.E43]=&quot;1st&quot;;[.AK43];IF([.E43]=&quot;2nd&quot;;[.AL43];[.AJ43]))))))" office:value-type="string" office:string-value="o" calcext:value-type="string">
            <text:p>o</text:p>
          </table:table-cell>
          <table:table-cell table:style-name="ce32" table:formula="of:=IF([.C43]=1;1;IF([.E43]=&quot;&quot;;&quot;&quot;;IF([.I42]=&quot;&quot;;[.I41]+1;[.I42])))" office:value-type="float" office:value="7" calcext:value-type="float">
            <text:p>7</text:p>
          </table:table-cell>
          <table:table-cell table:style-name="ce32" table:formula="of:=IF([.E43]=&quot;&quot;;&quot;&quot;;IF([.E42]=&quot;&quot;;1;1+[.J42]))" office:value-type="float" office:value="8" calcext:value-type="float">
            <text:p>8</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scramble</text:p>
          </table:table-cell>
          <table:table-cell table:style-name="ce8" office:value-type="float" office:value="83" calcext:value-type="float">
            <text:p>83</text:p>
          </table:table-cell>
          <table:table-cell table:style-name="ce8" office:value-type="float" office:value="0" calcext:value-type="float">
            <text:p>0</text:p>
          </table:table-cell>
          <table:table-cell table:style-name="ce8" table:number-columns-repeated="4"/>
          <table:table-cell table:style-name="ce8" office:value-type="float" office:value="77" calcext:value-type="float">
            <text:p>77</text:p>
          </table:table-cell>
          <table:table-cell table:style-name="ce8" office:value-type="float" office:value="78" calcext:value-type="float">
            <text:p>78</text:p>
          </table:table-cell>
          <table:table-cell office:value-type="float" office:value="44" calcext:value-type="float">
            <text:p>44</text:p>
          </table:table-cell>
          <table:table-cell table:number-columns-repeated="7"/>
          <table:table-cell office:value-type="string" calcext:value-type="string">
            <text:p>Right tackle and right guard cannot work together to beat the stunt, though the back does his job, insane bounce off one receiver and into another's arms</text:p>
          </table:table-cell>
          <table:table-cell office:value-type="string" calcext:value-type="string">
            <text:p>1.06.34</text:p>
          </table:table-cell>
          <table:table-cell table:number-columns-repeated="2"/>
          <table:table-cell table:style-name="ce28"/>
          <table:table-cell table:formula="of:=IF([.K43]=&quot;t&quot;;&quot;o&quot;;IF([.E44]=&quot;1st&quot;;&quot;o&quot;;&quot;d&quot;))" office:value-type="string" office:string-value="o" calcext:value-type="string">
            <text:p>o</text:p>
          </table:table-cell>
          <table:table-cell table:formula="of:=IF(([.F43]-[.F44])&lt;=1;&quot;d&quot;;IF(([.F43]-[.F44])&gt;[.F43]/3;&quot;o&quot;;&quot;d&quot;))" office:value-type="string" office:string-value="d" calcext:value-type="string">
            <text:p>d</text:p>
          </table:table-cell>
          <table:table-cell table:formula="of:=IF(([.F43]-[.F44])&lt;=1;&quot;d&quot;;IF(([.F43]-[.F44])&gt;=[.F43]/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0" calcext:value-type="float">
            <text:p>0</text:p>
          </table:table-cell>
          <table:table-cell table:style-name="ce45" office:value-type="float" office:value="20" calcext:value-type="float">
            <text:p>20</text:p>
          </table:table-cell>
          <table:table-cell table:style-name="Default" office:value-type="float" office:value="48" calcext:value-type="float">
            <text:p>48</text:p>
          </table:table-cell>
          <table:table-cell table:style-name="Default"/>
          <table:table-cell table:style-name="Default" office:value-type="float" office:value="33" calcext:value-type="float">
            <text:p>33</text:p>
          </table:table-cell>
          <table:table-cell table:style-name="Default" office:value-type="string" calcext:value-type="string">
            <text:p>Pass Reception</text:p>
          </table:table-cell>
          <table:table-cell table:style-name="Default" office:value-type="string" calcext:value-type="string">
            <text:p>Brayden Schager pass complete to Karsyn Pupunu for 33 yds to the STAN 15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3]=&quot;&quot;;&quot;&quot;;IF([.AT44]=&quot;&quot;;[.AV43];[.AT43]-[.AT44]))" office:value-type="float" office:value="33" calcext:value-type="float">
            <text:p>33</text:p>
          </table:table-cell>
          <table:table-cell table:style-name="ce25" table:formula="of:=[.BE43]=[.AV4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3]=[.A44];[.C43]+1;1)" office:value-type="float" office:value="44" calcext:value-type="float">
            <text:p>44</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44]=&quot;&quot;;&quot;&quot;;IF([.K44]=&quot;x&quot;;&quot;d&quot;;IF([.K44]=&quot;p&quot;;&quot;d&quot;;IF([.AJ44]=&quot;o&quot;;&quot;o&quot;;IF([.E44]=&quot;1st&quot;;[.AK44];IF([.E44]=&quot;2nd&quot;;[.AL44];[.AJ44]))))))" office:value-type="string" office:string-value="d" calcext:value-type="string">
            <text:p>d</text:p>
          </table:table-cell>
          <table:table-cell table:style-name="ce32" table:formula="of:=IF([.C44]=1;1;IF([.E44]=&quot;&quot;;&quot;&quot;;IF([.I43]=&quot;&quot;;[.I42]+1;[.I43])))" office:value-type="float" office:value="7" calcext:value-type="float">
            <text:p>7</text:p>
          </table:table-cell>
          <table:table-cell table:style-name="ce32" table:formula="of:=IF([.E44]=&quot;&quot;;&quot;&quot;;IF([.E43]=&quot;&quot;;1;1+[.J43]))" office:value-type="float" office:value="9" calcext:value-type="float">
            <text:p>9</text:p>
          </table:table-cell>
          <table:table-cell table:style-name="ce34"/>
          <table:table-cell office:value-type="string" calcext:value-type="string">
            <text:p>o11</text:p>
          </table:table-cell>
          <table:table-cell office:value-type="float" office:value="240" calcext:value-type="float">
            <text:p>240</text:p>
          </table:table-cell>
          <table:table-cell table:style-name="ce33" office:value-type="string" calcext:value-type="string">
            <text:p>corner</text:p>
          </table:table-cell>
          <table:table-cell table:style-name="ce8" office:value-type="float" office:value="88" calcext:value-type="float">
            <text:p>88</text:p>
          </table:table-cell>
          <table:table-cell table:style-name="ce8" table:number-columns-repeated="5"/>
          <table:table-cell table:style-name="ce8" office:value-type="float" office:value="13" calcext:value-type="float">
            <text:p>13</text:p>
          </table:table-cell>
          <table:table-cell table:style-name="ce8" office:value-type="float" office:value="0" calcext:value-type="float">
            <text:p>0</text:p>
          </table:table-cell>
          <table:table-cell office:value-type="float" office:value="33" calcext:value-type="float">
            <text:p>33</text:p>
          </table:table-cell>
          <table:table-cell office:value-type="float" office:value="4" calcext:value-type="float">
            <text:p>4</text:p>
          </table:table-cell>
          <table:table-cell table:number-columns-repeated="6"/>
          <table:table-cell office:value-type="string" calcext:value-type="string">
            <text:p>Dorn, Right tackle is late off the snap, back moves inside and NB hurries the throw</text:p>
          </table:table-cell>
          <table:table-cell office:value-type="string" calcext:value-type="string">
            <text:p>1.09.10</text:p>
          </table:table-cell>
          <table:table-cell table:number-columns-repeated="2"/>
          <table:table-cell table:style-name="ce28"/>
          <table:table-cell table:formula="of:=IF([.K44]=&quot;t&quot;;&quot;o&quot;;IF([.E45]=&quot;1st&quot;;&quot;o&quot;;&quot;d&quot;))" office:value-type="string" office:string-value="d" calcext:value-type="string">
            <text:p>d</text:p>
          </table:table-cell>
          <table:table-cell table:formula="of:=IF(([.F44]-[.F45])&lt;=1;&quot;d&quot;;IF(([.F44]-[.F45])&gt;[.F44]/3;&quot;o&quot;;&quot;d&quot;))" office:value-type="string" office:string-value="d" calcext:value-type="string">
            <text:p>d</text:p>
          </table:table-cell>
          <table:table-cell table:formula="of:=IF(([.F44]-[.F45])&lt;=1;&quot;d&quot;;IF(([.F44]-[.F45])&gt;=[.F44]/2;&quot;o&quot;;&quot;d&quot;))" office:value-type="string" office:string-value="d" calcext:value-type="string">
            <text:p>d</text:p>
          </table:table-cell>
          <table:table-cell/>
          <table:table-cell table:style-name="Default" office:value-type="float" office:value="7" calcext:value-type="float">
            <text:p>7</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0" calcext:value-type="float">
            <text:p>0</text:p>
          </table:table-cell>
          <table:table-cell table:style-name="ce45" office:value-type="float" office:value="20" calcext:value-type="float">
            <text:p>20</text:p>
          </table:table-cell>
          <table:table-cell table:style-name="Default" office:value-type="float" office:value="15" calcext:value-type="float">
            <text:p>15</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4]=&quot;&quot;;&quot;&quot;;IF([.AT45]=&quot;&quot;;[.AV44];[.AT44]-[.AT45]))" office:value-type="float" office:value="0" calcext:value-type="float">
            <text:p>0</text:p>
          </table:table-cell>
          <table:table-cell table:style-name="ce25" table:formula="of:=[.BE44]=[.AV4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4]=[.A45];[.C44]+1;1)" office:value-type="float" office:value="45" calcext:value-type="float">
            <text:p>45</text:p>
          </table:table-cell>
          <table:table-cell table:style-name="ce29" office:value-type="string" calcext:value-type="string">
            <text:p>O</text:p>
          </table:table-cell>
          <table:table-cell table:style-name="Default" office:value-type="string" calcext:value-type="string">
            <text:p>2<text:span text:style-name="T1">nd</text:span></text:p>
          </table:table-cell>
          <table:table-cell table:style-name="Default" office:value-type="float" office:value="10" calcext:value-type="float">
            <text:p>10</text:p>
          </table:table-cell>
          <table:table-cell table:style-name="Default" office:value-type="string" calcext:value-type="string">
            <text:p>x</text:p>
          </table:table-cell>
          <table:table-cell table:formula="of:=IF([.E45]=&quot;&quot;;&quot;&quot;;IF([.K45]=&quot;x&quot;;&quot;d&quot;;IF([.K45]=&quot;p&quot;;&quot;d&quot;;IF([.AJ45]=&quot;o&quot;;&quot;o&quot;;IF([.E45]=&quot;1st&quot;;[.AK45];IF([.E45]=&quot;2nd&quot;;[.AL45];[.AJ45]))))))" office:value-type="string" office:string-value="o" calcext:value-type="string">
            <text:p>o</text:p>
          </table:table-cell>
          <table:table-cell table:style-name="ce32" table:formula="of:=IF([.C45]=1;1;IF([.E45]=&quot;&quot;;&quot;&quot;;IF([.I44]=&quot;&quot;;[.I43]+1;[.I44])))" office:value-type="float" office:value="7" calcext:value-type="float">
            <text:p>7</text:p>
          </table:table-cell>
          <table:table-cell table:style-name="ce32" table:formula="of:=IF([.E45]=&quot;&quot;;&quot;&quot;;IF([.E44]=&quot;&quot;;1;1+[.J44]))" office:value-type="float" office:value="10" calcext:value-type="float">
            <text:p>10</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FG made</text:p>
          </table:table-cell>
          <table:table-cell table:style-name="ce8" table:number-columns-repeated="8"/>
          <table:table-cell table:number-columns-repeated="8"/>
          <table:table-cell office:value-type="string" calcext:value-type="string">
            <text:p>included for formatting</text:p>
          </table:table-cell>
          <table:table-cell table:number-columns-repeated="3"/>
          <table:table-cell table:style-name="ce28"/>
          <table:table-cell table:formula="of:=IF([.K45]=&quot;t&quot;;&quot;o&quot;;IF([.E46]=&quot;1st&quot;;&quot;o&quot;;&quot;d&quot;))" office:value-type="string" office:string-value="d" calcext:value-type="string">
            <text:p>d</text:p>
          </table:table-cell>
          <table:table-cell table:formula="of:=IF(([.F45]-[.F46])&lt;=1;&quot;d&quot;;IF(([.F45]-[.F46])&gt;[.F45]/3;&quot;o&quot;;&quot;d&quot;))" office:value-type="string" office:string-value="o" calcext:value-type="string">
            <text:p>o</text:p>
          </table:table-cell>
          <table:table-cell table:formula="of:=IF(([.F45]-[.F46])&lt;=1;&quot;d&quot;;IF(([.F45]-[.F46])&gt;=[.F45]/2;&quot;o&quot;;&quot;d&quot;))" office:value-type="string" office:string-value="o" calcext:value-type="string">
            <text:p>o</text:p>
          </table:table-cell>
          <table:table-cell/>
          <table:table-cell table:style-name="Default" office:value-type="float" office:value="10" calcext:value-type="float">
            <text:p>10</text:p>
          </table:table-cell>
          <table:table-cell table:style-name="Default" office:value-type="float" office:value="21" calcext:value-type="float">
            <text:p>21</text:p>
          </table:table-cell>
          <table:table-cell table:style-name="Default"/>
          <table:table-cell table:style-name="Default" office:value-type="float" office:value="2" calcext:value-type="float">
            <text:p>2</text:p>
          </table:table-cell>
          <table:table-cell table:style-name="Default" office:value-type="float" office:value="0" calcext:value-type="float">
            <text:p>0</text:p>
          </table:table-cell>
          <table:table-cell table:style-name="ce45" office:value-type="float" office:value="20" calcext:value-type="float">
            <text:p>20</text:p>
          </table:table-cell>
          <table:table-cell table:style-name="Default" office:value-type="float" office:value="15" calcext:value-type="float">
            <text:p>15</text:p>
          </table:table-cell>
          <table:table-cell table:style-name="Default" table:number-columns-repeated="2"/>
          <table:table-cell table:number-columns-repeated="2" table:style-name="Default" office:value-type="string" calcext:value-type="string">
            <text:p>FG mad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5]=&quot;&quot;;&quot;&quot;;IF([.AT46]=&quot;&quot;;[.AV45];[.AT45]-[.AT46]))" office:value-type="float" office:value="0" calcext:value-type="float">
            <text:p>0</text:p>
          </table:table-cell>
          <table:table-cell table:style-name="ce25" table:formula="of:=[.BE45]=[.AV4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5]=[.A46];[.C45]+1;1)" office:value-type="float" office:value="46" calcext:value-type="float">
            <text:p>46</text:p>
          </table:table-cell>
          <table:table-cell table:style-name="ce29" office:value-type="string" calcext:value-type="string">
            <text:p>O</text:p>
          </table:table-cell>
          <table:table-cell table:style-name="Default" table:number-columns-repeated="3"/>
          <table:table-cell table:formula="of:=IF([.E46]=&quot;&quot;;&quot;&quot;;IF([.K46]=&quot;x&quot;;&quot;d&quot;;IF([.K46]=&quot;p&quot;;&quot;d&quot;;IF([.AJ46]=&quot;o&quot;;&quot;o&quot;;IF([.E46]=&quot;1st&quot;;[.AK46];IF([.E46]=&quot;2nd&quot;;[.AL46];[.AJ46]))))))">
            <text:p/>
          </table:table-cell>
          <table:table-cell table:style-name="ce32" table:formula="of:=IF([.C46]=1;1;IF([.E46]=&quot;&quot;;&quot;&quot;;IF([.I45]=&quot;&quot;;[.I44]+1;[.I45])))">
            <text:p/>
          </table:table-cell>
          <table:table-cell table:style-name="ce32" table:formula="of:=IF([.E46]=&quot;&quot;;&quot;&quot;;IF([.E45]=&quot;&quot;;1;1+[.J45]))">
            <text:p/>
          </table:table-cell>
          <table:table-cell/>
          <table:table-cell office:value-type="string" calcext:value-type="string">
            <text:p>o11</text:p>
          </table:table-cell>
          <table:table-cell office:value-type="float" office:value="222" calcext:value-type="float">
            <text:p>222</text:p>
          </table:table-cell>
          <table:table-cell table:style-name="ce33"/>
          <table:table-cell table:style-name="ce8" table:number-columns-repeated="8"/>
          <table:table-cell table:number-columns-repeated="12"/>
          <table:table-cell table:style-name="ce28"/>
          <table:table-cell table:formula="of:=IF([.K46]=&quot;t&quot;;&quot;o&quot;;IF([.E47]=&quot;1st&quot;;&quot;o&quot;;&quot;d&quot;))" office:value-type="string" office:string-value="o" calcext:value-type="string">
            <text:p>o</text:p>
          </table:table-cell>
          <table:table-cell table:formula="of:=IF(([.F46]-[.F47])&lt;=1;&quot;d&quot;;IF(([.F46]-[.F47])&gt;[.F46]/3;&quot;o&quot;;&quot;d&quot;))" office:value-type="string" office:string-value="d" calcext:value-type="string">
            <text:p>d</text:p>
          </table:table-cell>
          <table:table-cell table:formula="of:=IF(([.F46]-[.F47])&lt;=1;&quot;d&quot;;IF(([.F46]-[.F47])&gt;=[.F46]/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6]=&quot;&quot;;&quot;&quot;;IF([.AT47]=&quot;&quot;;[.AV46];[.AT46]-[.AT47]))">
            <text:p/>
          </table:table-cell>
          <table:table-cell table:style-name="ce25" table:formula="of:=[.BE46]=[.AV46]"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6]=[.A47];[.C46]+1;1)" office:value-type="float" office:value="47" calcext:value-type="float">
            <text:p>47</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47]=&quot;&quot;;&quot;&quot;;IF([.K47]=&quot;x&quot;;&quot;d&quot;;IF([.K47]=&quot;p&quot;;&quot;d&quot;;IF([.AJ47]=&quot;o&quot;;&quot;o&quot;;IF([.E47]=&quot;1st&quot;;[.AK47];IF([.E47]=&quot;2nd&quot;;[.AL47];[.AJ47]))))))" office:value-type="string" office:string-value="o" calcext:value-type="string">
            <text:p>o</text:p>
          </table:table-cell>
          <table:table-cell table:style-name="ce32" table:formula="of:=IF([.C47]=1;1;IF([.E47]=&quot;&quot;;&quot;&quot;;IF([.I46]=&quot;&quot;;[.I45]+1;[.I46])))" office:value-type="float" office:value="8" calcext:value-type="float">
            <text:p>8</text:p>
          </table:table-cell>
          <table:table-cell table:style-name="ce32" table:formula="of:=IF([.E47]=&quot;&quot;;&quot;&quot;;IF([.E46]=&quot;&quot;;1;1+[.J46]))" office:value-type="float" office:value="1" calcext:value-type="float">
            <text:p>1</text:p>
          </table:table-cell>
          <table:table-cell table:style-name="ce34" office:value-type="string" calcext:value-type="string">
            <text:p>b</text:p>
          </table:table-cell>
          <table:table-cell office:value-type="string" calcext:value-type="string">
            <text:p>o10</text:p>
          </table:table-cell>
          <table:table-cell office:value-type="float" office:value="222" calcext:value-type="float">
            <text:p>222</text:p>
          </table:table-cell>
          <table:table-cell table:style-name="ce33" office:value-type="string" calcext:value-type="string">
            <text:p>flag</text:p>
          </table:table-cell>
          <table:table-cell table:style-name="ce8" office:value-type="float" office:value="86" calcext:value-type="float">
            <text:p>86</text:p>
          </table:table-cell>
          <table:table-cell table:style-name="ce8" table:number-columns-repeated="5"/>
          <table:table-cell table:style-name="ce8" office:value-type="float" office:value="61" calcext:value-type="float">
            <text:p>61</text:p>
          </table:table-cell>
          <table:table-cell table:style-name="ce8" office:value-type="float" office:value="54" calcext:value-type="float">
            <text:p>54</text:p>
          </table:table-cell>
          <table:table-cell office:value-type="float" office:value="23" calcext:value-type="float">
            <text:p>23</text:p>
          </table:table-cell>
          <table:table-cell office:value-type="float" office:value="54" calcext:value-type="float">
            <text:p>54</text:p>
          </table:table-cell>
          <table:table-cell table:number-columns-repeated="4"/>
          <table:table-cell office:value-type="float" office:value="21" calcext:value-type="float">
            <text:p>21</text:p>
          </table:table-cell>
          <table:table-cell office:value-type="float" office:value="20" calcext:value-type="float">
            <text:p>20</text:p>
          </table:table-cell>
          <table:table-cell office:value-type="string" calcext:value-type="string">
            <text:p>dori1, this is the only threat hawaii poses, the bomb to 86, cooks the DBs, qb under some pressure too, even with this + FM still turnover on downs because no efficiency or run game, and took a sack</text:p>
          </table:table-cell>
          <table:table-cell office:value-type="string" calcext:value-type="string">
            <text:p>1.17.00</text:p>
          </table:table-cell>
          <table:table-cell/>
          <table:table-cell office:value-type="string" calcext:value-type="string">
            <text:p>hi</text:p>
          </table:table-cell>
          <table:table-cell table:style-name="ce28"/>
          <table:table-cell table:formula="of:=IF([.K47]=&quot;t&quot;;&quot;o&quot;;IF([.E48]=&quot;1st&quot;;&quot;o&quot;;&quot;d&quot;))" office:value-type="string" office:string-value="o" calcext:value-type="string">
            <text:p>o</text:p>
          </table:table-cell>
          <table:table-cell table:formula="of:=IF(([.F47]-[.F48])&lt;=1;&quot;d&quot;;IF(([.F47]-[.F48])&gt;[.F47]/3;&quot;o&quot;;&quot;d&quot;))" office:value-type="string" office:string-value="d" calcext:value-type="string">
            <text:p>d</text:p>
          </table:table-cell>
          <table:table-cell table:formula="of:=IF(([.F47]-[.F48])&lt;=1;&quot;d&quot;;IF(([.F47]-[.F48])&gt;=[.F47]/2;&quot;o&quot;;&quot;d&quot;))" office:value-type="string" office:string-value="d" calcext:value-type="string">
            <text:p>d</text:p>
          </table:table-cell>
          <table:table-cell/>
          <table:table-cell table:style-name="Default" office:value-type="float" office:value="10" calcext:value-type="float">
            <text:p>10</text:p>
          </table:table-cell>
          <table:table-cell table:style-name="Default" office:value-type="float" office:value="24" calcext:value-type="float">
            <text:p>24</text:p>
          </table:table-cell>
          <table:table-cell table:style-name="Default"/>
          <table:table-cell table:style-name="Default" office:value-type="float" office:value="3" calcext:value-type="float">
            <text:p>3</text:p>
          </table:table-cell>
          <table:table-cell table:style-name="Default" office:value-type="float" office:value="11" calcext:value-type="float">
            <text:p>11</text:p>
          </table:table-cell>
          <table:table-cell table:style-name="ce45" office:value-type="float" office:value="7" calcext:value-type="float">
            <text:p>07</text:p>
          </table:table-cell>
          <table:table-cell table:style-name="Default" office:value-type="float" office:value="75" calcext:value-type="float">
            <text:p>75</text:p>
          </table:table-cell>
          <table:table-cell table:style-name="Default"/>
          <table:table-cell table:style-name="Default" office:value-type="float" office:value="38" calcext:value-type="float">
            <text:p>38</text:p>
          </table:table-cell>
          <table:table-cell table:style-name="Default" office:value-type="string" calcext:value-type="string">
            <text:p>Pass Reception</text:p>
          </table:table-cell>
          <table:table-cell table:style-name="Default" office:value-type="string" calcext:value-type="string">
            <text:p>Brayden Schager pass complete to Pofele Ashlock for 38 yds to the STAN 37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7]=&quot;&quot;;&quot;&quot;;IF([.AT48]=&quot;&quot;;[.AV47];[.AT47]-[.AT48]))" office:value-type="float" office:value="38" calcext:value-type="float">
            <text:p>38</text:p>
          </table:table-cell>
          <table:table-cell table:style-name="ce25" table:formula="of:=[.BE47]=[.AV4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7]=[.A48];[.C47]+1;1)" office:value-type="float" office:value="48" calcext:value-type="float">
            <text:p>48</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48]=&quot;&quot;;&quot;&quot;;IF([.K48]=&quot;x&quot;;&quot;d&quot;;IF([.K48]=&quot;p&quot;;&quot;d&quot;;IF([.AJ48]=&quot;o&quot;;&quot;o&quot;;IF([.E48]=&quot;1st&quot;;[.AK48];IF([.E48]=&quot;2nd&quot;;[.AL48];[.AJ48]))))))" office:value-type="string" office:string-value="o" calcext:value-type="string">
            <text:p>o</text:p>
          </table:table-cell>
          <table:table-cell table:style-name="ce32" table:formula="of:=IF([.C48]=1;1;IF([.E48]=&quot;&quot;;&quot;&quot;;IF([.I47]=&quot;&quot;;[.I46]+1;[.I47])))" office:value-type="float" office:value="8" calcext:value-type="float">
            <text:p>8</text:p>
          </table:table-cell>
          <table:table-cell table:style-name="ce32" table:formula="of:=IF([.E48]=&quot;&quot;;&quot;&quot;;IF([.E47]=&quot;&quot;;1;1+[.J47]))" office:value-type="float" office:value="2" calcext:value-type="float">
            <text:p>2</text:p>
          </table:table-cell>
          <table:table-cell table:style-name="ce34" office:value-type="string" calcext:value-type="string">
            <text:p>b</text:p>
          </table:table-cell>
          <table:table-cell office:value-type="string" calcext:value-type="string">
            <text:p>p11</text:p>
          </table:table-cell>
          <table:table-cell office:value-type="float" office:value="222" calcext:value-type="float">
            <text:p>222</text:p>
          </table:table-cell>
          <table:table-cell table:style-name="ce33" office:value-type="string" calcext:value-type="string">
            <text:p>scramble</text:p>
          </table:table-cell>
          <table:table-cell table:style-name="ce8" office:value-type="float" office:value="30" calcext:value-type="float">
            <text:p>30</text:p>
          </table:table-cell>
          <table:table-cell table:style-name="ce8" table:number-columns-repeated="5"/>
          <table:table-cell table:style-name="ce8" office:value-type="float" office:value="30" calcext:value-type="float">
            <text:p>30</text:p>
          </table:table-cell>
          <table:table-cell table:style-name="ce8" office:value-type="float" office:value="78" calcext:value-type="float">
            <text:p>78</text:p>
          </table:table-cell>
          <table:table-cell office:value-type="float" office:value="23" calcext:value-type="float">
            <text:p>23</text:p>
          </table:table-cell>
          <table:table-cell office:value-type="float" office:value="20" calcext:value-type="float">
            <text:p>20</text:p>
          </table:table-cell>
          <table:table-cell table:number-columns-repeated="4"/>
          <table:table-cell office:value-type="float" office:value="33" calcext:value-type="float">
            <text:p>33</text:p>
          </table:table-cell>
          <table:table-cell office:value-type="float" office:value="23" calcext:value-type="float">
            <text:p>23</text:p>
          </table:table-cell>
          <table:table-cell office:value-type="string" calcext:value-type="string">
            <text:p>blitz5, NB, 23 beats RT, uncalled holding, then FMs QB, 33 abandons zone</text:p>
          </table:table-cell>
          <table:table-cell table:number-columns-repeated="3"/>
          <table:table-cell table:style-name="ce28"/>
          <table:table-cell table:formula="of:=IF([.K48]=&quot;t&quot;;&quot;o&quot;;IF([.E49]=&quot;1st&quot;;&quot;o&quot;;&quot;d&quot;))" office:value-type="string" office:string-value="d" calcext:value-type="string">
            <text:p>d</text:p>
          </table:table-cell>
          <table:table-cell table:formula="of:=IF(([.F48]-[.F49])&lt;=1;&quot;d&quot;;IF(([.F48]-[.F49])&gt;[.F48]/3;&quot;o&quot;;&quot;d&quot;))" office:value-type="string" office:string-value="o" calcext:value-type="string">
            <text:p>o</text:p>
          </table:table-cell>
          <table:table-cell table:formula="of:=IF(([.F48]-[.F49])&lt;=1;&quot;d&quot;;IF(([.F48]-[.F49])&gt;=[.F48]/2;&quot;o&quot;;&quot;d&quot;))" office:value-type="string" office:string-value="o" calcext:value-type="string">
            <text:p>o</text:p>
          </table:table-cell>
          <table:table-cell/>
          <table:table-cell table:style-name="Default" office:value-type="float" office:value="10" calcext:value-type="float">
            <text:p>10</text:p>
          </table:table-cell>
          <table:table-cell table:style-name="Default" office:value-type="float" office:value="24" calcext:value-type="float">
            <text:p>24</text:p>
          </table:table-cell>
          <table:table-cell table:style-name="Default"/>
          <table:table-cell table:style-name="Default" office:value-type="float" office:value="3" calcext:value-type="float">
            <text:p>3</text:p>
          </table:table-cell>
          <table:table-cell table:style-name="Default" office:value-type="float" office:value="11" calcext:value-type="float">
            <text:p>11</text:p>
          </table:table-cell>
          <table:table-cell table:style-name="ce45" office:value-type="float" office:value="7" calcext:value-type="float">
            <text:p>07</text:p>
          </table:table-cell>
          <table:table-cell table:style-name="Default" office:value-type="float" office:value="37" calcext:value-type="float">
            <text:p>37</text:p>
          </table:table-cell>
          <table:table-cell table:style-name="Default"/>
          <table:table-cell table:style-name="Default" office:value-type="float" office:value="5" calcext:value-type="float">
            <text:p>5</text:p>
          </table:table-cell>
          <table:table-cell table:style-name="Default" office:value-type="string" calcext:value-type="string">
            <text:p>Pass Reception</text:p>
          </table:table-cell>
          <table:table-cell table:style-name="Default" office:value-type="string" calcext:value-type="string">
            <text:p>Brayden Schager pass complete to Landon Sims for 5 yds to the STAN 32</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8]=&quot;&quot;;&quot;&quot;;IF([.AT50]=&quot;&quot;;[.AV48];[.AT48]-[.AT49]))" office:value-type="float" office:value="5" calcext:value-type="float">
            <text:p>5</text:p>
          </table:table-cell>
          <table:table-cell table:style-name="ce25" table:formula="of:=[.BE48]=[.AV48]"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8]=[.A49];[.C48]+1;1)" office:value-type="float" office:value="49" calcext:value-type="float">
            <text:p>49</text:p>
          </table:table-cell>
          <table:table-cell table:style-name="ce29" office:value-type="string" calcext:value-type="string">
            <text:p>O</text:p>
          </table:table-cell>
          <table:table-cell table:style-name="Default" office:value-type="string" calcext:value-type="string">
            <text:p>2<text:span text:style-name="T1">nd</text:span></text:p>
          </table:table-cell>
          <table:table-cell table:style-name="Default" office:value-type="float" office:value="5" calcext:value-type="float">
            <text:p>5</text:p>
          </table:table-cell>
          <table:table-cell table:style-name="Default" office:value-type="string" calcext:value-type="string">
            <text:p>x</text:p>
          </table:table-cell>
          <table:table-cell table:formula="of:=IF([.E49]=&quot;&quot;;&quot;&quot;;IF([.K49]=&quot;x&quot;;&quot;d&quot;;IF([.K49]=&quot;p&quot;;&quot;d&quot;;IF([.AJ49]=&quot;o&quot;;&quot;o&quot;;IF([.E49]=&quot;1st&quot;;[.AK49];IF([.E49]=&quot;2nd&quot;;[.AL49];[.AJ49]))))))" office:value-type="string" office:string-value="o" calcext:value-type="string">
            <text:p>o</text:p>
          </table:table-cell>
          <table:table-cell table:style-name="ce32" table:formula="of:=IF([.C49]=1;1;IF([.E49]=&quot;&quot;;&quot;&quot;;IF([.I48]=&quot;&quot;;[.I47]+1;[.I48])))" office:value-type="float" office:value="8" calcext:value-type="float">
            <text:p>8</text:p>
          </table:table-cell>
          <table:table-cell table:style-name="ce32" table:formula="of:=IF([.E49]=&quot;&quot;;&quot;&quot;;IF([.E48]=&quot;&quot;;1;1+[.J48]))" office:value-type="float" office:value="3" calcext:value-type="float">
            <text:p>3</text:p>
          </table:table-cell>
          <table:table-cell table:style-name="ce34"/>
          <table:table-cell table:number-columns-repeated="2"/>
          <table:table-cell table:style-name="ce33" office:value-type="string" calcext:value-type="string">
            <text:p>deadball</text:p>
          </table:table-cell>
          <table:table-cell table:style-name="ce8" table:number-columns-repeated="8"/>
          <table:table-cell table:number-columns-repeated="12"/>
          <table:table-cell table:style-name="ce28"/>
          <table:table-cell table:formula="of:=IF([.K49]=&quot;t&quot;;&quot;o&quot;;IF([.E50]=&quot;1st&quot;;&quot;o&quot;;&quot;d&quot;))" office:value-type="string" office:string-value="o" calcext:value-type="string">
            <text:p>o</text:p>
          </table:table-cell>
          <table:table-cell table:formula="of:=IF(([.F49]-[.F50])&lt;=1;&quot;d&quot;;IF(([.F49]-[.F50])&gt;[.F49]/3;&quot;o&quot;;&quot;d&quot;))" office:value-type="string" office:string-value="d" calcext:value-type="string">
            <text:p>d</text:p>
          </table:table-cell>
          <table:table-cell table:formula="of:=IF(([.F49]-[.F50])&lt;=1;&quot;d&quot;;IF(([.F49]-[.F50])&gt;=[.F49]/2;&quot;o&quot;;&quot;d&quot;))" office:value-type="string" office:string-value="d" calcext:value-type="string">
            <text:p>d</text:p>
          </table:table-cell>
          <table:table-cell/>
          <table:table-cell table:style-name="Default" office:value-type="float" office:value="10" calcext:value-type="float">
            <text:p>10</text:p>
          </table:table-cell>
          <table:table-cell table:style-name="Default" office:value-type="float" office:value="24" calcext:value-type="float">
            <text:p>24</text:p>
          </table:table-cell>
          <table:table-cell table:style-name="Default"/>
          <table:table-cell table:style-name="Default" office:value-type="float" office:value="3" calcext:value-type="float">
            <text:p>3</text:p>
          </table:table-cell>
          <table:table-cell table:style-name="Default" office:value-type="float" office:value="11" calcext:value-type="float">
            <text:p>11</text:p>
          </table:table-cell>
          <table:table-cell table:style-name="ce45" office:value-type="float" office:value="7" calcext:value-type="float">
            <text:p>07</text:p>
          </table:table-cell>
          <table:table-cell table:style-name="Default" office:value-type="float" office:value="32" calcext:value-type="float">
            <text:p>32</text:p>
          </table:table-cell>
          <table:table-cell table:style-name="Default"/>
          <table:table-cell table:style-name="Default" office:value-type="float" office:value="15" calcext:value-type="float">
            <text:p>15</text:p>
          </table:table-cell>
          <table:table-cell table:style-name="Default" office:value-type="string" calcext:value-type="string">
            <text:p>Penalty</text:p>
          </table:table-cell>
          <table:table-cell table:style-name="Default" office:value-type="string" calcext:value-type="string">
            <text:p>Stanford Penalty, Face mask (15 yards) (David Bailey) to the STAN 17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49]=&quot;&quot;;&quot;&quot;;IF([.AT51]=&quot;&quot;;[.AV49];[.AT49]-[.AT50]))" office:value-type="float" office:value="15" calcext:value-type="float">
            <text:p>15</text:p>
          </table:table-cell>
          <table:table-cell table:style-name="ce25" table:formula="of:=[.BE49]=[.AV49]"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49]=[.A50];[.C49]+1;1)" office:value-type="float" office:value="50" calcext:value-type="float">
            <text:p>50</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r</text:p>
          </table:table-cell>
          <table:table-cell table:formula="of:=IF([.E50]=&quot;&quot;;&quot;&quot;;IF([.K50]=&quot;x&quot;;&quot;d&quot;;IF([.K50]=&quot;p&quot;;&quot;d&quot;;IF([.AJ50]=&quot;o&quot;;&quot;o&quot;;IF([.E50]=&quot;1st&quot;;[.AK50];IF([.E50]=&quot;2nd&quot;;[.AL50];[.AJ50]))))))" office:value-type="string" office:string-value="o" calcext:value-type="string">
            <text:p>o</text:p>
          </table:table-cell>
          <table:table-cell table:style-name="ce32" table:formula="of:=IF([.C50]=1;1;IF([.E50]=&quot;&quot;;&quot;&quot;;IF([.I48]=&quot;&quot;;[.I47]+1;[.I48])))" office:value-type="float" office:value="8" calcext:value-type="float">
            <text:p>8</text:p>
          </table:table-cell>
          <table:table-cell table:style-name="ce32" table:formula="of:=IF([.E50]=&quot;&quot;;&quot;&quot;;IF([.E49]=&quot;&quot;;1;1+[.J49]))" office:value-type="float" office:value="4" calcext:value-type="float">
            <text:p>4</text:p>
          </table:table-cell>
          <table:table-cell table:style-name="ce34"/>
          <table:table-cell office:value-type="string" calcext:value-type="string">
            <text:p>o10</text:p>
          </table:table-cell>
          <table:table-cell office:value-type="float" office:value="222" calcext:value-type="float">
            <text:p>222</text:p>
          </table:table-cell>
          <table:table-cell table:style-name="ce33" office:value-type="string" calcext:value-type="string">
            <text:p>iz</text:p>
          </table:table-cell>
          <table:table-cell table:style-name="ce8" office:value-type="float" office:value="0" calcext:value-type="float">
            <text:p>0</text:p>
          </table:table-cell>
          <table:table-cell table:style-name="ce8" table:number-columns-repeated="7"/>
          <table:table-cell table:number-columns-repeated="8"/>
          <table:table-cell office:value-type="string" calcext:value-type="string">
            <text:p>yaco, just kind of knocks over 23</text:p>
          </table:table-cell>
          <table:table-cell office:value-type="string" calcext:value-type="string">
            <text:p>1.18.50</text:p>
          </table:table-cell>
          <table:table-cell/>
          <table:table-cell office:value-type="string" calcext:value-type="string">
            <text:p>hi</text:p>
          </table:table-cell>
          <table:table-cell table:style-name="ce28"/>
          <table:table-cell table:formula="of:=IF([.K50]=&quot;t&quot;;&quot;o&quot;;IF([.E51]=&quot;1st&quot;;&quot;o&quot;;&quot;d&quot;))" office:value-type="string" office:string-value="d" calcext:value-type="string">
            <text:p>d</text:p>
          </table:table-cell>
          <table:table-cell table:formula="of:=IF(([.F50]-[.F51])&lt;=1;&quot;d&quot;;IF(([.F50]-[.F51])&gt;[.F50]/3;&quot;o&quot;;&quot;d&quot;))" office:value-type="string" office:string-value="o" calcext:value-type="string">
            <text:p>o</text:p>
          </table:table-cell>
          <table:table-cell table:formula="of:=IF(([.F50]-[.F51])&lt;=1;&quot;d&quot;;IF(([.F50]-[.F51])&gt;=[.F50]/2;&quot;o&quot;;&quot;d&quot;))" office:value-type="string" office:string-value="d" calcext:value-type="string">
            <text:p>d</text:p>
          </table:table-cell>
          <table:table-cell/>
          <table:table-cell table:style-name="Default" office:value-type="float" office:value="10" calcext:value-type="float">
            <text:p>10</text:p>
          </table:table-cell>
          <table:table-cell table:style-name="Default" office:value-type="float" office:value="24" calcext:value-type="float">
            <text:p>24</text:p>
          </table:table-cell>
          <table:table-cell table:style-name="Default"/>
          <table:table-cell table:style-name="Default" office:value-type="float" office:value="3" calcext:value-type="float">
            <text:p>3</text:p>
          </table:table-cell>
          <table:table-cell table:style-name="Default" office:value-type="float" office:value="11" calcext:value-type="float">
            <text:p>11</text:p>
          </table:table-cell>
          <table:table-cell table:style-name="ce45" office:value-type="float" office:value="7" calcext:value-type="float">
            <text:p>07</text:p>
          </table:table-cell>
          <table:table-cell table:style-name="Default" office:value-type="float" office:value="17" calcext:value-type="float">
            <text:p>17</text:p>
          </table:table-cell>
          <table:table-cell table:style-name="Default"/>
          <table:table-cell table:style-name="Default" office:value-type="float" office:value="4" calcext:value-type="float">
            <text:p>4</text:p>
          </table:table-cell>
          <table:table-cell table:style-name="Default" office:value-type="string" calcext:value-type="string">
            <text:p>Rush</text:p>
          </table:table-cell>
          <table:table-cell table:style-name="Default" office:value-type="string" calcext:value-type="string">
            <text:p>Solo Vaipulu run for 4 yds to the STAN 13</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50]=&quot;&quot;;&quot;&quot;;IF([.AT51]=&quot;&quot;;[.AV50];[.AT50]-[.AT51]))" office:value-type="float" office:value="4" calcext:value-type="float">
            <text:p>4</text:p>
          </table:table-cell>
          <table:table-cell table:style-name="ce25" table:formula="of:=[.BE50]=[.AV50]"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0]=[.A51];[.C50]+1;1)" office:value-type="float" office:value="51" calcext:value-type="float">
            <text:p>51</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6" calcext:value-type="float">
            <text:p>6</text:p>
          </table:table-cell>
          <table:table-cell table:style-name="Default" office:value-type="string" calcext:value-type="string">
            <text:p>p</text:p>
          </table:table-cell>
          <table:table-cell table:formula="of:=IF([.E51]=&quot;&quot;;&quot;&quot;;IF([.K51]=&quot;x&quot;;&quot;d&quot;;IF([.K51]=&quot;p&quot;;&quot;d&quot;;IF([.AJ51]=&quot;o&quot;;&quot;o&quot;;IF([.E51]=&quot;1st&quot;;[.AK51];IF([.E51]=&quot;2nd&quot;;[.AL51];[.AJ51]))))))" office:value-type="string" office:string-value="o" calcext:value-type="string">
            <text:p>o</text:p>
          </table:table-cell>
          <table:table-cell table:style-name="ce32" table:formula="of:=IF([.C51]=1;1;IF([.E51]=&quot;&quot;;&quot;&quot;;IF([.I50]=&quot;&quot;;[.I48]+1;[.I50])))" office:value-type="float" office:value="8" calcext:value-type="float">
            <text:p>8</text:p>
          </table:table-cell>
          <table:table-cell table:style-name="ce32" table:formula="of:=IF([.E51]=&quot;&quot;;&quot;&quot;;IF([.E50]=&quot;&quot;;1;1+[.J50]))" office:value-type="float" office:value="5" calcext:value-type="float">
            <text:p>5</text:p>
          </table:table-cell>
          <table:table-cell table:style-name="ce34"/>
          <table:table-cell office:value-type="string" calcext:value-type="string">
            <text:p>o10</text:p>
          </table:table-cell>
          <table:table-cell office:value-type="float" office:value="222" calcext:value-type="float">
            <text:p>222</text:p>
          </table:table-cell>
          <table:table-cell table:style-name="ce33" office:value-type="string" calcext:value-type="string">
            <text:p>dumpoff</text:p>
          </table:table-cell>
          <table:table-cell table:style-name="ce8" office:value-type="float" office:value="23" calcext:value-type="float">
            <text:p>23</text:p>
          </table:table-cell>
          <table:table-cell table:style-name="ce8" table:number-columns-repeated="7"/>
          <table:table-cell table:number-columns-repeated="8"/>
          <table:table-cell office:value-type="string" calcext:value-type="string">
            <text:p>dori1, catch with knee on ground</text:p>
          </table:table-cell>
          <table:table-cell table:number-columns-repeated="3"/>
          <table:table-cell table:style-name="ce28"/>
          <table:table-cell table:formula="of:=IF([.K51]=&quot;t&quot;;&quot;o&quot;;IF([.E52]=&quot;1st&quot;;&quot;o&quot;;&quot;d&quot;))" office:value-type="string" office:string-value="d" calcext:value-type="string">
            <text:p>d</text:p>
          </table:table-cell>
          <table:table-cell table:formula="of:=IF(([.F51]-[.F52])&lt;=1;&quot;d&quot;;IF(([.F51]-[.F52])&gt;[.F51]/3;&quot;o&quot;;&quot;d&quot;))" office:value-type="string" office:string-value="o" calcext:value-type="string">
            <text:p>o</text:p>
          </table:table-cell>
          <table:table-cell table:formula="of:=IF(([.F51]-[.F52])&lt;=1;&quot;d&quot;;IF(([.F51]-[.F52])&gt;=[.F51]/2;&quot;o&quot;;&quot;d&quot;))" office:value-type="string" office:string-value="o" calcext:value-type="string">
            <text:p>o</text:p>
          </table:table-cell>
          <table:table-cell/>
          <table:table-cell table:style-name="Default" office:value-type="float" office:value="10" calcext:value-type="float">
            <text:p>10</text:p>
          </table:table-cell>
          <table:table-cell table:style-name="Default" office:value-type="float" office:value="24" calcext:value-type="float">
            <text:p>24</text:p>
          </table:table-cell>
          <table:table-cell table:style-name="Default"/>
          <table:table-cell table:style-name="Default" office:value-type="float" office:value="3" calcext:value-type="float">
            <text:p>3</text:p>
          </table:table-cell>
          <table:table-cell table:style-name="Default" office:value-type="float" office:value="11" calcext:value-type="float">
            <text:p>11</text:p>
          </table:table-cell>
          <table:table-cell table:style-name="ce45" office:value-type="float" office:value="7" calcext:value-type="float">
            <text:p>07</text:p>
          </table:table-cell>
          <table:table-cell table:style-name="Default" office:value-type="float" office:value="13" calcext:value-type="float">
            <text:p>13</text:p>
          </table:table-cell>
          <table:table-cell table:style-name="Default"/>
          <table:table-cell table:style-name="Default" office:value-type="float" office:value="3" calcext:value-type="float">
            <text:p>3</text:p>
          </table:table-cell>
          <table:table-cell table:style-name="Default" office:value-type="string" calcext:value-type="string">
            <text:p>Pass Reception</text:p>
          </table:table-cell>
          <table:table-cell table:style-name="Default" office:value-type="string" calcext:value-type="string">
            <text:p>Brayden Schager pass complete to Koali Nishigaya for 3 yds to the STAN 10</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51]=&quot;&quot;;&quot;&quot;;IF([.AT52]=&quot;&quot;;[.AV51];[.AT51]-[.AT52]))" office:value-type="float" office:value="3" calcext:value-type="float">
            <text:p>3</text:p>
          </table:table-cell>
          <table:table-cell table:style-name="ce25" table:formula="of:=[.BE51]=[.AV5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1]=[.A52];[.C51]+1;1)" office:value-type="float" office:value="52" calcext:value-type="float">
            <text:p>52</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3" calcext:value-type="float">
            <text:p>3</text:p>
          </table:table-cell>
          <table:table-cell table:style-name="Default" office:value-type="string" calcext:value-type="string">
            <text:p>p</text:p>
          </table:table-cell>
          <table:table-cell table:formula="of:=IF([.E52]=&quot;&quot;;&quot;&quot;;IF([.K52]=&quot;x&quot;;&quot;d&quot;;IF([.K52]=&quot;p&quot;;&quot;d&quot;;IF([.AJ52]=&quot;o&quot;;&quot;o&quot;;IF([.E52]=&quot;1st&quot;;[.AK52];IF([.E52]=&quot;2nd&quot;;[.AL52];[.AJ52]))))))" office:value-type="string" office:string-value="d" calcext:value-type="string">
            <text:p>d</text:p>
          </table:table-cell>
          <table:table-cell table:style-name="ce32" table:formula="of:=IF([.C52]=1;1;IF([.E52]=&quot;&quot;;&quot;&quot;;IF([.I51]=&quot;&quot;;[.I50]+1;[.I51])))" office:value-type="float" office:value="8" calcext:value-type="float">
            <text:p>8</text:p>
          </table:table-cell>
          <table:table-cell table:style-name="ce32" table:formula="of:=IF([.E52]=&quot;&quot;;&quot;&quot;;IF([.E51]=&quot;&quot;;1;1+[.J51]))" office:value-type="float" office:value="6" calcext:value-type="float">
            <text:p>6</text:p>
          </table:table-cell>
          <table:table-cell table:style-name="ce34"/>
          <table:table-cell office:value-type="string" calcext:value-type="string">
            <text:p>o10</text:p>
          </table:table-cell>
          <table:table-cell office:value-type="float" office:value="222" calcext:value-type="float">
            <text:p>222</text:p>
          </table:table-cell>
          <table:table-cell table:style-name="ce33" office:value-type="string" calcext:value-type="string">
            <text:p>throwaway</text:p>
          </table:table-cell>
          <table:table-cell table:style-name="ce8" office:value-type="float" office:value="13" calcext:value-type="float">
            <text:p>13</text:p>
          </table:table-cell>
          <table:table-cell table:style-name="ce8" table:number-columns-repeated="5"/>
          <table:table-cell table:style-name="ce8" office:value-type="float" office:value="77" calcext:value-type="float">
            <text:p>77</text:p>
          </table:table-cell>
          <table:table-cell table:style-name="ce8" office:value-type="float" office:value="61" calcext:value-type="float">
            <text:p>61</text:p>
          </table:table-cell>
          <table:table-cell office:value-type="float" office:value="40" calcext:value-type="float">
            <text:p>40</text:p>
          </table:table-cell>
          <table:table-cell table:number-columns-repeated="7"/>
          <table:table-cell office:value-type="string" calcext:value-type="string">
            <text:p>Dori1, Center gets beat and the back doesn’t assist because he is concentrating on the linebacker the left guard is controlling, QB cannot see #88 open for the conversion</text:p>
          </table:table-cell>
          <table:table-cell office:value-type="string" calcext:value-type="string">
            <text:p>1.21.09</text:p>
          </table:table-cell>
          <table:table-cell table:number-columns-repeated="2"/>
          <table:table-cell table:style-name="ce28"/>
          <table:table-cell table:formula="of:=IF([.K52]=&quot;t&quot;;&quot;o&quot;;IF([.E53]=&quot;1st&quot;;&quot;o&quot;;&quot;d&quot;))" office:value-type="string" office:string-value="d" calcext:value-type="string">
            <text:p>d</text:p>
          </table:table-cell>
          <table:table-cell table:formula="of:=IF(([.F52]-[.F53])&lt;=1;&quot;d&quot;;IF(([.F52]-[.F53])&gt;[.F52]/3;&quot;o&quot;;&quot;d&quot;))" office:value-type="string" office:string-value="d" calcext:value-type="string">
            <text:p>d</text:p>
          </table:table-cell>
          <table:table-cell table:formula="of:=IF(([.F52]-[.F53])&lt;=1;&quot;d&quot;;IF(([.F52]-[.F53])&gt;=[.F52]/2;&quot;o&quot;;&quot;d&quot;))" office:value-type="string" office:string-value="d" calcext:value-type="string">
            <text:p>d</text:p>
          </table:table-cell>
          <table:table-cell/>
          <table:table-cell table:style-name="Default" office:value-type="float" office:value="10" calcext:value-type="float">
            <text:p>10</text:p>
          </table:table-cell>
          <table:table-cell table:style-name="Default" office:value-type="float" office:value="24" calcext:value-type="float">
            <text:p>24</text:p>
          </table:table-cell>
          <table:table-cell table:style-name="Default"/>
          <table:table-cell table:style-name="Default" office:value-type="float" office:value="3" calcext:value-type="float">
            <text:p>3</text:p>
          </table:table-cell>
          <table:table-cell table:style-name="Default" office:value-type="float" office:value="8" calcext:value-type="float">
            <text:p>8</text:p>
          </table:table-cell>
          <table:table-cell table:style-name="ce45" office:value-type="float" office:value="12" calcext:value-type="float">
            <text:p>12</text:p>
          </table:table-cell>
          <table:table-cell table:style-name="Default" office:value-type="float" office:value="10" calcext:value-type="float">
            <text:p>10</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52]=&quot;&quot;;&quot;&quot;;IF([.AT53]=&quot;&quot;;[.AV52];[.AT52]-[.AT53]))" office:value-type="float" office:value="0" calcext:value-type="float">
            <text:p>0</text:p>
          </table:table-cell>
          <table:table-cell table:style-name="ce25" table:formula="of:=[.BE52]=[.AV5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2]=[.A53];[.C52]+1;1)" office:value-type="float" office:value="53" calcext:value-type="float">
            <text:p>53</text:p>
          </table:table-cell>
          <table:table-cell table:style-name="ce29" office:value-type="string" calcext:value-type="string">
            <text:p>O</text:p>
          </table:table-cell>
          <table:table-cell table:style-name="Default" office:value-type="string" calcext:value-type="string">
            <text:p>4th</text:p>
          </table:table-cell>
          <table:table-cell table:style-name="Default" office:value-type="float" office:value="3" calcext:value-type="float">
            <text:p>3</text:p>
          </table:table-cell>
          <table:table-cell table:style-name="Default" office:value-type="string" calcext:value-type="string">
            <text:p>p</text:p>
          </table:table-cell>
          <table:table-cell table:formula="of:=IF([.E53]=&quot;&quot;;&quot;&quot;;IF([.K53]=&quot;x&quot;;&quot;d&quot;;IF([.K53]=&quot;p&quot;;&quot;d&quot;;IF([.AJ53]=&quot;o&quot;;&quot;o&quot;;IF([.E53]=&quot;1st&quot;;[.AK53];IF([.E53]=&quot;2nd&quot;;[.AL53];[.AJ53]))))))" office:value-type="string" office:string-value="d" calcext:value-type="string">
            <text:p>d</text:p>
          </table:table-cell>
          <table:table-cell table:style-name="ce32" table:formula="of:=IF([.C53]=1;1;IF([.E53]=&quot;&quot;;&quot;&quot;;IF([.I52]=&quot;&quot;;[.I51]+1;[.I52])))" office:value-type="float" office:value="8" calcext:value-type="float">
            <text:p>8</text:p>
          </table:table-cell>
          <table:table-cell table:style-name="ce32" table:formula="of:=IF([.E53]=&quot;&quot;;&quot;&quot;;IF([.E52]=&quot;&quot;;1;1+[.J52]))" office:value-type="float" office:value="7" calcext:value-type="float">
            <text:p>7</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table:style-name="ce8" office:value-type="float" office:value="13" calcext:value-type="float">
            <text:p>13</text:p>
          </table:table-cell>
          <table:table-cell table:style-name="ce8" table:number-columns-repeated="7"/>
          <table:table-cell table:number-columns-repeated="8"/>
          <table:table-cell table:style-name="Default" office:value-type="string" calcext:value-type="string">
            <text:p>not on video</text:p>
          </table:table-cell>
          <table:table-cell table:style-name="ce38"/>
          <table:table-cell table:number-columns-repeated="2"/>
          <table:table-cell table:style-name="ce28"/>
          <table:table-cell table:formula="of:=IF([.K53]=&quot;t&quot;;&quot;o&quot;;IF([.E54]=&quot;1st&quot;;&quot;o&quot;;&quot;d&quot;))" office:value-type="string" office:string-value="d" calcext:value-type="string">
            <text:p>d</text:p>
          </table:table-cell>
          <table:table-cell table:formula="of:=IF(([.F53]-[.F54])&lt;=1;&quot;d&quot;;IF(([.F53]-[.F54])&gt;[.F53]/3;&quot;o&quot;;&quot;d&quot;))" office:value-type="string" office:string-value="o" calcext:value-type="string">
            <text:p>o</text:p>
          </table:table-cell>
          <table:table-cell table:formula="of:=IF(([.F53]-[.F54])&lt;=1;&quot;d&quot;;IF(([.F53]-[.F54])&gt;=[.F53]/2;&quot;o&quot;;&quot;d&quot;))" office:value-type="string" office:string-value="o" calcext:value-type="string">
            <text:p>o</text:p>
          </table:table-cell>
          <table:table-cell/>
          <table:table-cell table:style-name="Default" office:value-type="float" office:value="10" calcext:value-type="float">
            <text:p>10</text:p>
          </table:table-cell>
          <table:table-cell table:style-name="Default" office:value-type="float" office:value="24" calcext:value-type="float">
            <text:p>24</text:p>
          </table:table-cell>
          <table:table-cell table:style-name="Default"/>
          <table:table-cell table:style-name="Default" office:value-type="float" office:value="3" calcext:value-type="float">
            <text:p>3</text:p>
          </table:table-cell>
          <table:table-cell table:style-name="Default" office:value-type="float" office:value="8" calcext:value-type="float">
            <text:p>8</text:p>
          </table:table-cell>
          <table:table-cell table:style-name="ce45" office:value-type="float" office:value="3" calcext:value-type="float">
            <text:p>03</text:p>
          </table:table-cell>
          <table:table-cell table:style-name="Default" office:value-type="float" office:value="10" calcext:value-type="float">
            <text:p>10</text:p>
          </table:table-cell>
          <table:table-cell table:style-name="Default"/>
          <table:table-cell table:style-name="Default" office:value-type="float" office:value="-7" calcext:value-type="float">
            <text:p>-7</text:p>
          </table:table-cell>
          <table:table-cell table:style-name="Default" office:value-type="string" calcext:value-type="string">
            <text:p>Sack</text:p>
          </table:table-cell>
          <table:table-cell table:style-name="Default" office:value-type="string" calcext:value-type="string">
            <text:p>Brayden Schager sacked by Anthony Franklin for a loss of 7 yards to the STAN 17</text:p>
          </table:table-cell>
          <table:table-cell/>
          <table:table-cell table:style-name="Default" table:number-columns-repeated="3"/>
          <table:table-cell table:number-columns-repeated="2"/>
          <table:table-cell table:style-name="Default" table:formula="of:=IF([.AT53]=&quot;&quot;;&quot;&quot;;IF([.AT54]=&quot;&quot;;[.AV53];[.AT53]-[.AT54]))" office:value-type="float" office:value="-7" calcext:value-type="float">
            <text:p>-7</text:p>
          </table:table-cell>
          <table:table-cell table:style-name="ce25" table:formula="of:=[.BE53]=[.AV5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3]=[.A54];[.C53]+1;1)" office:value-type="float" office:value="54" calcext:value-type="float">
            <text:p>54</text:p>
          </table:table-cell>
          <table:table-cell table:style-name="ce29" office:value-type="string" calcext:value-type="string">
            <text:p>O</text:p>
          </table:table-cell>
          <table:table-cell table:style-name="Default" table:number-columns-repeated="3"/>
          <table:table-cell table:formula="of:=IF([.E54]=&quot;&quot;;&quot;&quot;;IF([.K54]=&quot;x&quot;;&quot;d&quot;;IF([.K54]=&quot;p&quot;;&quot;d&quot;;IF([.AJ54]=&quot;o&quot;;&quot;o&quot;;IF([.E54]=&quot;1st&quot;;[.AK54];IF([.E54]=&quot;2nd&quot;;[.AL54];[.AJ54]))))))">
            <text:p/>
          </table:table-cell>
          <table:table-cell table:style-name="ce32" table:formula="of:=IF([.C54]=1;1;IF([.E54]=&quot;&quot;;&quot;&quot;;IF([.I53]=&quot;&quot;;[.I52]+1;[.I53])))">
            <text:p/>
          </table:table-cell>
          <table:table-cell table:style-name="ce32" table:formula="of:=IF([.E54]=&quot;&quot;;&quot;&quot;;IF([.E53]=&quot;&quot;;1;1+[.J53]))">
            <text:p/>
          </table:table-cell>
          <table:table-cell table:number-columns-repeated="3"/>
          <table:table-cell table:style-name="ce33"/>
          <table:table-cell table:style-name="ce8" table:number-columns-repeated="8"/>
          <table:table-cell table:number-columns-repeated="12"/>
          <table:table-cell table:style-name="ce28"/>
          <table:table-cell table:formula="of:=IF([.K54]=&quot;t&quot;;&quot;o&quot;;IF([.E55]=&quot;1st&quot;;&quot;o&quot;;&quot;d&quot;))" office:value-type="string" office:string-value="o" calcext:value-type="string">
            <text:p>o</text:p>
          </table:table-cell>
          <table:table-cell table:formula="of:=IF(([.F54]-[.F55])&lt;=1;&quot;d&quot;;IF(([.F54]-[.F55])&gt;[.F54]/3;&quot;o&quot;;&quot;d&quot;))" office:value-type="string" office:string-value="d" calcext:value-type="string">
            <text:p>d</text:p>
          </table:table-cell>
          <table:table-cell table:formula="of:=IF(([.F54]-[.F55])&lt;=1;&quot;d&quot;;IF(([.F54]-[.F55])&gt;=[.F54]/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table:table-cell table:style-name="Default" table:number-columns-repeated="3"/>
          <table:table-cell table:number-columns-repeated="2"/>
          <table:table-cell table:style-name="Default" table:formula="of:=IF([.AT54]=&quot;&quot;;&quot;&quot;;IF([.AT55]=&quot;&quot;;[.AV54];[.AT54]-[.AT55]))">
            <text:p/>
          </table:table-cell>
          <table:table-cell table:style-name="ce25" table:formula="of:=[.BE54]=[.AV5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4]=[.A55];[.C54]+1;1)" office:value-type="float" office:value="55" calcext:value-type="float">
            <text:p>55</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55]=&quot;&quot;;&quot;&quot;;IF([.K55]=&quot;x&quot;;&quot;d&quot;;IF([.K55]=&quot;p&quot;;&quot;d&quot;;IF([.AJ55]=&quot;o&quot;;&quot;o&quot;;IF([.E55]=&quot;1st&quot;;[.AK55];IF([.E55]=&quot;2nd&quot;;[.AL55];[.AJ55]))))))" office:value-type="string" office:string-value="o" calcext:value-type="string">
            <text:p>o</text:p>
          </table:table-cell>
          <table:table-cell table:style-name="ce32" table:formula="of:=IF([.C55]=1;1;IF([.E55]=&quot;&quot;;&quot;&quot;;IF([.I54]=&quot;&quot;;[.I53]+1;[.I54])))" office:value-type="float" office:value="9" calcext:value-type="float">
            <text:p>9</text:p>
          </table:table-cell>
          <table:table-cell table:style-name="ce32" table:formula="of:=IF([.E55]=&quot;&quot;;&quot;&quot;;IF([.E54]=&quot;&quot;;1;1+[.J54]))" office:value-type="float" office:value="1" calcext:value-type="float">
            <text:p>1</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comeback</text:p>
          </table:table-cell>
          <table:table-cell table:style-name="ce8" office:value-type="float" office:value="7" calcext:value-type="float">
            <text:p>7</text:p>
          </table:table-cell>
          <table:table-cell table:style-name="ce8" table:number-columns-repeated="7"/>
          <table:table-cell office:value-type="float" office:value="40" calcext:value-type="float">
            <text:p>40</text:p>
          </table:table-cell>
          <table:table-cell table:number-columns-repeated="6"/>
          <table:table-cell office:value-type="float" office:value="6" calcext:value-type="float">
            <text:p>6</text:p>
          </table:table-cell>
          <table:table-cell office:value-type="string" calcext:value-type="string">
            <text:p>quick throw</text:p>
          </table:table-cell>
          <table:table-cell table:number-columns-repeated="3"/>
          <table:table-cell table:style-name="ce28"/>
          <table:table-cell table:formula="of:=IF([.K55]=&quot;t&quot;;&quot;o&quot;;IF([.E56]=&quot;1st&quot;;&quot;o&quot;;&quot;d&quot;))" office:value-type="string" office:string-value="d" calcext:value-type="string">
            <text:p>d</text:p>
          </table:table-cell>
          <table:table-cell table:formula="of:=IF(([.F55]-[.F56])&lt;=1;&quot;d&quot;;IF(([.F55]-[.F56])&gt;[.F55]/3;&quot;o&quot;;&quot;d&quot;))" office:value-type="string" office:string-value="o" calcext:value-type="string">
            <text:p>o</text:p>
          </table:table-cell>
          <table:table-cell table:formula="of:=IF(([.F55]-[.F56])&lt;=1;&quot;d&quot;;IF(([.F55]-[.F56])&gt;=[.F55]/2;&quot;o&quot;;&quot;d&quot;))" office:value-type="string" office:string-value="o" calcext:value-type="string">
            <text:p>o</text:p>
          </table:table-cell>
          <table:table-cell/>
          <table:table-cell table:style-name="Default" office:value-type="float" office:value="10" calcext:value-type="float">
            <text:p>10</text:p>
          </table:table-cell>
          <table:table-cell table:style-name="Default" office:value-type="float" office:value="27" calcext:value-type="float">
            <text:p>27</text:p>
          </table:table-cell>
          <table:table-cell table:style-name="Default"/>
          <table:table-cell table:style-name="Default" office:value-type="float" office:value="3" calcext:value-type="float">
            <text:p>3</text:p>
          </table:table-cell>
          <table:table-cell table:style-name="Default" office:value-type="float" office:value="1" calcext:value-type="float">
            <text:p>1</text:p>
          </table:table-cell>
          <table:table-cell table:style-name="ce45" office:value-type="float" office:value="35" calcext:value-type="float">
            <text:p>35</text:p>
          </table:table-cell>
          <table:table-cell table:style-name="Default" office:value-type="float" office:value="75" calcext:value-type="float">
            <text:p>75</text:p>
          </table:table-cell>
          <table:table-cell table:style-name="Default"/>
          <table:table-cell table:style-name="Default" office:value-type="float" office:value="7" calcext:value-type="float">
            <text:p>7</text:p>
          </table:table-cell>
          <table:table-cell table:style-name="Default" office:value-type="string" calcext:value-type="string">
            <text:p>Pass Reception</text:p>
          </table:table-cell>
          <table:table-cell table:style-name="Default" office:value-type="string" calcext:value-type="string">
            <text:p>Brayden Schager pass complete to Steven McBride for 7 yds to the HAW 32</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55]=&quot;&quot;;&quot;&quot;;IF([.AT56]=&quot;&quot;;[.AV55];[.AT55]-[.AT56]))" office:value-type="float" office:value="7" calcext:value-type="float">
            <text:p>7</text:p>
          </table:table-cell>
          <table:table-cell table:style-name="ce25" table:formula="of:=[.BE55]=[.AV5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5]=[.A56];[.C55]+1;1)" office:value-type="float" office:value="56" calcext:value-type="float">
            <text:p>56</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3" calcext:value-type="float">
            <text:p>3</text:p>
          </table:table-cell>
          <table:table-cell table:style-name="Default" office:value-type="string" calcext:value-type="string">
            <text:p>r</text:p>
          </table:table-cell>
          <table:table-cell table:formula="of:=IF([.E56]=&quot;&quot;;&quot;&quot;;IF([.K56]=&quot;x&quot;;&quot;d&quot;;IF([.K56]=&quot;p&quot;;&quot;d&quot;;IF([.AJ56]=&quot;o&quot;;&quot;o&quot;;IF([.E56]=&quot;1st&quot;;[.AK56];IF([.E56]=&quot;2nd&quot;;[.AL56];[.AJ56]))))))" office:value-type="string" office:string-value="o" calcext:value-type="string">
            <text:p>o</text:p>
          </table:table-cell>
          <table:table-cell table:style-name="ce32" table:formula="of:=IF([.C56]=1;1;IF([.E56]=&quot;&quot;;&quot;&quot;;IF([.I55]=&quot;&quot;;[.I54]+1;[.I55])))" office:value-type="float" office:value="9" calcext:value-type="float">
            <text:p>9</text:p>
          </table:table-cell>
          <table:table-cell table:style-name="ce32" table:formula="of:=IF([.E56]=&quot;&quot;;&quot;&quot;;IF([.E55]=&quot;&quot;;1;1+[.J55]))" office:value-type="float" office:value="2" calcext:value-type="float">
            <text:p>2</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rpo give</text:p>
          </table:table-cell>
          <table:table-cell table:style-name="ce8" office:value-type="float" office:value="2" calcext:value-type="float">
            <text:p>2</text:p>
          </table:table-cell>
          <table:table-cell table:style-name="ce8" table:number-columns-repeated="5"/>
          <table:table-cell table:style-name="ce8" office:value-type="float" office:value="77" calcext:value-type="float">
            <text:p>77</text:p>
          </table:table-cell>
          <table:table-cell table:style-name="ce8" office:value-type="float" office:value="61" calcext:value-type="float">
            <text:p>61</text:p>
          </table:table-cell>
          <table:table-cell office:value-type="float" office:value="40" calcext:value-type="float">
            <text:p>40</text:p>
          </table:table-cell>
          <table:table-cell table:number-columns-repeated="6"/>
          <table:table-cell office:value-type="float" office:value="8" calcext:value-type="float">
            <text:p>8</text:p>
          </table:table-cell>
          <table:table-cell office:value-type="string" calcext:value-type="string">
            <text:p>Center loses his block, right guard whiffs, but hi2 makes fd8 miss in the hole</text:p>
          </table:table-cell>
          <table:table-cell office:value-type="string" calcext:value-type="string">
            <text:p>1.34.38</text:p>
          </table:table-cell>
          <table:table-cell table:number-columns-repeated="2"/>
          <table:table-cell table:style-name="ce28"/>
          <table:table-cell table:formula="of:=IF([.K56]=&quot;t&quot;;&quot;o&quot;;IF([.E57]=&quot;1st&quot;;&quot;o&quot;;&quot;d&quot;))" office:value-type="string" office:string-value="o" calcext:value-type="string">
            <text:p>o</text:p>
          </table:table-cell>
          <table:table-cell table:formula="of:=IF(([.F56]-[.F57])&lt;=1;&quot;d&quot;;IF(([.F56]-[.F57])&gt;[.F56]/3;&quot;o&quot;;&quot;d&quot;))" office:value-type="string" office:string-value="d" calcext:value-type="string">
            <text:p>d</text:p>
          </table:table-cell>
          <table:table-cell table:formula="of:=IF(([.F56]-[.F57])&lt;=1;&quot;d&quot;;IF(([.F56]-[.F57])&gt;=[.F56]/2;&quot;o&quot;;&quot;d&quot;))" office:value-type="string" office:string-value="d" calcext:value-type="string">
            <text:p>d</text:p>
          </table:table-cell>
          <table:table-cell/>
          <table:table-cell table:style-name="Default" office:value-type="float" office:value="10" calcext:value-type="float">
            <text:p>10</text:p>
          </table:table-cell>
          <table:table-cell table:style-name="Default" office:value-type="float" office:value="27" calcext:value-type="float">
            <text:p>27</text:p>
          </table:table-cell>
          <table:table-cell table:style-name="Default"/>
          <table:table-cell table:style-name="Default" office:value-type="float" office:value="3" calcext:value-type="float">
            <text:p>3</text:p>
          </table:table-cell>
          <table:table-cell table:style-name="Default" office:value-type="float" office:value="1" calcext:value-type="float">
            <text:p>1</text:p>
          </table:table-cell>
          <table:table-cell table:style-name="ce45" office:value-type="float" office:value="35" calcext:value-type="float">
            <text:p>35</text:p>
          </table:table-cell>
          <table:table-cell table:style-name="Default" office:value-type="float" office:value="68" calcext:value-type="float">
            <text:p>68</text:p>
          </table:table-cell>
          <table:table-cell table:style-name="Default"/>
          <table:table-cell table:style-name="Default" office:value-type="float" office:value="5" calcext:value-type="float">
            <text:p>5</text:p>
          </table:table-cell>
          <table:table-cell table:style-name="Default" office:value-type="string" calcext:value-type="string">
            <text:p>Rush</text:p>
          </table:table-cell>
          <table:table-cell table:style-name="Default" office:value-type="string" calcext:value-type="string">
            <text:p>Tylan Hines run for 5 yds to the HAW 37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56]=&quot;&quot;;&quot;&quot;;IF([.AT57]=&quot;&quot;;[.AV56];[.AT56]-[.AT57]))" office:value-type="float" office:value="5" calcext:value-type="float">
            <text:p>5</text:p>
          </table:table-cell>
          <table:table-cell table:style-name="ce25" table:formula="of:=[.BE56]=[.AV56]"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6]=[.A57];[.C56]+1;1)" office:value-type="float" office:value="57" calcext:value-type="float">
            <text:p>57</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57]=&quot;&quot;;&quot;&quot;;IF([.K57]=&quot;x&quot;;&quot;d&quot;;IF([.K57]=&quot;p&quot;;&quot;d&quot;;IF([.AJ57]=&quot;o&quot;;&quot;o&quot;;IF([.E57]=&quot;1st&quot;;[.AK57];IF([.E57]=&quot;2nd&quot;;[.AL57];[.AJ57]))))))" office:value-type="string" office:string-value="o" calcext:value-type="string">
            <text:p>o</text:p>
          </table:table-cell>
          <table:table-cell table:style-name="ce32" table:formula="of:=IF([.C57]=1;1;IF([.E57]=&quot;&quot;;&quot;&quot;;IF([.I56]=&quot;&quot;;[.I55]+1;[.I56])))" office:value-type="float" office:value="9" calcext:value-type="float">
            <text:p>9</text:p>
          </table:table-cell>
          <table:table-cell table:style-name="ce32" table:formula="of:=IF([.E57]=&quot;&quot;;&quot;&quot;;IF([.E56]=&quot;&quot;;1;1+[.J56]))" office:value-type="float" office:value="3" calcext:value-type="float">
            <text:p>3</text:p>
          </table:table-cell>
          <table:table-cell table:style-name="ce34"/>
          <table:table-cell office:value-type="string" calcext:value-type="string">
            <text:p>o10</text:p>
          </table:table-cell>
          <table:table-cell office:value-type="float" office:value="213" calcext:value-type="float">
            <text:p>213</text:p>
          </table:table-cell>
          <table:table-cell table:style-name="ce33" office:value-type="string" calcext:value-type="string">
            <text:p>out</text:p>
          </table:table-cell>
          <table:table-cell table:style-name="ce8" office:value-type="float" office:value="86" calcext:value-type="float">
            <text:p>86</text:p>
          </table:table-cell>
          <table:table-cell table:style-name="ce8" office:value-type="float" office:value="0" calcext:value-type="float">
            <text:p>0</text:p>
          </table:table-cell>
          <table:table-cell table:style-name="ce8" table:number-columns-repeated="6"/>
          <table:table-cell table:number-columns-repeated="6"/>
          <table:table-cell office:value-type="float" office:value="20" calcext:value-type="float">
            <text:p>20</text:p>
          </table:table-cell>
          <table:table-cell office:value-type="float" office:value="4" calcext:value-type="float">
            <text:p>4</text:p>
          </table:table-cell>
          <table:table-cell office:value-type="string" calcext:value-type="string">
            <text:p>dori2, BCA, fuck you CBS</text:p>
          </table:table-cell>
          <table:table-cell table:number-columns-repeated="3"/>
          <table:table-cell table:style-name="ce28"/>
          <table:table-cell table:formula="of:=IF([.K57]=&quot;t&quot;;&quot;o&quot;;IF([.E58]=&quot;1st&quot;;&quot;o&quot;;&quot;d&quot;))" office:value-type="string" office:string-value="o" calcext:value-type="string">
            <text:p>o</text:p>
          </table:table-cell>
          <table:table-cell table:formula="of:=IF(([.F57]-[.F58])&lt;=1;&quot;d&quot;;IF(([.F57]-[.F58])&gt;[.F57]/3;&quot;o&quot;;&quot;d&quot;))" office:value-type="string" office:string-value="d" calcext:value-type="string">
            <text:p>d</text:p>
          </table:table-cell>
          <table:table-cell table:formula="of:=IF(([.F57]-[.F58])&lt;=1;&quot;d&quot;;IF(([.F57]-[.F58])&gt;=[.F57]/2;&quot;o&quot;;&quot;d&quot;))" office:value-type="string" office:string-value="d" calcext:value-type="string">
            <text:p>d</text:p>
          </table:table-cell>
          <table:table-cell/>
          <table:table-cell table:style-name="Default" office:value-type="float" office:value="10" calcext:value-type="float">
            <text:p>10</text:p>
          </table:table-cell>
          <table:table-cell table:style-name="Default" office:value-type="float" office:value="27" calcext:value-type="float">
            <text:p>27</text:p>
          </table:table-cell>
          <table:table-cell table:style-name="Default"/>
          <table:table-cell table:style-name="Default" office:value-type="float" office:value="3" calcext:value-type="float">
            <text:p>3</text:p>
          </table:table-cell>
          <table:table-cell table:style-name="Default" office:value-type="float" office:value="1" calcext:value-type="float">
            <text:p>1</text:p>
          </table:table-cell>
          <table:table-cell table:style-name="ce45" office:value-type="float" office:value="35" calcext:value-type="float">
            <text:p>35</text:p>
          </table:table-cell>
          <table:table-cell table:style-name="Default" office:value-type="float" office:value="63" calcext:value-type="float">
            <text:p>63</text:p>
          </table:table-cell>
          <table:table-cell table:style-name="Default"/>
          <table:table-cell table:style-name="Default" office:value-type="float" office:value="28" calcext:value-type="float">
            <text:p>28</text:p>
          </table:table-cell>
          <table:table-cell table:style-name="Default" office:value-type="string" calcext:value-type="string">
            <text:p>Pass Reception</text:p>
          </table:table-cell>
          <table:table-cell table:style-name="Default" office:value-type="string" calcext:value-type="string">
            <text:p>Brayden Schager pass complete to Pofele Ashlock for 28 yds to the STAN 35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57]=&quot;&quot;;&quot;&quot;;IF([.AT58]=&quot;&quot;;[.AV57];[.AT57]-[.AT58]))" office:value-type="float" office:value="28" calcext:value-type="float">
            <text:p>28</text:p>
          </table:table-cell>
          <table:table-cell table:style-name="ce25" table:formula="of:=[.BE57]=[.AV5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7]=[.A58];[.C57]+1;1)" office:value-type="float" office:value="58" calcext:value-type="float">
            <text:p>58</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58]=&quot;&quot;;&quot;&quot;;IF([.K58]=&quot;x&quot;;&quot;d&quot;;IF([.K58]=&quot;p&quot;;&quot;d&quot;;IF([.AJ58]=&quot;o&quot;;&quot;o&quot;;IF([.E58]=&quot;1st&quot;;[.AK58];IF([.E58]=&quot;2nd&quot;;[.AL58];[.AJ58]))))))" office:value-type="string" office:string-value="o" calcext:value-type="string">
            <text:p>o</text:p>
          </table:table-cell>
          <table:table-cell table:style-name="ce32" table:formula="of:=IF([.C58]=1;1;IF([.E58]=&quot;&quot;;&quot;&quot;;IF([.I57]=&quot;&quot;;[.I56]+1;[.I57])))" office:value-type="float" office:value="9" calcext:value-type="float">
            <text:p>9</text:p>
          </table:table-cell>
          <table:table-cell table:style-name="ce32" table:formula="of:=IF([.E58]=&quot;&quot;;&quot;&quot;;IF([.E57]=&quot;&quot;;1;1+[.J57]))" office:value-type="float" office:value="4" calcext:value-type="float">
            <text:p>4</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in</text:p>
          </table:table-cell>
          <table:table-cell table:style-name="ce8" office:value-type="float" office:value="88" calcext:value-type="float">
            <text:p>88</text:p>
          </table:table-cell>
          <table:table-cell table:style-name="ce8" table:number-columns-repeated="7"/>
          <table:table-cell office:value-type="float" office:value="98" calcext:value-type="float">
            <text:p>98</text:p>
          </table:table-cell>
          <table:table-cell table:number-columns-repeated="6"/>
          <table:table-cell office:value-type="float" office:value="33" calcext:value-type="float">
            <text:p>33</text:p>
          </table:table-cell>
          <table:table-cell office:value-type="string" calcext:value-type="string">
            <text:p>BCA, what the fuck is the matter with you show the route or a replay</text:p>
          </table:table-cell>
          <table:table-cell table:number-columns-repeated="3"/>
          <table:table-cell table:style-name="ce28"/>
          <table:table-cell table:formula="of:=IF([.K58]=&quot;t&quot;;&quot;o&quot;;IF([.E59]=&quot;1st&quot;;&quot;o&quot;;&quot;d&quot;))" office:value-type="string" office:string-value="o" calcext:value-type="string">
            <text:p>o</text:p>
          </table:table-cell>
          <table:table-cell table:formula="of:=IF(([.F58]-[.F59])&lt;=1;&quot;d&quot;;IF(([.F58]-[.F59])&gt;[.F58]/3;&quot;o&quot;;&quot;d&quot;))" office:value-type="string" office:string-value="d" calcext:value-type="string">
            <text:p>d</text:p>
          </table:table-cell>
          <table:table-cell table:formula="of:=IF(([.F58]-[.F59])&lt;=1;&quot;d&quot;;IF(([.F58]-[.F59])&gt;=[.F58]/2;&quot;o&quot;;&quot;d&quot;))" office:value-type="string" office:string-value="d" calcext:value-type="string">
            <text:p>d</text:p>
          </table:table-cell>
          <table:table-cell/>
          <table:table-cell table:style-name="Default" office:value-type="float" office:value="10" calcext:value-type="float">
            <text:p>10</text:p>
          </table:table-cell>
          <table:table-cell table:style-name="Default" office:value-type="float" office:value="27" calcext:value-type="float">
            <text:p>27</text:p>
          </table:table-cell>
          <table:table-cell table:style-name="Default"/>
          <table:table-cell table:style-name="Default" office:value-type="float" office:value="3" calcext:value-type="float">
            <text:p>3</text:p>
          </table:table-cell>
          <table:table-cell table:style-name="Default" office:value-type="float" office:value="0" calcext:value-type="float">
            <text:p>0</text:p>
          </table:table-cell>
          <table:table-cell table:style-name="ce45" office:value-type="float" office:value="0" calcext:value-type="float">
            <text:p>00</text:p>
          </table:table-cell>
          <table:table-cell table:style-name="Default" office:value-type="float" office:value="35" calcext:value-type="float">
            <text:p>35</text:p>
          </table:table-cell>
          <table:table-cell table:style-name="Default"/>
          <table:table-cell table:style-name="Default" office:value-type="float" office:value="11" calcext:value-type="float">
            <text:p>11</text:p>
          </table:table-cell>
          <table:table-cell table:style-name="Default" office:value-type="string" calcext:value-type="string">
            <text:p>Pass Reception</text:p>
          </table:table-cell>
          <table:table-cell table:style-name="Default" office:value-type="string" calcext:value-type="string">
            <text:p>Brayden Schager pass complete to Alex Perry for 11 yds to the STAN 24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58]=&quot;&quot;;&quot;&quot;;IF([.AT59]=&quot;&quot;;[.AV58];[.AT58]-[.AT59]))" office:value-type="float" office:value="11" calcext:value-type="float">
            <text:p>11</text:p>
          </table:table-cell>
          <table:table-cell table:style-name="ce25" table:formula="of:=[.BE58]=[.AV58]"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8]=[.A59];[.C58]+1;1)" office:value-type="float" office:value="59" calcext:value-type="float">
            <text:p>59</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59]=&quot;&quot;;&quot;&quot;;IF([.K59]=&quot;x&quot;;&quot;d&quot;;IF([.K59]=&quot;p&quot;;&quot;d&quot;;IF([.AJ59]=&quot;o&quot;;&quot;o&quot;;IF([.E59]=&quot;1st&quot;;[.AK59];IF([.E59]=&quot;2nd&quot;;[.AL59];[.AJ59]))))))" office:value-type="string" office:string-value="o" calcext:value-type="string">
            <text:p>o</text:p>
          </table:table-cell>
          <table:table-cell table:style-name="ce32" table:formula="of:=IF([.C59]=1;1;IF([.E59]=&quot;&quot;;&quot;&quot;;IF([.I58]=&quot;&quot;;[.I57]+1;[.I58])))" office:value-type="float" office:value="9" calcext:value-type="float">
            <text:p>9</text:p>
          </table:table-cell>
          <table:table-cell table:style-name="ce32" table:formula="of:=IF([.E59]=&quot;&quot;;&quot;&quot;;IF([.E58]=&quot;&quot;;1;1+[.J58]))" office:value-type="float" office:value="5" calcext:value-type="float">
            <text:p>5</text:p>
          </table:table-cell>
          <table:table-cell table:style-name="ce34" office:value-type="string" calcext:value-type="string">
            <text:p>t</text:p>
          </table:table-cell>
          <table:table-cell office:value-type="string" calcext:value-type="string">
            <text:p>o11</text:p>
          </table:table-cell>
          <table:table-cell office:value-type="float" office:value="213" calcext:value-type="float">
            <text:p>213</text:p>
          </table:table-cell>
          <table:table-cell table:style-name="ce33" office:value-type="string" calcext:value-type="string">
            <text:p>corner</text:p>
          </table:table-cell>
          <table:table-cell table:style-name="ce8" office:value-type="float" office:value="7" calcext:value-type="float">
            <text:p>7</text:p>
          </table:table-cell>
          <table:table-cell table:style-name="ce8" table:number-columns-repeated="7"/>
          <table:table-cell table:number-columns-repeated="7"/>
          <table:table-cell office:value-type="float" office:value="6" calcext:value-type="float">
            <text:p>6</text:p>
          </table:table-cell>
          <table:table-cell office:value-type="string" calcext:value-type="string">
            <text:p>great body control not much separation but 6 can't defend this</text:p>
          </table:table-cell>
          <table:table-cell office:value-type="string" calcext:value-type="string">
            <text:p>1.36.45</text:p>
          </table:table-cell>
          <table:table-cell table:number-columns-repeated="2"/>
          <table:table-cell table:style-name="ce28"/>
          <table:table-cell table:formula="of:=IF([.K59]=&quot;t&quot;;&quot;o&quot;;IF([.E60]=&quot;1st&quot;;&quot;o&quot;;&quot;d&quot;))" office:value-type="string" office:string-value="o" calcext:value-type="string">
            <text:p>o</text:p>
          </table:table-cell>
          <table:table-cell table:formula="of:=IF(([.F59]-[.F60])&lt;=1;&quot;d&quot;;IF(([.F59]-[.F60])&gt;[.F59]/3;&quot;o&quot;;&quot;d&quot;))" office:value-type="string" office:string-value="o" calcext:value-type="string">
            <text:p>o</text:p>
          </table:table-cell>
          <table:table-cell table:formula="of:=IF(([.F59]-[.F60])&lt;=1;&quot;d&quot;;IF(([.F59]-[.F60])&gt;=[.F59]/2;&quot;o&quot;;&quot;d&quot;))" office:value-type="string" office:string-value="o" calcext:value-type="string">
            <text:p>o</text:p>
          </table:table-cell>
          <table:table-cell/>
          <table:table-cell table:style-name="Default" office:value-type="float" office:value="16" calcext:value-type="float">
            <text:p>16</text:p>
          </table:table-cell>
          <table:table-cell table:style-name="Default" office:value-type="float" office:value="27" calcext:value-type="float">
            <text:p>27</text:p>
          </table:table-cell>
          <table:table-cell table:style-name="Default"/>
          <table:table-cell table:style-name="Default" office:value-type="float" office:value="4" calcext:value-type="float">
            <text:p>4</text:p>
          </table:table-cell>
          <table:table-cell table:style-name="Default" office:value-type="float" office:value="14" calcext:value-type="float">
            <text:p>14</text:p>
          </table:table-cell>
          <table:table-cell table:style-name="ce45" office:value-type="float" office:value="52" calcext:value-type="float">
            <text:p>52</text:p>
          </table:table-cell>
          <table:table-cell table:style-name="Default" office:value-type="float" office:value="24" calcext:value-type="float">
            <text:p>24</text:p>
          </table:table-cell>
          <table:table-cell table:style-name="Default"/>
          <table:table-cell table:style-name="Default" office:value-type="float" office:value="24" calcext:value-type="float">
            <text:p>24</text:p>
          </table:table-cell>
          <table:table-cell table:style-name="Default" office:value-type="string" calcext:value-type="string">
            <text:p>Passing Touchdown</text:p>
          </table:table-cell>
          <table:table-cell table:style-name="Default" office:value-type="string" calcext:value-type="string">
            <text:p>Brayden Schager pass complete to Steven McBride for 24 yds for a TD</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59]=&quot;&quot;;&quot;&quot;;IF([.AT60]=&quot;&quot;;[.AV59];[.AT59]-[.AT60]))" office:value-type="float" office:value="21" calcext:value-type="float">
            <text:p>21</text:p>
          </table:table-cell>
          <table:table-cell table:style-name="ce25" table:formula="of:=[.BE59]=[.AV59]" office:value-type="boolean" office:boolean-value="false" calcext:value-type="boolean">
            <text:p>FALS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59]=[.A60];[.C59]+1;1)" office:value-type="float" office:value="60" calcext:value-type="float">
            <text:p>60</text:p>
          </table:table-cell>
          <table:table-cell table:style-name="ce29" office:value-type="string" calcext:value-type="string">
            <text:p>O</text:p>
          </table:table-cell>
          <table:table-cell table:style-name="Default" office:value-type="string" calcext:value-type="string">
            <text:p>C</text:p>
          </table:table-cell>
          <table:table-cell table:style-name="Default" office:value-type="float" office:value="3" calcext:value-type="float">
            <text:p>3</text:p>
          </table:table-cell>
          <table:table-cell table:style-name="Default" office:value-type="string" calcext:value-type="string">
            <text:p>p</text:p>
          </table:table-cell>
          <table:table-cell table:formula="of:=IF([.E60]=&quot;&quot;;&quot;&quot;;IF([.K60]=&quot;x&quot;;&quot;d&quot;;IF([.K60]=&quot;p&quot;;&quot;d&quot;;IF([.AJ60]=&quot;o&quot;;&quot;o&quot;;IF([.E60]=&quot;1st&quot;;[.AK60];IF([.E60]=&quot;2nd&quot;;[.AL60];[.AJ60]))))))" office:value-type="string" office:string-value="d" calcext:value-type="string">
            <text:p>d</text:p>
          </table:table-cell>
          <table:table-cell table:style-name="ce32" table:formula="of:=IF([.C60]=1;1;IF([.E60]=&quot;&quot;;&quot;&quot;;IF([.I59]=&quot;&quot;;[.I58]+1;[.I59])))" office:value-type="float" office:value="9" calcext:value-type="float">
            <text:p>9</text:p>
          </table:table-cell>
          <table:table-cell table:style-name="ce32" table:formula="of:=IF([.E60]=&quot;&quot;;&quot;&quot;;IF([.E59]=&quot;&quot;;1;1+[.J59]))" office:value-type="float" office:value="6" calcext:value-type="float">
            <text:p>6</text:p>
          </table:table-cell>
          <table:table-cell table:style-name="ce34"/>
          <table:table-cell office:value-type="string" calcext:value-type="string">
            <text:p>o11</text:p>
          </table:table-cell>
          <table:table-cell office:value-type="float" office:value="222" calcext:value-type="float">
            <text:p>222</text:p>
          </table:table-cell>
          <table:table-cell table:style-name="ce33" office:value-type="string" calcext:value-type="string">
            <text:p>throwaway</text:p>
          </table:table-cell>
          <table:table-cell table:style-name="ce8" office:value-type="float" office:value="13" calcext:value-type="float">
            <text:p>13</text:p>
          </table:table-cell>
          <table:table-cell table:style-name="ce8" table:number-columns-repeated="3"/>
          <table:table-cell table:style-name="ce8" office:value-type="float" office:value="66" calcext:value-type="float">
            <text:p>66</text:p>
          </table:table-cell>
          <table:table-cell table:style-name="ce8" office:value-type="float" office:value="61" calcext:value-type="float">
            <text:p>61</text:p>
          </table:table-cell>
          <table:table-cell table:style-name="ce8" office:value-type="float" office:value="78" calcext:value-type="float">
            <text:p>78</text:p>
          </table:table-cell>
          <table:table-cell table:style-name="ce8" office:value-type="float" office:value="54" calcext:value-type="float">
            <text:p>54</text:p>
          </table:table-cell>
          <table:table-cell office:value-type="float" office:value="98" calcext:value-type="float">
            <text:p>98</text:p>
          </table:table-cell>
          <table:table-cell office:value-type="float" office:value="51" calcext:value-type="float">
            <text:p>51</text:p>
          </table:table-cell>
          <table:table-cell office:value-type="float" office:value="40" calcext:value-type="float">
            <text:p>40</text:p>
          </table:table-cell>
          <table:table-cell table:number-columns-repeated="5"/>
          <table:table-cell office:value-type="string" calcext:value-type="string">
            <text:p>rush3, everyone gets thru</text:p>
          </table:table-cell>
          <table:table-cell office:value-type="string" calcext:value-type="string">
            <text:p>1.37.56</text:p>
          </table:table-cell>
          <table:table-cell table:number-columns-repeated="2"/>
          <table:table-cell table:style-name="ce28"/>
          <table:table-cell table:formula="of:=IF([.K60]=&quot;t&quot;;&quot;o&quot;;IF([.E61]=&quot;1st&quot;;&quot;o&quot;;&quot;d&quot;))" office:value-type="string" office:string-value="d" calcext:value-type="string">
            <text:p>d</text:p>
          </table:table-cell>
          <table:table-cell table:formula="of:=IF(([.F60]-[.F61])&lt;=1;&quot;d&quot;;IF(([.F60]-[.F61])&gt;[.F60]/3;&quot;o&quot;;&quot;d&quot;))" office:value-type="string" office:string-value="o" calcext:value-type="string">
            <text:p>o</text:p>
          </table:table-cell>
          <table:table-cell table:formula="of:=IF(([.F60]-[.F61])&lt;=1;&quot;d&quot;;IF(([.F60]-[.F61])&gt;=[.F60]/2;&quot;o&quot;;&quot;d&quot;))" office:value-type="string" office:string-value="o" calcext:value-type="string">
            <text:p>o</text:p>
          </table:table-cell>
          <table:table-cell/>
          <table:table-cell table:style-name="Default" office:value-type="float" office:value="16" calcext:value-type="float">
            <text:p>16</text:p>
          </table:table-cell>
          <table:table-cell table:style-name="Default" office:value-type="float" office:value="27" calcext:value-type="float">
            <text:p>27</text:p>
          </table:table-cell>
          <table:table-cell table:style-name="Default"/>
          <table:table-cell table:style-name="Default" office:value-type="float" office:value="4" calcext:value-type="float">
            <text:p>4</text:p>
          </table:table-cell>
          <table:table-cell table:style-name="Default" office:value-type="float" office:value="14" calcext:value-type="float">
            <text:p>14</text:p>
          </table:table-cell>
          <table:table-cell table:style-name="ce45" office:value-type="float" office:value="52" calcext:value-type="float">
            <text:p>52</text:p>
          </table:table-cell>
          <table:table-cell table:style-name="Default" office:value-type="float" office:value="3" calcext:value-type="float">
            <text:p>3</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 Two-point conversion failed</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0]=&quot;&quot;;&quot;&quot;;IF([.AT61]=&quot;&quot;;[.AV60];[.AT60]-[.AT61]))" office:value-type="float" office:value="0" calcext:value-type="float">
            <text:p>0</text:p>
          </table:table-cell>
          <table:table-cell table:style-name="ce25" table:formula="of:=[.BE60]=[.AV60]"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0]=[.A61];[.C60]+1;1)" office:value-type="float" office:value="61" calcext:value-type="float">
            <text:p>61</text:p>
          </table:table-cell>
          <table:table-cell table:style-name="ce29" office:value-type="string" calcext:value-type="string">
            <text:p>O</text:p>
          </table:table-cell>
          <table:table-cell table:style-name="Default" table:number-columns-repeated="3"/>
          <table:table-cell table:formula="of:=IF([.E61]=&quot;&quot;;&quot;&quot;;IF([.K61]=&quot;x&quot;;&quot;d&quot;;IF([.K61]=&quot;p&quot;;&quot;d&quot;;IF([.AJ61]=&quot;o&quot;;&quot;o&quot;;IF([.E61]=&quot;1st&quot;;[.AK61];IF([.E61]=&quot;2nd&quot;;[.AL61];[.AJ61]))))))">
            <text:p/>
          </table:table-cell>
          <table:table-cell table:style-name="ce32" table:formula="of:=IF([.C61]=1;1;IF([.E61]=&quot;&quot;;&quot;&quot;;IF([.I60]=&quot;&quot;;[.I59]+1;[.I60])))">
            <text:p/>
          </table:table-cell>
          <table:table-cell table:style-name="ce32" table:formula="of:=IF([.E61]=&quot;&quot;;&quot;&quot;;IF([.E60]=&quot;&quot;;1;1+[.J60]))">
            <text:p/>
          </table:table-cell>
          <table:table-cell table:number-columns-repeated="3"/>
          <table:table-cell table:style-name="ce33"/>
          <table:table-cell table:style-name="ce8" table:number-columns-repeated="8"/>
          <table:table-cell table:number-columns-repeated="12"/>
          <table:table-cell table:style-name="ce28"/>
          <table:table-cell table:formula="of:=IF([.K61]=&quot;t&quot;;&quot;o&quot;;IF([.E62]=&quot;1st&quot;;&quot;o&quot;;&quot;d&quot;))" office:value-type="string" office:string-value="o" calcext:value-type="string">
            <text:p>o</text:p>
          </table:table-cell>
          <table:table-cell table:formula="of:=IF(([.F61]-[.F62])&lt;=1;&quot;d&quot;;IF(([.F61]-[.F62])&gt;[.F61]/3;&quot;o&quot;;&quot;d&quot;))" office:value-type="string" office:string-value="d" calcext:value-type="string">
            <text:p>d</text:p>
          </table:table-cell>
          <table:table-cell table:formula="of:=IF(([.F61]-[.F62])&lt;=1;&quot;d&quot;;IF(([.F61]-[.F62])&gt;=[.F61]/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1]=&quot;&quot;;&quot;&quot;;IF([.AT62]=&quot;&quot;;[.AV61];[.AT61]-[.AT62]))">
            <text:p/>
          </table:table-cell>
          <table:table-cell table:style-name="ce25" table:formula="of:=[.BE61]=[.AV6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1]=[.A62];[.C61]+1;1)" office:value-type="float" office:value="62" calcext:value-type="float">
            <text:p>62</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62]=&quot;&quot;;&quot;&quot;;IF([.K62]=&quot;x&quot;;&quot;d&quot;;IF([.K62]=&quot;p&quot;;&quot;d&quot;;IF([.AJ62]=&quot;o&quot;;&quot;o&quot;;IF([.E62]=&quot;1st&quot;;[.AK62];IF([.E62]=&quot;2nd&quot;;[.AL62];[.AJ62]))))))" office:value-type="string" office:string-value="o" calcext:value-type="string">
            <text:p>o</text:p>
          </table:table-cell>
          <table:table-cell table:style-name="ce32" table:formula="of:=IF([.C62]=1;1;IF([.E62]=&quot;&quot;;&quot;&quot;;IF([.I61]=&quot;&quot;;[.I60]+1;[.I61])))" office:value-type="float" office:value="10" calcext:value-type="float">
            <text:p>10</text:p>
          </table:table-cell>
          <table:table-cell table:style-name="ce32" table:formula="of:=IF([.E62]=&quot;&quot;;&quot;&quot;;IF([.E61]=&quot;&quot;;1;1+[.J61]))" office:value-type="float" office:value="1" calcext:value-type="float">
            <text:p>1</text:p>
          </table:table-cell>
          <table:table-cell table:style-name="ce34"/>
          <table:table-cell office:value-type="string" calcext:value-type="string">
            <text:p>00</text:p>
          </table:table-cell>
          <table:table-cell office:value-type="float" office:value="222" calcext:value-type="float">
            <text:p>222</text:p>
          </table:table-cell>
          <table:table-cell table:style-name="ce33" office:value-type="string" calcext:value-type="string">
            <text:p>flat</text:p>
          </table:table-cell>
          <table:table-cell table:style-name="ce8" office:value-type="float" office:value="23" calcext:value-type="float">
            <text:p>23</text:p>
          </table:table-cell>
          <table:table-cell table:style-name="ce8" table:number-columns-repeated="7"/>
          <table:table-cell office:value-type="float" office:value="4" calcext:value-type="float">
            <text:p>4</text:p>
          </table:table-cell>
          <table:table-cell table:number-columns-repeated="11"/>
          <table:table-cell table:style-name="ce28"/>
          <table:table-cell table:formula="of:=IF([.K62]=&quot;t&quot;;&quot;o&quot;;IF([.E63]=&quot;1st&quot;;&quot;o&quot;;&quot;d&quot;))" office:value-type="string" office:string-value="d" calcext:value-type="string">
            <text:p>d</text:p>
          </table:table-cell>
          <table:table-cell table:formula="of:=IF(([.F62]-[.F63])&lt;=1;&quot;d&quot;;IF(([.F62]-[.F63])&gt;[.F62]/3;&quot;o&quot;;&quot;d&quot;))" office:value-type="string" office:string-value="o" calcext:value-type="string">
            <text:p>o</text:p>
          </table:table-cell>
          <table:table-cell table:formula="of:=IF(([.F62]-[.F63])&lt;=1;&quot;d&quot;;IF(([.F62]-[.F63])&gt;=[.F62]/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9" calcext:value-type="float">
            <text:p>9</text:p>
          </table:table-cell>
          <table:table-cell table:style-name="ce45" office:value-type="float" office:value="9" calcext:value-type="float">
            <text:p>09</text:p>
          </table:table-cell>
          <table:table-cell table:style-name="Default" office:value-type="float" office:value="81" calcext:value-type="float">
            <text:p>81</text:p>
          </table:table-cell>
          <table:table-cell table:style-name="Default"/>
          <table:table-cell table:style-name="Default" office:value-type="float" office:value="4" calcext:value-type="float">
            <text:p>4</text:p>
          </table:table-cell>
          <table:table-cell table:style-name="Default" office:value-type="string" calcext:value-type="string">
            <text:p>Pass Reception</text:p>
          </table:table-cell>
          <table:table-cell table:style-name="Default" office:value-type="string" calcext:value-type="string">
            <text:p>Brayden Schager pass complete to Koali Nishigaya for 4 yds to the HAW 23</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2]=&quot;&quot;;&quot;&quot;;IF([.AT63]=&quot;&quot;;[.AV62];[.AT62]-[.AT63]))" office:value-type="float" office:value="4" calcext:value-type="float">
            <text:p>4</text:p>
          </table:table-cell>
          <table:table-cell table:style-name="ce25" table:formula="of:=[.BE62]=[.AV6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2]=[.A63];[.C62]+1;1)" office:value-type="float" office:value="63" calcext:value-type="float">
            <text:p>63</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6" calcext:value-type="float">
            <text:p>6</text:p>
          </table:table-cell>
          <table:table-cell table:style-name="Default" office:value-type="string" calcext:value-type="string">
            <text:p>r</text:p>
          </table:table-cell>
          <table:table-cell table:formula="of:=IF([.E63]=&quot;&quot;;&quot;&quot;;IF([.K63]=&quot;x&quot;;&quot;d&quot;;IF([.K63]=&quot;p&quot;;&quot;d&quot;;IF([.AJ63]=&quot;o&quot;;&quot;o&quot;;IF([.E63]=&quot;1st&quot;;[.AK63];IF([.E63]=&quot;2nd&quot;;[.AL63];[.AJ63]))))))" office:value-type="string" office:string-value="o" calcext:value-type="string">
            <text:p>o</text:p>
          </table:table-cell>
          <table:table-cell table:style-name="ce32" table:formula="of:=IF([.C63]=1;1;IF([.E63]=&quot;&quot;;&quot;&quot;;IF([.I62]=&quot;&quot;;[.I61]+1;[.I62])))" office:value-type="float" office:value="10" calcext:value-type="float">
            <text:p>10</text:p>
          </table:table-cell>
          <table:table-cell table:style-name="ce32" table:formula="of:=IF([.E63]=&quot;&quot;;&quot;&quot;;IF([.E62]=&quot;&quot;;1;1+[.J62]))" office:value-type="float" office:value="2" calcext:value-type="float">
            <text:p>2</text:p>
          </table:table-cell>
          <table:table-cell table:style-name="ce34"/>
          <table:table-cell office:value-type="string" calcext:value-type="string">
            <text:p>o10</text:p>
          </table:table-cell>
          <table:table-cell office:value-type="float" office:value="222" calcext:value-type="float">
            <text:p>222</text:p>
          </table:table-cell>
          <table:table-cell table:style-name="ce33" office:value-type="string" calcext:value-type="string">
            <text:p>iz</text:p>
          </table:table-cell>
          <table:table-cell table:style-name="ce8" office:value-type="float" office:value="2" calcext:value-type="float">
            <text:p>2</text:p>
          </table:table-cell>
          <table:table-cell table:style-name="ce8" table:number-columns-repeated="5"/>
          <table:table-cell table:style-name="ce8" office:value-type="float" office:value="66" calcext:value-type="float">
            <text:p>66</text:p>
          </table:table-cell>
          <table:table-cell table:style-name="ce8" office:value-type="float" office:value="77" calcext:value-type="float">
            <text:p>77</text:p>
          </table:table-cell>
          <table:table-cell office:value-type="float" office:value="40" calcext:value-type="float">
            <text:p>40</text:p>
          </table:table-cell>
          <table:table-cell office:value-type="float" office:value="94" calcext:value-type="float">
            <text:p>94</text:p>
          </table:table-cell>
          <table:table-cell office:value-type="float" office:value="33" calcext:value-type="float">
            <text:p>33</text:p>
          </table:table-cell>
          <table:table-cell table:number-columns-repeated="5"/>
          <table:table-cell office:value-type="string" calcext:value-type="string">
            <text:p>Yaco, Both guards lose control of their blocks, but Hines makes chicken salad for 3 yards.</text:p>
          </table:table-cell>
          <table:table-cell office:value-type="string" calcext:value-type="string">
            <text:p>1.49.38</text:p>
          </table:table-cell>
          <table:table-cell table:number-columns-repeated="2"/>
          <table:table-cell table:style-name="ce28"/>
          <table:table-cell table:formula="of:=IF([.K63]=&quot;t&quot;;&quot;o&quot;;IF([.E64]=&quot;1st&quot;;&quot;o&quot;;&quot;d&quot;))" office:value-type="string" office:string-value="d" calcext:value-type="string">
            <text:p>d</text:p>
          </table:table-cell>
          <table:table-cell table:formula="of:=IF(([.F63]-[.F64])&lt;=1;&quot;d&quot;;IF(([.F63]-[.F64])&gt;[.F63]/3;&quot;o&quot;;&quot;d&quot;))" office:value-type="string" office:string-value="o" calcext:value-type="string">
            <text:p>o</text:p>
          </table:table-cell>
          <table:table-cell table:formula="of:=IF(([.F63]-[.F64])&lt;=1;&quot;d&quot;;IF(([.F63]-[.F64])&gt;=[.F63]/2;&quot;o&quot;;&quot;d&quot;))" office:value-type="string" office:string-value="o" calcext:value-type="string">
            <text:p>o</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9" calcext:value-type="float">
            <text:p>9</text:p>
          </table:table-cell>
          <table:table-cell table:style-name="ce45" office:value-type="float" office:value="9" calcext:value-type="float">
            <text:p>09</text:p>
          </table:table-cell>
          <table:table-cell table:style-name="Default" office:value-type="float" office:value="77" calcext:value-type="float">
            <text:p>77</text:p>
          </table:table-cell>
          <table:table-cell table:style-name="Default"/>
          <table:table-cell table:style-name="Default" office:value-type="float" office:value="3" calcext:value-type="float">
            <text:p>3</text:p>
          </table:table-cell>
          <table:table-cell table:style-name="Default" office:value-type="string" calcext:value-type="string">
            <text:p>Rush</text:p>
          </table:table-cell>
          <table:table-cell table:style-name="Default" office:value-type="string" calcext:value-type="string">
            <text:p>Tylan Hines run for 3 yds to the HAW 26</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3]=&quot;&quot;;&quot;&quot;;IF([.AT64]=&quot;&quot;;[.AV63];[.AT63]-[.AT64]))" office:value-type="float" office:value="3" calcext:value-type="float">
            <text:p>3</text:p>
          </table:table-cell>
          <table:table-cell table:style-name="ce25" table:formula="of:=[.BE63]=[.AV6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3]=[.A64];[.C63]+1;1)" office:value-type="float" office:value="64" calcext:value-type="float">
            <text:p>64</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3" calcext:value-type="float">
            <text:p>3</text:p>
          </table:table-cell>
          <table:table-cell table:style-name="Default" office:value-type="string" calcext:value-type="string">
            <text:p>p</text:p>
          </table:table-cell>
          <table:table-cell table:formula="of:=IF([.E64]=&quot;&quot;;&quot;&quot;;IF([.K64]=&quot;x&quot;;&quot;d&quot;;IF([.K64]=&quot;p&quot;;&quot;d&quot;;IF([.AJ64]=&quot;o&quot;;&quot;o&quot;;IF([.E64]=&quot;1st&quot;;[.AK64];IF([.E64]=&quot;2nd&quot;;[.AL64];[.AJ64]))))))" office:value-type="string" office:string-value="o" calcext:value-type="string">
            <text:p>o</text:p>
          </table:table-cell>
          <table:table-cell table:style-name="ce32" table:formula="of:=IF([.C64]=1;1;IF([.E64]=&quot;&quot;;&quot;&quot;;IF([.I63]=&quot;&quot;;[.I62]+1;[.I63])))" office:value-type="float" office:value="10" calcext:value-type="float">
            <text:p>10</text:p>
          </table:table-cell>
          <table:table-cell table:style-name="ce32" table:formula="of:=IF([.E64]=&quot;&quot;;&quot;&quot;;IF([.E63]=&quot;&quot;;1;1+[.J63]))" office:value-type="float" office:value="3" calcext:value-type="float">
            <text:p>3</text:p>
          </table:table-cell>
          <table:table-cell table:style-name="ce34"/>
          <table:table-cell office:value-type="string" calcext:value-type="string">
            <text:p>o10</text:p>
          </table:table-cell>
          <table:table-cell office:value-type="float" office:value="240" calcext:value-type="float">
            <text:p>240</text:p>
          </table:table-cell>
          <table:table-cell table:style-name="ce33" office:value-type="string" calcext:value-type="string">
            <text:p>flat</text:p>
          </table:table-cell>
          <table:table-cell table:style-name="ce8" office:value-type="float" office:value="88" calcext:value-type="float">
            <text:p>88</text:p>
          </table:table-cell>
          <table:table-cell table:style-name="ce8" table:number-columns-repeated="6"/>
          <table:table-cell table:style-name="ce8" office:value-type="float" office:value="78" calcext:value-type="float">
            <text:p>78</text:p>
          </table:table-cell>
          <table:table-cell table:number-columns-repeated="7"/>
          <table:table-cell office:value-type="float" office:value="4" calcext:value-type="float">
            <text:p>4</text:p>
          </table:table-cell>
          <table:table-cell office:value-type="string" calcext:value-type="string">
            <text:p>rush3, RT blocks wrong guy, 4 bailing too far on 3<text:span text:style-name="T1">rd</text:span> &amp; 3</text:p>
          </table:table-cell>
          <table:table-cell table:number-columns-repeated="3"/>
          <table:table-cell table:style-name="ce28"/>
          <table:table-cell table:formula="of:=IF([.K64]=&quot;t&quot;;&quot;o&quot;;IF([.E65]=&quot;1st&quot;;&quot;o&quot;;&quot;d&quot;))" office:value-type="string" office:string-value="o" calcext:value-type="string">
            <text:p>o</text:p>
          </table:table-cell>
          <table:table-cell table:formula="of:=IF(([.F64]-[.F65])&lt;=1;&quot;d&quot;;IF(([.F64]-[.F65])&gt;[.F64]/3;&quot;o&quot;;&quot;d&quot;))" office:value-type="string" office:string-value="d" calcext:value-type="string">
            <text:p>d</text:p>
          </table:table-cell>
          <table:table-cell table:formula="of:=IF(([.F64]-[.F65])&lt;=1;&quot;d&quot;;IF(([.F64]-[.F65])&gt;=[.F64]/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9" calcext:value-type="float">
            <text:p>9</text:p>
          </table:table-cell>
          <table:table-cell table:style-name="ce45" office:value-type="float" office:value="9" calcext:value-type="float">
            <text:p>09</text:p>
          </table:table-cell>
          <table:table-cell table:style-name="Default" office:value-type="float" office:value="74" calcext:value-type="float">
            <text:p>74</text:p>
          </table:table-cell>
          <table:table-cell table:style-name="Default"/>
          <table:table-cell table:style-name="Default" office:value-type="float" office:value="5" calcext:value-type="float">
            <text:p>5</text:p>
          </table:table-cell>
          <table:table-cell table:style-name="Default" office:value-type="string" calcext:value-type="string">
            <text:p>Pass Reception</text:p>
          </table:table-cell>
          <table:table-cell table:style-name="Default" office:value-type="string" calcext:value-type="string">
            <text:p>Brayden Schager pass complete to Alex Perry for 5 yds to the HAW 31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4]=&quot;&quot;;&quot;&quot;;IF([.AT65]=&quot;&quot;;[.AV64];[.AT64]-[.AT65]))" office:value-type="float" office:value="5" calcext:value-type="float">
            <text:p>5</text:p>
          </table:table-cell>
          <table:table-cell table:style-name="ce25" table:formula="of:=[.BE64]=[.AV6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4]=[.A65];[.C64]+1;1)" office:value-type="float" office:value="65" calcext:value-type="float">
            <text:p>65</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65]=&quot;&quot;;&quot;&quot;;IF([.K65]=&quot;x&quot;;&quot;d&quot;;IF([.K65]=&quot;p&quot;;&quot;d&quot;;IF([.AJ65]=&quot;o&quot;;&quot;o&quot;;IF([.E65]=&quot;1st&quot;;[.AK65];IF([.E65]=&quot;2nd&quot;;[.AL65];[.AJ65]))))))" office:value-type="string" office:string-value="d" calcext:value-type="string">
            <text:p>d</text:p>
          </table:table-cell>
          <table:table-cell table:style-name="ce32" table:formula="of:=IF([.C65]=1;1;IF([.E65]=&quot;&quot;;&quot;&quot;;IF([.I64]=&quot;&quot;;[.I63]+1;[.I64])))" office:value-type="float" office:value="10" calcext:value-type="float">
            <text:p>10</text:p>
          </table:table-cell>
          <table:table-cell table:style-name="ce32" table:formula="of:=IF([.E65]=&quot;&quot;;&quot;&quot;;IF([.E64]=&quot;&quot;;1;1+[.J64]))" office:value-type="float" office:value="4" calcext:value-type="float">
            <text:p>4</text:p>
          </table:table-cell>
          <table:table-cell table:style-name="ce34"/>
          <table:table-cell office:value-type="string" calcext:value-type="string">
            <text:p>o10</text:p>
          </table:table-cell>
          <table:table-cell office:value-type="float" office:value="222" calcext:value-type="float">
            <text:p>222</text:p>
          </table:table-cell>
          <table:table-cell table:style-name="ce33" office:value-type="string" calcext:value-type="string">
            <text:p>throwaway</text:p>
          </table:table-cell>
          <table:table-cell table:style-name="ce8" office:value-type="float" office:value="13" calcext:value-type="float">
            <text:p>13</text:p>
          </table:table-cell>
          <table:table-cell table:style-name="ce8" table:number-columns-repeated="6"/>
          <table:table-cell table:style-name="ce8" office:value-type="float" office:value="78" calcext:value-type="float">
            <text:p>78</text:p>
          </table:table-cell>
          <table:table-cell office:value-type="float" office:value="40" calcext:value-type="float">
            <text:p>40</text:p>
          </table:table-cell>
          <table:table-cell table:number-columns-repeated="7"/>
          <table:table-cell office:value-type="string" calcext:value-type="string">
            <text:p>dori1, </text:p>
          </table:table-cell>
          <table:table-cell table:number-columns-repeated="3"/>
          <table:table-cell table:style-name="ce28"/>
          <table:table-cell table:formula="of:=IF([.K65]=&quot;t&quot;;&quot;o&quot;;IF([.E66]=&quot;1st&quot;;&quot;o&quot;;&quot;d&quot;))" office:value-type="string" office:string-value="d" calcext:value-type="string">
            <text:p>d</text:p>
          </table:table-cell>
          <table:table-cell table:formula="of:=IF(([.F65]-[.F66])&lt;=1;&quot;d&quot;;IF(([.F65]-[.F66])&gt;[.F65]/3;&quot;o&quot;;&quot;d&quot;))" office:value-type="string" office:string-value="d" calcext:value-type="string">
            <text:p>d</text:p>
          </table:table-cell>
          <table:table-cell table:formula="of:=IF(([.F65]-[.F66])&lt;=1;&quot;d&quot;;IF(([.F65]-[.F66])&gt;=[.F65]/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9" calcext:value-type="float">
            <text:p>9</text:p>
          </table:table-cell>
          <table:table-cell table:style-name="ce45" office:value-type="float" office:value="9" calcext:value-type="float">
            <text:p>09</text:p>
          </table:table-cell>
          <table:table-cell table:style-name="Default" office:value-type="float" office:value="69" calcext:value-type="float">
            <text:p>69</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5]=&quot;&quot;;&quot;&quot;;IF([.AT66]=&quot;&quot;;[.AV65];[.AT65]-[.AT66]))" office:value-type="float" office:value="0" calcext:value-type="float">
            <text:p>0</text:p>
          </table:table-cell>
          <table:table-cell table:style-name="ce25" table:formula="of:=[.BE65]=[.AV6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5]=[.A66];[.C65]+1;1)" office:value-type="float" office:value="66" calcext:value-type="float">
            <text:p>66</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66]=&quot;&quot;;&quot;&quot;;IF([.K66]=&quot;x&quot;;&quot;d&quot;;IF([.K66]=&quot;p&quot;;&quot;d&quot;;IF([.AJ66]=&quot;o&quot;;&quot;o&quot;;IF([.E66]=&quot;1st&quot;;[.AK66];IF([.E66]=&quot;2nd&quot;;[.AL66];[.AJ66]))))))" office:value-type="string" office:string-value="o" calcext:value-type="string">
            <text:p>o</text:p>
          </table:table-cell>
          <table:table-cell table:style-name="ce32" table:formula="of:=IF([.C66]=1;1;IF([.E66]=&quot;&quot;;&quot;&quot;;IF([.I65]=&quot;&quot;;[.I64]+1;[.I65])))" office:value-type="float" office:value="10" calcext:value-type="float">
            <text:p>10</text:p>
          </table:table-cell>
          <table:table-cell table:style-name="ce32" table:formula="of:=IF([.E66]=&quot;&quot;;&quot;&quot;;IF([.E65]=&quot;&quot;;1;1+[.J65]))" office:value-type="float" office:value="5" calcext:value-type="float">
            <text:p>5</text:p>
          </table:table-cell>
          <table:table-cell table:style-name="ce34" office:value-type="string" calcext:value-type="string">
            <text:p>b</text:p>
          </table:table-cell>
          <table:table-cell office:value-type="string" calcext:value-type="string">
            <text:p>o10</text:p>
          </table:table-cell>
          <table:table-cell office:value-type="float" office:value="222" calcext:value-type="float">
            <text:p>222</text:p>
          </table:table-cell>
          <table:table-cell table:style-name="ce33" office:value-type="string" calcext:value-type="string">
            <text:p>dumpoff</text:p>
          </table:table-cell>
          <table:table-cell table:style-name="ce8" office:value-type="float" office:value="23" calcext:value-type="float">
            <text:p>23</text:p>
          </table:table-cell>
          <table:table-cell table:style-name="ce8" table:number-columns-repeated="6"/>
          <table:table-cell table:style-name="ce8" office:value-type="float" office:value="61" calcext:value-type="float">
            <text:p>61</text:p>
          </table:table-cell>
          <table:table-cell office:value-type="float" office:value="8" calcext:value-type="float">
            <text:p>8</text:p>
          </table:table-cell>
          <table:table-cell table:number-columns-repeated="6"/>
          <table:table-cell office:value-type="float" office:value="92" calcext:value-type="float">
            <text:p>92</text:p>
          </table:table-cell>
          <table:table-cell office:value-type="string" calcext:value-type="string">
            <text:p>Dori2, 92 bails into coverage but then is shit</text:p>
          </table:table-cell>
          <table:table-cell office:value-type="string" calcext:value-type="string">
            <text:p>1.51.09</text:p>
          </table:table-cell>
          <table:table-cell/>
          <table:table-cell office:value-type="string" calcext:value-type="string">
            <text:p>fd</text:p>
          </table:table-cell>
          <table:table-cell table:style-name="ce28"/>
          <table:table-cell table:formula="of:=IF([.K66]=&quot;t&quot;;&quot;o&quot;;IF([.E67]=&quot;1st&quot;;&quot;o&quot;;&quot;d&quot;))" office:value-type="string" office:string-value="o" calcext:value-type="string">
            <text:p>o</text:p>
          </table:table-cell>
          <table:table-cell table:formula="of:=IF(([.F66]-[.F67])&lt;=1;&quot;d&quot;;IF(([.F66]-[.F67])&gt;[.F66]/3;&quot;o&quot;;&quot;d&quot;))" office:value-type="string" office:string-value="d" calcext:value-type="string">
            <text:p>d</text:p>
          </table:table-cell>
          <table:table-cell table:formula="of:=IF(([.F66]-[.F67])&lt;=1;&quot;d&quot;;IF(([.F66]-[.F67])&gt;=[.F66]/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9" calcext:value-type="float">
            <text:p>9</text:p>
          </table:table-cell>
          <table:table-cell table:style-name="ce45" office:value-type="float" office:value="9" calcext:value-type="float">
            <text:p>09</text:p>
          </table:table-cell>
          <table:table-cell table:style-name="Default" office:value-type="float" office:value="69" calcext:value-type="float">
            <text:p>69</text:p>
          </table:table-cell>
          <table:table-cell table:style-name="Default"/>
          <table:table-cell table:style-name="Default" office:value-type="float" office:value="12" calcext:value-type="float">
            <text:p>12</text:p>
          </table:table-cell>
          <table:table-cell table:style-name="Default" office:value-type="string" calcext:value-type="string">
            <text:p>Pass Reception</text:p>
          </table:table-cell>
          <table:table-cell table:style-name="Default" office:value-type="string" calcext:value-type="string">
            <text:p>Brayden Schager pass complete to Koali Nishigaya for 12 yds to the HAW 43 for a 1ST down</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6]=&quot;&quot;;&quot;&quot;;IF([.AT67]=&quot;&quot;;[.AV66];[.AT66]-[.AT67]))" office:value-type="float" office:value="12" calcext:value-type="float">
            <text:p>12</text:p>
          </table:table-cell>
          <table:table-cell table:style-name="ce25" table:formula="of:=[.BE66]=[.AV66]"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6]=[.A67];[.C66]+1;1)" office:value-type="float" office:value="67" calcext:value-type="float">
            <text:p>67</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s</text:p>
          </table:table-cell>
          <table:table-cell table:formula="of:=IF([.E67]=&quot;&quot;;&quot;&quot;;IF([.K67]=&quot;x&quot;;&quot;d&quot;;IF([.K67]=&quot;p&quot;;&quot;d&quot;;IF([.AJ67]=&quot;o&quot;;&quot;o&quot;;IF([.E67]=&quot;1st&quot;;[.AK67];IF([.E67]=&quot;2nd&quot;;[.AL67];[.AJ67]))))))" office:value-type="string" office:string-value="d" calcext:value-type="string">
            <text:p>d</text:p>
          </table:table-cell>
          <table:table-cell table:style-name="ce32" table:formula="of:=IF([.C67]=1;1;IF([.E67]=&quot;&quot;;&quot;&quot;;IF([.I66]=&quot;&quot;;[.I65]+1;[.I66])))" office:value-type="float" office:value="10" calcext:value-type="float">
            <text:p>10</text:p>
          </table:table-cell>
          <table:table-cell table:style-name="ce32" table:formula="of:=IF([.E67]=&quot;&quot;;&quot;&quot;;IF([.E66]=&quot;&quot;;1;1+[.J66]))" office:value-type="float" office:value="6" calcext:value-type="float">
            <text:p>6</text:p>
          </table:table-cell>
          <table:table-cell table:style-name="ce34"/>
          <table:table-cell office:value-type="string" calcext:value-type="string">
            <text:p>o10</text:p>
          </table:table-cell>
          <table:table-cell office:value-type="float" office:value="222" calcext:value-type="float">
            <text:p>222</text:p>
          </table:table-cell>
          <table:table-cell table:style-name="ce33" office:value-type="string" calcext:value-type="string">
            <text:p>flanker</text:p>
          </table:table-cell>
          <table:table-cell table:style-name="ce8" office:value-type="float" office:value="84" calcext:value-type="float">
            <text:p>84</text:p>
          </table:table-cell>
          <table:table-cell table:style-name="ce8" office:value-type="float" office:value="0" calcext:value-type="float">
            <text:p>0</text:p>
          </table:table-cell>
          <table:table-cell table:style-name="ce8" table:number-columns-repeated="5"/>
          <table:table-cell table:style-name="ce8" office:value-type="float" office:value="84" calcext:value-type="float">
            <text:p>84</text:p>
          </table:table-cell>
          <table:table-cell table:number-columns-repeated="8"/>
          <table:table-cell office:value-type="string" calcext:value-type="string">
            <text:p>dorn, drop</text:p>
          </table:table-cell>
          <table:table-cell table:number-columns-repeated="3"/>
          <table:table-cell table:style-name="ce28"/>
          <table:table-cell table:formula="of:=IF([.K67]=&quot;t&quot;;&quot;o&quot;;IF([.E68]=&quot;1st&quot;;&quot;o&quot;;&quot;d&quot;))" office:value-type="string" office:string-value="d" calcext:value-type="string">
            <text:p>d</text:p>
          </table:table-cell>
          <table:table-cell table:formula="of:=IF(([.F67]-[.F68])&lt;=1;&quot;d&quot;;IF(([.F67]-[.F68])&gt;[.F67]/3;&quot;o&quot;;&quot;d&quot;))" office:value-type="string" office:string-value="d" calcext:value-type="string">
            <text:p>d</text:p>
          </table:table-cell>
          <table:table-cell table:formula="of:=IF(([.F67]-[.F68])&lt;=1;&quot;d&quot;;IF(([.F67]-[.F68])&gt;=[.F67]/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9" calcext:value-type="float">
            <text:p>9</text:p>
          </table:table-cell>
          <table:table-cell table:style-name="ce45" office:value-type="float" office:value="9" calcext:value-type="float">
            <text:p>09</text:p>
          </table:table-cell>
          <table:table-cell table:style-name="Default" office:value-type="float" office:value="57" calcext:value-type="float">
            <text:p>57</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7]=&quot;&quot;;&quot;&quot;;IF([.AT68]=&quot;&quot;;[.AV67];[.AT67]-[.AT68]))" office:value-type="float" office:value="0" calcext:value-type="float">
            <text:p>0</text:p>
          </table:table-cell>
          <table:table-cell table:style-name="ce25" table:formula="of:=[.BE67]=[.AV6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7]=[.A68];[.C67]+1;1)" office:value-type="float" office:value="68" calcext:value-type="float">
            <text:p>68</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s</text:p>
          </table:table-cell>
          <table:table-cell table:formula="of:=IF([.E68]=&quot;&quot;;&quot;&quot;;IF([.K68]=&quot;x&quot;;&quot;d&quot;;IF([.K68]=&quot;p&quot;;&quot;d&quot;;IF([.AJ68]=&quot;o&quot;;&quot;o&quot;;IF([.E68]=&quot;1st&quot;;[.AK68];IF([.E68]=&quot;2nd&quot;;[.AL68];[.AJ68]))))))" office:value-type="string" office:string-value="d" calcext:value-type="string">
            <text:p>d</text:p>
          </table:table-cell>
          <table:table-cell table:style-name="ce32" table:formula="of:=IF([.C68]=1;1;IF([.E68]=&quot;&quot;;&quot;&quot;;IF([.I67]=&quot;&quot;;[.I66]+1;[.I67])))" office:value-type="float" office:value="10" calcext:value-type="float">
            <text:p>10</text:p>
          </table:table-cell>
          <table:table-cell table:style-name="ce32" table:formula="of:=IF([.E68]=&quot;&quot;;&quot;&quot;;IF([.E67]=&quot;&quot;;1;1+[.J67]))" office:value-type="float" office:value="7" calcext:value-type="float">
            <text:p>7</text:p>
          </table:table-cell>
          <table:table-cell table:style-name="ce34"/>
          <table:table-cell office:value-type="string" calcext:value-type="string">
            <text:p>o10</text:p>
          </table:table-cell>
          <table:table-cell office:value-type="float" office:value="222" calcext:value-type="float">
            <text:p>222</text:p>
          </table:table-cell>
          <table:table-cell table:style-name="ce33" office:value-type="string" calcext:value-type="string">
            <text:p>outside RB</text:p>
          </table:table-cell>
          <table:table-cell table:style-name="ce8" office:value-type="float" office:value="0" calcext:value-type="float">
            <text:p>0</text:p>
          </table:table-cell>
          <table:table-cell table:style-name="ce8" table:number-columns-repeated="5"/>
          <table:table-cell table:style-name="ce8" office:value-type="float" office:value="66" calcext:value-type="float">
            <text:p>66</text:p>
          </table:table-cell>
          <table:table-cell table:style-name="ce8" office:value-type="float" office:value="54" calcext:value-type="float">
            <text:p>54</text:p>
          </table:table-cell>
          <table:table-cell office:value-type="float" office:value="23" calcext:value-type="float">
            <text:p>23</text:p>
          </table:table-cell>
          <table:table-cell office:value-type="float" office:value="98" calcext:value-type="float">
            <text:p>98</text:p>
          </table:table-cell>
          <table:table-cell table:number-columns-repeated="6"/>
          <table:table-cell office:value-type="string" calcext:value-type="string">
            <text:p>Left tackle whiffs, Shager doesn’t even have time for an accurate dump off, fd23 hurt</text:p>
          </table:table-cell>
          <table:table-cell office:value-type="string" calcext:value-type="string">
            <text:p>1.52.11</text:p>
          </table:table-cell>
          <table:table-cell table:number-columns-repeated="2"/>
          <table:table-cell table:style-name="ce28"/>
          <table:table-cell table:formula="of:=IF([.K68]=&quot;t&quot;;&quot;o&quot;;IF([.E69]=&quot;1st&quot;;&quot;o&quot;;&quot;d&quot;))" office:value-type="string" office:string-value="d" calcext:value-type="string">
            <text:p>d</text:p>
          </table:table-cell>
          <table:table-cell table:formula="of:=IF(([.F68]-[.F69])&lt;=1;&quot;d&quot;;IF(([.F68]-[.F69])&gt;[.F68]/3;&quot;o&quot;;&quot;d&quot;))" office:value-type="string" office:string-value="d" calcext:value-type="string">
            <text:p>d</text:p>
          </table:table-cell>
          <table:table-cell table:formula="of:=IF(([.F68]-[.F69])&lt;=1;&quot;d&quot;;IF(([.F68]-[.F69])&gt;=[.F68]/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9" calcext:value-type="float">
            <text:p>9</text:p>
          </table:table-cell>
          <table:table-cell table:style-name="ce45" office:value-type="float" office:value="9" calcext:value-type="float">
            <text:p>09</text:p>
          </table:table-cell>
          <table:table-cell table:style-name="Default" office:value-type="float" office:value="57" calcext:value-type="float">
            <text:p>57</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8]=&quot;&quot;;&quot;&quot;;IF([.AT69]=&quot;&quot;;[.AV68];[.AT68]-[.AT69]))" office:value-type="float" office:value="0" calcext:value-type="float">
            <text:p>0</text:p>
          </table:table-cell>
          <table:table-cell table:style-name="ce25" table:formula="of:=[.BE68]=[.AV68]"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8]=[.A69];[.C68]+1;1)" office:value-type="float" office:value="69" calcext:value-type="float">
            <text:p>69</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10" calcext:value-type="float">
            <text:p>10</text:p>
          </table:table-cell>
          <table:table-cell table:style-name="Default" office:value-type="string" calcext:value-type="string">
            <text:p>s</text:p>
          </table:table-cell>
          <table:table-cell table:formula="of:=IF([.E69]=&quot;&quot;;&quot;&quot;;IF([.K69]=&quot;x&quot;;&quot;d&quot;;IF([.K69]=&quot;p&quot;;&quot;d&quot;;IF([.AJ69]=&quot;o&quot;;&quot;o&quot;;IF([.E69]=&quot;1st&quot;;[.AK69];IF([.E69]=&quot;2nd&quot;;[.AL69];[.AJ69]))))))" office:value-type="string" office:string-value="d" calcext:value-type="string">
            <text:p>d</text:p>
          </table:table-cell>
          <table:table-cell table:style-name="ce32" table:formula="of:=IF([.C69]=1;1;IF([.E69]=&quot;&quot;;&quot;&quot;;IF([.I68]=&quot;&quot;;[.I67]+1;[.I68])))" office:value-type="float" office:value="10" calcext:value-type="float">
            <text:p>10</text:p>
          </table:table-cell>
          <table:table-cell table:style-name="ce32" table:formula="of:=IF([.E69]=&quot;&quot;;&quot;&quot;;IF([.E68]=&quot;&quot;;1;1+[.J68]))" office:value-type="float" office:value="8" calcext:value-type="float">
            <text:p>8</text:p>
          </table:table-cell>
          <table:table-cell table:style-name="ce34"/>
          <table:table-cell office:value-type="string" calcext:value-type="string">
            <text:p>o10</text:p>
          </table:table-cell>
          <table:table-cell office:value-type="float" office:value="231" calcext:value-type="float">
            <text:p>231</text:p>
          </table:table-cell>
          <table:table-cell table:style-name="ce33" office:value-type="string" calcext:value-type="string">
            <text:p>inside RB</text:p>
          </table:table-cell>
          <table:table-cell table:style-name="ce8" office:value-type="float" office:value="2" calcext:value-type="float">
            <text:p>2</text:p>
          </table:table-cell>
          <table:table-cell table:style-name="ce8" table:number-columns-repeated="6"/>
          <table:table-cell table:style-name="ce8" office:value-type="float" office:value="2" calcext:value-type="float">
            <text:p>2</text:p>
          </table:table-cell>
          <table:table-cell table:number-columns-repeated="8"/>
          <table:table-cell office:value-type="string" calcext:value-type="string">
            <text:p>drop</text:p>
          </table:table-cell>
          <table:table-cell table:number-columns-repeated="3"/>
          <table:table-cell table:style-name="ce28"/>
          <table:table-cell table:formula="of:=IF([.K69]=&quot;t&quot;;&quot;o&quot;;IF([.E70]=&quot;1st&quot;;&quot;o&quot;;&quot;d&quot;))" office:value-type="string" office:string-value="d" calcext:value-type="string">
            <text:p>d</text:p>
          </table:table-cell>
          <table:table-cell table:formula="of:=IF(([.F69]-[.F70])&lt;=1;&quot;d&quot;;IF(([.F69]-[.F70])&gt;[.F69]/3;&quot;o&quot;;&quot;d&quot;))" office:value-type="string" office:string-value="d" calcext:value-type="string">
            <text:p>d</text:p>
          </table:table-cell>
          <table:table-cell table:formula="of:=IF(([.F69]-[.F70])&lt;=1;&quot;d&quot;;IF(([.F69]-[.F70])&gt;=[.F69]/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9" calcext:value-type="float">
            <text:p>9</text:p>
          </table:table-cell>
          <table:table-cell table:style-name="ce45" office:value-type="float" office:value="9" calcext:value-type="float">
            <text:p>09</text:p>
          </table:table-cell>
          <table:table-cell table:style-name="Default" office:value-type="float" office:value="57" calcext:value-type="float">
            <text:p>57</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69]=&quot;&quot;;&quot;&quot;;IF([.AT70]=&quot;&quot;;[.AV69];[.AT69]-[.AT70]))" office:value-type="float" office:value="0" calcext:value-type="float">
            <text:p>0</text:p>
          </table:table-cell>
          <table:table-cell table:style-name="ce25" table:formula="of:=[.BE69]=[.AV69]"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69]=[.A70];[.C69]+1;1)" office:value-type="float" office:value="70" calcext:value-type="float">
            <text:p>70</text:p>
          </table:table-cell>
          <table:table-cell table:style-name="ce29" office:value-type="string" calcext:value-type="string">
            <text:p>O</text:p>
          </table:table-cell>
          <table:table-cell table:style-name="Default" office:value-type="string" calcext:value-type="string">
            <text:p>4th</text:p>
          </table:table-cell>
          <table:table-cell table:style-name="Default" office:value-type="float" office:value="10" calcext:value-type="float">
            <text:p>10</text:p>
          </table:table-cell>
          <table:table-cell table:style-name="Default" office:value-type="string" calcext:value-type="string">
            <text:p>p</text:p>
          </table:table-cell>
          <table:table-cell table:formula="of:=IF([.E70]=&quot;&quot;;&quot;&quot;;IF([.K70]=&quot;x&quot;;&quot;d&quot;;IF([.K70]=&quot;p&quot;;&quot;d&quot;;IF([.AJ70]=&quot;o&quot;;&quot;o&quot;;IF([.E70]=&quot;1st&quot;;[.AK70];IF([.E70]=&quot;2nd&quot;;[.AL70];[.AJ70]))))))" office:value-type="string" office:string-value="d" calcext:value-type="string">
            <text:p>d</text:p>
          </table:table-cell>
          <table:table-cell table:style-name="ce32" table:formula="of:=IF([.C70]=1;1;IF([.E70]=&quot;&quot;;&quot;&quot;;IF([.I69]=&quot;&quot;;[.I68]+1;[.I69])))" office:value-type="float" office:value="10" calcext:value-type="float">
            <text:p>10</text:p>
          </table:table-cell>
          <table:table-cell table:style-name="ce32" table:formula="of:=IF([.E70]=&quot;&quot;;&quot;&quot;;IF([.E69]=&quot;&quot;;1;1+[.J69]))" office:value-type="float" office:value="9" calcext:value-type="float">
            <text:p>9</text:p>
          </table:table-cell>
          <table:table-cell table:style-name="ce34" office:value-type="string" calcext:value-type="string">
            <text:p>b</text:p>
          </table:table-cell>
          <table:table-cell office:value-type="string" calcext:value-type="string">
            <text:p>o10</text:p>
          </table:table-cell>
          <table:table-cell office:value-type="float" office:value="222" calcext:value-type="float">
            <text:p>222</text:p>
          </table:table-cell>
          <table:table-cell table:style-name="ce33" office:value-type="string" calcext:value-type="string">
            <text:p>sack</text:p>
          </table:table-cell>
          <table:table-cell table:style-name="ce8" office:value-type="float" office:value="13" calcext:value-type="float">
            <text:p>13</text:p>
          </table:table-cell>
          <table:table-cell table:style-name="ce8" table:number-columns-repeated="4"/>
          <table:table-cell table:style-name="ce8" office:value-type="float" office:value="54" calcext:value-type="float">
            <text:p>54</text:p>
          </table:table-cell>
          <table:table-cell table:style-name="ce8" office:value-type="float" office:value="78" calcext:value-type="float">
            <text:p>78</text:p>
          </table:table-cell>
          <table:table-cell table:style-name="ce8" office:value-type="float" office:value="66" calcext:value-type="float">
            <text:p>66</text:p>
          </table:table-cell>
          <table:table-cell office:value-type="float" office:value="20" calcext:value-type="float">
            <text:p>20</text:p>
          </table:table-cell>
          <table:table-cell office:value-type="float" office:value="40" calcext:value-type="float">
            <text:p>40</text:p>
          </table:table-cell>
          <table:table-cell office:value-type="float" office:value="44" calcext:value-type="float">
            <text:p>44</text:p>
          </table:table-cell>
          <table:table-cell table:number-columns-repeated="5"/>
          <table:table-cell office:value-type="string" calcext:value-type="string">
            <text:p>Dorn, Have to have this play, left guard whiffs on the blitzing DB, uncalled holding by hi78 vs fd40</text:p>
          </table:table-cell>
          <table:table-cell office:value-type="string" calcext:value-type="string">
            <text:p>1.53.50</text:p>
          </table:table-cell>
          <table:table-cell table:number-columns-repeated="2"/>
          <table:table-cell table:style-name="ce28"/>
          <table:table-cell table:formula="of:=IF([.K70]=&quot;t&quot;;&quot;o&quot;;IF([.E71]=&quot;1st&quot;;&quot;o&quot;;&quot;d&quot;))" office:value-type="string" office:string-value="d" calcext:value-type="string">
            <text:p>d</text:p>
          </table:table-cell>
          <table:table-cell table:formula="of:=IF(([.F70]-[.F71])&lt;=1;&quot;d&quot;;IF(([.F70]-[.F71])&gt;[.F70]/3;&quot;o&quot;;&quot;d&quot;))" office:value-type="string" office:string-value="o" calcext:value-type="string">
            <text:p>o</text:p>
          </table:table-cell>
          <table:table-cell table:formula="of:=IF(([.F70]-[.F71])&lt;=1;&quot;d&quot;;IF(([.F70]-[.F71])&gt;=[.F70]/2;&quot;o&quot;;&quot;d&quot;))" office:value-type="string" office:string-value="o" calcext:value-type="string">
            <text:p>o</text:p>
          </table:table-cell>
          <table:table-cell/>
          <table:table-cell table:style-name="Default" office:value-type="float" office:value="16" calcext:value-type="float">
            <text:p>16</text:p>
          </table:table-cell>
          <table:table-cell table:style-name="Default" office:value-type="float" office:value="30" calcext:value-type="float">
            <text:p>30</text:p>
          </table:table-cell>
          <table:table-cell table:style-name="Default"/>
          <table:table-cell table:style-name="Default" office:value-type="float" office:value="4" calcext:value-type="float">
            <text:p>4</text:p>
          </table:table-cell>
          <table:table-cell table:style-name="Default" office:value-type="float" office:value="7" calcext:value-type="float">
            <text:p>7</text:p>
          </table:table-cell>
          <table:table-cell table:style-name="ce45" office:value-type="float" office:value="5" calcext:value-type="float">
            <text:p>05</text:p>
          </table:table-cell>
          <table:table-cell table:style-name="Default" office:value-type="float" office:value="57" calcext:value-type="float">
            <text:p>57</text:p>
          </table:table-cell>
          <table:table-cell table:style-name="Default"/>
          <table:table-cell table:style-name="Default" office:value-type="float" office:value="-12" calcext:value-type="float">
            <text:p>-12</text:p>
          </table:table-cell>
          <table:table-cell table:style-name="Default" office:value-type="string" calcext:value-type="string">
            <text:p>Sack</text:p>
          </table:table-cell>
          <table:table-cell table:style-name="Default" office:value-type="string" calcext:value-type="string">
            <text:p>Brayden Schager sacked by Scotty Edwards for a loss of 12 yards to the HAW 31</text:p>
          </table:table-cell>
          <table:table-cell office:value-type="float" office:value="54" calcext:value-type="float">
            <text:p>54</text:p>
          </table:table-cell>
          <table:table-cell table:style-name="Default" office:value-type="float" office:value="66" calcext:value-type="float">
            <text:p>66</text:p>
          </table:table-cell>
          <table:table-cell table:style-name="Default" office:value-type="float" office:value="61" calcext:value-type="float">
            <text:p>61</text:p>
          </table:table-cell>
          <table:table-cell table:style-name="Default" office:value-type="float" office:value="77" calcext:value-type="float">
            <text:p>77</text:p>
          </table:table-cell>
          <table:table-cell office:value-type="float" office:value="78" calcext:value-type="float">
            <text:p>78</text:p>
          </table:table-cell>
          <table:table-cell/>
          <table:table-cell table:style-name="Default" table:formula="of:=IF([.AT70]=&quot;&quot;;&quot;&quot;;IF([.AT71]=&quot;&quot;;[.AV70];[.AT70]-[.AT71]))" office:value-type="float" office:value="-12" calcext:value-type="float">
            <text:p>-12</text:p>
          </table:table-cell>
          <table:table-cell table:style-name="ce25" table:formula="of:=[.BE70]=[.AV70]"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0]=[.A71];[.C70]+1;1)" office:value-type="float" office:value="71" calcext:value-type="float">
            <text:p>71</text:p>
          </table:table-cell>
          <table:table-cell table:style-name="ce29" office:value-type="string" calcext:value-type="string">
            <text:p>O</text:p>
          </table:table-cell>
          <table:table-cell table:style-name="Default" table:number-columns-repeated="3"/>
          <table:table-cell table:formula="of:=IF([.E71]=&quot;&quot;;&quot;&quot;;IF([.K71]=&quot;x&quot;;&quot;d&quot;;IF([.K71]=&quot;p&quot;;&quot;d&quot;;IF([.AJ71]=&quot;o&quot;;&quot;o&quot;;IF([.E71]=&quot;1st&quot;;[.AK71];IF([.E71]=&quot;2nd&quot;;[.AL71];[.AJ71]))))))">
            <text:p/>
          </table:table-cell>
          <table:table-cell table:style-name="ce32" table:formula="of:=IF([.C71]=1;1;IF([.E71]=&quot;&quot;;&quot;&quot;;IF([.I70]=&quot;&quot;;[.I69]+1;[.I70])))">
            <text:p/>
          </table:table-cell>
          <table:table-cell table:style-name="ce32" table:formula="of:=IF([.E71]=&quot;&quot;;&quot;&quot;;IF([.E70]=&quot;&quot;;1;1+[.J70]))">
            <text:p/>
          </table:table-cell>
          <table:table-cell table:number-columns-repeated="3"/>
          <table:table-cell table:style-name="ce33"/>
          <table:table-cell table:style-name="ce8" table:number-columns-repeated="8"/>
          <table:table-cell table:number-columns-repeated="12"/>
          <table:table-cell table:style-name="ce28"/>
          <table:table-cell table:formula="of:=IF([.K71]=&quot;t&quot;;&quot;o&quot;;IF([.E72]=&quot;1st&quot;;&quot;o&quot;;&quot;d&quot;))" office:value-type="string" office:string-value="o" calcext:value-type="string">
            <text:p>o</text:p>
          </table:table-cell>
          <table:table-cell table:formula="of:=IF(([.F71]-[.F72])&lt;=1;&quot;d&quot;;IF(([.F71]-[.F72])&gt;[.F71]/3;&quot;o&quot;;&quot;d&quot;))" office:value-type="string" office:string-value="d" calcext:value-type="string">
            <text:p>d</text:p>
          </table:table-cell>
          <table:table-cell table:formula="of:=IF(([.F71]-[.F72])&lt;=1;&quot;d&quot;;IF(([.F71]-[.F72])&gt;=[.F71]/2;&quot;o&quot;;&quot;d&quot;))" office:value-type="string" office:string-value="d" calcext:value-type="string">
            <text:p>d</text:p>
          </table:table-cell>
          <table:table-cell/>
          <table:table-cell table:style-name="Default" table:number-columns-repeated="5"/>
          <table:table-cell table:style-name="ce45"/>
          <table:table-cell table:style-name="Default" table:number-columns-repeated="5"/>
          <table:table-cell/>
          <table:table-cell table:style-name="Default" table:number-columns-repeated="3"/>
          <table:table-cell table:number-columns-repeated="2"/>
          <table:table-cell table:style-name="Default" table:formula="of:=IF([.AT71]=&quot;&quot;;&quot;&quot;;IF([.AT72]=&quot;&quot;;[.AV71];[.AT71]-[.AT72]))">
            <text:p/>
          </table:table-cell>
          <table:table-cell table:style-name="ce25" table:formula="of:=[.BE71]=[.AV7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1]=[.A72];[.C71]+1;1)" office:value-type="float" office:value="72" calcext:value-type="float">
            <text:p>72</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x</text:p>
          </table:table-cell>
          <table:table-cell table:formula="of:=IF([.E72]=&quot;&quot;;&quot;&quot;;IF([.K72]=&quot;x&quot;;&quot;d&quot;;IF([.K72]=&quot;p&quot;;&quot;d&quot;;IF([.AJ72]=&quot;o&quot;;&quot;o&quot;;IF([.E72]=&quot;1st&quot;;[.AK72];IF([.E72]=&quot;2nd&quot;;[.AL72];[.AJ72]))))))" office:value-type="string" office:string-value="o" calcext:value-type="string">
            <text:p>o</text:p>
          </table:table-cell>
          <table:table-cell table:style-name="ce32" table:formula="of:=IF([.C72]=1;1;IF([.E72]=&quot;&quot;;&quot;&quot;;IF([.I71]=&quot;&quot;;[.I70]+1;[.I71])))" office:value-type="float" office:value="11" calcext:value-type="float">
            <text:p>11</text:p>
          </table:table-cell>
          <table:table-cell table:style-name="ce32" table:formula="of:=IF([.E72]=&quot;&quot;;&quot;&quot;;IF([.E71]=&quot;&quot;;1;1+[.J71]))" office:value-type="float" office:value="1" calcext:value-type="float">
            <text:p>1</text:p>
          </table:table-cell>
          <table:table-cell table:style-name="ce34"/>
          <table:table-cell table:number-columns-repeated="2"/>
          <table:table-cell table:style-name="ce33" office:value-type="string" calcext:value-type="string">
            <text:p>pGarbage</text:p>
          </table:table-cell>
          <table:table-cell table:style-name="ce8" office:value-type="float" office:value="7" calcext:value-type="float">
            <text:p>7</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72]=&quot;t&quot;;&quot;o&quot;;IF([.E73]=&quot;1st&quot;;&quot;o&quot;;&quot;d&quot;))" office:value-type="string" office:string-value="d" calcext:value-type="string">
            <text:p>d</text:p>
          </table:table-cell>
          <table:table-cell table:formula="of:=IF(([.F72]-[.F73])&lt;=1;&quot;d&quot;;IF(([.F72]-[.F73])&gt;[.F72]/3;&quot;o&quot;;&quot;d&quot;))" office:value-type="string" office:string-value="o" calcext:value-type="string">
            <text:p>o</text:p>
          </table:table-cell>
          <table:table-cell table:formula="of:=IF(([.F72]-[.F73])&lt;=1;&quot;d&quot;;IF(([.F72]-[.F73])&gt;=[.F72]/2;&quot;o&quot;;&quot;d&quot;))" office:value-type="string" office:string-value="o" calcext:value-type="string">
            <text:p>o</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64" calcext:value-type="float">
            <text:p>64</text:p>
          </table:table-cell>
          <table:table-cell table:style-name="Default"/>
          <table:table-cell table:style-name="Default" office:value-type="float" office:value="9" calcext:value-type="float">
            <text:p>9</text:p>
          </table:table-cell>
          <table:table-cell table:style-name="Default" office:value-type="string" calcext:value-type="string">
            <text:p>Pass Reception</text:p>
          </table:table-cell>
          <table:table-cell table:style-name="Default" office:value-type="string" calcext:value-type="string">
            <text:p>Brayden Schager pass complete to Steven McBride for 9 yds to the HAW 45</text:p>
          </table:table-cell>
          <table:table-cell/>
          <table:table-cell table:style-name="Default" table:number-columns-repeated="3"/>
          <table:table-cell table:number-columns-repeated="2"/>
          <table:table-cell table:style-name="Default" table:formula="of:=IF([.AT72]=&quot;&quot;;&quot;&quot;;IF([.AT73]=&quot;&quot;;[.AV72];[.AT72]-[.AT73]))" office:value-type="float" office:value="9" calcext:value-type="float">
            <text:p>9</text:p>
          </table:table-cell>
          <table:table-cell table:style-name="ce25" table:formula="of:=[.BE72]=[.AV7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2]=[.A73];[.C72]+1;1)" office:value-type="float" office:value="73" calcext:value-type="float">
            <text:p>73</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 calcext:value-type="float">
            <text:p>1</text:p>
          </table:table-cell>
          <table:table-cell table:style-name="Default" office:value-type="string" calcext:value-type="string">
            <text:p>x</text:p>
          </table:table-cell>
          <table:table-cell table:formula="of:=IF([.E73]=&quot;&quot;;&quot;&quot;;IF([.K73]=&quot;x&quot;;&quot;d&quot;;IF([.K73]=&quot;p&quot;;&quot;d&quot;;IF([.AJ73]=&quot;o&quot;;&quot;o&quot;;IF([.E73]=&quot;1st&quot;;[.AK73];IF([.E73]=&quot;2nd&quot;;[.AL73];[.AJ73]))))))" office:value-type="string" office:string-value="d" calcext:value-type="string">
            <text:p>d</text:p>
          </table:table-cell>
          <table:table-cell table:style-name="ce32" table:formula="of:=IF([.C73]=1;1;IF([.E73]=&quot;&quot;;&quot;&quot;;IF([.I72]=&quot;&quot;;[.I71]+1;[.I72])))" office:value-type="float" office:value="11" calcext:value-type="float">
            <text:p>11</text:p>
          </table:table-cell>
          <table:table-cell table:style-name="ce32" table:formula="of:=IF([.E73]=&quot;&quot;;&quot;&quot;;IF([.E72]=&quot;&quot;;1;1+[.J72]))" office:value-type="float" office:value="2" calcext:value-type="float">
            <text:p>2</text:p>
          </table:table-cell>
          <table:table-cell table:style-name="ce34"/>
          <table:table-cell table:number-columns-repeated="2"/>
          <table:table-cell table:style-name="ce33" office:value-type="string" calcext:value-type="string">
            <text:p>pGarbage</text:p>
          </table:table-cell>
          <table:table-cell table:style-name="ce8" office:value-type="float" office:value="13" calcext:value-type="float">
            <text:p>13</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73]=&quot;t&quot;;&quot;o&quot;;IF([.E74]=&quot;1st&quot;;&quot;o&quot;;&quot;d&quot;))" office:value-type="string" office:string-value="d" calcext:value-type="string">
            <text:p>d</text:p>
          </table:table-cell>
          <table:table-cell table:formula="of:=IF(([.F73]-[.F74])&lt;=1;&quot;d&quot;;IF(([.F73]-[.F74])&gt;[.F73]/3;&quot;o&quot;;&quot;d&quot;))" office:value-type="string" office:string-value="d" calcext:value-type="string">
            <text:p>d</text:p>
          </table:table-cell>
          <table:table-cell table:formula="of:=IF(([.F73]-[.F74])&lt;=1;&quot;d&quot;;IF(([.F73]-[.F74])&gt;=[.F73]/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55" calcext:value-type="float">
            <text:p>55</text:p>
          </table:table-cell>
          <table:table-cell table:style-name="Default"/>
          <table:table-cell table:style-name="Default" office:value-type="float" office:value="-2" calcext:value-type="float">
            <text:p>-2</text:p>
          </table:table-cell>
          <table:table-cell table:style-name="Default" office:value-type="string" calcext:value-type="string">
            <text:p>Sack</text:p>
          </table:table-cell>
          <table:table-cell table:style-name="Default" office:value-type="string" calcext:value-type="string">
            <text:p>Brayden Schager sacked by Aaron Armitage for a loss of 2 yards to the HAW 43</text:p>
          </table:table-cell>
          <table:table-cell/>
          <table:table-cell table:style-name="Default" table:number-columns-repeated="3"/>
          <table:table-cell table:number-columns-repeated="2"/>
          <table:table-cell table:style-name="Default" table:formula="of:=IF([.AT73]=&quot;&quot;;&quot;&quot;;IF([.AT74]=&quot;&quot;;[.AV73];[.AT73]-[.AT74]))" office:value-type="float" office:value="-2" calcext:value-type="float">
            <text:p>-2</text:p>
          </table:table-cell>
          <table:table-cell table:style-name="ce25" table:formula="of:=[.BE73]=[.AV7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3]=[.A74];[.C73]+1;1)" office:value-type="float" office:value="74" calcext:value-type="float">
            <text:p>74</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3" calcext:value-type="float">
            <text:p>3</text:p>
          </table:table-cell>
          <table:table-cell table:style-name="Default" office:value-type="string" calcext:value-type="string">
            <text:p>x</text:p>
          </table:table-cell>
          <table:table-cell table:formula="of:=IF([.E74]=&quot;&quot;;&quot;&quot;;IF([.K74]=&quot;x&quot;;&quot;d&quot;;IF([.K74]=&quot;p&quot;;&quot;d&quot;;IF([.AJ74]=&quot;o&quot;;&quot;o&quot;;IF([.E74]=&quot;1st&quot;;[.AK74];IF([.E74]=&quot;2nd&quot;;[.AL74];[.AJ74]))))))" office:value-type="string" office:string-value="o" calcext:value-type="string">
            <text:p>o</text:p>
          </table:table-cell>
          <table:table-cell table:style-name="ce32" table:formula="of:=IF([.C74]=1;1;IF([.E74]=&quot;&quot;;&quot;&quot;;IF([.I73]=&quot;&quot;;[.I72]+1;[.I73])))" office:value-type="float" office:value="11" calcext:value-type="float">
            <text:p>11</text:p>
          </table:table-cell>
          <table:table-cell table:style-name="ce32" table:formula="of:=IF([.E74]=&quot;&quot;;&quot;&quot;;IF([.E73]=&quot;&quot;;1;1+[.J73]))" office:value-type="float" office:value="3" calcext:value-type="float">
            <text:p>3</text:p>
          </table:table-cell>
          <table:table-cell table:style-name="ce34"/>
          <table:table-cell table:number-columns-repeated="2"/>
          <table:table-cell table:style-name="ce33" office:value-type="string" calcext:value-type="string">
            <text:p>pGarbage</text:p>
          </table:table-cell>
          <table:table-cell table:style-name="ce8" office:value-type="float" office:value="86" calcext:value-type="float">
            <text:p>86</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74]=&quot;t&quot;;&quot;o&quot;;IF([.E75]=&quot;1st&quot;;&quot;o&quot;;&quot;d&quot;))" office:value-type="string" office:string-value="o" calcext:value-type="string">
            <text:p>o</text:p>
          </table:table-cell>
          <table:table-cell table:formula="of:=IF(([.F74]-[.F75])&lt;=1;&quot;d&quot;;IF(([.F74]-[.F75])&gt;[.F74]/3;&quot;o&quot;;&quot;d&quot;))" office:value-type="string" office:string-value="d" calcext:value-type="string">
            <text:p>d</text:p>
          </table:table-cell>
          <table:table-cell table:formula="of:=IF(([.F74]-[.F75])&lt;=1;&quot;d&quot;;IF(([.F74]-[.F75])&gt;=[.F74]/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57" calcext:value-type="float">
            <text:p>57</text:p>
          </table:table-cell>
          <table:table-cell table:style-name="Default"/>
          <table:table-cell table:style-name="Default" office:value-type="float" office:value="5" calcext:value-type="float">
            <text:p>5</text:p>
          </table:table-cell>
          <table:table-cell table:style-name="Default" office:value-type="string" calcext:value-type="string">
            <text:p>Pass Reception</text:p>
          </table:table-cell>
          <table:table-cell table:style-name="Default" office:value-type="string" calcext:value-type="string">
            <text:p>Brayden Schager pass complete to Pofele Ashlock for 5 yds to the HAW 48 for a 1ST down</text:p>
          </table:table-cell>
          <table:table-cell/>
          <table:table-cell table:style-name="Default" table:number-columns-repeated="3"/>
          <table:table-cell table:number-columns-repeated="2"/>
          <table:table-cell table:style-name="Default" table:formula="of:=IF([.AT74]=&quot;&quot;;&quot;&quot;;IF([.AT75]=&quot;&quot;;[.AV74];[.AT74]-[.AT75]))" office:value-type="float" office:value="5" calcext:value-type="float">
            <text:p>5</text:p>
          </table:table-cell>
          <table:table-cell table:style-name="ce25" table:formula="of:=[.BE74]=[.AV7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4]=[.A75];[.C74]+1;1)" office:value-type="float" office:value="75" calcext:value-type="float">
            <text:p>75</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x</text:p>
          </table:table-cell>
          <table:table-cell table:formula="of:=IF([.E75]=&quot;&quot;;&quot;&quot;;IF([.K75]=&quot;x&quot;;&quot;d&quot;;IF([.K75]=&quot;p&quot;;&quot;d&quot;;IF([.AJ75]=&quot;o&quot;;&quot;o&quot;;IF([.E75]=&quot;1st&quot;;[.AK75];IF([.E75]=&quot;2nd&quot;;[.AL75];[.AJ75]))))))" office:value-type="string" office:string-value="d" calcext:value-type="string">
            <text:p>d</text:p>
          </table:table-cell>
          <table:table-cell table:style-name="ce32" table:formula="of:=IF([.C75]=1;1;IF([.E75]=&quot;&quot;;&quot;&quot;;IF([.I74]=&quot;&quot;;[.I73]+1;[.I74])))" office:value-type="float" office:value="11" calcext:value-type="float">
            <text:p>11</text:p>
          </table:table-cell>
          <table:table-cell table:style-name="ce32" table:formula="of:=IF([.E75]=&quot;&quot;;&quot;&quot;;IF([.E74]=&quot;&quot;;1;1+[.J74]))" office:value-type="float" office:value="4" calcext:value-type="float">
            <text:p>4</text:p>
          </table:table-cell>
          <table:table-cell table:style-name="ce34"/>
          <table:table-cell table:number-columns-repeated="2"/>
          <table:table-cell table:style-name="ce33" office:value-type="string" calcext:value-type="string">
            <text:p>pGarbage</text:p>
          </table:table-cell>
          <table:table-cell table:style-name="ce8" table:number-columns-repeated="8"/>
          <table:table-cell table:number-columns-repeated="8"/>
          <table:table-cell office:value-type="string" calcext:value-type="string">
            <text:p>garbage time – end of game</text:p>
          </table:table-cell>
          <table:table-cell table:number-columns-repeated="3"/>
          <table:table-cell table:style-name="ce28"/>
          <table:table-cell table:formula="of:=IF([.K75]=&quot;t&quot;;&quot;o&quot;;IF([.E76]=&quot;1st&quot;;&quot;o&quot;;&quot;d&quot;))" office:value-type="string" office:string-value="d" calcext:value-type="string">
            <text:p>d</text:p>
          </table:table-cell>
          <table:table-cell table:formula="of:=IF(([.F75]-[.F76])&lt;=1;&quot;d&quot;;IF(([.F75]-[.F76])&gt;[.F75]/3;&quot;o&quot;;&quot;d&quot;))" office:value-type="string" office:string-value="d" calcext:value-type="string">
            <text:p>d</text:p>
          </table:table-cell>
          <table:table-cell table:formula="of:=IF(([.F75]-[.F76])&lt;=1;&quot;d&quot;;IF(([.F75]-[.F76])&gt;=[.F75]/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52" calcext:value-type="float">
            <text:p>52</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75]=&quot;&quot;;&quot;&quot;;IF([.AT76]=&quot;&quot;;[.AV75];[.AT75]-[.AT76]))" office:value-type="float" office:value="0" calcext:value-type="float">
            <text:p>0</text:p>
          </table:table-cell>
          <table:table-cell table:style-name="ce25" table:formula="of:=[.BE75]=[.AV7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5]=[.A76];[.C75]+1;1)" office:value-type="float" office:value="76" calcext:value-type="float">
            <text:p>76</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x</text:p>
          </table:table-cell>
          <table:table-cell table:formula="of:=IF([.E76]=&quot;&quot;;&quot;&quot;;IF([.K76]=&quot;x&quot;;&quot;d&quot;;IF([.K76]=&quot;p&quot;;&quot;d&quot;;IF([.AJ76]=&quot;o&quot;;&quot;o&quot;;IF([.E76]=&quot;1st&quot;;[.AK76];IF([.E76]=&quot;2nd&quot;;[.AL76];[.AJ76]))))))" office:value-type="string" office:string-value="d" calcext:value-type="string">
            <text:p>d</text:p>
          </table:table-cell>
          <table:table-cell table:style-name="ce32" table:formula="of:=IF([.C76]=1;1;IF([.E76]=&quot;&quot;;&quot;&quot;;IF([.I75]=&quot;&quot;;[.I74]+1;[.I75])))" office:value-type="float" office:value="11" calcext:value-type="float">
            <text:p>11</text:p>
          </table:table-cell>
          <table:table-cell table:style-name="ce32" table:formula="of:=IF([.E76]=&quot;&quot;;&quot;&quot;;IF([.E75]=&quot;&quot;;1;1+[.J75]))" office:value-type="float" office:value="5" calcext:value-type="float">
            <text:p>5</text:p>
          </table:table-cell>
          <table:table-cell table:style-name="ce34"/>
          <table:table-cell table:number-columns-repeated="2"/>
          <table:table-cell table:style-name="ce33" office:value-type="string" calcext:value-type="string">
            <text:p>pGarbage</text:p>
          </table:table-cell>
          <table:table-cell table:style-name="ce8" table:number-columns-repeated="8"/>
          <table:table-cell table:number-columns-repeated="8"/>
          <table:table-cell office:value-type="string" calcext:value-type="string">
            <text:p>garbage time – end of game</text:p>
          </table:table-cell>
          <table:table-cell table:number-columns-repeated="3"/>
          <table:table-cell table:style-name="ce28"/>
          <table:table-cell table:formula="of:=IF([.K76]=&quot;t&quot;;&quot;o&quot;;IF([.E77]=&quot;1st&quot;;&quot;o&quot;;&quot;d&quot;))" office:value-type="string" office:string-value="d" calcext:value-type="string">
            <text:p>d</text:p>
          </table:table-cell>
          <table:table-cell table:formula="of:=IF(([.F76]-[.F77])&lt;=1;&quot;d&quot;;IF(([.F76]-[.F77])&gt;[.F76]/3;&quot;o&quot;;&quot;d&quot;))" office:value-type="string" office:string-value="d" calcext:value-type="string">
            <text:p>d</text:p>
          </table:table-cell>
          <table:table-cell table:formula="of:=IF(([.F76]-[.F77])&lt;=1;&quot;d&quot;;IF(([.F76]-[.F77])&gt;=[.F76]/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52" calcext:value-type="float">
            <text:p>52</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76]=&quot;&quot;;&quot;&quot;;IF([.AT77]=&quot;&quot;;[.AV76];[.AT76]-[.AT77]))" office:value-type="float" office:value="0" calcext:value-type="float">
            <text:p>0</text:p>
          </table:table-cell>
          <table:table-cell table:style-name="ce25" table:formula="of:=[.BE76]=[.AV76]"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6]=[.A77];[.C76]+1;1)" office:value-type="float" office:value="77" calcext:value-type="float">
            <text:p>77</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10" calcext:value-type="float">
            <text:p>10</text:p>
          </table:table-cell>
          <table:table-cell table:style-name="Default" office:value-type="string" calcext:value-type="string">
            <text:p>x</text:p>
          </table:table-cell>
          <table:table-cell table:formula="of:=IF([.E77]=&quot;&quot;;&quot;&quot;;IF([.K77]=&quot;x&quot;;&quot;d&quot;;IF([.K77]=&quot;p&quot;;&quot;d&quot;;IF([.AJ77]=&quot;o&quot;;&quot;o&quot;;IF([.E77]=&quot;1st&quot;;[.AK77];IF([.E77]=&quot;2nd&quot;;[.AL77];[.AJ77]))))))" office:value-type="string" office:string-value="o" calcext:value-type="string">
            <text:p>o</text:p>
          </table:table-cell>
          <table:table-cell table:style-name="ce32" table:formula="of:=IF([.C77]=1;1;IF([.E77]=&quot;&quot;;&quot;&quot;;IF([.I76]=&quot;&quot;;[.I75]+1;[.I76])))" office:value-type="float" office:value="11" calcext:value-type="float">
            <text:p>11</text:p>
          </table:table-cell>
          <table:table-cell table:style-name="ce32" table:formula="of:=IF([.E77]=&quot;&quot;;&quot;&quot;;IF([.E76]=&quot;&quot;;1;1+[.J76]))" office:value-type="float" office:value="6" calcext:value-type="float">
            <text:p>6</text:p>
          </table:table-cell>
          <table:table-cell table:style-name="ce34"/>
          <table:table-cell table:number-columns-repeated="2"/>
          <table:table-cell table:style-name="ce33" office:value-type="string" calcext:value-type="string">
            <text:p>pGarbage</text:p>
          </table:table-cell>
          <table:table-cell table:style-name="ce8" office:value-type="float" office:value="23" calcext:value-type="float">
            <text:p>23</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77]=&quot;t&quot;;&quot;o&quot;;IF([.E78]=&quot;1st&quot;;&quot;o&quot;;&quot;d&quot;))" office:value-type="string" office:string-value="o" calcext:value-type="string">
            <text:p>o</text:p>
          </table:table-cell>
          <table:table-cell table:formula="of:=IF(([.F77]-[.F78])&lt;=1;&quot;d&quot;;IF(([.F77]-[.F78])&gt;[.F77]/3;&quot;o&quot;;&quot;d&quot;))" office:value-type="string" office:string-value="d" calcext:value-type="string">
            <text:p>d</text:p>
          </table:table-cell>
          <table:table-cell table:formula="of:=IF(([.F77]-[.F78])&lt;=1;&quot;d&quot;;IF(([.F77]-[.F78])&gt;=[.F77]/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52" calcext:value-type="float">
            <text:p>52</text:p>
          </table:table-cell>
          <table:table-cell table:style-name="Default"/>
          <table:table-cell table:style-name="Default" office:value-type="float" office:value="11" calcext:value-type="float">
            <text:p>11</text:p>
          </table:table-cell>
          <table:table-cell table:style-name="Default" office:value-type="string" calcext:value-type="string">
            <text:p>Pass Reception</text:p>
          </table:table-cell>
          <table:table-cell table:style-name="Default" office:value-type="string" calcext:value-type="string">
            <text:p>Brayden Schager pass complete to Koali Nishigaya for 11 yds to the STAN 41 for a 1ST down</text:p>
          </table:table-cell>
          <table:table-cell/>
          <table:table-cell table:style-name="Default" table:number-columns-repeated="3"/>
          <table:table-cell table:number-columns-repeated="2"/>
          <table:table-cell table:style-name="Default" table:formula="of:=IF([.AT77]=&quot;&quot;;&quot;&quot;;IF([.AT78]=&quot;&quot;;[.AV77];[.AT77]-[.AT78]))" office:value-type="float" office:value="11" calcext:value-type="float">
            <text:p>11</text:p>
          </table:table-cell>
          <table:table-cell table:style-name="ce25" table:formula="of:=[.BE77]=[.AV7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7]=[.A78];[.C77]+1;1)" office:value-type="float" office:value="78" calcext:value-type="float">
            <text:p>78</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x</text:p>
          </table:table-cell>
          <table:table-cell table:formula="of:=IF([.E78]=&quot;&quot;;&quot;&quot;;IF([.K78]=&quot;x&quot;;&quot;d&quot;;IF([.K78]=&quot;p&quot;;&quot;d&quot;;IF([.AJ78]=&quot;o&quot;;&quot;o&quot;;IF([.E78]=&quot;1st&quot;;[.AK78];IF([.E78]=&quot;2nd&quot;;[.AL78];[.AJ78]))))))" office:value-type="string" office:string-value="d" calcext:value-type="string">
            <text:p>d</text:p>
          </table:table-cell>
          <table:table-cell table:style-name="ce32" table:formula="of:=IF([.C78]=1;1;IF([.E78]=&quot;&quot;;&quot;&quot;;IF([.I77]=&quot;&quot;;[.I76]+1;[.I77])))" office:value-type="float" office:value="11" calcext:value-type="float">
            <text:p>11</text:p>
          </table:table-cell>
          <table:table-cell table:style-name="ce32" table:formula="of:=IF([.E78]=&quot;&quot;;&quot;&quot;;IF([.E77]=&quot;&quot;;1;1+[.J77]))" office:value-type="float" office:value="7" calcext:value-type="float">
            <text:p>7</text:p>
          </table:table-cell>
          <table:table-cell table:style-name="ce34"/>
          <table:table-cell table:number-columns-repeated="2"/>
          <table:table-cell table:style-name="ce33" office:value-type="string" calcext:value-type="string">
            <text:p>pGarbage</text:p>
          </table:table-cell>
          <table:table-cell table:style-name="ce8" table:number-columns-repeated="8"/>
          <table:table-cell table:number-columns-repeated="8"/>
          <table:table-cell office:value-type="string" calcext:value-type="string">
            <text:p>garbage time – end of game</text:p>
          </table:table-cell>
          <table:table-cell table:number-columns-repeated="3"/>
          <table:table-cell table:style-name="ce28"/>
          <table:table-cell table:formula="of:=IF([.K78]=&quot;t&quot;;&quot;o&quot;;IF([.E79]=&quot;1st&quot;;&quot;o&quot;;&quot;d&quot;))" office:value-type="string" office:string-value="d" calcext:value-type="string">
            <text:p>d</text:p>
          </table:table-cell>
          <table:table-cell table:formula="of:=IF(([.F78]-[.F79])&lt;=1;&quot;d&quot;;IF(([.F78]-[.F79])&gt;[.F78]/3;&quot;o&quot;;&quot;d&quot;))" office:value-type="string" office:string-value="d" calcext:value-type="string">
            <text:p>d</text:p>
          </table:table-cell>
          <table:table-cell table:formula="of:=IF(([.F78]-[.F79])&lt;=1;&quot;d&quot;;IF(([.F78]-[.F79])&gt;=[.F78]/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41" calcext:value-type="float">
            <text:p>41</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78]=&quot;&quot;;&quot;&quot;;IF([.AT79]=&quot;&quot;;[.AV78];[.AT78]-[.AT79]))" office:value-type="float" office:value="0" calcext:value-type="float">
            <text:p>0</text:p>
          </table:table-cell>
          <table:table-cell table:style-name="ce25" table:formula="of:=[.BE78]=[.AV78]"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8]=[.A79];[.C78]+1;1)" office:value-type="float" office:value="79" calcext:value-type="float">
            <text:p>79</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10" calcext:value-type="float">
            <text:p>10</text:p>
          </table:table-cell>
          <table:table-cell table:style-name="Default" office:value-type="string" calcext:value-type="string">
            <text:p>x</text:p>
          </table:table-cell>
          <table:table-cell table:formula="of:=IF([.E79]=&quot;&quot;;&quot;&quot;;IF([.K79]=&quot;x&quot;;&quot;d&quot;;IF([.K79]=&quot;p&quot;;&quot;d&quot;;IF([.AJ79]=&quot;o&quot;;&quot;o&quot;;IF([.E79]=&quot;1st&quot;;[.AK79];IF([.E79]=&quot;2nd&quot;;[.AL79];[.AJ79]))))))" office:value-type="string" office:string-value="o" calcext:value-type="string">
            <text:p>o</text:p>
          </table:table-cell>
          <table:table-cell table:style-name="ce32" table:formula="of:=IF([.C79]=1;1;IF([.E79]=&quot;&quot;;&quot;&quot;;IF([.I78]=&quot;&quot;;[.I77]+1;[.I78])))" office:value-type="float" office:value="11" calcext:value-type="float">
            <text:p>11</text:p>
          </table:table-cell>
          <table:table-cell table:style-name="ce32" table:formula="of:=IF([.E79]=&quot;&quot;;&quot;&quot;;IF([.E78]=&quot;&quot;;1;1+[.J78]))" office:value-type="float" office:value="8" calcext:value-type="float">
            <text:p>8</text:p>
          </table:table-cell>
          <table:table-cell table:style-name="ce34"/>
          <table:table-cell table:number-columns-repeated="2"/>
          <table:table-cell table:style-name="ce33" office:value-type="string" calcext:value-type="string">
            <text:p>pGarbage</text:p>
          </table:table-cell>
          <table:table-cell table:style-name="ce8" office:value-type="float" office:value="2" calcext:value-type="float">
            <text:p>2</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79]=&quot;t&quot;;&quot;o&quot;;IF([.E80]=&quot;1st&quot;;&quot;o&quot;;&quot;d&quot;))" office:value-type="string" office:string-value="o" calcext:value-type="string">
            <text:p>o</text:p>
          </table:table-cell>
          <table:table-cell table:formula="of:=IF(([.F79]-[.F80])&lt;=1;&quot;d&quot;;IF(([.F79]-[.F80])&gt;[.F79]/3;&quot;o&quot;;&quot;d&quot;))" office:value-type="string" office:string-value="d" calcext:value-type="string">
            <text:p>d</text:p>
          </table:table-cell>
          <table:table-cell table:formula="of:=IF(([.F79]-[.F80])&lt;=1;&quot;d&quot;;IF(([.F79]-[.F80])&gt;=[.F79]/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41" calcext:value-type="float">
            <text:p>41</text:p>
          </table:table-cell>
          <table:table-cell table:style-name="Default"/>
          <table:table-cell table:style-name="Default" office:value-type="float" office:value="10" calcext:value-type="float">
            <text:p>10</text:p>
          </table:table-cell>
          <table:table-cell table:style-name="Default" office:value-type="string" calcext:value-type="string">
            <text:p>Pass Reception</text:p>
          </table:table-cell>
          <table:table-cell table:style-name="Default" office:value-type="string" calcext:value-type="string">
            <text:p>Brayden Schager pass complete to Tylan Hines for 10 yds to the STAN 31 for a 1ST down</text:p>
          </table:table-cell>
          <table:table-cell/>
          <table:table-cell table:style-name="Default" table:number-columns-repeated="3"/>
          <table:table-cell table:number-columns-repeated="2"/>
          <table:table-cell table:style-name="Default" table:formula="of:=IF([.AT79]=&quot;&quot;;&quot;&quot;;IF([.AT80]=&quot;&quot;;[.AV79];[.AT79]-[.AT80]))" office:value-type="float" office:value="10" calcext:value-type="float">
            <text:p>10</text:p>
          </table:table-cell>
          <table:table-cell table:style-name="ce25" table:formula="of:=[.BE79]=[.AV79]"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79]=[.A80];[.C79]+1;1)" office:value-type="float" office:value="80" calcext:value-type="float">
            <text:p>80</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10" calcext:value-type="float">
            <text:p>10</text:p>
          </table:table-cell>
          <table:table-cell table:style-name="Default" office:value-type="string" calcext:value-type="string">
            <text:p>x</text:p>
          </table:table-cell>
          <table:table-cell table:formula="of:=IF([.E80]=&quot;&quot;;&quot;&quot;;IF([.K80]=&quot;x&quot;;&quot;d&quot;;IF([.K80]=&quot;p&quot;;&quot;d&quot;;IF([.AJ80]=&quot;o&quot;;&quot;o&quot;;IF([.E80]=&quot;1st&quot;;[.AK80];IF([.E80]=&quot;2nd&quot;;[.AL80];[.AJ80]))))))" office:value-type="string" office:string-value="o" calcext:value-type="string">
            <text:p>o</text:p>
          </table:table-cell>
          <table:table-cell table:style-name="ce32" table:formula="of:=IF([.C80]=1;1;IF([.E80]=&quot;&quot;;&quot;&quot;;IF([.I79]=&quot;&quot;;[.I78]+1;[.I79])))" office:value-type="float" office:value="11" calcext:value-type="float">
            <text:p>11</text:p>
          </table:table-cell>
          <table:table-cell table:style-name="ce32" table:formula="of:=IF([.E80]=&quot;&quot;;&quot;&quot;;IF([.E79]=&quot;&quot;;1;1+[.J79]))" office:value-type="float" office:value="9" calcext:value-type="float">
            <text:p>9</text:p>
          </table:table-cell>
          <table:table-cell table:style-name="ce34"/>
          <table:table-cell table:number-columns-repeated="2"/>
          <table:table-cell table:style-name="ce33" office:value-type="string" calcext:value-type="string">
            <text:p>pGarbage</text:p>
          </table:table-cell>
          <table:table-cell table:style-name="ce8" office:value-type="float" office:value="84" calcext:value-type="float">
            <text:p>84</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80]=&quot;t&quot;;&quot;o&quot;;IF([.E81]=&quot;1st&quot;;&quot;o&quot;;&quot;d&quot;))" office:value-type="string" office:string-value="d" calcext:value-type="string">
            <text:p>d</text:p>
          </table:table-cell>
          <table:table-cell table:formula="of:=IF(([.F80]-[.F81])&lt;=1;&quot;d&quot;;IF(([.F80]-[.F81])&gt;[.F80]/3;&quot;o&quot;;&quot;d&quot;))" office:value-type="string" office:string-value="o" calcext:value-type="string">
            <text:p>o</text:p>
          </table:table-cell>
          <table:table-cell table:formula="of:=IF(([.F80]-[.F81])&lt;=1;&quot;d&quot;;IF(([.F80]-[.F81])&gt;=[.F80]/2;&quot;o&quot;;&quot;d&quot;))" office:value-type="string" office:string-value="o" calcext:value-type="string">
            <text:p>o</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31" calcext:value-type="float">
            <text:p>31</text:p>
          </table:table-cell>
          <table:table-cell table:style-name="Default"/>
          <table:table-cell table:style-name="Default" office:value-type="float" office:value="5" calcext:value-type="float">
            <text:p>5</text:p>
          </table:table-cell>
          <table:table-cell table:style-name="Default" office:value-type="string" calcext:value-type="string">
            <text:p>Pass Reception</text:p>
          </table:table-cell>
          <table:table-cell table:style-name="Default" office:value-type="string" calcext:value-type="string">
            <text:p>Brayden Schager pass complete to Chuuky Hines for 5 yds to the STAN 26</text:p>
          </table:table-cell>
          <table:table-cell/>
          <table:table-cell table:style-name="Default" table:number-columns-repeated="3"/>
          <table:table-cell table:number-columns-repeated="2"/>
          <table:table-cell table:style-name="Default" table:formula="of:=IF([.AT80]=&quot;&quot;;&quot;&quot;;IF([.AT81]=&quot;&quot;;[.AV80];[.AT80]-[.AT81]))" office:value-type="float" office:value="5" calcext:value-type="float">
            <text:p>5</text:p>
          </table:table-cell>
          <table:table-cell table:style-name="ce25" table:formula="of:=[.BE80]=[.AV80]"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0]=[.A81];[.C80]+1;1)" office:value-type="float" office:value="81" calcext:value-type="float">
            <text:p>81</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5" calcext:value-type="float">
            <text:p>5</text:p>
          </table:table-cell>
          <table:table-cell table:style-name="Default" office:value-type="string" calcext:value-type="string">
            <text:p>x</text:p>
          </table:table-cell>
          <table:table-cell table:formula="of:=IF([.E81]=&quot;&quot;;&quot;&quot;;IF([.K81]=&quot;x&quot;;&quot;d&quot;;IF([.K81]=&quot;p&quot;;&quot;d&quot;;IF([.AJ81]=&quot;o&quot;;&quot;o&quot;;IF([.E81]=&quot;1st&quot;;[.AK81];IF([.E81]=&quot;2nd&quot;;[.AL81];[.AJ81]))))))" office:value-type="string" office:string-value="d" calcext:value-type="string">
            <text:p>d</text:p>
          </table:table-cell>
          <table:table-cell table:style-name="ce32" table:formula="of:=IF([.C81]=1;1;IF([.E81]=&quot;&quot;;&quot;&quot;;IF([.I80]=&quot;&quot;;[.I79]+1;[.I80])))" office:value-type="float" office:value="11" calcext:value-type="float">
            <text:p>11</text:p>
          </table:table-cell>
          <table:table-cell table:style-name="ce32" table:formula="of:=IF([.E81]=&quot;&quot;;&quot;&quot;;IF([.E80]=&quot;&quot;;1;1+[.J80]))" office:value-type="float" office:value="10" calcext:value-type="float">
            <text:p>10</text:p>
          </table:table-cell>
          <table:table-cell table:style-name="ce34"/>
          <table:table-cell table:number-columns-repeated="2"/>
          <table:table-cell table:style-name="ce33" office:value-type="string" calcext:value-type="string">
            <text:p>pGarbage</text:p>
          </table:table-cell>
          <table:table-cell table:style-name="ce8" table:number-columns-repeated="8"/>
          <table:table-cell table:number-columns-repeated="8"/>
          <table:table-cell office:value-type="string" calcext:value-type="string">
            <text:p>garbage time – end of game</text:p>
          </table:table-cell>
          <table:table-cell table:number-columns-repeated="3"/>
          <table:table-cell table:style-name="ce28"/>
          <table:table-cell table:formula="of:=IF([.K81]=&quot;t&quot;;&quot;o&quot;;IF([.E82]=&quot;1st&quot;;&quot;o&quot;;&quot;d&quot;))" office:value-type="string" office:string-value="d" calcext:value-type="string">
            <text:p>d</text:p>
          </table:table-cell>
          <table:table-cell table:formula="of:=IF(([.F81]-[.F82])&lt;=1;&quot;d&quot;;IF(([.F81]-[.F82])&gt;[.F81]/3;&quot;o&quot;;&quot;d&quot;))" office:value-type="string" office:string-value="d" calcext:value-type="string">
            <text:p>d</text:p>
          </table:table-cell>
          <table:table-cell table:formula="of:=IF(([.F81]-[.F82])&lt;=1;&quot;d&quot;;IF(([.F81]-[.F82])&gt;=[.F81]/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26" calcext:value-type="float">
            <text:p>26</text:p>
          </table:table-cell>
          <table:table-cell table:style-name="Default"/>
          <table:table-cell table:style-name="Default" office:value-type="float" office:value="0" calcext:value-type="float">
            <text:p>0</text:p>
          </table:table-cell>
          <table:table-cell table:style-name="Default" office:value-type="string" calcext:value-type="string">
            <text:p>Pass Incompletion</text:p>
          </table:table-cell>
          <table:table-cell table:style-name="Default"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81]=&quot;&quot;;&quot;&quot;;IF([.AT82]=&quot;&quot;;[.AV81];[.AT81]-[.AT82]))" office:value-type="float" office:value="0" calcext:value-type="float">
            <text:p>0</text:p>
          </table:table-cell>
          <table:table-cell table:style-name="ce25" table:formula="of:=[.BE81]=[.AV81]"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1]=[.A82];[.C81]+1;1)" office:value-type="float" office:value="82" calcext:value-type="float">
            <text:p>82</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5" calcext:value-type="float">
            <text:p>5</text:p>
          </table:table-cell>
          <table:table-cell table:style-name="Default" office:value-type="string" calcext:value-type="string">
            <text:p>x</text:p>
          </table:table-cell>
          <table:table-cell table:formula="of:=IF([.E82]=&quot;&quot;;&quot;&quot;;IF([.K82]=&quot;x&quot;;&quot;d&quot;;IF([.K82]=&quot;p&quot;;&quot;d&quot;;IF([.AJ82]=&quot;o&quot;;&quot;o&quot;;IF([.E82]=&quot;1st&quot;;[.AK82];IF([.E82]=&quot;2nd&quot;;[.AL82];[.AJ82]))))))" office:value-type="string" office:string-value="o" calcext:value-type="string">
            <text:p>o</text:p>
          </table:table-cell>
          <table:table-cell table:style-name="ce32" table:formula="of:=IF([.C82]=1;1;IF([.E82]=&quot;&quot;;&quot;&quot;;IF([.I81]=&quot;&quot;;[.I80]+1;[.I81])))" office:value-type="float" office:value="11" calcext:value-type="float">
            <text:p>11</text:p>
          </table:table-cell>
          <table:table-cell table:style-name="ce32" table:formula="of:=IF([.E82]=&quot;&quot;;&quot;&quot;;IF([.E81]=&quot;&quot;;1;1+[.J81]))" office:value-type="float" office:value="11" calcext:value-type="float">
            <text:p>11</text:p>
          </table:table-cell>
          <table:table-cell table:style-name="ce34"/>
          <table:table-cell table:number-columns-repeated="2"/>
          <table:table-cell table:style-name="ce33" office:value-type="string" calcext:value-type="string">
            <text:p>pGarbage</text:p>
          </table:table-cell>
          <table:table-cell table:style-name="ce8" office:value-type="float" office:value="2" calcext:value-type="float">
            <text:p>2</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82]=&quot;t&quot;;&quot;o&quot;;IF([.E83]=&quot;1st&quot;;&quot;o&quot;;&quot;d&quot;))" office:value-type="string" office:string-value="o" calcext:value-type="string">
            <text:p>o</text:p>
          </table:table-cell>
          <table:table-cell table:formula="of:=IF(([.F82]-[.F83])&lt;=1;&quot;d&quot;;IF(([.F82]-[.F83])&gt;[.F82]/3;&quot;o&quot;;&quot;d&quot;))" office:value-type="string" office:string-value="d" calcext:value-type="string">
            <text:p>d</text:p>
          </table:table-cell>
          <table:table-cell table:formula="of:=IF(([.F82]-[.F83])&lt;=1;&quot;d&quot;;IF(([.F82]-[.F83])&gt;=[.F82]/2;&quot;o&quot;;&quot;d&quot;))" office:value-type="string" office:string-value="d" calcext:value-type="string">
            <text:p>d</text:p>
          </table:table-cell>
          <table:table-cell/>
          <table:table-cell table:style-name="Default" office:value-type="float" office:value="16" calcext:value-type="float">
            <text:p>16</text:p>
          </table:table-cell>
          <table:table-cell table:style-name="Default" office:value-type="float" office:value="37" calcext:value-type="float">
            <text:p>37</text:p>
          </table:table-cell>
          <table:table-cell table:style-name="Default"/>
          <table:table-cell table:style-name="Default" office:value-type="float" office:value="4" calcext:value-type="float">
            <text:p>4</text:p>
          </table:table-cell>
          <table:table-cell table:style-name="Default" office:value-type="float" office:value="5" calcext:value-type="float">
            <text:p>5</text:p>
          </table:table-cell>
          <table:table-cell table:style-name="ce45" office:value-type="float" office:value="22" calcext:value-type="float">
            <text:p>22</text:p>
          </table:table-cell>
          <table:table-cell table:style-name="Default" office:value-type="float" office:value="26" calcext:value-type="float">
            <text:p>26</text:p>
          </table:table-cell>
          <table:table-cell table:style-name="Default"/>
          <table:table-cell table:style-name="Default" office:value-type="float" office:value="18" calcext:value-type="float">
            <text:p>18</text:p>
          </table:table-cell>
          <table:table-cell table:style-name="Default" office:value-type="string" calcext:value-type="string">
            <text:p>Pass Reception</text:p>
          </table:table-cell>
          <table:table-cell table:style-name="Default" office:value-type="string" calcext:value-type="string">
            <text:p>Brayden Schager pass complete to Tylan Hines for 18 yds to the STAN 8 for a 1ST down</text:p>
          </table:table-cell>
          <table:table-cell/>
          <table:table-cell table:style-name="Default" table:number-columns-repeated="3"/>
          <table:table-cell table:number-columns-repeated="2"/>
          <table:table-cell table:style-name="Default" table:formula="of:=IF([.AT82]=&quot;&quot;;&quot;&quot;;IF([.AT83]=&quot;&quot;;[.AV82];[.AT82]-[.AT83]))" office:value-type="float" office:value="18" calcext:value-type="float">
            <text:p>18</text:p>
          </table:table-cell>
          <table:table-cell table:style-name="ce25" table:formula="of:=[.BE82]=[.AV82]"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2]=[.A83];[.C82]+1;1)" office:value-type="float" office:value="83" calcext:value-type="float">
            <text:p>83</text:p>
          </table:table-cell>
          <table:table-cell table:style-name="ce29" office:value-type="string" calcext:value-type="string">
            <text:p>O</text:p>
          </table:table-cell>
          <table:table-cell table:style-name="Default" office:value-type="string" calcext:value-type="string">
            <text:p>1st</text:p>
          </table:table-cell>
          <table:table-cell table:style-name="Default" office:value-type="float" office:value="8" calcext:value-type="float">
            <text:p>8</text:p>
          </table:table-cell>
          <table:table-cell table:style-name="Default" office:value-type="string" calcext:value-type="string">
            <text:p>x</text:p>
          </table:table-cell>
          <table:table-cell table:formula="of:=IF([.E83]=&quot;&quot;;&quot;&quot;;IF([.K83]=&quot;x&quot;;&quot;d&quot;;IF([.K83]=&quot;p&quot;;&quot;d&quot;;IF([.AJ83]=&quot;o&quot;;&quot;o&quot;;IF([.E83]=&quot;1st&quot;;[.AK83];IF([.E83]=&quot;2nd&quot;;[.AL83];[.AJ83]))))))" office:value-type="string" office:string-value="d" calcext:value-type="string">
            <text:p>d</text:p>
          </table:table-cell>
          <table:table-cell table:style-name="ce32" table:formula="of:=IF([.C83]=1;1;IF([.E83]=&quot;&quot;;&quot;&quot;;IF([.I82]=&quot;&quot;;[.I81]+1;[.I82])))" office:value-type="float" office:value="11" calcext:value-type="float">
            <text:p>11</text:p>
          </table:table-cell>
          <table:table-cell table:style-name="ce32" table:formula="of:=IF([.E83]=&quot;&quot;;&quot;&quot;;IF([.E82]=&quot;&quot;;1;1+[.J82]))" office:value-type="float" office:value="12" calcext:value-type="float">
            <text:p>12</text:p>
          </table:table-cell>
          <table:table-cell table:style-name="ce34"/>
          <table:table-cell table:number-columns-repeated="2"/>
          <table:table-cell table:style-name="ce33" office:value-type="string" calcext:value-type="string">
            <text:p>pGarbage</text:p>
          </table:table-cell>
          <table:table-cell table:style-name="ce8" table:number-columns-repeated="8"/>
          <table:table-cell table:number-columns-repeated="8"/>
          <table:table-cell office:value-type="string" calcext:value-type="string">
            <text:p>garbage time – end of game</text:p>
          </table:table-cell>
          <table:table-cell table:number-columns-repeated="3"/>
          <table:table-cell table:style-name="ce28"/>
          <table:table-cell table:formula="of:=IF([.K83]=&quot;t&quot;;&quot;o&quot;;IF([.E84]=&quot;1st&quot;;&quot;o&quot;;&quot;d&quot;))" office:value-type="string" office:string-value="d" calcext:value-type="string">
            <text:p>d</text:p>
          </table:table-cell>
          <table:table-cell table:formula="of:=IF(([.F83]-[.F84])&lt;=1;&quot;d&quot;;IF(([.F83]-[.F84])&gt;[.F83]/3;&quot;o&quot;;&quot;d&quot;))" office:value-type="string" office:string-value="d" calcext:value-type="string">
            <text:p>d</text:p>
          </table:table-cell>
          <table:table-cell table:formula="of:=IF(([.F83]-[.F84])&lt;=1;&quot;d&quot;;IF(([.F83]-[.F84])&gt;=[.F83]/2;&quot;o&quot;;&quot;d&quot;))" office:value-type="string" office:string-value="d" calcext:value-type="string">
            <text:p>d</text:p>
          </table:table-cell>
          <table:table-cell/>
          <table:table-cell table:style-name="Default" office:value-type="float" office:value="16" calcext:value-type="float">
            <text:p>16</text:p>
          </table:table-cell>
          <table:table-cell office:value-type="float" office:value="37" calcext:value-type="float">
            <text:p>37</text:p>
          </table:table-cell>
          <table:table-cell/>
          <table:table-cell office:value-type="float" office:value="4" calcext:value-type="float">
            <text:p>4</text:p>
          </table:table-cell>
          <table:table-cell office:value-type="float" office:value="5" calcext:value-type="float">
            <text:p>5</text:p>
          </table:table-cell>
          <table:table-cell office:value-type="float" office:value="22" calcext:value-type="float">
            <text:p>22</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83]=&quot;&quot;;&quot;&quot;;IF([.AT84]=&quot;&quot;;[.AV83];[.AT83]-[.AT84]))" office:value-type="float" office:value="0" calcext:value-type="float">
            <text:p>0</text:p>
          </table:table-cell>
          <table:table-cell table:style-name="ce25" table:formula="of:=[.BE83]=[.AV83]"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3]=[.A84];[.C83]+1;1)" office:value-type="float" office:value="84" calcext:value-type="float">
            <text:p>84</text:p>
          </table:table-cell>
          <table:table-cell table:style-name="ce29" office:value-type="string" calcext:value-type="string">
            <text:p>O</text:p>
          </table:table-cell>
          <table:table-cell table:style-name="Default" office:value-type="string" calcext:value-type="string">
            <text:p>2nd</text:p>
          </table:table-cell>
          <table:table-cell table:style-name="Default" office:value-type="float" office:value="8" calcext:value-type="float">
            <text:p>8</text:p>
          </table:table-cell>
          <table:table-cell table:style-name="Default" office:value-type="string" calcext:value-type="string">
            <text:p>x</text:p>
          </table:table-cell>
          <table:table-cell table:formula="of:=IF([.E84]=&quot;&quot;;&quot;&quot;;IF([.K84]=&quot;x&quot;;&quot;d&quot;;IF([.K84]=&quot;p&quot;;&quot;d&quot;;IF([.AJ84]=&quot;o&quot;;&quot;o&quot;;IF([.E84]=&quot;1st&quot;;[.AK84];IF([.E84]=&quot;2nd&quot;;[.AL84];[.AJ84]))))))" office:value-type="string" office:string-value="d" calcext:value-type="string">
            <text:p>d</text:p>
          </table:table-cell>
          <table:table-cell table:style-name="ce32" table:formula="of:=IF([.C84]=1;1;IF([.E84]=&quot;&quot;;&quot;&quot;;IF([.I83]=&quot;&quot;;[.I82]+1;[.I83])))" office:value-type="float" office:value="11" calcext:value-type="float">
            <text:p>11</text:p>
          </table:table-cell>
          <table:table-cell table:style-name="ce32" table:formula="of:=IF([.E84]=&quot;&quot;;&quot;&quot;;IF([.E83]=&quot;&quot;;1;1+[.J83]))" office:value-type="float" office:value="13" calcext:value-type="float">
            <text:p>13</text:p>
          </table:table-cell>
          <table:table-cell table:style-name="ce34"/>
          <table:table-cell table:number-columns-repeated="2"/>
          <table:table-cell table:style-name="ce33" office:value-type="string" calcext:value-type="string">
            <text:p>pGarbage</text:p>
          </table:table-cell>
          <table:table-cell table:style-name="ce8" table:number-columns-repeated="8"/>
          <table:table-cell table:number-columns-repeated="8"/>
          <table:table-cell office:value-type="string" calcext:value-type="string">
            <text:p>garbage time – end of game</text:p>
          </table:table-cell>
          <table:table-cell table:number-columns-repeated="3"/>
          <table:table-cell table:style-name="ce28"/>
          <table:table-cell table:formula="of:=IF([.K84]=&quot;t&quot;;&quot;o&quot;;IF([.E85]=&quot;1st&quot;;&quot;o&quot;;&quot;d&quot;))" office:value-type="string" office:string-value="d" calcext:value-type="string">
            <text:p>d</text:p>
          </table:table-cell>
          <table:table-cell table:formula="of:=IF(([.F84]-[.F85])&lt;=1;&quot;d&quot;;IF(([.F84]-[.F85])&gt;[.F84]/3;&quot;o&quot;;&quot;d&quot;))" office:value-type="string" office:string-value="d" calcext:value-type="string">
            <text:p>d</text:p>
          </table:table-cell>
          <table:table-cell table:formula="of:=IF(([.F84]-[.F85])&lt;=1;&quot;d&quot;;IF(([.F84]-[.F85])&gt;=[.F84]/2;&quot;o&quot;;&quot;d&quot;))" office:value-type="string" office:string-value="d" calcext:value-type="string">
            <text:p>d</text:p>
          </table:table-cell>
          <table:table-cell/>
          <table:table-cell table:style-name="Default" office:value-type="float" office:value="16" calcext:value-type="float">
            <text:p>16</text:p>
          </table:table-cell>
          <table:table-cell office:value-type="float" office:value="37" calcext:value-type="float">
            <text:p>37</text:p>
          </table:table-cell>
          <table:table-cell/>
          <table:table-cell office:value-type="float" office:value="4" calcext:value-type="float">
            <text:p>4</text:p>
          </table:table-cell>
          <table:table-cell office:value-type="float" office:value="5" calcext:value-type="float">
            <text:p>5</text:p>
          </table:table-cell>
          <table:table-cell office:value-type="float" office:value="22" calcext:value-type="float">
            <text:p>22</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Brayden Schager pass incomplete</text:p>
          </table:table-cell>
          <table:table-cell/>
          <table:table-cell table:style-name="Default" table:number-columns-repeated="3"/>
          <table:table-cell table:number-columns-repeated="2"/>
          <table:table-cell table:style-name="Default" table:formula="of:=IF([.AT84]=&quot;&quot;;&quot;&quot;;IF([.AT85]=&quot;&quot;;[.AV84];[.AT84]-[.AT85]))" office:value-type="float" office:value="0" calcext:value-type="float">
            <text:p>0</text:p>
          </table:table-cell>
          <table:table-cell table:style-name="ce25" table:formula="of:=[.BE84]=[.AV84]"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4]=[.A85];[.C84]+1;1)" office:value-type="float" office:value="85" calcext:value-type="float">
            <text:p>85</text:p>
          </table:table-cell>
          <table:table-cell table:style-name="ce29" office:value-type="string" calcext:value-type="string">
            <text:p>O</text:p>
          </table:table-cell>
          <table:table-cell table:style-name="Default" office:value-type="string" calcext:value-type="string">
            <text:p>3rd</text:p>
          </table:table-cell>
          <table:table-cell table:style-name="Default" office:value-type="float" office:value="8" calcext:value-type="float">
            <text:p>8</text:p>
          </table:table-cell>
          <table:table-cell table:style-name="Default" office:value-type="string" calcext:value-type="string">
            <text:p>x</text:p>
          </table:table-cell>
          <table:table-cell table:formula="of:=IF([.E85]=&quot;&quot;;&quot;&quot;;IF([.K85]=&quot;x&quot;;&quot;d&quot;;IF([.K85]=&quot;p&quot;;&quot;d&quot;;IF([.AJ85]=&quot;o&quot;;&quot;o&quot;;IF([.E85]=&quot;1st&quot;;[.AK85];IF([.E85]=&quot;2nd&quot;;[.AL85];[.AJ85]))))))" office:value-type="string" office:string-value="d" calcext:value-type="string">
            <text:p>d</text:p>
          </table:table-cell>
          <table:table-cell table:style-name="ce32" table:formula="of:=IF([.C85]=1;1;IF([.E85]=&quot;&quot;;&quot;&quot;;IF([.I84]=&quot;&quot;;[.I83]+1;[.I84])))" office:value-type="float" office:value="11" calcext:value-type="float">
            <text:p>11</text:p>
          </table:table-cell>
          <table:table-cell table:style-name="ce32" table:formula="of:=IF([.E85]=&quot;&quot;;&quot;&quot;;IF([.E84]=&quot;&quot;;1;1+[.J84]))" office:value-type="float" office:value="14" calcext:value-type="float">
            <text:p>14</text:p>
          </table:table-cell>
          <table:table-cell table:style-name="ce34"/>
          <table:table-cell table:number-columns-repeated="2"/>
          <table:table-cell table:style-name="ce33" office:value-type="string" calcext:value-type="string">
            <text:p>pGarbage</text:p>
          </table:table-cell>
          <table:table-cell table:style-name="ce8" office:value-type="float" office:value="13" calcext:value-type="float">
            <text:p>13</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85]=&quot;t&quot;;&quot;o&quot;;IF([.E86]=&quot;1st&quot;;&quot;o&quot;;&quot;d&quot;))" office:value-type="string" office:string-value="d" calcext:value-type="string">
            <text:p>d</text:p>
          </table:table-cell>
          <table:table-cell table:formula="of:=IF(([.F85]-[.F86])&lt;=1;&quot;d&quot;;IF(([.F85]-[.F86])&gt;[.F85]/3;&quot;o&quot;;&quot;d&quot;))" office:value-type="string" office:string-value="d" calcext:value-type="string">
            <text:p>d</text:p>
          </table:table-cell>
          <table:table-cell table:formula="of:=IF(([.F85]-[.F86])&lt;=1;&quot;d&quot;;IF(([.F85]-[.F86])&gt;=[.F85]/2;&quot;o&quot;;&quot;d&quot;))" office:value-type="string" office:string-value="d" calcext:value-type="string">
            <text:p>d</text:p>
          </table:table-cell>
          <table:table-cell/>
          <table:table-cell table:style-name="Default" office:value-type="float" office:value="16" calcext:value-type="float">
            <text:p>16</text:p>
          </table:table-cell>
          <table:table-cell office:value-type="float" office:value="37" calcext:value-type="float">
            <text:p>3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13" calcext:value-type="float">
            <text:p>13</text:p>
          </table:table-cell>
          <table:table-cell office:value-type="float" office:value="8" calcext:value-type="float">
            <text:p>8</text:p>
          </table:table-cell>
          <table:table-cell/>
          <table:table-cell office:value-type="float" office:value="-8" calcext:value-type="float">
            <text:p>-8</text:p>
          </table:table-cell>
          <table:table-cell office:value-type="string" calcext:value-type="string">
            <text:p>Sack</text:p>
          </table:table-cell>
          <table:table-cell office:value-type="string" calcext:value-type="string">
            <text:p>Brayden Schager sacked by David Bailey for a loss of 8 yards to the STAN 16</text:p>
          </table:table-cell>
          <table:table-cell/>
          <table:table-cell table:style-name="Default" table:number-columns-repeated="3"/>
          <table:table-cell table:number-columns-repeated="2"/>
          <table:table-cell table:style-name="Default" table:formula="of:=IF([.AT85]=&quot;&quot;;&quot;&quot;;IF([.AT86]=&quot;&quot;;[.AV85];[.AT85]-[.AT86]))" office:value-type="float" office:value="-8" calcext:value-type="float">
            <text:p>-8</text:p>
          </table:table-cell>
          <table:table-cell table:style-name="ce25" table:formula="of:=[.BE85]=[.AV85]"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5]=[.A86];[.C85]+1;1)" office:value-type="float" office:value="86" calcext:value-type="float">
            <text:p>86</text:p>
          </table:table-cell>
          <table:table-cell table:style-name="ce29" office:value-type="string" calcext:value-type="string">
            <text:p>O</text:p>
          </table:table-cell>
          <table:table-cell table:style-name="Default" office:value-type="string" calcext:value-type="string">
            <text:p>4th</text:p>
          </table:table-cell>
          <table:table-cell table:style-name="Default" office:value-type="float" office:value="16" calcext:value-type="float">
            <text:p>16</text:p>
          </table:table-cell>
          <table:table-cell table:style-name="Default" office:value-type="string" calcext:value-type="string">
            <text:p>x</text:p>
          </table:table-cell>
          <table:table-cell table:formula="of:=IF([.E86]=&quot;&quot;;&quot;&quot;;IF([.K86]=&quot;x&quot;;&quot;d&quot;;IF([.K86]=&quot;p&quot;;&quot;d&quot;;IF([.AJ86]=&quot;o&quot;;&quot;o&quot;;IF([.E86]=&quot;1st&quot;;[.AK86];IF([.E86]=&quot;2nd&quot;;[.AL86];[.AJ86]))))))" office:value-type="string" office:string-value="o" calcext:value-type="string">
            <text:p>o</text:p>
          </table:table-cell>
          <table:table-cell table:style-name="ce32" table:formula="of:=IF([.C86]=1;1;IF([.E86]=&quot;&quot;;&quot;&quot;;IF([.I85]=&quot;&quot;;[.I84]+1;[.I85])))" office:value-type="float" office:value="11" calcext:value-type="float">
            <text:p>11</text:p>
          </table:table-cell>
          <table:table-cell table:style-name="ce32" table:formula="of:=IF([.E86]=&quot;&quot;;&quot;&quot;;IF([.E85]=&quot;&quot;;1;1+[.J85]))" office:value-type="float" office:value="15" calcext:value-type="float">
            <text:p>15</text:p>
          </table:table-cell>
          <table:table-cell table:style-name="ce34" office:value-type="string" calcext:value-type="string">
            <text:p>t</text:p>
          </table:table-cell>
          <table:table-cell table:number-columns-repeated="2"/>
          <table:table-cell table:style-name="ce33" office:value-type="string" calcext:value-type="string">
            <text:p>pGarbage</text:p>
          </table:table-cell>
          <table:table-cell table:style-name="ce8" office:value-type="float" office:value="86" calcext:value-type="float">
            <text:p>86</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86]=&quot;t&quot;;&quot;o&quot;;IF([.E87]=&quot;1st&quot;;&quot;o&quot;;&quot;d&quot;))" office:value-type="string" office:string-value="o" calcext:value-type="string">
            <text:p>o</text:p>
          </table:table-cell>
          <table:table-cell table:formula="of:=IF(([.F86]-[.F87])&lt;=1;&quot;d&quot;;IF(([.F86]-[.F87])&gt;[.F86]/3;&quot;o&quot;;&quot;d&quot;))" office:value-type="string" office:string-value="o" calcext:value-type="string">
            <text:p>o</text:p>
          </table:table-cell>
          <table:table-cell table:formula="of:=IF(([.F86]-[.F87])&lt;=1;&quot;d&quot;;IF(([.F86]-[.F87])&gt;=[.F86]/2;&quot;o&quot;;&quot;d&quot;))" office:value-type="string" office:string-value="o" calcext:value-type="string">
            <text:p>o</text:p>
          </table:table-cell>
          <table:table-cell/>
          <table:table-cell table:style-name="Default" office:value-type="float" office:value="22" calcext:value-type="float">
            <text:p>22</text:p>
          </table:table-cell>
          <table:table-cell office:value-type="float" office:value="37" calcext:value-type="float">
            <text:p>3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8" calcext:value-type="float">
            <text:p>08</text:p>
          </table:table-cell>
          <table:table-cell office:value-type="float" office:value="16" calcext:value-type="float">
            <text:p>16</text:p>
          </table:table-cell>
          <table:table-cell/>
          <table:table-cell office:value-type="float" office:value="16" calcext:value-type="float">
            <text:p>16</text:p>
          </table:table-cell>
          <table:table-cell office:value-type="string" calcext:value-type="string">
            <text:p>Passing Touchdown</text:p>
          </table:table-cell>
          <table:table-cell office:value-type="string" calcext:value-type="string">
            <text:p>Brayden Schager pass complete to Pofele Ashlock for 16 yds for a TD</text:p>
          </table:table-cell>
          <table:table-cell/>
          <table:table-cell table:style-name="Default" table:number-columns-repeated="3"/>
          <table:table-cell table:number-columns-repeated="2"/>
          <table:table-cell table:style-name="Default" table:formula="of:=IF([.AT86]=&quot;&quot;;&quot;&quot;;IF([.AT87]=&quot;&quot;;[.AV86];[.AT86]-[.AT87]))" office:value-type="float" office:value="13" calcext:value-type="float">
            <text:p>13</text:p>
          </table:table-cell>
          <table:table-cell table:style-name="ce25" table:formula="of:=[.BE86]=[.AV86]" office:value-type="boolean" office:boolean-value="false" calcext:value-type="boolean">
            <text:p>FALS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6]=[.A87];[.C86]+1;1)" office:value-type="float" office:value="87" calcext:value-type="float">
            <text:p>87</text:p>
          </table:table-cell>
          <table:table-cell table:style-name="ce29" office:value-type="string" calcext:value-type="string">
            <text:p>O</text:p>
          </table:table-cell>
          <table:table-cell table:style-name="Default" office:value-type="string" calcext:value-type="string">
            <text:p>C</text:p>
          </table:table-cell>
          <table:table-cell table:style-name="Default" office:value-type="float" office:value="3" calcext:value-type="float">
            <text:p>3</text:p>
          </table:table-cell>
          <table:table-cell table:style-name="Default" office:value-type="string" calcext:value-type="string">
            <text:p>x</text:p>
          </table:table-cell>
          <table:table-cell table:formula="of:=IF([.E87]=&quot;&quot;;&quot;&quot;;IF([.K87]=&quot;x&quot;;&quot;d&quot;;IF([.K87]=&quot;p&quot;;&quot;d&quot;;IF([.AJ87]=&quot;o&quot;;&quot;o&quot;;IF([.E87]=&quot;1st&quot;;[.AK87];IF([.E87]=&quot;2nd&quot;;[.AL87];[.AJ87]))))))" office:value-type="string" office:string-value="o" calcext:value-type="string">
            <text:p>o</text:p>
          </table:table-cell>
          <table:table-cell table:style-name="ce32" table:formula="of:=IF([.C87]=1;1;IF([.E87]=&quot;&quot;;&quot;&quot;;IF([.I86]=&quot;&quot;;[.I85]+1;[.I86])))" office:value-type="float" office:value="11" calcext:value-type="float">
            <text:p>11</text:p>
          </table:table-cell>
          <table:table-cell table:style-name="ce32" table:formula="of:=IF([.E87]=&quot;&quot;;&quot;&quot;;IF([.E86]=&quot;&quot;;1;1+[.J86]))" office:value-type="float" office:value="16" calcext:value-type="float">
            <text:p>16</text:p>
          </table:table-cell>
          <table:table-cell table:style-name="ce34" office:value-type="string" calcext:value-type="string">
            <text:p>t</text:p>
          </table:table-cell>
          <table:table-cell table:number-columns-repeated="2"/>
          <table:table-cell table:style-name="ce33" office:value-type="string" calcext:value-type="string">
            <text:p>pGarbage</text:p>
          </table:table-cell>
          <table:table-cell table:style-name="ce8" office:value-type="float" office:value="87" calcext:value-type="float">
            <text:p>87</text:p>
          </table:table-cell>
          <table:table-cell table:style-name="ce8" table:number-columns-repeated="7"/>
          <table:table-cell table:number-columns-repeated="8"/>
          <table:table-cell office:value-type="string" calcext:value-type="string">
            <text:p>garbage time – end of game</text:p>
          </table:table-cell>
          <table:table-cell table:number-columns-repeated="3"/>
          <table:table-cell table:style-name="ce28"/>
          <table:table-cell table:formula="of:=IF([.K87]=&quot;t&quot;;&quot;o&quot;;IF([.E88]=&quot;1st&quot;;&quot;o&quot;;&quot;d&quot;))" office:value-type="string" office:string-value="o" calcext:value-type="string">
            <text:p>o</text:p>
          </table:table-cell>
          <table:table-cell table:formula="of:=IF(([.F87]-[.F88])&lt;=1;&quot;d&quot;;IF(([.F87]-[.F88])&gt;[.F87]/3;&quot;o&quot;;&quot;d&quot;))" office:value-type="string" office:string-value="o" calcext:value-type="string">
            <text:p>o</text:p>
          </table:table-cell>
          <table:table-cell table:formula="of:=IF(([.F87]-[.F88])&lt;=1;&quot;d&quot;;IF(([.F87]-[.F88])&gt;=[.F87]/2;&quot;o&quot;;&quot;d&quot;))" office:value-type="string" office:string-value="o" calcext:value-type="string">
            <text:p>o</text:p>
          </table:table-cell>
          <table:table-cell/>
          <table:table-cell table:style-name="Default" office:value-type="float" office:value="24" calcext:value-type="float">
            <text:p>24</text:p>
          </table:table-cell>
          <table:table-cell office:value-type="float" office:value="37" calcext:value-type="float">
            <text:p>3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8" calcext:value-type="float">
            <text:p>08</text:p>
          </table:table-cell>
          <table:table-cell office:value-type="float" office:value="3" calcext:value-type="float">
            <text:p>3</text:p>
          </table:table-cell>
          <table:table-cell/>
          <table:table-cell office:value-type="float" office:value="3" calcext:value-type="float">
            <text:p>3</text:p>
          </table:table-cell>
          <table:table-cell office:value-type="string" calcext:value-type="string">
            <text:p>Pass Reception</text:p>
          </table:table-cell>
          <table:table-cell office:value-type="string" calcext:value-type="string">
            <text:p>Brayden Schager pass <text:s/>to Devon Tauaefa for Two-Point Conversion</text:p>
          </table:table-cell>
          <table:table-cell/>
          <table:table-cell table:style-name="Default" table:number-columns-repeated="3"/>
          <table:table-cell table:number-columns-repeated="2"/>
          <table:table-cell table:style-name="Default" table:formula="of:=IF([.AT87]=&quot;&quot;;&quot;&quot;;IF([.AT88]=&quot;&quot;;[.AV87];[.AT87]-[.AT88]))" office:value-type="float" office:value="3" calcext:value-type="float">
            <text:p>3</text:p>
          </table:table-cell>
          <table:table-cell table:style-name="ce25" table:formula="of:=[.BE87]=[.AV87]" office:value-type="boolean" office:boolean-value="true" calcext:value-type="boolean">
            <text:p>TRUE</text:p>
          </table:table-cell>
          <table:table-cell table:number-columns-repeated="15"/>
        </table:table-row>
        <table:table-row table:style-name="ro1">
          <table:table-cell table:style-name="Default" office:value-type="float" office:value="1" calcext:value-type="float">
            <text:p>1</text:p>
          </table:table-cell>
          <table:table-cell table:style-name="Default" office:value-type="string" calcext:value-type="string">
            <text:p>FD</text:p>
          </table:table-cell>
          <table:table-cell table:formula="of:=IF([.A87]=[.A88];[.C87]+1;1)" office:value-type="float" office:value="88" calcext:value-type="float">
            <text:p>88</text:p>
          </table:table-cell>
          <table:table-cell table:style-name="ce29" office:value-type="string" calcext:value-type="string">
            <text:p>O</text:p>
          </table:table-cell>
          <table:table-cell table:style-name="Default" table:number-columns-repeated="3"/>
          <table:table-cell table:formula="of:=IF([.E88]=&quot;&quot;;&quot;&quot;;IF([.K88]=&quot;x&quot;;&quot;d&quot;;IF([.K88]=&quot;p&quot;;&quot;d&quot;;IF([.AJ88]=&quot;o&quot;;&quot;o&quot;;IF([.E88]=&quot;1st&quot;;[.AK88];IF([.E88]=&quot;2nd&quot;;[.AL88];[.AJ88]))))))">
            <text:p/>
          </table:table-cell>
          <table:table-cell table:style-name="ce32" table:formula="of:=IF([.C88]=1;1;IF([.E88]=&quot;&quot;;&quot;&quot;;IF([.I87]=&quot;&quot;;[.I86]+1;[.I87])))">
            <text:p/>
          </table:table-cell>
          <table:table-cell table:style-name="ce32" table:formula="of:=IF([.E88]=&quot;&quot;;&quot;&quot;;IF([.E87]=&quot;&quot;;1;1+[.J87]))">
            <text:p/>
          </table:table-cell>
          <table:table-cell table:style-name="ce34"/>
          <table:table-cell table:number-columns-repeated="2"/>
          <table:table-cell table:style-name="ce33" table:formula="of:=IF([.G88]=&quot;?&quot;;COM.MICROSOFT.CONCAT([.AQ88];&quot;Q &quot;;[.AR88];&quot;:&quot;;TEXT([.AS88];&quot;00&quot;));&quot;&quot;)">
            <text:p/>
          </table:table-cell>
          <table:table-cell table:number-columns-repeated="20"/>
          <table:table-cell table:style-name="ce28"/>
          <table:table-cell table:formula="of:=IF([.K88]=&quot;t&quot;;&quot;o&quot;;IF([.E89]=&quot;1st&quot;;&quot;o&quot;;&quot;d&quot;))" office:value-type="string" office:string-value="d" calcext:value-type="string">
            <text:p>d</text:p>
          </table:table-cell>
          <table:table-cell table:formula="of:=IF(([.F88]-[.F89])&lt;=1;&quot;d&quot;;IF(([.F88]-[.F89])&gt;[.F88]/3;&quot;o&quot;;&quot;d&quot;))" office:value-type="string" office:string-value="d" calcext:value-type="string">
            <text:p>d</text:p>
          </table:table-cell>
          <table:table-cell table:formula="of:=IF(([.F88]-[.F89])&lt;=1;&quot;d&quot;;IF(([.F88]-[.F89])&gt;=[.F88]/2;&quot;o&quot;;&quot;d&quot;))" office:value-type="string" office:string-value="d" calcext:value-type="string">
            <text:p>d</text:p>
          </table:table-cell>
          <table:table-cell/>
          <table:table-cell table:style-name="Default"/>
          <table:table-cell table:number-columns-repeated="16"/>
          <table:table-cell table:style-name="Default" table:formula="of:=IF([.AT88]=&quot;&quot;;&quot;&quot;;IF(#REF!=&quot;&quot;;[.AV88];[.AT88]-#REF!))">
            <text:p/>
          </table:table-cell>
          <table:table-cell table:style-name="ce25" table:formula="of:=[.BE88]=[.AV88]" office:value-type="boolean" office:boolean-value="true" calcext:value-type="boolean">
            <text:p>TRUE</text:p>
          </table:table-cell>
          <table:table-cell table:number-columns-repeated="15"/>
        </table:table-row>
        <table:table-row table:style-name="ro1" table:number-rows-repeated="1048487">
          <table:table-cell table:number-columns-repeated="73"/>
        </table:table-row>
        <table:table-row table:style-name="ro1">
          <table:table-cell table:number-columns-repeated="73"/>
        </table:table-row>
      </table:table>
      <table:table table:name="FD Off, UH Def" table:style-name="ta1">
        <office:forms form:automatic-focus="false" form:apply-design-mode="false"/>
        <table:table-column table:style-name="co23" table:default-cell-style-name="Default"/>
        <table:table-column table:style-name="co24" table:default-cell-style-name="ce30"/>
        <table:table-column table:style-name="co3" table:default-cell-style-name="ce27"/>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7" table:default-cell-style-name="Default"/>
        <table:table-column table:style-name="co7" table:default-cell-style-name="Default"/>
        <table:table-column table:style-name="co2" table:default-cell-style-name="ce36"/>
        <table:table-column table:style-name="co16" table:default-cell-style-name="ce28"/>
        <table:table-column table:style-name="co9" table:default-cell-style-name="ce28"/>
        <table:table-column table:style-name="co10" table:number-columns-repeated="16" table:default-cell-style-name="ce28"/>
        <table:table-column table:style-name="co29" table:default-cell-style-name="Default"/>
        <table:table-column table:style-name="co12" table:default-cell-style-name="ce42"/>
        <table:table-column table:style-name="co30" table:default-cell-style-name="ce38"/>
        <table:table-column table:style-name="co31" table:visibility="collapse" table:default-cell-style-name="Default"/>
        <table:table-column table:style-name="co32" table:visibility="collapse" table:default-cell-style-name="Default"/>
        <table:table-column table:style-name="co33" table:visibility="collapse" table:number-columns-repeated="3" table:default-cell-style-name="Default"/>
        <table:table-column table:style-name="co34" table:visibility="collapse" table:default-cell-style-name="Default"/>
        <table:table-column table:style-name="co16" table:number-columns-repeated="2" table:default-cell-style-name="Default"/>
        <table:table-column table:style-name="co35" table:default-cell-style-name="Default"/>
        <table:table-column table:style-name="co15" table:default-cell-style-name="Default"/>
        <table:table-column table:style-name="co16" table:default-cell-style-name="Default"/>
        <table:table-column table:style-name="co16" table:default-cell-style-name="ce45"/>
        <table:table-column table:style-name="co16" table:default-cell-style-name="Default"/>
        <table:table-column table:style-name="co35" table:default-cell-style-name="Default"/>
        <table:table-column table:style-name="co18" table:default-cell-style-name="Default"/>
        <table:table-column table:style-name="co36" table:default-cell-style-name="Default"/>
        <table:table-column table:style-name="co37" table:default-cell-style-name="Default"/>
        <table:table-column table:style-name="co16" table:number-columns-repeated="5" table:default-cell-style-name="Default"/>
        <table:table-column table:style-name="co38" table:default-cell-style-name="Default"/>
        <table:table-column table:style-name="co39" table:default-cell-style-name="Default"/>
        <table:table-column table:style-name="co40" table:default-cell-style-name="Default"/>
        <table:table-row table:style-name="ro1">
          <table:table-cell office:value-type="float" office:value="1" calcext:value-type="float">
            <text:p>1</text:p>
          </table:table-cell>
          <table:table-cell table:style-name="Default" office:value-type="string" calcext:value-type="string">
            <text:p>FD</text:p>
          </table:table-cell>
          <table:table-cell office:value-type="float" office:value="1" calcext:value-type="float">
            <text:p>1</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1]=&quot;&quot;;&quot;&quot;;IF([.K1]=&quot;x&quot;;&quot;d&quot;;IF([.K1]=&quot;p&quot;;&quot;d&quot;;IF([.AJ1]=&quot;o&quot;;&quot;o&quot;;IF([.E1]=&quot;1st&quot;;[.AK1];IF([.E1]=&quot;2nd&quot;;[.AL1];[.AJ1]))))))" office:value-type="string" office:string-value="d" calcext:value-type="string">
            <text:p>d</text:p>
          </table:table-cell>
          <table:table-cell table:number-columns-repeated="2" table:style-name="ce32" office:value-type="float" office:value="1" calcext:value-type="float">
            <text:p>1</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office:value-type="float" office:value="84" calcext:value-type="float">
            <text:p>84</text:p>
          </table:table-cell>
          <table:table-cell table:number-columns-repeated="7"/>
          <table:table-cell table:style-name="ce8" table:number-columns-repeated="8"/>
          <table:table-cell office:value-type="string" calcext:value-type="string">
            <text:p>Not in video</text:p>
          </table:table-cell>
          <table:table-cell table:number-columns-repeated="3"/>
          <table:table-cell table:style-name="ce28"/>
          <table:table-cell table:formula="of:=IF([.K1]=&quot;t&quot;;&quot;o&quot;;IF([.E2]=&quot;1st&quot;;&quot;o&quot;;&quot;d&quot;))" office:value-type="string" office:string-value="d" calcext:value-type="string">
            <text:p>d</text:p>
          </table:table-cell>
          <table:table-cell table:formula="of:=IF(([.F1]-[.F2])&lt;=1;&quot;d&quot;;IF(([.F1]-[.F2])&gt;[.F1]/3;&quot;o&quot;;&quot;d&quot;))" office:value-type="string" office:string-value="d" calcext:value-type="string">
            <text:p>d</text:p>
          </table:table-cell>
          <table:table-cell table:formula="of:=IF(([.F1]-[.F2])&lt;=1;&quot;d&quot;;IF(([.F1]-[.F2])&gt;=[.F1]/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31" calcext:value-type="float">
            <text:p>31</text:p>
          </table:table-cell>
          <table:table-cell office:value-type="float" office:value="50" calcext:value-type="float">
            <text:p>50</text:p>
          </table:table-cell>
          <table:table-cell/>
          <table:table-cell office:value-type="float" office:value="3" calcext:value-type="float">
            <text:p>3</text:p>
          </table:table-cell>
          <table:table-cell office:value-type="string" calcext:value-type="string">
            <text:p>Pass Reception</text:p>
          </table:table-cell>
          <table:table-cell office:value-type="string" calcext:value-type="string">
            <text:p>Ashton Daniels pass complete to Benjamin Yurosek for 3 yds to the HAW 47</text:p>
          </table:table-cell>
          <table:table-cell table:number-columns-repeated="5"/>
          <table:table-cell office:value-type="float" office:value="14" calcext:value-type="float">
            <text:p>14</text:p>
          </table:table-cell>
          <table:table-cell table:style-name="ce32" table:formula="of:=IF([.AT1]=&quot;&quot;;&quot;&quot;;IF([.AT2]=&quot;&quot;;[.AV1];[.AT1]-[.AT2]))" office:value-type="float" office:value="3" calcext:value-type="float">
            <text:p>3</text:p>
          </table:table-cell>
          <table:table-cell table:style-name="ce25" table:formula="of:=[.BE1]=[.AV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A2];[.C1]+1;1)" office:value-type="float" office:value="2" calcext:value-type="float">
            <text:p>2</text:p>
          </table:table-cell>
          <table:table-cell table:style-name="ce30" office:value-type="string" calcext:value-type="string">
            <text:p>ddd</text:p>
          </table:table-cell>
          <table:table-cell office:value-type="string" calcext:value-type="string">
            <text:p>2nd</text:p>
          </table:table-cell>
          <table:table-cell office:value-type="float" office:value="7" calcext:value-type="float">
            <text:p>7</text:p>
          </table:table-cell>
          <table:table-cell office:value-type="string" calcext:value-type="string">
            <text:p>p</text:p>
          </table:table-cell>
          <table:table-cell table:formula="of:=IF([.E2]=&quot;&quot;;&quot;&quot;;IF([.K2]=&quot;x&quot;;&quot;d&quot;;IF([.K2]=&quot;p&quot;;&quot;d&quot;;IF([.AJ2]=&quot;o&quot;;&quot;o&quot;;IF([.E2]=&quot;1st&quot;;[.AK2];IF([.E2]=&quot;2nd&quot;;[.AL2];[.AJ2]))))))" office:value-type="string" office:string-value="d" calcext:value-type="string">
            <text:p>d</text:p>
          </table:table-cell>
          <table:table-cell table:style-name="ce32" office:value-type="float" office:value="1" calcext:value-type="float">
            <text:p>1</text:p>
          </table:table-cell>
          <table:table-cell table:style-name="ce32" table:formula="of:=IF([.E2]=&quot;&quot;;&quot;&quot;;IF([.E1]=&quot;&quot;;1;1+[.J1]))" office:value-type="float" office:value="2" calcext:value-type="float">
            <text:p>2</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office:value-type="float" office:value="0" calcext:value-type="float">
            <text:p>0</text:p>
          </table:table-cell>
          <table:table-cell table:number-columns-repeated="7"/>
          <table:table-cell table:style-name="ce8" table:number-columns-repeated="8"/>
          <table:table-cell office:value-type="string" calcext:value-type="string">
            <text:p>Not in video</text:p>
          </table:table-cell>
          <table:table-cell table:number-columns-repeated="3"/>
          <table:table-cell table:style-name="ce28"/>
          <table:table-cell table:formula="of:=IF([.K2]=&quot;t&quot;;&quot;o&quot;;IF([.E3]=&quot;1st&quot;;&quot;o&quot;;&quot;d&quot;))" office:value-type="string" office:string-value="d" calcext:value-type="string">
            <text:p>d</text:p>
          </table:table-cell>
          <table:table-cell table:formula="of:=IF(([.F2]-[.F3])&lt;=1;&quot;d&quot;;IF(([.F2]-[.F3])&gt;[.F2]/3;&quot;o&quot;;&quot;d&quot;))" office:value-type="string" office:string-value="d" calcext:value-type="string">
            <text:p>d</text:p>
          </table:table-cell>
          <table:table-cell table:formula="of:=IF(([.F2]-[.F3])&lt;=1;&quot;d&quot;;IF(([.F2]-[.F3])&gt;=[.F2]/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31" calcext:value-type="float">
            <text:p>31</text:p>
          </table:table-cell>
          <table:table-cell office:value-type="float" office:value="47" calcext:value-type="float">
            <text:p>47</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 to Mudea Reuben</text:p>
          </table:table-cell>
          <table:table-cell table:number-columns-repeated="5"/>
          <table:table-cell office:value-type="float" office:value="14" calcext:value-type="float">
            <text:p>14</text:p>
          </table:table-cell>
          <table:table-cell table:style-name="ce32" table:formula="of:=IF([.AT2]=&quot;&quot;;&quot;&quot;;IF([.AT3]=&quot;&quot;;[.AV2];[.AT2]-[.AT3]))" office:value-type="float" office:value="0" calcext:value-type="float">
            <text:p>0</text:p>
          </table:table-cell>
          <table:table-cell table:style-name="ce25" table:formula="of:=[.BE2]=[.AV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A3];[.C2]+1;1)" office:value-type="float" office:value="3" calcext:value-type="float">
            <text:p>3</text:p>
          </table:table-cell>
          <table:table-cell table:style-name="ce30" office:value-type="string" calcext:value-type="string">
            <text:p>ddd</text:p>
          </table:table-cell>
          <table:table-cell office:value-type="string" calcext:value-type="string">
            <text:p>3rd</text:p>
          </table:table-cell>
          <table:table-cell office:value-type="float" office:value="7" calcext:value-type="float">
            <text:p>7</text:p>
          </table:table-cell>
          <table:table-cell office:value-type="string" calcext:value-type="string">
            <text:p>p</text:p>
          </table:table-cell>
          <table:table-cell table:formula="of:=IF([.E3]=&quot;&quot;;&quot;&quot;;IF([.K3]=&quot;x&quot;;&quot;d&quot;;IF([.K3]=&quot;p&quot;;&quot;d&quot;;IF([.AJ3]=&quot;o&quot;;&quot;o&quot;;IF([.E3]=&quot;1st&quot;;[.AK3];IF([.E3]=&quot;2nd&quot;;[.AL3];[.AJ3]))))))" office:value-type="string" office:string-value="d" calcext:value-type="string">
            <text:p>d</text:p>
          </table:table-cell>
          <table:table-cell table:style-name="ce32" table:formula="of:=IF([.C3]=1;1;IF([.E3]=&quot;&quot;;&quot;&quot;;IF([.I2]=&quot;&quot;;[.I1]+1;[.I2])))" office:value-type="float" office:value="1" calcext:value-type="float">
            <text:p>1</text:p>
          </table:table-cell>
          <table:table-cell table:style-name="ce32" table:formula="of:=IF([.E3]=&quot;&quot;;&quot;&quot;;IF([.E2]=&quot;&quot;;1;1+[.J2]))" office:value-type="float" office:value="3" calcext:value-type="float">
            <text:p>3</text:p>
          </table:table-cell>
          <table:table-cell table:style-name="ce34"/>
          <table:table-cell office:value-type="string" calcext:value-type="string">
            <text:p>01</text:p>
          </table:table-cell>
          <table:table-cell office:value-type="float" office:value="402" calcext:value-type="float">
            <text:p>402</text:p>
          </table:table-cell>
          <table:table-cell table:style-name="ce33" office:value-type="string" calcext:value-type="string">
            <text:p>scramble</text:p>
          </table:table-cell>
          <table:table-cell office:value-type="float" office:value="14" calcext:value-type="float">
            <text:p>14</text:p>
          </table:table-cell>
          <table:table-cell table:number-columns-repeated="4"/>
          <table:table-cell office:value-type="float" office:value="61" calcext:value-type="float">
            <text:p>61</text:p>
          </table:table-cell>
          <table:table-cell office:value-type="float" office:value="55" calcext:value-type="float">
            <text:p>55</text:p>
          </table:table-cell>
          <table:table-cell office:value-type="float" office:value="57" calcext:value-type="float">
            <text:p>57</text:p>
          </table:table-cell>
          <table:table-cell table:style-name="ce8" table:number-columns-repeated="8"/>
          <table:table-cell office:value-type="string" calcext:value-type="string">
            <text:p>Dori1, no downfield blocks, receivers turned, this is a scramble, IOL baffled by twist and insert</text:p>
          </table:table-cell>
          <table:table-cell office:value-type="float" office:value="0.29" calcext:value-type="float">
            <text:p>0.29</text:p>
          </table:table-cell>
          <table:table-cell/>
          <table:table-cell office:value-type="string" calcext:value-type="string">
            <text:p>fd</text:p>
          </table:table-cell>
          <table:table-cell table:style-name="ce28"/>
          <table:table-cell table:formula="of:=IF([.K3]=&quot;t&quot;;&quot;o&quot;;IF([.E4]=&quot;1st&quot;;&quot;o&quot;;&quot;d&quot;))" office:value-type="string" office:string-value="d" calcext:value-type="string">
            <text:p>d</text:p>
          </table:table-cell>
          <table:table-cell table:formula="of:=IF(([.F3]-[.F4])&lt;=1;&quot;d&quot;;IF(([.F3]-[.F4])&gt;[.F3]/3;&quot;o&quot;;&quot;d&quot;))" office:value-type="string" office:string-value="o" calcext:value-type="string">
            <text:p>o</text:p>
          </table:table-cell>
          <table:table-cell table:formula="of:=IF(([.F3]-[.F4])&lt;=1;&quot;d&quot;;IF(([.F3]-[.F4])&gt;=[.F3]/2;&quot;o&quot;;&quot;d&quot;))" office:value-type="string" office:string-value="o" calcext:value-type="string">
            <text:p>o</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31" calcext:value-type="float">
            <text:p>31</text:p>
          </table:table-cell>
          <table:table-cell office:value-type="float" office:value="47" calcext:value-type="float">
            <text:p>47</text:p>
          </table:table-cell>
          <table:table-cell/>
          <table:table-cell office:value-type="float" office:value="1" calcext:value-type="float">
            <text:p>1</text:p>
          </table:table-cell>
          <table:table-cell office:value-type="string" calcext:value-type="string">
            <text:p>Rush</text:p>
          </table:table-cell>
          <table:table-cell office:value-type="string" calcext:value-type="string">
            <text:p>Ashton Daniels run for 1 yd to the HAW 46</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3]=&quot;&quot;;&quot;&quot;;IF([.AT4]=&quot;&quot;;[.AV3];[.AT3]-[.AT4]))" office:value-type="float" office:value="1" calcext:value-type="float">
            <text:p>1</text:p>
          </table:table-cell>
          <table:table-cell table:style-name="ce25" table:formula="of:=[.BE3]=[.AV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A4];[.C3]+1;1)" office:value-type="float" office:value="4" calcext:value-type="float">
            <text:p>4</text:p>
          </table:table-cell>
          <table:table-cell table:style-name="ce30" office:value-type="string" calcext:value-type="string">
            <text:p>ddd</text:p>
          </table:table-cell>
          <table:table-cell table:number-columns-repeated="3"/>
          <table:table-cell table:formula="of:=IF([.E4]=&quot;&quot;;&quot;&quot;;IF([.K4]=&quot;x&quot;;&quot;d&quot;;IF([.K4]=&quot;p&quot;;&quot;d&quot;;IF([.AJ4]=&quot;o&quot;;&quot;o&quot;;IF([.E4]=&quot;1st&quot;;[.AK4];IF([.E4]=&quot;2nd&quot;;[.AL4];[.AJ4]))))))">
            <text:p/>
          </table:table-cell>
          <table:table-cell table:style-name="ce32" table:formula="of:=IF([.C4]=1;1;IF([.E4]=&quot;&quot;;&quot;&quot;;IF([.I3]=&quot;&quot;;[.I2]+1;[.I3])))">
            <text:p/>
          </table:table-cell>
          <table:table-cell table:style-name="ce32" table:formula="of:=IF([.E4]=&quot;&quot;;&quot;&quot;;IF([.E3]=&quot;&quot;;1;1+[.J3]))">
            <text:p/>
          </table:table-cell>
          <table:table-cell office:value-type="string" calcext:value-type="string">
            <text:p><text:s/></text:p>
          </table:table-cell>
          <table:table-cell table:number-columns-repeated="2"/>
          <table:table-cell table:style-name="ce33" table:formula="of:=IF([.G4]=&quot;?&quot;;COM.MICROSOFT.CONCAT([.AQ4];&quot;Q &quot;;[.AR4];&quot;:&quot;;TEXT([.AS4];&quot;00&quot;));&quot;&quot;)">
            <text:p/>
          </table:table-cell>
          <table:table-cell table:number-columns-repeated="8"/>
          <table:table-cell table:style-name="ce8" table:number-columns-repeated="8"/>
          <table:table-cell table:number-columns-repeated="4"/>
          <table:table-cell table:style-name="ce28"/>
          <table:table-cell table:formula="of:=IF([.K4]=&quot;t&quot;;&quot;o&quot;;IF([.E5]=&quot;1st&quot;;&quot;o&quot;;&quot;d&quot;))" office:value-type="string" office:string-value="o" calcext:value-type="string">
            <text:p>o</text:p>
          </table:table-cell>
          <table:table-cell table:formula="of:=IF(([.F4]-[.F5])&lt;=1;&quot;d&quot;;IF(([.F4]-[.F5])&gt;[.F4]/3;&quot;o&quot;;&quot;d&quot;))" office:value-type="string" office:string-value="d" calcext:value-type="string">
            <text:p>d</text:p>
          </table:table-cell>
          <table:table-cell table:formula="of:=IF(([.F4]-[.F5])&lt;=1;&quot;d&quot;;IF(([.F4]-[.F5])&gt;=[.F4]/2;&quot;o&quot;;&quot;d&quot;))" office:value-type="string" office:string-value="d" calcext:value-type="string">
            <text:p>d</text:p>
          </table:table-cell>
          <table:table-cell table:number-columns-repeated="17"/>
          <table:table-cell office:value-type="float" office:value="14" calcext:value-type="float">
            <text:p>14</text:p>
          </table:table-cell>
          <table:table-cell table:formula="of:=IF([.AT4]=&quot;&quot;;&quot;&quot;;IF([.AT5]=&quot;&quot;;[.AV4];[.AT4]-[.AT5]))">
            <text:p/>
          </table:table-cell>
          <table:table-cell table:style-name="ce25" table:formula="of:=[.BE4]=[.AV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A5];[.C4]+1;1)" office:value-type="float" office:value="5" calcext:value-type="float">
            <text:p>5</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5]=&quot;&quot;;&quot;&quot;;IF([.K5]=&quot;x&quot;;&quot;d&quot;;IF([.K5]=&quot;p&quot;;&quot;d&quot;;IF([.AJ5]=&quot;o&quot;;&quot;o&quot;;IF([.E5]=&quot;1st&quot;;[.AK5];IF([.E5]=&quot;2nd&quot;;[.AL5];[.AJ5]))))))" office:value-type="string" office:string-value="o" calcext:value-type="string">
            <text:p>o</text:p>
          </table:table-cell>
          <table:table-cell table:style-name="ce32" table:formula="of:=IF([.C5]=1;1;IF([.E5]=&quot;&quot;;&quot;&quot;;IF([.I4]=&quot;&quot;;[.I3]+1;[.I4])))" office:value-type="float" office:value="2" calcext:value-type="float">
            <text:p>2</text:p>
          </table:table-cell>
          <table:table-cell table:style-name="ce32" table:formula="of:=IF([.E5]=&quot;&quot;;&quot;&quot;;IF([.E4]=&quot;&quot;;1;1+[.J4]))" office:value-type="float" office:value="1" calcext:value-type="float">
            <text:p>1</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office:value-type="float" office:value="14" calcext:value-type="float">
            <text:p>14</text:p>
          </table:table-cell>
          <table:table-cell table:number-columns-repeated="7"/>
          <table:table-cell table:style-name="ce8" table:number-columns-repeated="8"/>
          <table:table-cell office:value-type="string" calcext:value-type="string">
            <text:p>BCS, no clue</text:p>
          </table:table-cell>
          <table:table-cell table:number-columns-repeated="3"/>
          <table:table-cell table:style-name="ce28"/>
          <table:table-cell table:formula="of:=IF([.K5]=&quot;t&quot;;&quot;o&quot;;IF([.E6]=&quot;1st&quot;;&quot;o&quot;;&quot;d&quot;))" office:value-type="string" office:string-value="d" calcext:value-type="string">
            <text:p>d</text:p>
          </table:table-cell>
          <table:table-cell table:formula="of:=IF(([.F5]-[.F6])&lt;=1;&quot;d&quot;;IF(([.F5]-[.F6])&gt;[.F5]/3;&quot;o&quot;;&quot;d&quot;))" office:value-type="string" office:string-value="o" calcext:value-type="string">
            <text:p>o</text:p>
          </table:table-cell>
          <table:table-cell table:formula="of:=IF(([.F5]-[.F6])&lt;=1;&quot;d&quot;;IF(([.F5]-[.F6])&gt;=[.F5]/2;&quot;o&quot;;&quot;d&quot;))" office:value-type="string" office:string-value="o" calcext:value-type="string">
            <text:p>o</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72" calcext:value-type="float">
            <text:p>72</text:p>
          </table:table-cell>
          <table:table-cell/>
          <table:table-cell office:value-type="float" office:value="6" calcext:value-type="float">
            <text:p>6</text:p>
          </table:table-cell>
          <table:table-cell office:value-type="string" calcext:value-type="string">
            <text:p>Rush</text:p>
          </table:table-cell>
          <table:table-cell office:value-type="string" calcext:value-type="string">
            <text:p>Ashton Daniels run for 6 yds to the STAN 34</text:p>
          </table:table-cell>
          <table:table-cell table:number-columns-repeated="5"/>
          <table:table-cell office:value-type="float" office:value="14" calcext:value-type="float">
            <text:p>14</text:p>
          </table:table-cell>
          <table:table-cell table:style-name="ce32" table:formula="of:=IF([.AT5]=&quot;&quot;;&quot;&quot;;IF([.AT6]=&quot;&quot;;[.AV5];[.AT5]-[.AT6]))" office:value-type="float" office:value="6" calcext:value-type="float">
            <text:p>6</text:p>
          </table:table-cell>
          <table:table-cell table:style-name="ce25" table:formula="of:=[.BE5]=[.AV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A6];[.C5]+1;1)" office:value-type="float" office:value="6" calcext:value-type="float">
            <text:p>6</text:p>
          </table:table-cell>
          <table:table-cell table:style-name="ce30" office:value-type="string" calcext:value-type="string">
            <text:p>ddd</text:p>
          </table:table-cell>
          <table:table-cell office:value-type="string" calcext:value-type="string">
            <text:p>2nd</text:p>
          </table:table-cell>
          <table:table-cell office:value-type="float" office:value="4" calcext:value-type="float">
            <text:p>4</text:p>
          </table:table-cell>
          <table:table-cell office:value-type="string" calcext:value-type="string">
            <text:p>s</text:p>
          </table:table-cell>
          <table:table-cell table:formula="of:=IF([.E6]=&quot;&quot;;&quot;&quot;;IF([.K6]=&quot;x&quot;;&quot;d&quot;;IF([.K6]=&quot;p&quot;;&quot;d&quot;;IF([.AJ6]=&quot;o&quot;;&quot;o&quot;;IF([.E6]=&quot;1st&quot;;[.AK6];IF([.E6]=&quot;2nd&quot;;[.AL6];[.AJ6]))))))" office:value-type="string" office:string-value="o" calcext:value-type="string">
            <text:p>o</text:p>
          </table:table-cell>
          <table:table-cell table:style-name="ce32" table:formula="of:=IF([.C6]=1;1;IF([.E6]=&quot;&quot;;&quot;&quot;;IF([.I5]=&quot;&quot;;[.I4]+1;[.I5])))" office:value-type="float" office:value="2" calcext:value-type="float">
            <text:p>2</text:p>
          </table:table-cell>
          <table:table-cell table:style-name="ce32" table:formula="of:=IF([.E6]=&quot;&quot;;&quot;&quot;;IF([.E5]=&quot;&quot;;1;1+[.J5]))" office:value-type="float" office:value="2" calcext:value-type="float">
            <text:p>2</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flanker</text:p>
          </table:table-cell>
          <table:table-cell office:value-type="float" office:value="24" calcext:value-type="float">
            <text:p>24</text:p>
          </table:table-cell>
          <table:table-cell office:value-type="float" office:value="5" calcext:value-type="float">
            <text:p>5</text:p>
          </table:table-cell>
          <table:table-cell table:number-columns-repeated="5"/>
          <table:table-cell office:value-type="float" office:value="84" calcext:value-type="float">
            <text:p>84</text:p>
          </table:table-cell>
          <table:table-cell table:style-name="ce8" table:number-columns-repeated="7"/>
          <table:table-cell table:style-name="ce8" office:value-type="float" office:value="28" calcext:value-type="float">
            <text:p>28</text:p>
          </table:table-cell>
          <table:table-cell office:value-type="string" calcext:value-type="string">
            <text:p>uncalled holding by fd84</text:p>
          </table:table-cell>
          <table:table-cell table:number-columns-repeated="3"/>
          <table:table-cell table:style-name="ce28"/>
          <table:table-cell table:formula="of:=IF([.K6]=&quot;t&quot;;&quot;o&quot;;IF([.E7]=&quot;1st&quot;;&quot;o&quot;;&quot;d&quot;))" office:value-type="string" office:string-value="o" calcext:value-type="string">
            <text:p>o</text:p>
          </table:table-cell>
          <table:table-cell table:formula="of:=IF(([.F6]-[.F7])&lt;=1;&quot;d&quot;;IF(([.F6]-[.F7])&gt;[.F6]/3;&quot;o&quot;;&quot;d&quot;))" office:value-type="string" office:string-value="d" calcext:value-type="string">
            <text:p>d</text:p>
          </table:table-cell>
          <table:table-cell table:formula="of:=IF(([.F6]-[.F7])&lt;=1;&quot;d&quot;;IF(([.F6]-[.F7])&gt;=[.F6]/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66" calcext:value-type="float">
            <text:p>66</text:p>
          </table:table-cell>
          <table:table-cell/>
          <table:table-cell office:value-type="float" office:value="6" calcext:value-type="float">
            <text:p>6</text:p>
          </table:table-cell>
          <table:table-cell office:value-type="string" calcext:value-type="string">
            <text:p>Pass Reception</text:p>
          </table:table-cell>
          <table:table-cell office:value-type="string" calcext:value-type="string">
            <text:p>Ashton Daniels pass complete to Tiger Bachmeier for 6 yds to the STAN 40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quot;&quot;;&quot;&quot;;IF([.AT7]=&quot;&quot;;[.AV6];[.AT6]-[.AT7]))" office:value-type="float" office:value="6" calcext:value-type="float">
            <text:p>6</text:p>
          </table:table-cell>
          <table:table-cell table:style-name="ce25" table:formula="of:=[.BE6]=[.AV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A7];[.C6]+1;1)" office:value-type="float" office:value="7" calcext:value-type="float">
            <text:p>7</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7]=&quot;&quot;;&quot;&quot;;IF([.K7]=&quot;x&quot;;&quot;d&quot;;IF([.K7]=&quot;p&quot;;&quot;d&quot;;IF([.AJ7]=&quot;o&quot;;&quot;o&quot;;IF([.E7]=&quot;1st&quot;;[.AK7];IF([.E7]=&quot;2nd&quot;;[.AL7];[.AJ7]))))))" office:value-type="string" office:string-value="d" calcext:value-type="string">
            <text:p>d</text:p>
          </table:table-cell>
          <table:table-cell table:style-name="ce32" table:formula="of:=IF([.C7]=1;1;IF([.E7]=&quot;&quot;;&quot;&quot;;IF([.I6]=&quot;&quot;;[.I5]+1;[.I6])))" office:value-type="float" office:value="2" calcext:value-type="float">
            <text:p>2</text:p>
          </table:table-cell>
          <table:table-cell table:style-name="ce32" table:formula="of:=IF([.E7]=&quot;&quot;;&quot;&quot;;IF([.E6]=&quot;&quot;;1;1+[.J6]))" office:value-type="float" office:value="3" calcext:value-type="float">
            <text:p>3</text:p>
          </table:table-cell>
          <table:table-cell table:style-name="ce34" office:value-type="string" calcext:value-type="string">
            <text:p>b</text:p>
          </table:table-cell>
          <table:table-cell office:value-type="string" calcext:value-type="string">
            <text:p>o11</text:p>
          </table:table-cell>
          <table:table-cell office:value-type="float" office:value="402" calcext:value-type="float">
            <text:p>402</text:p>
          </table:table-cell>
          <table:table-cell table:style-name="ce33" office:value-type="string" calcext:value-type="string">
            <text:p>flag</text:p>
          </table:table-cell>
          <table:table-cell office:value-type="float" office:value="24" calcext:value-type="float">
            <text:p>24</text:p>
          </table:table-cell>
          <table:table-cell office:value-type="float" office:value="84" calcext:value-type="float">
            <text:p>84</text:p>
          </table:table-cell>
          <table:table-cell table:number-columns-repeated="5"/>
          <table:table-cell office:value-type="float" office:value="74" calcext:value-type="float">
            <text:p>74</text:p>
          </table:table-cell>
          <table:table-cell table:style-name="ce8" office:value-type="float" office:value="28" calcext:value-type="float">
            <text:p>28</text:p>
          </table:table-cell>
          <table:table-cell table:style-name="ce8" table:number-columns-repeated="7"/>
          <table:table-cell office:value-type="string" calcext:value-type="string">
            <text:p>good coverge with downfield position by hi28, uncalled OPI by fd24</text:p>
          </table:table-cell>
          <table:table-cell office:value-type="float" office:value="8.25" calcext:value-type="float">
            <text:p>8.25</text:p>
          </table:table-cell>
          <table:table-cell table:number-columns-repeated="2"/>
          <table:table-cell table:style-name="ce28"/>
          <table:table-cell table:formula="of:=IF([.K7]=&quot;t&quot;;&quot;o&quot;;IF([.E8]=&quot;1st&quot;;&quot;o&quot;;&quot;d&quot;))" office:value-type="string" office:string-value="d" calcext:value-type="string">
            <text:p>d</text:p>
          </table:table-cell>
          <table:table-cell table:formula="of:=IF(([.F7]-[.F8])&lt;=1;&quot;d&quot;;IF(([.F7]-[.F8])&gt;[.F7]/3;&quot;o&quot;;&quot;d&quot;))" office:value-type="string" office:string-value="d" calcext:value-type="string">
            <text:p>d</text:p>
          </table:table-cell>
          <table:table-cell table:formula="of:=IF(([.F7]-[.F8])&lt;=1;&quot;d&quot;;IF(([.F7]-[.F8])&gt;=[.F7]/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60" calcext:value-type="float">
            <text:p>60</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quot;&quot;;&quot;&quot;;IF([.AT8]=&quot;&quot;;[.AV7];[.AT7]-[.AT8]))" office:value-type="float" office:value="0" calcext:value-type="float">
            <text:p>0</text:p>
          </table:table-cell>
          <table:table-cell table:style-name="ce25" table:formula="of:=[.BE7]=[.AV7]"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A8];[.C7]+1;1)" office:value-type="float" office:value="8" calcext:value-type="float">
            <text:p>8</text:p>
          </table:table-cell>
          <table:table-cell table:style-name="ce30" office:value-type="string" calcext:value-type="string">
            <text:p>ddd</text:p>
          </table:table-cell>
          <table:table-cell office:value-type="string" calcext:value-type="string">
            <text:p>2nd</text:p>
          </table:table-cell>
          <table:table-cell office:value-type="float" office:value="10" calcext:value-type="float">
            <text:p>10</text:p>
          </table:table-cell>
          <table:table-cell office:value-type="string" calcext:value-type="string">
            <text:p>r</text:p>
          </table:table-cell>
          <table:table-cell table:formula="of:=IF([.E8]=&quot;&quot;;&quot;&quot;;IF([.K8]=&quot;x&quot;;&quot;d&quot;;IF([.K8]=&quot;p&quot;;&quot;d&quot;;IF([.AJ8]=&quot;o&quot;;&quot;o&quot;;IF([.E8]=&quot;1st&quot;;[.AK8];IF([.E8]=&quot;2nd&quot;;[.AL8];[.AJ8]))))))" office:value-type="string" office:string-value="d" calcext:value-type="string">
            <text:p>d</text:p>
          </table:table-cell>
          <table:table-cell table:style-name="ce32" table:formula="of:=IF([.C8]=1;1;IF([.E8]=&quot;&quot;;&quot;&quot;;IF([.I7]=&quot;&quot;;[.I6]+1;[.I7])))" office:value-type="float" office:value="2" calcext:value-type="float">
            <text:p>2</text:p>
          </table:table-cell>
          <table:table-cell table:style-name="ce32" table:formula="of:=IF([.E8]=&quot;&quot;;&quot;&quot;;IF([.E7]=&quot;&quot;;1;1+[.J7]))" office:value-type="float" office:value="4" calcext:value-type="float">
            <text:p>4</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qb counter</text:p>
          </table:table-cell>
          <table:table-cell office:value-type="float" office:value="14" calcext:value-type="float">
            <text:p>14</text:p>
          </table:table-cell>
          <table:table-cell table:number-columns-repeated="6"/>
          <table:table-cell office:value-type="float" office:value="55" calcext:value-type="float">
            <text:p>55</text:p>
          </table:table-cell>
          <table:table-cell table:style-name="ce8" office:value-type="float" office:value="6" calcext:value-type="float">
            <text:p>6</text:p>
          </table:table-cell>
          <table:table-cell table:style-name="ce8" table:number-columns-repeated="7"/>
          <table:table-cell office:value-type="string" calcext:value-type="string">
            <text:p>55 wrong assignment, leaves 6 unblocked, makes easy tackle, hard to see</text:p>
          </table:table-cell>
          <table:table-cell table:number-columns-repeated="3"/>
          <table:table-cell table:style-name="ce28"/>
          <table:table-cell table:formula="of:=IF([.K8]=&quot;t&quot;;&quot;o&quot;;IF([.E9]=&quot;1st&quot;;&quot;o&quot;;&quot;d&quot;))" office:value-type="string" office:string-value="d" calcext:value-type="string">
            <text:p>d</text:p>
          </table:table-cell>
          <table:table-cell table:formula="of:=IF(([.F8]-[.F9])&lt;=1;&quot;d&quot;;IF(([.F8]-[.F9])&gt;[.F8]/3;&quot;o&quot;;&quot;d&quot;))" office:value-type="string" office:string-value="d" calcext:value-type="string">
            <text:p>d</text:p>
          </table:table-cell>
          <table:table-cell table:formula="of:=IF(([.F8]-[.F9])&lt;=1;&quot;d&quot;;IF(([.F8]-[.F9])&gt;=[.F8]/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60" calcext:value-type="float">
            <text:p>60</text:p>
          </table:table-cell>
          <table:table-cell/>
          <table:table-cell office:value-type="float" office:value="3" calcext:value-type="float">
            <text:p>3</text:p>
          </table:table-cell>
          <table:table-cell office:value-type="string" calcext:value-type="string">
            <text:p>Rush</text:p>
          </table:table-cell>
          <table:table-cell office:value-type="string" calcext:value-type="string">
            <text:p>Ashton Daniels run for 3 yds to the STAN 43</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8]=&quot;&quot;;&quot;&quot;;IF([.AT9]=&quot;&quot;;[.AV8];[.AT8]-[.AT9]))" office:value-type="float" office:value="3" calcext:value-type="float">
            <text:p>3</text:p>
          </table:table-cell>
          <table:table-cell table:style-name="ce25" table:formula="of:=[.BE8]=[.AV8]"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8]=[.A9];[.C8]+1;1)" office:value-type="float" office:value="9" calcext:value-type="float">
            <text:p>9</text:p>
          </table:table-cell>
          <table:table-cell table:style-name="ce30" office:value-type="string" calcext:value-type="string">
            <text:p>ddd</text:p>
          </table:table-cell>
          <table:table-cell office:value-type="string" calcext:value-type="string">
            <text:p>3rd</text:p>
          </table:table-cell>
          <table:table-cell office:value-type="float" office:value="7" calcext:value-type="float">
            <text:p>7</text:p>
          </table:table-cell>
          <table:table-cell office:value-type="string" calcext:value-type="string">
            <text:p>p</text:p>
          </table:table-cell>
          <table:table-cell table:formula="of:=IF([.E9]=&quot;&quot;;&quot;&quot;;IF([.K9]=&quot;x&quot;;&quot;d&quot;;IF([.K9]=&quot;p&quot;;&quot;d&quot;;IF([.AJ9]=&quot;o&quot;;&quot;o&quot;;IF([.E9]=&quot;1st&quot;;[.AK9];IF([.E9]=&quot;2nd&quot;;[.AL9];[.AJ9]))))))" office:value-type="string" office:string-value="o" calcext:value-type="string">
            <text:p>o</text:p>
          </table:table-cell>
          <table:table-cell table:style-name="ce32" table:formula="of:=IF([.C9]=1;1;IF([.E9]=&quot;&quot;;&quot;&quot;;IF([.I8]=&quot;&quot;;[.I7]+1;[.I8])))" office:value-type="float" office:value="2" calcext:value-type="float">
            <text:p>2</text:p>
          </table:table-cell>
          <table:table-cell table:style-name="ce32" table:formula="of:=IF([.E9]=&quot;&quot;;&quot;&quot;;IF([.E8]=&quot;&quot;;1;1+[.J8]))" office:value-type="float" office:value="5" calcext:value-type="float">
            <text:p>5</text:p>
          </table:table-cell>
          <table:table-cell table:style-name="ce34" office:value-type="string" calcext:value-type="string">
            <text:p>b</text:p>
          </table:table-cell>
          <table:table-cell office:value-type="string" calcext:value-type="string">
            <text:p>o11</text:p>
          </table:table-cell>
          <table:table-cell office:value-type="float" office:value="402" calcext:value-type="float">
            <text:p>402</text:p>
          </table:table-cell>
          <table:table-cell table:style-name="ce33" office:value-type="string" calcext:value-type="string">
            <text:p>stop</text:p>
          </table:table-cell>
          <table:table-cell office:value-type="float" office:value="13" calcext:value-type="float">
            <text:p>13</text:p>
          </table:table-cell>
          <table:table-cell table:number-columns-repeated="6"/>
          <table:table-cell office:value-type="float" office:value="55" calcext:value-type="float">
            <text:p>55</text:p>
          </table:table-cell>
          <table:table-cell table:style-name="ce8" office:value-type="float" office:value="52" calcext:value-type="float">
            <text:p>52</text:p>
          </table:table-cell>
          <table:table-cell table:style-name="ce8" table:number-columns-repeated="5"/>
          <table:table-cell table:style-name="ce8" office:value-type="float" office:value="16" calcext:value-type="float">
            <text:p>16</text:p>
          </table:table-cell>
          <table:table-cell table:style-name="ce8" office:value-type="float" office:value="0" calcext:value-type="float">
            <text:p>0</text:p>
          </table:table-cell>
          <table:table-cell office:value-type="string" calcext:value-type="string">
            <text:p>blitz5, hit as throws but still completes</text:p>
          </table:table-cell>
          <table:table-cell office:value-type="float" office:value="9.36" calcext:value-type="float">
            <text:p>9.36</text:p>
          </table:table-cell>
          <table:table-cell/>
          <table:table-cell office:value-type="string" calcext:value-type="string">
            <text:p>fd</text:p>
          </table:table-cell>
          <table:table-cell table:style-name="ce28"/>
          <table:table-cell table:formula="of:=IF([.K9]=&quot;t&quot;;&quot;o&quot;;IF([.E10]=&quot;1st&quot;;&quot;o&quot;;&quot;d&quot;))" office:value-type="string" office:string-value="o" calcext:value-type="string">
            <text:p>o</text:p>
          </table:table-cell>
          <table:table-cell table:formula="of:=IF(([.F9]-[.F10])&lt;=1;&quot;d&quot;;IF(([.F9]-[.F10])&gt;[.F9]/3;&quot;o&quot;;&quot;d&quot;))" office:value-type="string" office:string-value="d" calcext:value-type="string">
            <text:p>d</text:p>
          </table:table-cell>
          <table:table-cell table:formula="of:=IF(([.F9]-[.F10])&lt;=1;&quot;d&quot;;IF(([.F9]-[.F10])&gt;=[.F9]/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57" calcext:value-type="float">
            <text:p>57</text:p>
          </table:table-cell>
          <table:table-cell/>
          <table:table-cell office:value-type="float" office:value="9" calcext:value-type="float">
            <text:p>9</text:p>
          </table:table-cell>
          <table:table-cell office:value-type="string" calcext:value-type="string">
            <text:p>Pass Reception</text:p>
          </table:table-cell>
          <table:table-cell office:value-type="string" calcext:value-type="string">
            <text:p>Ashton Daniels pass complete to Elic Ayomanor for 9 yds to the HAW 48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9]=&quot;&quot;;&quot;&quot;;IF([.AT10]=&quot;&quot;;[.AV9];[.AT9]-[.AT10]))" office:value-type="float" office:value="9" calcext:value-type="float">
            <text:p>9</text:p>
          </table:table-cell>
          <table:table-cell table:style-name="ce25" table:formula="of:=[.BE9]=[.AV9]"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9]=[.A10];[.C9]+1;1)" office:value-type="float" office:value="10" calcext:value-type="float">
            <text:p>10</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10]=&quot;&quot;;&quot;&quot;;IF([.K10]=&quot;x&quot;;&quot;d&quot;;IF([.K10]=&quot;p&quot;;&quot;d&quot;;IF([.AJ10]=&quot;o&quot;;&quot;o&quot;;IF([.E10]=&quot;1st&quot;;[.AK10];IF([.E10]=&quot;2nd&quot;;[.AL10];[.AJ10]))))))" office:value-type="string" office:string-value="o" calcext:value-type="string">
            <text:p>o</text:p>
          </table:table-cell>
          <table:table-cell table:style-name="ce32" table:formula="of:=IF([.C10]=1;1;IF([.E10]=&quot;&quot;;&quot;&quot;;IF([.I9]=&quot;&quot;;[.I8]+1;[.I9])))" office:value-type="float" office:value="2" calcext:value-type="float">
            <text:p>2</text:p>
          </table:table-cell>
          <table:table-cell table:style-name="ce32" table:formula="of:=IF([.E10]=&quot;&quot;;&quot;&quot;;IF([.E9]=&quot;&quot;;1;1+[.J9]))" office:value-type="float" office:value="6" calcext:value-type="float">
            <text:p>6</text:p>
          </table:table-cell>
          <table:table-cell table:style-name="ce34" office:value-type="string" calcext:value-type="string">
            <text:p>b</text:p>
          </table:table-cell>
          <table:table-cell office:value-type="string" calcext:value-type="string">
            <text:p>o11</text:p>
          </table:table-cell>
          <table:table-cell office:value-type="float" office:value="402" calcext:value-type="float">
            <text:p>402</text:p>
          </table:table-cell>
          <table:table-cell table:style-name="ce33" office:value-type="string" calcext:value-type="string">
            <text:p>crosser</text:p>
          </table:table-cell>
          <table:table-cell office:value-type="float" office:value="0" calcext:value-type="float">
            <text:p>0</text:p>
          </table:table-cell>
          <table:table-cell table:number-columns-repeated="7"/>
          <table:table-cell table:style-name="ce8" office:value-type="float" office:value="28" calcext:value-type="float">
            <text:p>28</text:p>
          </table:table-cell>
          <table:table-cell table:style-name="ce8" table:number-columns-repeated="6"/>
          <table:table-cell table:style-name="ce8" office:value-type="float" office:value="28" calcext:value-type="float">
            <text:p>28</text:p>
          </table:table-cell>
          <table:table-cell office:value-type="string" calcext:value-type="string">
            <text:p>dori1, slow to see the dude coming into his zone but great hit</text:p>
          </table:table-cell>
          <table:table-cell table:number-columns-repeated="3"/>
          <table:table-cell table:style-name="ce28"/>
          <table:table-cell table:formula="of:=IF([.K10]=&quot;t&quot;;&quot;o&quot;;IF([.E11]=&quot;1st&quot;;&quot;o&quot;;&quot;d&quot;))" office:value-type="string" office:string-value="d" calcext:value-type="string">
            <text:p>d</text:p>
          </table:table-cell>
          <table:table-cell table:formula="of:=IF(([.F10]-[.F11])&lt;=1;&quot;d&quot;;IF(([.F10]-[.F11])&gt;[.F10]/3;&quot;o&quot;;&quot;d&quot;))" office:value-type="string" office:string-value="o" calcext:value-type="string">
            <text:p>o</text:p>
          </table:table-cell>
          <table:table-cell table:formula="of:=IF(([.F10]-[.F11])&lt;=1;&quot;d&quot;;IF(([.F10]-[.F11])&gt;=[.F10]/2;&quot;o&quot;;&quot;d&quot;))" office:value-type="string" office:string-value="o" calcext:value-type="string">
            <text:p>o</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48" calcext:value-type="float">
            <text:p>48</text:p>
          </table:table-cell>
          <table:table-cell/>
          <table:table-cell office:value-type="float" office:value="7" calcext:value-type="float">
            <text:p>7</text:p>
          </table:table-cell>
          <table:table-cell office:value-type="string" calcext:value-type="string">
            <text:p>Pass Reception</text:p>
          </table:table-cell>
          <table:table-cell office:value-type="string" calcext:value-type="string">
            <text:p>Ashton Daniels pass complete to Mudia Reuben for 7 yds to the HAW 41</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0]=&quot;&quot;;&quot;&quot;;IF([.AT11]=&quot;&quot;;[.AV10];[.AT10]-[.AT11]))" office:value-type="float" office:value="7" calcext:value-type="float">
            <text:p>7</text:p>
          </table:table-cell>
          <table:table-cell table:style-name="ce25" table:formula="of:=[.BE10]=[.AV10]"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0]=[.A11];[.C10]+1;1)" office:value-type="float" office:value="11" calcext:value-type="float">
            <text:p>11</text:p>
          </table:table-cell>
          <table:table-cell table:style-name="ce30" office:value-type="string" calcext:value-type="string">
            <text:p>ddd</text:p>
          </table:table-cell>
          <table:table-cell office:value-type="string" calcext:value-type="string">
            <text:p>2nd</text:p>
          </table:table-cell>
          <table:table-cell office:value-type="float" office:value="3" calcext:value-type="float">
            <text:p>3</text:p>
          </table:table-cell>
          <table:table-cell office:value-type="string" calcext:value-type="string">
            <text:p>r</text:p>
          </table:table-cell>
          <table:table-cell table:formula="of:=IF([.E11]=&quot;&quot;;&quot;&quot;;IF([.K11]=&quot;x&quot;;&quot;d&quot;;IF([.K11]=&quot;p&quot;;&quot;d&quot;;IF([.AJ11]=&quot;o&quot;;&quot;o&quot;;IF([.E11]=&quot;1st&quot;;[.AK11];IF([.E11]=&quot;2nd&quot;;[.AL11];[.AJ11]))))))" office:value-type="string" office:string-value="d" calcext:value-type="string">
            <text:p>d</text:p>
          </table:table-cell>
          <table:table-cell table:style-name="ce32" table:formula="of:=IF([.C11]=1;1;IF([.E11]=&quot;&quot;;&quot;&quot;;IF([.I10]=&quot;&quot;;[.I9]+1;[.I10])))" office:value-type="float" office:value="2" calcext:value-type="float">
            <text:p>2</text:p>
          </table:table-cell>
          <table:table-cell table:style-name="ce32" table:formula="of:=IF([.E11]=&quot;&quot;;&quot;&quot;;IF([.E10]=&quot;&quot;;1;1+[.J10]))" office:value-type="float" office:value="7" calcext:value-type="float">
            <text:p>7</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iz</text:p>
          </table:table-cell>
          <table:table-cell office:value-type="float" office:value="15" calcext:value-type="float">
            <text:p>15</text:p>
          </table:table-cell>
          <table:table-cell table:number-columns-repeated="5"/>
          <table:table-cell office:value-type="float" office:value="55" calcext:value-type="float">
            <text:p>55</text:p>
          </table:table-cell>
          <table:table-cell office:value-type="float" office:value="57" calcext:value-type="float">
            <text:p>57</text:p>
          </table:table-cell>
          <table:table-cell table:style-name="ce8" office:value-type="float" office:value="16" calcext:value-type="float">
            <text:p>16</text:p>
          </table:table-cell>
          <table:table-cell table:style-name="ce8" office:value-type="float" office:value="98" calcext:value-type="float">
            <text:p>98</text:p>
          </table:table-cell>
          <table:table-cell table:style-name="ce8" table:number-columns-repeated="6"/>
          <table:table-cell office:value-type="string" calcext:value-type="string">
            <text:p>BCS, zone assignment failure, ignores crashing MIKE</text:p>
          </table:table-cell>
          <table:table-cell table:number-columns-repeated="3"/>
          <table:table-cell table:style-name="ce28"/>
          <table:table-cell table:formula="of:=IF([.K11]=&quot;t&quot;;&quot;o&quot;;IF([.E12]=&quot;1st&quot;;&quot;o&quot;;&quot;d&quot;))" office:value-type="string" office:string-value="d" calcext:value-type="string">
            <text:p>d</text:p>
          </table:table-cell>
          <table:table-cell table:formula="of:=IF(([.F11]-[.F12])&lt;=1;&quot;d&quot;;IF(([.F11]-[.F12])&gt;[.F11]/3;&quot;o&quot;;&quot;d&quot;))" office:value-type="string" office:string-value="d" calcext:value-type="string">
            <text:p>d</text:p>
          </table:table-cell>
          <table:table-cell table:formula="of:=IF(([.F11]-[.F12])&lt;=1;&quot;d&quot;;IF(([.F11]-[.F12])&gt;=[.F11]/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41" calcext:value-type="float">
            <text:p>41</text:p>
          </table:table-cell>
          <table:table-cell/>
          <table:table-cell office:value-type="float" office:value="-1" calcext:value-type="float">
            <text:p>-1</text:p>
          </table:table-cell>
          <table:table-cell office:value-type="string" calcext:value-type="string">
            <text:p>Rush</text:p>
          </table:table-cell>
          <table:table-cell office:value-type="string" calcext:value-type="string">
            <text:p>Ryan Butler run for a loss of 1 yard to the HAW 42</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1]=&quot;&quot;;&quot;&quot;;IF([.AT12]=&quot;&quot;;[.AV11];[.AT11]-[.AT12]))" office:value-type="float" office:value="-1" calcext:value-type="float">
            <text:p>-1</text:p>
          </table:table-cell>
          <table:table-cell table:style-name="ce25" table:formula="of:=[.BE11]=[.AV1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1]=[.A12];[.C11]+1;1)" office:value-type="float" office:value="12" calcext:value-type="float">
            <text:p>12</text:p>
          </table:table-cell>
          <table:table-cell table:style-name="ce30" office:value-type="string" calcext:value-type="string">
            <text:p>ddd</text:p>
          </table:table-cell>
          <table:table-cell office:value-type="string" calcext:value-type="string">
            <text:p>3rd</text:p>
          </table:table-cell>
          <table:table-cell office:value-type="float" office:value="4" calcext:value-type="float">
            <text:p>4</text:p>
          </table:table-cell>
          <table:table-cell office:value-type="string" calcext:value-type="string">
            <text:p>p</text:p>
          </table:table-cell>
          <table:table-cell table:formula="of:=IF([.E12]=&quot;&quot;;&quot;&quot;;IF([.K12]=&quot;x&quot;;&quot;d&quot;;IF([.K12]=&quot;p&quot;;&quot;d&quot;;IF([.AJ12]=&quot;o&quot;;&quot;o&quot;;IF([.E12]=&quot;1st&quot;;[.AK12];IF([.E12]=&quot;2nd&quot;;[.AL12];[.AJ12]))))))" office:value-type="string" office:string-value="o" calcext:value-type="string">
            <text:p>o</text:p>
          </table:table-cell>
          <table:table-cell table:style-name="ce32" table:formula="of:=IF([.C12]=1;1;IF([.E12]=&quot;&quot;;&quot;&quot;;IF([.I11]=&quot;&quot;;[.I10]+1;[.I11])))" office:value-type="float" office:value="2" calcext:value-type="float">
            <text:p>2</text:p>
          </table:table-cell>
          <table:table-cell table:style-name="ce32" table:formula="of:=IF([.E12]=&quot;&quot;;&quot;&quot;;IF([.E11]=&quot;&quot;;1;1+[.J11]))" office:value-type="float" office:value="8" calcext:value-type="float">
            <text:p>8</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comeback</text:p>
          </table:table-cell>
          <table:table-cell office:value-type="float" office:value="5" calcext:value-type="float">
            <text:p>5</text:p>
          </table:table-cell>
          <table:table-cell office:value-type="float" office:value="2" calcext:value-type="float">
            <text:p>2</text:p>
          </table:table-cell>
          <table:table-cell table:number-columns-repeated="5"/>
          <table:table-cell office:value-type="float" office:value="71" calcext:value-type="float">
            <text:p>71</text:p>
          </table:table-cell>
          <table:table-cell table:style-name="ce8" office:value-type="float" office:value="90" calcext:value-type="float">
            <text:p>90</text:p>
          </table:table-cell>
          <table:table-cell table:style-name="ce8" table:number-columns-repeated="6"/>
          <table:table-cell table:style-name="ce8" office:value-type="float" office:value="23" calcext:value-type="float">
            <text:p>23</text:p>
          </table:table-cell>
          <table:table-cell table:number-columns-repeated="4"/>
          <table:table-cell table:style-name="ce28"/>
          <table:table-cell table:formula="of:=IF([.K12]=&quot;t&quot;;&quot;o&quot;;IF([.E13]=&quot;1st&quot;;&quot;o&quot;;&quot;d&quot;))" office:value-type="string" office:string-value="o" calcext:value-type="string">
            <text:p>o</text:p>
          </table:table-cell>
          <table:table-cell table:formula="of:=IF(([.F12]-[.F13])&lt;=1;&quot;d&quot;;IF(([.F12]-[.F13])&gt;[.F12]/3;&quot;o&quot;;&quot;d&quot;))" office:value-type="string" office:string-value="d" calcext:value-type="string">
            <text:p>d</text:p>
          </table:table-cell>
          <table:table-cell table:formula="of:=IF(([.F12]-[.F13])&lt;=1;&quot;d&quot;;IF(([.F12]-[.F13])&gt;=[.F12]/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42" calcext:value-type="float">
            <text:p>42</text:p>
          </table:table-cell>
          <table:table-cell/>
          <table:table-cell office:value-type="float" office:value="7" calcext:value-type="float">
            <text:p>7</text:p>
          </table:table-cell>
          <table:table-cell office:value-type="string" calcext:value-type="string">
            <text:p>Pass Reception</text:p>
          </table:table-cell>
          <table:table-cell office:value-type="string" calcext:value-type="string">
            <text:p>Ashton Daniels pass complete to John Humphreys for 7 yds to the HAW 35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2]=&quot;&quot;;&quot;&quot;;IF([.AT13]=&quot;&quot;;[.AV12];[.AT12]-[.AT13]))" office:value-type="float" office:value="7" calcext:value-type="float">
            <text:p>7</text:p>
          </table:table-cell>
          <table:table-cell table:style-name="ce25" table:formula="of:=[.BE12]=[.AV1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2]=[.A13];[.C12]+1;1)" office:value-type="float" office:value="13" calcext:value-type="float">
            <text:p>13</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13]=&quot;&quot;;&quot;&quot;;IF([.K13]=&quot;x&quot;;&quot;d&quot;;IF([.K13]=&quot;p&quot;;&quot;d&quot;;IF([.AJ13]=&quot;o&quot;;&quot;o&quot;;IF([.E13]=&quot;1st&quot;;[.AK13];IF([.E13]=&quot;2nd&quot;;[.AL13];[.AJ13]))))))" office:value-type="string" office:string-value="d" calcext:value-type="string">
            <text:p>d</text:p>
          </table:table-cell>
          <table:table-cell table:style-name="ce32" table:formula="of:=IF([.C13]=1;1;IF([.E13]=&quot;&quot;;&quot;&quot;;IF([.I12]=&quot;&quot;;[.I11]+1;[.I12])))" office:value-type="float" office:value="2" calcext:value-type="float">
            <text:p>2</text:p>
          </table:table-cell>
          <table:table-cell table:style-name="ce32" table:formula="of:=IF([.E13]=&quot;&quot;;&quot;&quot;;IF([.E12]=&quot;&quot;;1;1+[.J12]))" office:value-type="float" office:value="9" calcext:value-type="float">
            <text:p>9</text:p>
          </table:table-cell>
          <table:table-cell table:style-name="ce34" office:value-type="string" calcext:value-type="string">
            <text:p>b</text:p>
          </table:table-cell>
          <table:table-cell office:value-type="string" calcext:value-type="string">
            <text:p>o11</text:p>
          </table:table-cell>
          <table:table-cell office:value-type="float" office:value="402" calcext:value-type="float">
            <text:p>402</text:p>
          </table:table-cell>
          <table:table-cell table:style-name="ce33" office:value-type="string" calcext:value-type="string">
            <text:p>flat</text:p>
          </table:table-cell>
          <table:table-cell office:value-type="float" office:value="0" calcext:value-type="float">
            <text:p>0</text:p>
          </table:table-cell>
          <table:table-cell table:number-columns-repeated="5"/>
          <table:table-cell office:value-type="float" office:value="55" calcext:value-type="float">
            <text:p>55</text:p>
          </table:table-cell>
          <table:table-cell office:value-type="float" office:value="14" calcext:value-type="float">
            <text:p>14</text:p>
          </table:table-cell>
          <table:table-cell table:style-name="ce8" office:value-type="float" office:value="0" calcext:value-type="float">
            <text:p>0</text:p>
          </table:table-cell>
          <table:table-cell table:style-name="ce8" office:value-type="float" office:value="43" calcext:value-type="float">
            <text:p>43</text:p>
          </table:table-cell>
          <table:table-cell table:style-name="ce8" table:number-columns-repeated="6"/>
          <table:table-cell office:value-type="string" calcext:value-type="string">
            <text:p>Blitz5, btnp, unnecessarily off-target though catchable if not for awesome PBU by hi0</text:p>
          </table:table-cell>
          <table:table-cell office:value-type="float" office:value="11.43" calcext:value-type="float">
            <text:p>11.43</text:p>
          </table:table-cell>
          <table:table-cell table:number-columns-repeated="2"/>
          <table:table-cell table:style-name="ce28"/>
          <table:table-cell table:formula="of:=IF([.K13]=&quot;t&quot;;&quot;o&quot;;IF([.E14]=&quot;1st&quot;;&quot;o&quot;;&quot;d&quot;))" office:value-type="string" office:string-value="d" calcext:value-type="string">
            <text:p>d</text:p>
          </table:table-cell>
          <table:table-cell table:formula="of:=IF(([.F13]-[.F14])&lt;=1;&quot;d&quot;;IF(([.F13]-[.F14])&gt;[.F13]/3;&quot;o&quot;;&quot;d&quot;))" office:value-type="string" office:string-value="d" calcext:value-type="string">
            <text:p>d</text:p>
          </table:table-cell>
          <table:table-cell table:formula="of:=IF(([.F13]-[.F14])&lt;=1;&quot;d&quot;;IF(([.F13]-[.F14])&gt;=[.F13]/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35" calcext:value-type="float">
            <text:p>35</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3]=&quot;&quot;;&quot;&quot;;IF([.AT14]=&quot;&quot;;[.AV13];[.AT13]-[.AT14]))" office:value-type="float" office:value="0" calcext:value-type="float">
            <text:p>0</text:p>
          </table:table-cell>
          <table:table-cell table:style-name="ce25" table:formula="of:=[.BE13]=[.AV1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3]=[.A14];[.C13]+1;1)" office:value-type="float" office:value="14" calcext:value-type="float">
            <text:p>14</text:p>
          </table:table-cell>
          <table:table-cell table:style-name="ce30" office:value-type="string" calcext:value-type="string">
            <text:p>ddd</text:p>
          </table:table-cell>
          <table:table-cell office:value-type="string" calcext:value-type="string">
            <text:p>2nd</text:p>
          </table:table-cell>
          <table:table-cell office:value-type="float" office:value="10" calcext:value-type="float">
            <text:p>10</text:p>
          </table:table-cell>
          <table:table-cell office:value-type="string" calcext:value-type="string">
            <text:p>p</text:p>
          </table:table-cell>
          <table:table-cell table:formula="of:=IF([.E14]=&quot;&quot;;&quot;&quot;;IF([.K14]=&quot;x&quot;;&quot;d&quot;;IF([.K14]=&quot;p&quot;;&quot;d&quot;;IF([.AJ14]=&quot;o&quot;;&quot;o&quot;;IF([.E14]=&quot;1st&quot;;[.AK14];IF([.E14]=&quot;2nd&quot;;[.AL14];[.AJ14]))))))" office:value-type="string" office:string-value="o" calcext:value-type="string">
            <text:p>o</text:p>
          </table:table-cell>
          <table:table-cell table:style-name="ce32" table:formula="of:=IF([.C14]=1;1;IF([.E14]=&quot;&quot;;&quot;&quot;;IF([.I13]=&quot;&quot;;[.I12]+1;[.I13])))" office:value-type="float" office:value="2" calcext:value-type="float">
            <text:p>2</text:p>
          </table:table-cell>
          <table:table-cell table:style-name="ce32" table:formula="of:=IF([.E14]=&quot;&quot;;&quot;&quot;;IF([.E13]=&quot;&quot;;1;1+[.J13]))" office:value-type="float" office:value="10" calcext:value-type="float">
            <text:p>10</text:p>
          </table:table-cell>
          <table:table-cell table:style-name="ce34" office:value-type="string" calcext:value-type="string">
            <text:p>b</text:p>
          </table:table-cell>
          <table:table-cell office:value-type="string" calcext:value-type="string">
            <text:p>o12</text:p>
          </table:table-cell>
          <table:table-cell office:value-type="float" office:value="403" calcext:value-type="float">
            <text:p>403</text:p>
          </table:table-cell>
          <table:table-cell table:style-name="ce33" office:value-type="string" calcext:value-type="string">
            <text:p>wheel</text:p>
          </table:table-cell>
          <table:table-cell office:value-type="float" office:value="84" calcext:value-type="float">
            <text:p>84</text:p>
          </table:table-cell>
          <table:table-cell table:number-columns-repeated="7"/>
          <table:table-cell table:style-name="ce8" table:number-columns-repeated="6"/>
          <table:table-cell table:style-name="ce8" office:value-type="float" office:value="7" calcext:value-type="float">
            <text:p>7</text:p>
          </table:table-cell>
          <table:table-cell table:style-name="ce8" office:value-type="float" office:value="18" calcext:value-type="float">
            <text:p>18</text:p>
          </table:table-cell>
          <table:table-cell office:value-type="string" calcext:value-type="string">
            <text:p>UH #18 late into position after shift, late into coverage, DB useless too, fd84 ruled in bounds</text:p>
          </table:table-cell>
          <table:table-cell office:value-type="float" office:value="12.23" calcext:value-type="float">
            <text:p>12.23</text:p>
          </table:table-cell>
          <table:table-cell table:number-columns-repeated="2"/>
          <table:table-cell table:style-name="ce28"/>
          <table:table-cell table:formula="of:=IF([.K14]=&quot;t&quot;;&quot;o&quot;;IF([.E15]=&quot;1st&quot;;&quot;o&quot;;&quot;d&quot;))" office:value-type="string" office:string-value="o" calcext:value-type="string">
            <text:p>o</text:p>
          </table:table-cell>
          <table:table-cell table:formula="of:=IF(([.F14]-[.F15])&lt;=1;&quot;d&quot;;IF(([.F14]-[.F15])&gt;[.F14]/3;&quot;o&quot;;&quot;d&quot;))" office:value-type="string" office:string-value="d" calcext:value-type="string">
            <text:p>d</text:p>
          </table:table-cell>
          <table:table-cell table:formula="of:=IF(([.F14]-[.F15])&lt;=1;&quot;d&quot;;IF(([.F14]-[.F15])&gt;=[.F14]/2;&quot;o&quot;;&quot;d&quot;))" office:value-type="string" office:string-value="d" calcext:value-type="string">
            <text:p>d</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35" calcext:value-type="float">
            <text:p>35</text:p>
          </table:table-cell>
          <table:table-cell/>
          <table:table-cell office:value-type="float" office:value="25" calcext:value-type="float">
            <text:p>25</text:p>
          </table:table-cell>
          <table:table-cell office:value-type="string" calcext:value-type="string">
            <text:p>Pass Reception</text:p>
          </table:table-cell>
          <table:table-cell office:value-type="string" calcext:value-type="string">
            <text:p>Ashton Daniels pass complete to Benjamin Yurosek for 25 yds to the HAW 10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4]=&quot;&quot;;&quot;&quot;;IF([.AT15]=&quot;&quot;;[.AV14];[.AT14]-[.AT15]))" office:value-type="float" office:value="25" calcext:value-type="float">
            <text:p>25</text:p>
          </table:table-cell>
          <table:table-cell table:style-name="ce25" table:formula="of:=[.BE14]=[.AV1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4]=[.A15];[.C14]+1;1)" office:value-type="float" office:value="15" calcext:value-type="float">
            <text:p>15</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15]=&quot;&quot;;&quot;&quot;;IF([.K15]=&quot;x&quot;;&quot;d&quot;;IF([.K15]=&quot;p&quot;;&quot;d&quot;;IF([.AJ15]=&quot;o&quot;;&quot;o&quot;;IF([.E15]=&quot;1st&quot;;[.AK15];IF([.E15]=&quot;2nd&quot;;[.AL15];[.AJ15]))))))" office:value-type="string" office:string-value="o" calcext:value-type="string">
            <text:p>o</text:p>
          </table:table-cell>
          <table:table-cell table:style-name="ce32" table:formula="of:=IF([.C15]=1;1;IF([.E15]=&quot;&quot;;&quot;&quot;;IF([.I14]=&quot;&quot;;[.I13]+1;[.I14])))" office:value-type="float" office:value="2" calcext:value-type="float">
            <text:p>2</text:p>
          </table:table-cell>
          <table:table-cell table:style-name="ce32" table:formula="of:=IF([.E15]=&quot;&quot;;&quot;&quot;;IF([.E14]=&quot;&quot;;1;1+[.J14]))" office:value-type="float" office:value="11" calcext:value-type="float">
            <text:p>11</text:p>
          </table:table-cell>
          <table:table-cell table:style-name="ce34"/>
          <table:table-cell office:value-type="string" calcext:value-type="string">
            <text:p>o12</text:p>
          </table:table-cell>
          <table:table-cell office:value-type="float" office:value="412" calcext:value-type="float">
            <text:p>412</text:p>
          </table:table-cell>
          <table:table-cell table:style-name="ce33" office:value-type="string" calcext:value-type="string">
            <text:p>qb power</text:p>
          </table:table-cell>
          <table:table-cell office:value-type="float" office:value="14" calcext:value-type="float">
            <text:p>14</text:p>
          </table:table-cell>
          <table:table-cell office:value-type="float" office:value="86" calcext:value-type="float">
            <text:p>86</text:p>
          </table:table-cell>
          <table:table-cell office:value-type="float" office:value="84" calcext:value-type="float">
            <text:p>84</text:p>
          </table:table-cell>
          <table:table-cell office:value-type="float" office:value="22" calcext:value-type="float">
            <text:p>22</text:p>
          </table:table-cell>
          <table:table-cell table:number-columns-repeated="4"/>
          <table:table-cell table:style-name="ce8" table:number-columns-repeated="8"/>
          <table:table-cell office:value-type="string" calcext:value-type="string">
            <text:p>outside behind pullers + RB, 2xTE seal of EMOL</text:p>
          </table:table-cell>
          <table:table-cell office:value-type="float" office:value="15.2" calcext:value-type="float">
            <text:p>15.20</text:p>
          </table:table-cell>
          <table:table-cell/>
          <table:table-cell office:value-type="string" calcext:value-type="string">
            <text:p>fd</text:p>
          </table:table-cell>
          <table:table-cell table:style-name="ce28"/>
          <table:table-cell table:formula="of:=IF([.K15]=&quot;t&quot;;&quot;o&quot;;IF([.E16]=&quot;1st&quot;;&quot;o&quot;;&quot;d&quot;))" office:value-type="string" office:string-value="d" calcext:value-type="string">
            <text:p>d</text:p>
          </table:table-cell>
          <table:table-cell table:formula="of:=IF(([.F15]-[.F16])&lt;=1;&quot;d&quot;;IF(([.F15]-[.F16])&gt;[.F15]/3;&quot;o&quot;;&quot;d&quot;))" office:value-type="string" office:string-value="o" calcext:value-type="string">
            <text:p>o</text:p>
          </table:table-cell>
          <table:table-cell table:formula="of:=IF(([.F15]-[.F16])&lt;=1;&quot;d&quot;;IF(([.F15]-[.F16])&gt;=[.F15]/2;&quot;o&quot;;&quot;d&quot;))" office:value-type="string" office:string-value="o" calcext:value-type="string">
            <text:p>o</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42" calcext:value-type="float">
            <text:p>42</text:p>
          </table:table-cell>
          <table:table-cell office:value-type="float" office:value="10" calcext:value-type="float">
            <text:p>10</text:p>
          </table:table-cell>
          <table:table-cell/>
          <table:table-cell office:value-type="float" office:value="9" calcext:value-type="float">
            <text:p>9</text:p>
          </table:table-cell>
          <table:table-cell office:value-type="string" calcext:value-type="string">
            <text:p>Rush</text:p>
          </table:table-cell>
          <table:table-cell office:value-type="string" calcext:value-type="string">
            <text:p>Ashton Daniels run for 9 yds to the HAW 1</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5]=&quot;&quot;;&quot;&quot;;IF([.AT16]=&quot;&quot;;[.AV15];[.AT15]-[.AT16]))" office:value-type="float" office:value="9" calcext:value-type="float">
            <text:p>9</text:p>
          </table:table-cell>
          <table:table-cell table:style-name="ce25" table:formula="of:=[.BE15]=[.AV1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5]=[.A16];[.C15]+1;1)" office:value-type="float" office:value="16" calcext:value-type="float">
            <text:p>16</text:p>
          </table:table-cell>
          <table:table-cell table:style-name="ce30" office:value-type="string" calcext:value-type="string">
            <text:p>ddd</text:p>
          </table:table-cell>
          <table:table-cell office:value-type="string" calcext:value-type="string">
            <text:p>2nd</text:p>
          </table:table-cell>
          <table:table-cell office:value-type="float" office:value="1" calcext:value-type="float">
            <text:p>1</text:p>
          </table:table-cell>
          <table:table-cell office:value-type="string" calcext:value-type="string">
            <text:p>r</text:p>
          </table:table-cell>
          <table:table-cell table:formula="of:=IF([.E16]=&quot;&quot;;&quot;&quot;;IF([.K16]=&quot;x&quot;;&quot;d&quot;;IF([.K16]=&quot;p&quot;;&quot;d&quot;;IF([.AJ16]=&quot;o&quot;;&quot;o&quot;;IF([.E16]=&quot;1st&quot;;[.AK16];IF([.E16]=&quot;2nd&quot;;[.AL16];[.AJ16]))))))" office:value-type="string" office:string-value="o" calcext:value-type="string">
            <text:p>o</text:p>
          </table:table-cell>
          <table:table-cell table:style-name="ce32" table:formula="of:=IF([.C16]=1;1;IF([.E16]=&quot;&quot;;&quot;&quot;;IF([.I15]=&quot;&quot;;[.I14]+1;[.I15])))" office:value-type="float" office:value="2" calcext:value-type="float">
            <text:p>2</text:p>
          </table:table-cell>
          <table:table-cell table:style-name="ce32" table:formula="of:=IF([.E16]=&quot;&quot;;&quot;&quot;;IF([.E15]=&quot;&quot;;1;1+[.J15]))" office:value-type="float" office:value="12" calcext:value-type="float">
            <text:p>12</text:p>
          </table:table-cell>
          <table:table-cell table:style-name="ce34" office:value-type="string" calcext:value-type="string">
            <text:p>t</text:p>
          </table:table-cell>
          <table:table-cell office:value-type="string" calcext:value-type="string">
            <text:p>o11</text:p>
          </table:table-cell>
          <table:table-cell office:value-type="float" office:value="402" calcext:value-type="float">
            <text:p>402</text:p>
          </table:table-cell>
          <table:table-cell table:style-name="ce33" office:value-type="string" calcext:value-type="string">
            <text:p>iz</text:p>
          </table:table-cell>
          <table:table-cell office:value-type="float" office:value="22" calcext:value-type="float">
            <text:p>22</text:p>
          </table:table-cell>
          <table:table-cell table:number-columns-repeated="7"/>
          <table:table-cell table:style-name="ce8" table:number-columns-repeated="8"/>
          <table:table-cell office:value-type="string" calcext:value-type="string">
            <text:p>pile push</text:p>
          </table:table-cell>
          <table:table-cell table:number-columns-repeated="3"/>
          <table:table-cell table:style-name="ce28"/>
          <table:table-cell table:formula="of:=IF([.K16]=&quot;t&quot;;&quot;o&quot;;IF([.E17]=&quot;1st&quot;;&quot;o&quot;;&quot;d&quot;))" office:value-type="string" office:string-value="o" calcext:value-type="string">
            <text:p>o</text:p>
          </table:table-cell>
          <table:table-cell table:formula="of:=IF(([.F16]-[.F17])&lt;=1;&quot;d&quot;;IF(([.F16]-[.F17])&gt;[.F16]/3;&quot;o&quot;;&quot;d&quot;))" office:value-type="string" office:string-value="d" calcext:value-type="string">
            <text:p>d</text:p>
          </table:table-cell>
          <table:table-cell table:formula="of:=IF(([.F16]-[.F17])&lt;=1;&quot;d&quot;;IF(([.F16]-[.F17])&gt;=[.F16]/2;&quot;o&quot;;&quot;d&quot;))" office:value-type="string" office:string-value="d" calcext:value-type="string">
            <text:p>d</text:p>
          </table:table-cell>
          <table:table-cell/>
          <table:table-cell office:value-type="float" office:value="7" calcext:value-type="float">
            <text:p>7</text:p>
          </table:table-cell>
          <table:table-cell office:value-type="float" office:value="0" calcext:value-type="float">
            <text:p>0</text:p>
          </table:table-cell>
          <table:table-cell/>
          <table:table-cell office:value-type="float" office:value="1" calcext:value-type="float">
            <text:p>1</text:p>
          </table:table-cell>
          <table:table-cell office:value-type="float" office:value="7" calcext:value-type="float">
            <text:p>7</text:p>
          </table:table-cell>
          <table:table-cell office:value-type="float" office:value="25" calcext:value-type="float">
            <text:p>25</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shing Touchdown</text:p>
          </table:table-cell>
          <table:table-cell office:value-type="string" calcext:value-type="string">
            <text:p>E.J. Smith run for 1 yd for a TD (Joshua Karty KICK)</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6]=&quot;&quot;;&quot;&quot;;IF([.AT17]=&quot;&quot;;[.AV16];[.AT16]-[.AT17]))" office:value-type="float" office:value="1" calcext:value-type="float">
            <text:p>1</text:p>
          </table:table-cell>
          <table:table-cell table:style-name="ce25" table:formula="of:=[.BE16]=[.AV1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6]=[.A17];[.C16]+1;1)" office:value-type="float" office:value="17" calcext:value-type="float">
            <text:p>17</text:p>
          </table:table-cell>
          <table:table-cell table:style-name="ce30" office:value-type="string" calcext:value-type="string">
            <text:p>ddd</text:p>
          </table:table-cell>
          <table:table-cell table:number-columns-repeated="3"/>
          <table:table-cell table:formula="of:=IF([.E17]=&quot;&quot;;&quot;&quot;;IF([.K17]=&quot;x&quot;;&quot;d&quot;;IF([.K17]=&quot;p&quot;;&quot;d&quot;;IF([.AJ17]=&quot;o&quot;;&quot;o&quot;;IF([.E17]=&quot;1st&quot;;[.AK17];IF([.E17]=&quot;2nd&quot;;[.AL17];[.AJ17]))))))">
            <text:p/>
          </table:table-cell>
          <table:table-cell table:style-name="ce32" table:formula="of:=IF([.C17]=1;1;IF([.E17]=&quot;&quot;;&quot;&quot;;IF([.I16]=&quot;&quot;;[.I15]+1;[.I16])))">
            <text:p/>
          </table:table-cell>
          <table:table-cell table:style-name="ce32" table:formula="of:=IF([.E17]=&quot;&quot;;&quot;&quot;;IF([.E16]=&quot;&quot;;1;1+[.J16]))">
            <text:p/>
          </table:table-cell>
          <table:table-cell table:number-columns-repeated="3"/>
          <table:table-cell table:style-name="ce33" table:formula="of:=IF([.G17]=&quot;?&quot;;COM.MICROSOFT.CONCAT([.AQ17];&quot;Q &quot;;[.AR17];&quot;:&quot;;TEXT([.AS17];&quot;00&quot;));&quot;&quot;)">
            <text:p/>
          </table:table-cell>
          <table:table-cell table:number-columns-repeated="8"/>
          <table:table-cell table:style-name="ce8" table:number-columns-repeated="8"/>
          <table:table-cell table:number-columns-repeated="4"/>
          <table:table-cell table:style-name="ce28"/>
          <table:table-cell table:formula="of:=IF([.K17]=&quot;t&quot;;&quot;o&quot;;IF([.E18]=&quot;1st&quot;;&quot;o&quot;;&quot;d&quot;))" office:value-type="string" office:string-value="o" calcext:value-type="string">
            <text:p>o</text:p>
          </table:table-cell>
          <table:table-cell table:formula="of:=IF(([.F17]-[.F18])&lt;=1;&quot;d&quot;;IF(([.F17]-[.F18])&gt;[.F17]/3;&quot;o&quot;;&quot;d&quot;))" office:value-type="string" office:string-value="d" calcext:value-type="string">
            <text:p>d</text:p>
          </table:table-cell>
          <table:table-cell table:formula="of:=IF(([.F17]-[.F18])&lt;=1;&quot;d&quot;;IF(([.F17]-[.F18])&gt;=[.F17]/2;&quot;o&quot;;&quot;d&quot;))" office:value-type="string" office:string-value="d" calcext:value-type="string">
            <text:p>d</text:p>
          </table:table-cell>
          <table:table-cell table:number-columns-repeated="17"/>
          <table:table-cell office:value-type="float" office:value="14" calcext:value-type="float">
            <text:p>14</text:p>
          </table:table-cell>
          <table:table-cell table:formula="of:=IF([.AT17]=&quot;&quot;;&quot;&quot;;IF([.AT18]=&quot;&quot;;[.AV17];[.AT17]-[.AT18]))">
            <text:p/>
          </table:table-cell>
          <table:table-cell table:style-name="ce25" table:formula="of:=[.BE17]=[.AV17]"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7]=[.A18];[.C17]+1;1)" office:value-type="float" office:value="18" calcext:value-type="float">
            <text:p>18</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18]=&quot;&quot;;&quot;&quot;;IF([.K18]=&quot;x&quot;;&quot;d&quot;;IF([.K18]=&quot;p&quot;;&quot;d&quot;;IF([.AJ18]=&quot;o&quot;;&quot;o&quot;;IF([.E18]=&quot;1st&quot;;[.AK18];IF([.E18]=&quot;2nd&quot;;[.AL18];[.AJ18]))))))" office:value-type="string" office:string-value="o" calcext:value-type="string">
            <text:p>o</text:p>
          </table:table-cell>
          <table:table-cell table:style-name="ce32" table:formula="of:=IF([.C18]=1;1;IF([.E18]=&quot;&quot;;&quot;&quot;;IF([.I17]=&quot;&quot;;[.I16]+1;[.I17])))" office:value-type="float" office:value="3" calcext:value-type="float">
            <text:p>3</text:p>
          </table:table-cell>
          <table:table-cell table:style-name="ce32" table:formula="of:=IF([.E18]=&quot;&quot;;&quot;&quot;;IF([.E17]=&quot;&quot;;1;1+[.J17]))" office:value-type="float" office:value="1" calcext:value-type="float">
            <text:p>1</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ozr</text:p>
          </table:table-cell>
          <table:table-cell office:value-type="float" office:value="22" calcext:value-type="float">
            <text:p>22</text:p>
          </table:table-cell>
          <table:table-cell table:number-columns-repeated="6"/>
          <table:table-cell office:value-type="float" office:value="84" calcext:value-type="float">
            <text:p>84</text:p>
          </table:table-cell>
          <table:table-cell table:style-name="ce8" office:value-type="float" office:value="1" calcext:value-type="float">
            <text:p>1</text:p>
          </table:table-cell>
          <table:table-cell table:style-name="ce8" table:number-columns-repeated="5"/>
          <table:table-cell table:style-name="ce8" office:value-type="float" office:value="0" calcext:value-type="float">
            <text:p>0</text:p>
          </table:table-cell>
          <table:table-cell table:style-name="ce8" office:value-type="float" office:value="1" calcext:value-type="float">
            <text:p>1</text:p>
          </table:table-cell>
          <table:table-cell office:value-type="string" calcext:value-type="string">
            <text:p>Fd22 highlight, fd84 whiffs on block of hi1 so should be TFL, but fd22 leaps over 1, hi0 misses too</text:p>
          </table:table-cell>
          <table:table-cell office:value-type="float" office:value="19.57" calcext:value-type="float">
            <text:p>19.57</text:p>
          </table:table-cell>
          <table:table-cell/>
          <table:table-cell office:value-type="string" calcext:value-type="string">
            <text:p>fd</text:p>
          </table:table-cell>
          <table:table-cell table:style-name="ce28"/>
          <table:table-cell table:formula="of:=IF([.K18]=&quot;t&quot;;&quot;o&quot;;IF([.E19]=&quot;1st&quot;;&quot;o&quot;;&quot;d&quot;))" office:value-type="string" office:string-value="d" calcext:value-type="string">
            <text:p>d</text:p>
          </table:table-cell>
          <table:table-cell table:formula="of:=IF(([.F18]-[.F19])&lt;=1;&quot;d&quot;;IF(([.F18]-[.F19])&gt;[.F18]/3;&quot;o&quot;;&quot;d&quot;))" office:value-type="string" office:string-value="o" calcext:value-type="string">
            <text:p>o</text:p>
          </table:table-cell>
          <table:table-cell table:formula="of:=IF(([.F18]-[.F19])&lt;=1;&quot;d&quot;;IF(([.F18]-[.F19])&gt;=[.F18]/2;&quot;o&quot;;&quot;d&quot;))" office:value-type="string" office:string-value="o" calcext:value-type="string">
            <text:p>o</text:p>
          </table:table-cell>
          <table:table-cell/>
          <table:table-cell office:value-type="float" office:value="7" calcext:value-type="float">
            <text:p>7</text:p>
          </table:table-cell>
          <table:table-cell office:value-type="float" office:value="0" calcext:value-type="float">
            <text:p>0</text:p>
          </table:table-cell>
          <table:table-cell/>
          <table:table-cell office:value-type="float" office:value="1" calcext:value-type="float">
            <text:p>1</text:p>
          </table:table-cell>
          <table:table-cell office:value-type="float" office:value="5" calcext:value-type="float">
            <text:p>5</text:p>
          </table:table-cell>
          <table:table-cell office:value-type="float" office:value="55" calcext:value-type="float">
            <text:p>55</text:p>
          </table:table-cell>
          <table:table-cell office:value-type="float" office:value="70" calcext:value-type="float">
            <text:p>70</text:p>
          </table:table-cell>
          <table:table-cell/>
          <table:table-cell office:value-type="float" office:value="7" calcext:value-type="float">
            <text:p>7</text:p>
          </table:table-cell>
          <table:table-cell office:value-type="string" calcext:value-type="string">
            <text:p>Rush</text:p>
          </table:table-cell>
          <table:table-cell office:value-type="string" calcext:value-type="string">
            <text:p>E.J. Smith run for 7 yds to the STAN 37</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8]=&quot;&quot;;&quot;&quot;;IF([.AT19]=&quot;&quot;;[.AV18];[.AT18]-[.AT19]))" office:value-type="float" office:value="7" calcext:value-type="float">
            <text:p>7</text:p>
          </table:table-cell>
          <table:table-cell table:style-name="ce25" table:formula="of:=[.BE18]=[.AV18]"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8]=[.A19];[.C18]+1;1)" office:value-type="float" office:value="19" calcext:value-type="float">
            <text:p>19</text:p>
          </table:table-cell>
          <table:table-cell table:style-name="ce30" office:value-type="string" calcext:value-type="string">
            <text:p>ddd</text:p>
          </table:table-cell>
          <table:table-cell office:value-type="string" calcext:value-type="string">
            <text:p>2nd</text:p>
          </table:table-cell>
          <table:table-cell office:value-type="float" office:value="3" calcext:value-type="float">
            <text:p>3</text:p>
          </table:table-cell>
          <table:table-cell office:value-type="string" calcext:value-type="string">
            <text:p>p</text:p>
          </table:table-cell>
          <table:table-cell table:formula="of:=IF([.E19]=&quot;&quot;;&quot;&quot;;IF([.K19]=&quot;x&quot;;&quot;d&quot;;IF([.K19]=&quot;p&quot;;&quot;d&quot;;IF([.AJ19]=&quot;o&quot;;&quot;o&quot;;IF([.E19]=&quot;1st&quot;;[.AK19];IF([.E19]=&quot;2nd&quot;;[.AL19];[.AJ19]))))))" office:value-type="string" office:string-value="d" calcext:value-type="string">
            <text:p>d</text:p>
          </table:table-cell>
          <table:table-cell table:style-name="ce32" table:formula="of:=IF([.C19]=1;1;IF([.E19]=&quot;&quot;;&quot;&quot;;IF([.I18]=&quot;&quot;;[.I17]+1;[.I18])))" office:value-type="float" office:value="3" calcext:value-type="float">
            <text:p>3</text:p>
          </table:table-cell>
          <table:table-cell table:style-name="ce32" table:formula="of:=IF([.E19]=&quot;&quot;;&quot;&quot;;IF([.E18]=&quot;&quot;;1;1+[.J18]))" office:value-type="float" office:value="2" calcext:value-type="float">
            <text:p>2</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rpo slant</text:p>
          </table:table-cell>
          <table:table-cell office:value-type="float" office:value="24" calcext:value-type="float">
            <text:p>24</text:p>
          </table:table-cell>
          <table:table-cell office:value-type="float" office:value="86" calcext:value-type="float">
            <text:p>86</text:p>
          </table:table-cell>
          <table:table-cell office:value-type="float" office:value="84" calcext:value-type="float">
            <text:p>84</text:p>
          </table:table-cell>
          <table:table-cell table:number-columns-repeated="3"/>
          <table:table-cell office:value-type="float" office:value="67" calcext:value-type="float">
            <text:p>67</text:p>
          </table:table-cell>
          <table:table-cell office:value-type="float" office:value="61" calcext:value-type="float">
            <text:p>61</text:p>
          </table:table-cell>
          <table:table-cell table:style-name="ce8" office:value-type="float" office:value="90" calcext:value-type="float">
            <text:p>90</text:p>
          </table:table-cell>
          <table:table-cell table:style-name="ce8" office:value-type="float" office:value="96" calcext:value-type="float">
            <text:p>96</text:p>
          </table:table-cell>
          <table:table-cell table:style-name="ce8" office:value-type="float" office:value="8" calcext:value-type="float">
            <text:p>8</text:p>
          </table:table-cell>
          <table:table-cell table:style-name="ce8" table:number-columns-repeated="5"/>
          <table:table-cell office:value-type="string" calcext:value-type="string">
            <text:p>btup, good coverage and PBU of high throw</text:p>
          </table:table-cell>
          <table:table-cell office:value-type="float" office:value="20.35" calcext:value-type="float">
            <text:p>20.35</text:p>
          </table:table-cell>
          <table:table-cell table:number-columns-repeated="2"/>
          <table:table-cell table:style-name="ce28"/>
          <table:table-cell table:formula="of:=IF([.K19]=&quot;t&quot;;&quot;o&quot;;IF([.E20]=&quot;1st&quot;;&quot;o&quot;;&quot;d&quot;))" office:value-type="string" office:string-value="d" calcext:value-type="string">
            <text:p>d</text:p>
          </table:table-cell>
          <table:table-cell table:formula="of:=IF(([.F19]-[.F20])&lt;=1;&quot;d&quot;;IF(([.F19]-[.F20])&gt;[.F19]/3;&quot;o&quot;;&quot;d&quot;))" office:value-type="string" office:string-value="d" calcext:value-type="string">
            <text:p>d</text:p>
          </table:table-cell>
          <table:table-cell table:formula="of:=IF(([.F19]-[.F20])&lt;=1;&quot;d&quot;;IF(([.F19]-[.F20])&gt;=[.F19]/2;&quot;o&quot;;&quot;d&quot;))" office:value-type="string" office:string-value="d" calcext:value-type="string">
            <text:p>d</text:p>
          </table:table-cell>
          <table:table-cell/>
          <table:table-cell office:value-type="float" office:value="7" calcext:value-type="float">
            <text:p>7</text:p>
          </table:table-cell>
          <table:table-cell office:value-type="float" office:value="0" calcext:value-type="float">
            <text:p>0</text:p>
          </table:table-cell>
          <table:table-cell/>
          <table:table-cell office:value-type="float" office:value="1" calcext:value-type="float">
            <text:p>1</text:p>
          </table:table-cell>
          <table:table-cell office:value-type="float" office:value="5" calcext:value-type="float">
            <text:p>5</text:p>
          </table:table-cell>
          <table:table-cell office:value-type="float" office:value="55" calcext:value-type="float">
            <text:p>55</text:p>
          </table:table-cell>
          <table:table-cell office:value-type="float" office:value="63" calcext:value-type="float">
            <text:p>63</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19]=&quot;&quot;;&quot;&quot;;IF([.AT20]=&quot;&quot;;[.AV19];[.AT19]-[.AT20]))" office:value-type="float" office:value="0" calcext:value-type="float">
            <text:p>0</text:p>
          </table:table-cell>
          <table:table-cell table:style-name="ce25" table:formula="of:=[.BE19]=[.AV19]"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19]=[.A20];[.C19]+1;1)" office:value-type="float" office:value="20" calcext:value-type="float">
            <text:p>20</text:p>
          </table:table-cell>
          <table:table-cell table:style-name="ce30" office:value-type="string" calcext:value-type="string">
            <text:p>ddd</text:p>
          </table:table-cell>
          <table:table-cell office:value-type="string" calcext:value-type="string">
            <text:p>3rd</text:p>
          </table:table-cell>
          <table:table-cell office:value-type="float" office:value="3" calcext:value-type="float">
            <text:p>3</text:p>
          </table:table-cell>
          <table:table-cell office:value-type="string" calcext:value-type="string">
            <text:p>x</text:p>
          </table:table-cell>
          <table:table-cell table:formula="of:=IF([.E20]=&quot;&quot;;&quot;&quot;;IF([.K20]=&quot;x&quot;;&quot;d&quot;;IF([.K20]=&quot;p&quot;;&quot;d&quot;;IF([.AJ20]=&quot;o&quot;;&quot;o&quot;;IF([.E20]=&quot;1st&quot;;[.AK20];IF([.E20]=&quot;2nd&quot;;[.AL20];[.AJ20]))))))" office:value-type="string" office:string-value="d" calcext:value-type="string">
            <text:p>d</text:p>
          </table:table-cell>
          <table:table-cell table:style-name="ce32" table:formula="of:=IF([.C20]=1;1;IF([.E20]=&quot;&quot;;&quot;&quot;;IF([.I19]=&quot;&quot;;[.I18]+1;[.I19])))" office:value-type="float" office:value="3" calcext:value-type="float">
            <text:p>3</text:p>
          </table:table-cell>
          <table:table-cell table:style-name="ce32" table:formula="of:=IF([.E20]=&quot;&quot;;&quot;&quot;;IF([.E19]=&quot;&quot;;1;1+[.J19]))" office:value-type="float" office:value="3" calcext:value-type="float">
            <text:p>3</text:p>
          </table:table-cell>
          <table:table-cell table:style-name="ce34"/>
          <table:table-cell table:number-columns-repeated="2"/>
          <table:table-cell table:style-name="ce33" office:value-type="string" calcext:value-type="string">
            <text:p>falsie</text:p>
          </table:table-cell>
          <table:table-cell table:number-columns-repeated="8"/>
          <table:table-cell table:style-name="ce8" table:number-columns-repeated="8"/>
          <table:table-cell table:number-columns-repeated="4"/>
          <table:table-cell table:style-name="ce28"/>
          <table:table-cell table:formula="of:=IF([.K20]=&quot;t&quot;;&quot;o&quot;;IF([.E21]=&quot;1st&quot;;&quot;o&quot;;&quot;d&quot;))" office:value-type="string" office:string-value="d" calcext:value-type="string">
            <text:p>d</text:p>
          </table:table-cell>
          <table:table-cell table:formula="of:=IF(([.F20]-[.F21])&lt;=1;&quot;d&quot;;IF(([.F20]-[.F21])&gt;[.F20]/3;&quot;o&quot;;&quot;d&quot;))" office:value-type="string" office:string-value="d" calcext:value-type="string">
            <text:p>d</text:p>
          </table:table-cell>
          <table:table-cell table:formula="of:=IF(([.F20]-[.F21])&lt;=1;&quot;d&quot;;IF(([.F20]-[.F21])&gt;=[.F20]/2;&quot;o&quot;;&quot;d&quot;))" office:value-type="string" office:string-value="d" calcext:value-type="string">
            <text:p>d</text:p>
          </table:table-cell>
          <table:table-cell/>
          <table:table-cell office:value-type="float" office:value="7" calcext:value-type="float">
            <text:p>7</text:p>
          </table:table-cell>
          <table:table-cell office:value-type="float" office:value="0" calcext:value-type="float">
            <text:p>0</text:p>
          </table:table-cell>
          <table:table-cell/>
          <table:table-cell office:value-type="float" office:value="1" calcext:value-type="float">
            <text:p>1</text:p>
          </table:table-cell>
          <table:table-cell office:value-type="float" office:value="5" calcext:value-type="float">
            <text:p>5</text:p>
          </table:table-cell>
          <table:table-cell office:value-type="float" office:value="25" calcext:value-type="float">
            <text:p>25</text:p>
          </table:table-cell>
          <table:table-cell office:value-type="float" office:value="63" calcext:value-type="float">
            <text:p>63</text:p>
          </table:table-cell>
          <table:table-cell/>
          <table:table-cell office:value-type="float" office:value="-5" calcext:value-type="float">
            <text:p>-5</text:p>
          </table:table-cell>
          <table:table-cell office:value-type="string" calcext:value-type="string">
            <text:p>Penalty</text:p>
          </table:table-cell>
          <table:table-cell office:value-type="string" calcext:value-type="string">
            <text:p>Stanford Penalty, False Start (Gaethan Bernadel) to the STAN 32</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20]=&quot;&quot;;&quot;&quot;;IF([.AT21]=&quot;&quot;;[.AV20];[.AT20]-[.AT21]))" office:value-type="float" office:value="-5" calcext:value-type="float">
            <text:p>-5</text:p>
          </table:table-cell>
          <table:table-cell table:style-name="ce25" table:formula="of:=[.BE20]=[.AV20]"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0]=[.A21];[.C20]+1;1)" office:value-type="float" office:value="21" calcext:value-type="float">
            <text:p>21</text:p>
          </table:table-cell>
          <table:table-cell table:style-name="ce30" office:value-type="string" calcext:value-type="string">
            <text:p>ddd</text:p>
          </table:table-cell>
          <table:table-cell office:value-type="string" calcext:value-type="string">
            <text:p>3rd</text:p>
          </table:table-cell>
          <table:table-cell office:value-type="float" office:value="8" calcext:value-type="float">
            <text:p>8</text:p>
          </table:table-cell>
          <table:table-cell office:value-type="string" calcext:value-type="string">
            <text:p>p</text:p>
          </table:table-cell>
          <table:table-cell table:formula="of:=IF([.E21]=&quot;&quot;;&quot;&quot;;IF([.K21]=&quot;x&quot;;&quot;d&quot;;IF([.K21]=&quot;p&quot;;&quot;d&quot;;IF([.AJ21]=&quot;o&quot;;&quot;o&quot;;IF([.E21]=&quot;1st&quot;;[.AK21];IF([.E21]=&quot;2nd&quot;;[.AL21];[.AJ21]))))))" office:value-type="string" office:string-value="d" calcext:value-type="string">
            <text:p>d</text:p>
          </table:table-cell>
          <table:table-cell table:style-name="ce32" table:formula="of:=IF([.C21]=1;1;IF([.E21]=&quot;&quot;;&quot;&quot;;IF([.I20]=&quot;&quot;;[.I19]+1;[.I20])))" office:value-type="float" office:value="3" calcext:value-type="float">
            <text:p>3</text:p>
          </table:table-cell>
          <table:table-cell table:style-name="ce32" table:formula="of:=IF([.E21]=&quot;&quot;;&quot;&quot;;IF([.E20]=&quot;&quot;;1;1+[.J20]))" office:value-type="float" office:value="4" calcext:value-type="float">
            <text:p>4</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flag</text:p>
          </table:table-cell>
          <table:table-cell office:value-type="float" office:value="0" calcext:value-type="float">
            <text:p>0</text:p>
          </table:table-cell>
          <table:table-cell table:number-columns-repeated="6"/>
          <table:table-cell office:value-type="float" office:value="57" calcext:value-type="float">
            <text:p>57</text:p>
          </table:table-cell>
          <table:table-cell table:style-name="ce8" office:value-type="float" office:value="90" calcext:value-type="float">
            <text:p>90</text:p>
          </table:table-cell>
          <table:table-cell table:style-name="ce8" office:value-type="float" office:value="0" calcext:value-type="float">
            <text:p>0</text:p>
          </table:table-cell>
          <table:table-cell table:style-name="ce8" table:number-columns-repeated="6"/>
          <table:table-cell office:value-type="string" calcext:value-type="string">
            <text:p>blitz6, dtup, double clutch, he's covered, PBU</text:p>
          </table:table-cell>
          <table:table-cell office:value-type="float" office:value="22.33" calcext:value-type="float">
            <text:p>22.33</text:p>
          </table:table-cell>
          <table:table-cell table:number-columns-repeated="2"/>
          <table:table-cell table:style-name="ce28"/>
          <table:table-cell table:formula="of:=IF([.K21]=&quot;t&quot;;&quot;o&quot;;IF([.E22]=&quot;1st&quot;;&quot;o&quot;;&quot;d&quot;))" office:value-type="string" office:string-value="d" calcext:value-type="string">
            <text:p>d</text:p>
          </table:table-cell>
          <table:table-cell table:formula="of:=IF(([.F21]-[.F22])&lt;=1;&quot;d&quot;;IF(([.F21]-[.F22])&gt;[.F21]/3;&quot;o&quot;;&quot;d&quot;))" office:value-type="string" office:string-value="o" calcext:value-type="string">
            <text:p>o</text:p>
          </table:table-cell>
          <table:table-cell table:formula="of:=IF(([.F21]-[.F22])&lt;=1;&quot;d&quot;;IF(([.F21]-[.F22])&gt;=[.F21]/2;&quot;o&quot;;&quot;d&quot;))" office:value-type="string" office:string-value="o" calcext:value-type="string">
            <text:p>o</text:p>
          </table:table-cell>
          <table:table-cell/>
          <table:table-cell office:value-type="float" office:value="7" calcext:value-type="float">
            <text:p>7</text:p>
          </table:table-cell>
          <table:table-cell office:value-type="float" office:value="0" calcext:value-type="float">
            <text:p>0</text:p>
          </table:table-cell>
          <table:table-cell/>
          <table:table-cell office:value-type="float" office:value="1" calcext:value-type="float">
            <text:p>1</text:p>
          </table:table-cell>
          <table:table-cell office:value-type="float" office:value="5" calcext:value-type="float">
            <text:p>5</text:p>
          </table:table-cell>
          <table:table-cell office:value-type="float" office:value="25" calcext:value-type="float">
            <text:p>25</text:p>
          </table:table-cell>
          <table:table-cell office:value-type="float" office:value="68" calcext:value-type="float">
            <text:p>68</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21]=&quot;&quot;;&quot;&quot;;IF([.AT22]=&quot;&quot;;[.AV21];[.AT21]-[.AT22]))" office:value-type="float" office:value="0" calcext:value-type="float">
            <text:p>0</text:p>
          </table:table-cell>
          <table:table-cell table:style-name="ce25" table:formula="of:=[.BE21]=[.AV2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1]=[.A22];[.C21]+1;1)" office:value-type="float" office:value="22" calcext:value-type="float">
            <text:p>22</text:p>
          </table:table-cell>
          <table:table-cell table:style-name="ce30" office:value-type="string" calcext:value-type="string">
            <text:p>ddd</text:p>
          </table:table-cell>
          <table:table-cell table:number-columns-repeated="3"/>
          <table:table-cell table:formula="of:=IF([.E22]=&quot;&quot;;&quot;&quot;;IF([.K22]=&quot;x&quot;;&quot;d&quot;;IF([.K22]=&quot;p&quot;;&quot;d&quot;;IF([.AJ22]=&quot;o&quot;;&quot;o&quot;;IF([.E22]=&quot;1st&quot;;[.AK22];IF([.E22]=&quot;2nd&quot;;[.AL22];[.AJ22]))))))">
            <text:p/>
          </table:table-cell>
          <table:table-cell table:style-name="ce32" table:formula="of:=IF([.C22]=1;1;IF([.E22]=&quot;&quot;;&quot;&quot;;IF([.I21]=&quot;&quot;;[.I20]+1;[.I21])))">
            <text:p/>
          </table:table-cell>
          <table:table-cell table:style-name="ce32" table:formula="of:=IF([.E22]=&quot;&quot;;&quot;&quot;;IF([.E21]=&quot;&quot;;1;1+[.J21]))">
            <text:p/>
          </table:table-cell>
          <table:table-cell table:number-columns-repeated="3"/>
          <table:table-cell table:style-name="ce33" table:formula="of:=IF([.G22]=&quot;?&quot;;COM.MICROSOFT.CONCAT([.AQ22];&quot;Q &quot;;[.AR22];&quot;:&quot;;TEXT([.AS22];&quot;00&quot;));&quot;&quot;)">
            <text:p/>
          </table:table-cell>
          <table:table-cell table:number-columns-repeated="8"/>
          <table:table-cell table:style-name="ce8" table:number-columns-repeated="8"/>
          <table:table-cell table:number-columns-repeated="4"/>
          <table:table-cell table:style-name="ce28"/>
          <table:table-cell table:formula="of:=IF([.K22]=&quot;t&quot;;&quot;o&quot;;IF([.E23]=&quot;1st&quot;;&quot;o&quot;;&quot;d&quot;))" office:value-type="string" office:string-value="o" calcext:value-type="string">
            <text:p>o</text:p>
          </table:table-cell>
          <table:table-cell table:formula="of:=IF(([.F22]-[.F23])&lt;=1;&quot;d&quot;;IF(([.F22]-[.F23])&gt;[.F22]/3;&quot;o&quot;;&quot;d&quot;))" office:value-type="string" office:string-value="d" calcext:value-type="string">
            <text:p>d</text:p>
          </table:table-cell>
          <table:table-cell table:formula="of:=IF(([.F22]-[.F23])&lt;=1;&quot;d&quot;;IF(([.F22]-[.F23])&gt;=[.F22]/2;&quot;o&quot;;&quot;d&quot;))" office:value-type="string" office:string-value="d" calcext:value-type="string">
            <text:p>d</text:p>
          </table:table-cell>
          <table:table-cell table:number-columns-repeated="12"/>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formula="of:=IF([.AT22]=&quot;&quot;;&quot;&quot;;IF([.AT23]=&quot;&quot;;[.AV22];[.AT22]-[.AT23]))">
            <text:p/>
          </table:table-cell>
          <table:table-cell table:style-name="ce25" table:formula="of:=[.BE22]=[.AV2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2]=[.A23];[.C22]+1;1)" office:value-type="float" office:value="23" calcext:value-type="float">
            <text:p>23</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23]=&quot;&quot;;&quot;&quot;;IF([.K23]=&quot;x&quot;;&quot;d&quot;;IF([.K23]=&quot;p&quot;;&quot;d&quot;;IF([.AJ23]=&quot;o&quot;;&quot;o&quot;;IF([.E23]=&quot;1st&quot;;[.AK23];IF([.E23]=&quot;2nd&quot;;[.AL23];[.AJ23]))))))" office:value-type="string" office:string-value="o" calcext:value-type="string">
            <text:p>o</text:p>
          </table:table-cell>
          <table:table-cell table:style-name="ce32" table:formula="of:=IF([.C23]=1;1;IF([.E23]=&quot;&quot;;&quot;&quot;;IF([.I22]=&quot;&quot;;[.I21]+1;[.I22])))" office:value-type="float" office:value="4" calcext:value-type="float">
            <text:p>4</text:p>
          </table:table-cell>
          <table:table-cell table:style-name="ce32" table:formula="of:=IF([.E23]=&quot;&quot;;&quot;&quot;;IF([.E22]=&quot;&quot;;1;1+[.J22]))" office:value-type="float" office:value="1" calcext:value-type="float">
            <text:p>1</text:p>
          </table:table-cell>
          <table:table-cell table:style-name="ce34" office:value-type="string" calcext:value-type="string">
            <text:p>b</text:p>
          </table:table-cell>
          <table:table-cell office:value-type="string" calcext:value-type="string">
            <text:p>o12</text:p>
          </table:table-cell>
          <table:table-cell office:value-type="float" office:value="412" calcext:value-type="float">
            <text:p>412</text:p>
          </table:table-cell>
          <table:table-cell table:style-name="ce33" office:value-type="string" calcext:value-type="string">
            <text:p>seam</text:p>
          </table:table-cell>
          <table:table-cell office:value-type="float" office:value="84" calcext:value-type="float">
            <text:p>84</text:p>
          </table:table-cell>
          <table:table-cell table:number-columns-repeated="5"/>
          <table:table-cell office:value-type="float" office:value="67" calcext:value-type="float">
            <text:p>67</text:p>
          </table:table-cell>
          <table:table-cell office:value-type="float" office:value="57" calcext:value-type="float">
            <text:p>57</text:p>
          </table:table-cell>
          <table:table-cell table:style-name="ce8" office:value-type="float" office:value="17" calcext:value-type="float">
            <text:p>17</text:p>
          </table:table-cell>
          <table:table-cell table:style-name="ce8" office:value-type="float" office:value="22" calcext:value-type="float">
            <text:p>22</text:p>
          </table:table-cell>
          <table:table-cell table:style-name="ce8" table:number-columns-repeated="4"/>
          <table:table-cell table:style-name="ce8" office:value-type="float" office:value="16" calcext:value-type="float">
            <text:p>16</text:p>
          </table:table-cell>
          <table:table-cell table:style-name="ce8" office:value-type="float" office:value="18" calcext:value-type="float">
            <text:p>18</text:p>
          </table:table-cell>
          <table:table-cell office:value-type="string" calcext:value-type="string">
            <text:p>blitz5, pressure getting through, 2x LBs on fd84, still open for catch</text:p>
          </table:table-cell>
          <table:table-cell office:value-type="float" office:value="35.06" calcext:value-type="float">
            <text:p>35.06</text:p>
          </table:table-cell>
          <table:table-cell/>
          <table:table-cell office:value-type="string" calcext:value-type="string">
            <text:p>fd</text:p>
          </table:table-cell>
          <table:table-cell table:style-name="ce28"/>
          <table:table-cell table:formula="of:=IF([.K23]=&quot;t&quot;;&quot;o&quot;;IF([.E24]=&quot;1st&quot;;&quot;o&quot;;&quot;d&quot;))" office:value-type="string" office:string-value="o" calcext:value-type="string">
            <text:p>o</text:p>
          </table:table-cell>
          <table:table-cell table:formula="of:=IF(([.F23]-[.F24])&lt;=1;&quot;d&quot;;IF(([.F23]-[.F24])&gt;[.F23]/3;&quot;o&quot;;&quot;d&quot;))" office:value-type="string" office:string-value="d" calcext:value-type="string">
            <text:p>d</text:p>
          </table:table-cell>
          <table:table-cell table:formula="of:=IF(([.F23]-[.F24])&lt;=1;&quot;d&quot;;IF(([.F23]-[.F24])&gt;=[.F23]/2;&quot;o&quot;;&quot;d&quot;))" office:value-type="string" office:string-value="d" calcext:value-type="string">
            <text:p>d</text:p>
          </table:table-cell>
          <table:table-cell/>
          <table:table-cell table:number-columns-repeated="2" office:value-type="float" office:value="7" calcext:value-type="float">
            <text:p>7</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11" calcext:value-type="float">
            <text:p>11</text:p>
          </table:table-cell>
          <table:table-cell office:value-type="float" office:value="75" calcext:value-type="float">
            <text:p>75</text:p>
          </table:table-cell>
          <table:table-cell/>
          <table:table-cell office:value-type="float" office:value="28" calcext:value-type="float">
            <text:p>28</text:p>
          </table:table-cell>
          <table:table-cell office:value-type="string" calcext:value-type="string">
            <text:p>Pass Reception</text:p>
          </table:table-cell>
          <table:table-cell office:value-type="string" calcext:value-type="string">
            <text:p>Ashton Daniels pass complete to Benjamin Yurosek for 28 yds to the STAN 47 for a 1ST down</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23]=&quot;&quot;;&quot;&quot;;IF([.AT24]=&quot;&quot;;[.AV23];[.AT23]-[.AT24]))" office:value-type="float" office:value="28" calcext:value-type="float">
            <text:p>28</text:p>
          </table:table-cell>
          <table:table-cell table:style-name="ce25" table:formula="of:=[.BE23]=[.AV2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3]=[.A24];[.C23]+1;1)" office:value-type="float" office:value="24" calcext:value-type="float">
            <text:p>24</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24]=&quot;&quot;;&quot;&quot;;IF([.K24]=&quot;x&quot;;&quot;d&quot;;IF([.K24]=&quot;p&quot;;&quot;d&quot;;IF([.AJ24]=&quot;o&quot;;&quot;o&quot;;IF([.E24]=&quot;1st&quot;;[.AK24];IF([.E24]=&quot;2nd&quot;;[.AL24];[.AJ24]))))))" office:value-type="string" office:string-value="d" calcext:value-type="string">
            <text:p>d</text:p>
          </table:table-cell>
          <table:table-cell table:style-name="ce32" table:formula="of:=IF([.C24]=1;1;IF([.E24]=&quot;&quot;;&quot;&quot;;IF([.I23]=&quot;&quot;;[.I22]+1;[.I23])))" office:value-type="float" office:value="4" calcext:value-type="float">
            <text:p>4</text:p>
          </table:table-cell>
          <table:table-cell table:style-name="ce32" table:formula="of:=IF([.E24]=&quot;&quot;;&quot;&quot;;IF([.E23]=&quot;&quot;;1;1+[.J23]))" office:value-type="float" office:value="2" calcext:value-type="float">
            <text:p>2</text:p>
          </table:table-cell>
          <table:table-cell table:style-name="ce34" office:value-type="string" calcext:value-type="string">
            <text:p>b</text:p>
          </table:table-cell>
          <table:table-cell office:value-type="string" calcext:value-type="string">
            <text:p>o12</text:p>
          </table:table-cell>
          <table:table-cell office:value-type="float" office:value="412" calcext:value-type="float">
            <text:p>412</text:p>
          </table:table-cell>
          <table:table-cell table:style-name="ce33" office:value-type="string" calcext:value-type="string">
            <text:p>seam</text:p>
          </table:table-cell>
          <table:table-cell office:value-type="float" office:value="86" calcext:value-type="float">
            <text:p>86</text:p>
          </table:table-cell>
          <table:table-cell table:number-columns-repeated="5"/>
          <table:table-cell office:value-type="float" office:value="71" calcext:value-type="float">
            <text:p>71</text:p>
          </table:table-cell>
          <table:table-cell office:value-type="float" office:value="86" calcext:value-type="float">
            <text:p>86</text:p>
          </table:table-cell>
          <table:table-cell table:style-name="ce8" office:value-type="float" office:value="18" calcext:value-type="float">
            <text:p>18</text:p>
          </table:table-cell>
          <table:table-cell table:style-name="ce8" office:value-type="float" office:value="52" calcext:value-type="float">
            <text:p>52</text:p>
          </table:table-cell>
          <table:table-cell table:style-name="ce8" table:number-columns-repeated="6"/>
          <table:table-cell office:value-type="string" calcext:value-type="string">
            <text:p>BCS, PBU, quick snap</text:p>
          </table:table-cell>
          <table:table-cell table:number-columns-repeated="3"/>
          <table:table-cell table:style-name="ce28"/>
          <table:table-cell table:formula="of:=IF([.K24]=&quot;t&quot;;&quot;o&quot;;IF([.E25]=&quot;1st&quot;;&quot;o&quot;;&quot;d&quot;))" office:value-type="string" office:string-value="d" calcext:value-type="string">
            <text:p>d</text:p>
          </table:table-cell>
          <table:table-cell table:formula="of:=IF(([.F24]-[.F25])&lt;=1;&quot;d&quot;;IF(([.F24]-[.F25])&gt;[.F24]/3;&quot;o&quot;;&quot;d&quot;))" office:value-type="string" office:string-value="d" calcext:value-type="string">
            <text:p>d</text:p>
          </table:table-cell>
          <table:table-cell table:formula="of:=IF(([.F24]-[.F25])&lt;=1;&quot;d&quot;;IF(([.F24]-[.F25])&gt;=[.F24]/2;&quot;o&quot;;&quot;d&quot;))" office:value-type="string" office:string-value="d" calcext:value-type="string">
            <text:p>d</text:p>
          </table:table-cell>
          <table:table-cell/>
          <table:table-cell table:number-columns-repeated="2" office:value-type="float" office:value="7" calcext:value-type="float">
            <text:p>7</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11" calcext:value-type="float">
            <text:p>11</text:p>
          </table:table-cell>
          <table:table-cell office:value-type="float" office:value="47" calcext:value-type="float">
            <text:p>47</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24]=&quot;&quot;;&quot;&quot;;IF([.AT25]=&quot;&quot;;[.AV24];[.AT24]-[.AT25]))" office:value-type="float" office:value="0" calcext:value-type="float">
            <text:p>0</text:p>
          </table:table-cell>
          <table:table-cell table:style-name="ce25" table:formula="of:=[.BE24]=[.AV2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4]=[.A25];[.C24]+1;1)" office:value-type="float" office:value="25" calcext:value-type="float">
            <text:p>25</text:p>
          </table:table-cell>
          <table:table-cell table:style-name="ce30" office:value-type="string" calcext:value-type="string">
            <text:p>ddd</text:p>
          </table:table-cell>
          <table:table-cell office:value-type="string" calcext:value-type="string">
            <text:p>2nd</text:p>
          </table:table-cell>
          <table:table-cell office:value-type="float" office:value="10" calcext:value-type="float">
            <text:p>10</text:p>
          </table:table-cell>
          <table:table-cell office:value-type="string" calcext:value-type="string">
            <text:p>p</text:p>
          </table:table-cell>
          <table:table-cell table:formula="of:=IF([.E25]=&quot;&quot;;&quot;&quot;;IF([.K25]=&quot;x&quot;;&quot;d&quot;;IF([.K25]=&quot;p&quot;;&quot;d&quot;;IF([.AJ25]=&quot;o&quot;;&quot;o&quot;;IF([.E25]=&quot;1st&quot;;[.AK25];IF([.E25]=&quot;2nd&quot;;[.AL25];[.AJ25]))))))" office:value-type="string" office:string-value="o" calcext:value-type="string">
            <text:p>o</text:p>
          </table:table-cell>
          <table:table-cell table:style-name="ce32" table:formula="of:=IF([.C25]=1;1;IF([.E25]=&quot;&quot;;&quot;&quot;;IF([.I24]=&quot;&quot;;[.I23]+1;[.I24])))" office:value-type="float" office:value="4" calcext:value-type="float">
            <text:p>4</text:p>
          </table:table-cell>
          <table:table-cell table:style-name="ce32" table:formula="of:=IF([.E25]=&quot;&quot;;&quot;&quot;;IF([.E24]=&quot;&quot;;1;1+[.J24]))" office:value-type="float" office:value="3" calcext:value-type="float">
            <text:p>3</text:p>
          </table:table-cell>
          <table:table-cell table:style-name="ce34"/>
          <table:table-cell office:value-type="string" calcext:value-type="string">
            <text:p>02</text:p>
          </table:table-cell>
          <table:table-cell office:value-type="float" office:value="403" calcext:value-type="float">
            <text:p>403</text:p>
          </table:table-cell>
          <table:table-cell table:style-name="ce33" office:value-type="string" calcext:value-type="string">
            <text:p>dumpoff</text:p>
          </table:table-cell>
          <table:table-cell office:value-type="float" office:value="84" calcext:value-type="float">
            <text:p>84</text:p>
          </table:table-cell>
          <table:table-cell table:number-columns-repeated="7"/>
          <table:table-cell table:style-name="ce8" table:number-columns-repeated="7"/>
          <table:table-cell table:style-name="ce8" office:value-type="float" office:value="12" calcext:value-type="float">
            <text:p>12</text:p>
          </table:table-cell>
          <table:table-cell office:value-type="string" calcext:value-type="string">
            <text:p>dori2, </text:p>
          </table:table-cell>
          <table:table-cell table:number-columns-repeated="3"/>
          <table:table-cell table:style-name="ce28"/>
          <table:table-cell table:formula="of:=IF([.K25]=&quot;t&quot;;&quot;o&quot;;IF([.E26]=&quot;1st&quot;;&quot;o&quot;;&quot;d&quot;))" office:value-type="string" office:string-value="o" calcext:value-type="string">
            <text:p>o</text:p>
          </table:table-cell>
          <table:table-cell table:formula="of:=IF(([.F25]-[.F26])&lt;=1;&quot;d&quot;;IF(([.F25]-[.F26])&gt;[.F25]/3;&quot;o&quot;;&quot;d&quot;))" office:value-type="string" office:string-value="d" calcext:value-type="string">
            <text:p>d</text:p>
          </table:table-cell>
          <table:table-cell table:formula="of:=IF(([.F25]-[.F26])&lt;=1;&quot;d&quot;;IF(([.F25]-[.F26])&gt;=[.F25]/2;&quot;o&quot;;&quot;d&quot;))" office:value-type="string" office:string-value="d" calcext:value-type="string">
            <text:p>d</text:p>
          </table:table-cell>
          <table:table-cell/>
          <table:table-cell table:number-columns-repeated="2" office:value-type="float" office:value="7" calcext:value-type="float">
            <text:p>7</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11" calcext:value-type="float">
            <text:p>11</text:p>
          </table:table-cell>
          <table:table-cell office:value-type="float" office:value="47" calcext:value-type="float">
            <text:p>47</text:p>
          </table:table-cell>
          <table:table-cell/>
          <table:table-cell office:value-type="float" office:value="14" calcext:value-type="float">
            <text:p>14</text:p>
          </table:table-cell>
          <table:table-cell office:value-type="string" calcext:value-type="string">
            <text:p>Pass Reception</text:p>
          </table:table-cell>
          <table:table-cell office:value-type="string" calcext:value-type="string">
            <text:p>Ashton Daniels pass complete to Benjamin Yurosek for 14 yds to the HAW 33 for a 1ST down</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25]=&quot;&quot;;&quot;&quot;;IF([.AT26]=&quot;&quot;;[.AV25];[.AT25]-[.AT26]))" office:value-type="float" office:value="14" calcext:value-type="float">
            <text:p>14</text:p>
          </table:table-cell>
          <table:table-cell table:style-name="ce25" table:formula="of:=[.BE25]=[.AV2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5]=[.A26];[.C25]+1;1)" office:value-type="float" office:value="26" calcext:value-type="float">
            <text:p>26</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s</text:p>
          </table:table-cell>
          <table:table-cell table:formula="of:=IF([.E26]=&quot;&quot;;&quot;&quot;;IF([.K26]=&quot;x&quot;;&quot;d&quot;;IF([.K26]=&quot;p&quot;;&quot;d&quot;;IF([.AJ26]=&quot;o&quot;;&quot;o&quot;;IF([.E26]=&quot;1st&quot;;[.AK26];IF([.E26]=&quot;2nd&quot;;[.AL26];[.AJ26]))))))" office:value-type="string" office:string-value="d" calcext:value-type="string">
            <text:p>d</text:p>
          </table:table-cell>
          <table:table-cell table:style-name="ce32" table:formula="of:=IF([.C26]=1;1;IF([.E26]=&quot;&quot;;&quot;&quot;;IF([.I25]=&quot;&quot;;[.I24]+1;[.I25])))" office:value-type="float" office:value="4" calcext:value-type="float">
            <text:p>4</text:p>
          </table:table-cell>
          <table:table-cell table:style-name="ce32" table:formula="of:=IF([.E26]=&quot;&quot;;&quot;&quot;;IF([.E25]=&quot;&quot;;1;1+[.J25]))" office:value-type="float" office:value="4" calcext:value-type="float">
            <text:p>4</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flanker</text:p>
          </table:table-cell>
          <table:table-cell office:value-type="float" office:value="24" calcext:value-type="float">
            <text:p>24</text:p>
          </table:table-cell>
          <table:table-cell table:number-columns-repeated="5"/>
          <table:table-cell office:value-type="float" office:value="13" calcext:value-type="float">
            <text:p>13</text:p>
          </table:table-cell>
          <table:table-cell office:value-type="float" office:value="84" calcext:value-type="float">
            <text:p>84</text:p>
          </table:table-cell>
          <table:table-cell table:style-name="ce8" office:value-type="float" office:value="28" calcext:value-type="float">
            <text:p>28</text:p>
          </table:table-cell>
          <table:table-cell table:style-name="ce8" office:value-type="float" office:value="17" calcext:value-type="float">
            <text:p>17</text:p>
          </table:table-cell>
          <table:table-cell table:style-name="ce8" office:value-type="float" office:value="23" calcext:value-type="float">
            <text:p>23</text:p>
          </table:table-cell>
          <table:table-cell table:style-name="ce8" table:number-columns-repeated="4"/>
          <table:table-cell table:style-name="ce8" office:value-type="float" office:value="28" calcext:value-type="float">
            <text:p>28</text:p>
          </table:table-cell>
          <table:table-cell table:number-columns-repeated="4"/>
          <table:table-cell table:style-name="ce28"/>
          <table:table-cell table:formula="of:=IF([.K26]=&quot;t&quot;;&quot;o&quot;;IF([.E27]=&quot;1st&quot;;&quot;o&quot;;&quot;d&quot;))" office:value-type="string" office:string-value="d" calcext:value-type="string">
            <text:p>d</text:p>
          </table:table-cell>
          <table:table-cell table:formula="of:=IF(([.F26]-[.F27])&lt;=1;&quot;d&quot;;IF(([.F26]-[.F27])&gt;[.F26]/3;&quot;o&quot;;&quot;d&quot;))" office:value-type="string" office:string-value="d" calcext:value-type="string">
            <text:p>d</text:p>
          </table:table-cell>
          <table:table-cell table:formula="of:=IF(([.F26]-[.F27])&lt;=1;&quot;d&quot;;IF(([.F26]-[.F27])&gt;=[.F26]/2;&quot;o&quot;;&quot;d&quot;))" office:value-type="string" office:string-value="d" calcext:value-type="string">
            <text:p>d</text:p>
          </table:table-cell>
          <table:table-cell/>
          <table:table-cell table:number-columns-repeated="2" office:value-type="float" office:value="7" calcext:value-type="float">
            <text:p>7</text:p>
          </table:table-cell>
          <table:table-cell/>
          <table:table-cell office:value-type="float" office:value="2" calcext:value-type="float">
            <text:p>2</text:p>
          </table:table-cell>
          <table:table-cell office:value-type="float" office:value="12" calcext:value-type="float">
            <text:p>12</text:p>
          </table:table-cell>
          <table:table-cell office:value-type="float" office:value="33" calcext:value-type="float">
            <text:p>33</text:p>
          </table:table-cell>
          <table:table-cell office:value-type="float" office:value="33" calcext:value-type="float">
            <text:p>33</text:p>
          </table:table-cell>
          <table:table-cell/>
          <table:table-cell office:value-type="float" office:value="1" calcext:value-type="float">
            <text:p>1</text:p>
          </table:table-cell>
          <table:table-cell office:value-type="string" calcext:value-type="string">
            <text:p>Pass Reception</text:p>
          </table:table-cell>
          <table:table-cell office:value-type="string" calcext:value-type="string">
            <text:p>Ashton Daniels pass complete to Tiger Bachmeier for 1 yd to the HAW 32</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26]=&quot;&quot;;&quot;&quot;;IF([.AT27]=&quot;&quot;;[.AV26];[.AT26]-[.AT27]))" office:value-type="float" office:value="1" calcext:value-type="float">
            <text:p>1</text:p>
          </table:table-cell>
          <table:table-cell table:style-name="ce25" table:formula="of:=[.BE26]=[.AV2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6]=[.A27];[.C26]+1;1)" office:value-type="float" office:value="27" calcext:value-type="float">
            <text:p>27</text:p>
          </table:table-cell>
          <table:table-cell table:style-name="ce30" office:value-type="string" calcext:value-type="string">
            <text:p>ddd</text:p>
          </table:table-cell>
          <table:table-cell office:value-type="string" calcext:value-type="string">
            <text:p>2nd</text:p>
          </table:table-cell>
          <table:table-cell office:value-type="float" office:value="9" calcext:value-type="float">
            <text:p>9</text:p>
          </table:table-cell>
          <table:table-cell office:value-type="string" calcext:value-type="string">
            <text:p>t</text:p>
          </table:table-cell>
          <table:table-cell table:formula="of:=IF([.E27]=&quot;&quot;;&quot;&quot;;IF([.K27]=&quot;x&quot;;&quot;d&quot;;IF([.K27]=&quot;p&quot;;&quot;d&quot;;IF([.AJ27]=&quot;o&quot;;&quot;o&quot;;IF([.E27]=&quot;1st&quot;;[.AK27];IF([.E27]=&quot;2nd&quot;;[.AL27];[.AJ27]))))))" office:value-type="string" office:string-value="o" calcext:value-type="string">
            <text:p>o</text:p>
          </table:table-cell>
          <table:table-cell table:style-name="ce32" table:formula="of:=IF([.C27]=1;1;IF([.E27]=&quot;&quot;;&quot;&quot;;IF([.I26]=&quot;&quot;;[.I25]+1;[.I26])))" office:value-type="float" office:value="4" calcext:value-type="float">
            <text:p>4</text:p>
          </table:table-cell>
          <table:table-cell table:style-name="ce32" table:formula="of:=IF([.E27]=&quot;&quot;;&quot;&quot;;IF([.E26]=&quot;&quot;;1;1+[.J26]))" office:value-type="float" office:value="5" calcext:value-type="float">
            <text:p>5</text:p>
          </table:table-cell>
          <table:table-cell table:style-name="ce34" office:value-type="string" calcext:value-type="string">
            <text:p>t</text:p>
          </table:table-cell>
          <table:table-cell office:value-type="string" calcext:value-type="string">
            <text:p>o11</text:p>
          </table:table-cell>
          <table:table-cell office:value-type="float" office:value="411" calcext:value-type="float">
            <text:p>411</text:p>
          </table:table-cell>
          <table:table-cell table:style-name="ce33" office:value-type="string" calcext:value-type="string">
            <text:p>reverse flea flicker</text:p>
          </table:table-cell>
          <table:table-cell office:value-type="float" office:value="84" calcext:value-type="float">
            <text:p>84</text:p>
          </table:table-cell>
          <table:table-cell table:number-columns-repeated="7"/>
          <table:table-cell table:style-name="ce8" table:number-columns-repeated="8"/>
          <table:table-cell table:number-columns-repeated="4"/>
          <table:table-cell table:style-name="ce28"/>
          <table:table-cell table:formula="of:=IF([.K27]=&quot;t&quot;;&quot;o&quot;;IF([.E28]=&quot;1st&quot;;&quot;o&quot;;&quot;d&quot;))" office:value-type="string" office:string-value="o" calcext:value-type="string">
            <text:p>o</text:p>
          </table:table-cell>
          <table:table-cell table:formula="of:=IF(([.F27]-[.F28])&lt;=1;&quot;d&quot;;IF(([.F27]-[.F28])&gt;[.F27]/3;&quot;o&quot;;&quot;d&quot;))" office:value-type="string" office:string-value="o" calcext:value-type="string">
            <text:p>o</text:p>
          </table:table-cell>
          <table:table-cell table:formula="of:=IF(([.F27]-[.F28])&lt;=1;&quot;d&quot;;IF(([.F27]-[.F28])&gt;=[.F27]/2;&quot;o&quot;;&quot;d&quot;))" office:value-type="string" office:string-value="o" calcext:value-type="string">
            <text:p>o</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2" calcext:value-type="float">
            <text:p>12</text:p>
          </table:table-cell>
          <table:table-cell office:value-type="float" office:value="24" calcext:value-type="float">
            <text:p>24</text:p>
          </table:table-cell>
          <table:table-cell office:value-type="float" office:value="32" calcext:value-type="float">
            <text:p>32</text:p>
          </table:table-cell>
          <table:table-cell/>
          <table:table-cell office:value-type="float" office:value="32" calcext:value-type="float">
            <text:p>32</text:p>
          </table:table-cell>
          <table:table-cell office:value-type="string" calcext:value-type="string">
            <text:p>Passing Touchdown</text:p>
          </table:table-cell>
          <table:table-cell office:value-type="string" calcext:value-type="string">
            <text:p>Ashton Daniels pass complete to Benjamin Yurosek for 32 yds for a TD (Joshua Karty KICK)</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27]=&quot;&quot;;&quot;&quot;;IF([.AT28]=&quot;&quot;;[.AV27];[.AT27]-[.AT28]))" office:value-type="float" office:value="32" calcext:value-type="float">
            <text:p>32</text:p>
          </table:table-cell>
          <table:table-cell table:style-name="ce25" table:formula="of:=[.BE27]=[.AV27]"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7]=[.A28];[.C27]+1;1)" office:value-type="float" office:value="28" calcext:value-type="float">
            <text:p>28</text:p>
          </table:table-cell>
          <table:table-cell table:style-name="ce30" office:value-type="string" calcext:value-type="string">
            <text:p>ddd</text:p>
          </table:table-cell>
          <table:table-cell table:number-columns-repeated="3"/>
          <table:table-cell table:formula="of:=IF([.E28]=&quot;&quot;;&quot;&quot;;IF([.K28]=&quot;x&quot;;&quot;d&quot;;IF([.K28]=&quot;p&quot;;&quot;d&quot;;IF([.AJ28]=&quot;o&quot;;&quot;o&quot;;IF([.E28]=&quot;1st&quot;;[.AK28];IF([.E28]=&quot;2nd&quot;;[.AL28];[.AJ28]))))))">
            <text:p/>
          </table:table-cell>
          <table:table-cell table:style-name="ce32" table:formula="of:=IF([.C28]=1;1;IF([.E28]=&quot;&quot;;&quot;&quot;;IF([.I27]=&quot;&quot;;[.I26]+1;[.I27])))">
            <text:p/>
          </table:table-cell>
          <table:table-cell table:style-name="ce32" table:formula="of:=IF([.E28]=&quot;&quot;;&quot;&quot;;IF([.E27]=&quot;&quot;;1;1+[.J27]))">
            <text:p/>
          </table:table-cell>
          <table:table-cell table:number-columns-repeated="3"/>
          <table:table-cell table:style-name="ce33" table:formula="of:=IF([.G28]=&quot;?&quot;;COM.MICROSOFT.CONCAT([.AQ28];&quot;Q &quot;;[.AR28];&quot;:&quot;;TEXT([.AS28];&quot;00&quot;));&quot;&quot;)">
            <text:p/>
          </table:table-cell>
          <table:table-cell table:number-columns-repeated="8"/>
          <table:table-cell table:style-name="ce8" table:number-columns-repeated="8"/>
          <table:table-cell table:number-columns-repeated="4"/>
          <table:table-cell table:style-name="ce28"/>
          <table:table-cell table:formula="of:=IF([.K28]=&quot;t&quot;;&quot;o&quot;;IF([.E29]=&quot;1st&quot;;&quot;o&quot;;&quot;d&quot;))" office:value-type="string" office:string-value="o" calcext:value-type="string">
            <text:p>o</text:p>
          </table:table-cell>
          <table:table-cell table:formula="of:=IF(([.F28]-[.F29])&lt;=1;&quot;d&quot;;IF(([.F28]-[.F29])&gt;[.F28]/3;&quot;o&quot;;&quot;d&quot;))" office:value-type="string" office:string-value="d" calcext:value-type="string">
            <text:p>d</text:p>
          </table:table-cell>
          <table:table-cell table:formula="of:=IF(([.F28]-[.F29])&lt;=1;&quot;d&quot;;IF(([.F28]-[.F29])&gt;=[.F28]/2;&quot;o&quot;;&quot;d&quot;))" office:value-type="string" office:string-value="d" calcext:value-type="string">
            <text:p>d</text:p>
          </table:table-cell>
          <table:table-cell table:number-columns-repeated="17"/>
          <table:table-cell office:value-type="float" office:value="14" calcext:value-type="float">
            <text:p>14</text:p>
          </table:table-cell>
          <table:table-cell table:formula="of:=IF([.AT28]=&quot;&quot;;&quot;&quot;;IF([.AT29]=&quot;&quot;;[.AV28];[.AT28]-[.AT29]))">
            <text:p/>
          </table:table-cell>
          <table:table-cell table:style-name="ce25" table:formula="of:=[.BE28]=[.AV28]"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8]=[.A29];[.C28]+1;1)" office:value-type="float" office:value="29" calcext:value-type="float">
            <text:p>29</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29]=&quot;&quot;;&quot;&quot;;IF([.K29]=&quot;x&quot;;&quot;d&quot;;IF([.K29]=&quot;p&quot;;&quot;d&quot;;IF([.AJ29]=&quot;o&quot;;&quot;o&quot;;IF([.E29]=&quot;1st&quot;;[.AK29];IF([.E29]=&quot;2nd&quot;;[.AL29];[.AJ29]))))))" office:value-type="string" office:string-value="o" calcext:value-type="string">
            <text:p>o</text:p>
          </table:table-cell>
          <table:table-cell table:style-name="ce32" table:formula="of:=IF([.C29]=1;1;IF([.E29]=&quot;&quot;;&quot;&quot;;IF([.I28]=&quot;&quot;;[.I27]+1;[.I28])))" office:value-type="float" office:value="5" calcext:value-type="float">
            <text:p>5</text:p>
          </table:table-cell>
          <table:table-cell table:style-name="ce32" table:formula="of:=IF([.E29]=&quot;&quot;;&quot;&quot;;IF([.E28]=&quot;&quot;;1;1+[.J28]))" office:value-type="float" office:value="1" calcext:value-type="float">
            <text:p>1</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office:value-type="float" office:value="84" calcext:value-type="float">
            <text:p>84</text:p>
          </table:table-cell>
          <table:table-cell table:number-columns-repeated="7"/>
          <table:table-cell table:style-name="ce8" table:number-columns-repeated="8"/>
          <table:table-cell office:value-type="string" calcext:value-type="string">
            <text:p>Not in video</text:p>
          </table:table-cell>
          <table:table-cell table:number-columns-repeated="3"/>
          <table:table-cell table:style-name="ce28"/>
          <table:table-cell table:formula="of:=IF([.K29]=&quot;t&quot;;&quot;o&quot;;IF([.E30]=&quot;1st&quot;;&quot;o&quot;;&quot;d&quot;))" office:value-type="string" office:string-value="d" calcext:value-type="string">
            <text:p>d</text:p>
          </table:table-cell>
          <table:table-cell table:formula="of:=IF(([.F29]-[.F30])&lt;=1;&quot;d&quot;;IF(([.F29]-[.F30])&gt;[.F29]/3;&quot;o&quot;;&quot;d&quot;))" office:value-type="string" office:string-value="o" calcext:value-type="string">
            <text:p>o</text:p>
          </table:table-cell>
          <table:table-cell table:formula="of:=IF(([.F29]-[.F30])&lt;=1;&quot;d&quot;;IF(([.F29]-[.F30])&gt;=[.F29]/2;&quot;o&quot;;&quot;d&quot;))" office:value-type="string" office:string-value="o" calcext:value-type="string">
            <text:p>o</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66" calcext:value-type="float">
            <text:p>66</text:p>
          </table:table-cell>
          <table:table-cell/>
          <table:table-cell office:value-type="float" office:value="9" calcext:value-type="float">
            <text:p>9</text:p>
          </table:table-cell>
          <table:table-cell office:value-type="string" calcext:value-type="string">
            <text:p>Pass Reception</text:p>
          </table:table-cell>
          <table:table-cell office:value-type="string" calcext:value-type="string">
            <text:p>Ashton Daniels pass complete to Benjamin Yurosek for 9 yds to the STAN 43</text:p>
          </table:table-cell>
          <table:table-cell table:number-columns-repeated="5"/>
          <table:table-cell office:value-type="float" office:value="14" calcext:value-type="float">
            <text:p>14</text:p>
          </table:table-cell>
          <table:table-cell table:style-name="ce32" table:formula="of:=IF([.AT29]=&quot;&quot;;&quot;&quot;;IF([.AT30]=&quot;&quot;;[.AV29];[.AT29]-[.AT30]))" office:value-type="float" office:value="9" calcext:value-type="float">
            <text:p>9</text:p>
          </table:table-cell>
          <table:table-cell table:style-name="ce25" table:formula="of:=[.BE29]=[.AV29]"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29]=[.A30];[.C29]+1;1)" office:value-type="float" office:value="30" calcext:value-type="float">
            <text:p>30</text:p>
          </table:table-cell>
          <table:table-cell table:style-name="ce30" office:value-type="string" calcext:value-type="string">
            <text:p>ddd</text:p>
          </table:table-cell>
          <table:table-cell office:value-type="string" calcext:value-type="string">
            <text:p>2nd</text:p>
          </table:table-cell>
          <table:table-cell office:value-type="float" office:value="1" calcext:value-type="float">
            <text:p>1</text:p>
          </table:table-cell>
          <table:table-cell office:value-type="string" calcext:value-type="string">
            <text:p>r</text:p>
          </table:table-cell>
          <table:table-cell table:formula="of:=IF([.E30]=&quot;&quot;;&quot;&quot;;IF([.K30]=&quot;x&quot;;&quot;d&quot;;IF([.K30]=&quot;p&quot;;&quot;d&quot;;IF([.AJ30]=&quot;o&quot;;&quot;o&quot;;IF([.E30]=&quot;1st&quot;;[.AK30];IF([.E30]=&quot;2nd&quot;;[.AL30];[.AJ30]))))))" office:value-type="string" office:string-value="d" calcext:value-type="string">
            <text:p>d</text:p>
          </table:table-cell>
          <table:table-cell table:style-name="ce32" table:formula="of:=IF([.C30]=1;1;IF([.E30]=&quot;&quot;;&quot;&quot;;IF([.I29]=&quot;&quot;;[.I28]+1;[.I29])))" office:value-type="float" office:value="5" calcext:value-type="float">
            <text:p>5</text:p>
          </table:table-cell>
          <table:table-cell table:style-name="ce32" table:formula="of:=IF([.E30]=&quot;&quot;;&quot;&quot;;IF([.E29]=&quot;&quot;;1;1+[.J29]))" office:value-type="float" office:value="2" calcext:value-type="float">
            <text:p>2</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office:value-type="float" office:value="22" calcext:value-type="float">
            <text:p>22</text:p>
          </table:table-cell>
          <table:table-cell table:number-columns-repeated="7"/>
          <table:table-cell table:style-name="ce8" table:number-columns-repeated="8"/>
          <table:table-cell office:value-type="string" calcext:value-type="string">
            <text:p>Not in video</text:p>
          </table:table-cell>
          <table:table-cell table:number-columns-repeated="3"/>
          <table:table-cell table:style-name="ce28"/>
          <table:table-cell table:formula="of:=IF([.K30]=&quot;t&quot;;&quot;o&quot;;IF([.E31]=&quot;1st&quot;;&quot;o&quot;;&quot;d&quot;))" office:value-type="string" office:string-value="d" calcext:value-type="string">
            <text:p>d</text:p>
          </table:table-cell>
          <table:table-cell table:formula="of:=IF(([.F30]-[.F31])&lt;=1;&quot;d&quot;;IF(([.F30]-[.F31])&gt;[.F30]/3;&quot;o&quot;;&quot;d&quot;))" office:value-type="string" office:string-value="d" calcext:value-type="string">
            <text:p>d</text:p>
          </table:table-cell>
          <table:table-cell table:formula="of:=IF(([.F30]-[.F31])&lt;=1;&quot;d&quot;;IF(([.F30]-[.F31])&gt;=[.F30]/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57" calcext:value-type="float">
            <text:p>57</text:p>
          </table:table-cell>
          <table:table-cell/>
          <table:table-cell office:value-type="float" office:value="0" calcext:value-type="float">
            <text:p>0</text:p>
          </table:table-cell>
          <table:table-cell office:value-type="string" calcext:value-type="string">
            <text:p>Rush</text:p>
          </table:table-cell>
          <table:table-cell office:value-type="string" calcext:value-type="string">
            <text:p>E.J. Smith run for no gain to the STAN 43</text:p>
          </table:table-cell>
          <table:table-cell table:number-columns-repeated="5"/>
          <table:table-cell office:value-type="float" office:value="14" calcext:value-type="float">
            <text:p>14</text:p>
          </table:table-cell>
          <table:table-cell table:style-name="ce32" table:formula="of:=IF([.AT30]=&quot;&quot;;&quot;&quot;;IF([.AT31]=&quot;&quot;;[.AV30];[.AT30]-[.AT31]))" office:value-type="float" office:value="0" calcext:value-type="float">
            <text:p>0</text:p>
          </table:table-cell>
          <table:table-cell table:style-name="ce25" table:formula="of:=[.BE30]=[.AV30]"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0]=[.A31];[.C30]+1;1)" office:value-type="float" office:value="31" calcext:value-type="float">
            <text:p>31</text:p>
          </table:table-cell>
          <table:table-cell table:style-name="ce30" office:value-type="string" calcext:value-type="string">
            <text:p>ddd</text:p>
          </table:table-cell>
          <table:table-cell office:value-type="string" calcext:value-type="string">
            <text:p>3rd</text:p>
          </table:table-cell>
          <table:table-cell office:value-type="float" office:value="1" calcext:value-type="float">
            <text:p>1</text:p>
          </table:table-cell>
          <table:table-cell office:value-type="string" calcext:value-type="string">
            <text:p>r</text:p>
          </table:table-cell>
          <table:table-cell table:formula="of:=IF([.E31]=&quot;&quot;;&quot;&quot;;IF([.K31]=&quot;x&quot;;&quot;d&quot;;IF([.K31]=&quot;p&quot;;&quot;d&quot;;IF([.AJ31]=&quot;o&quot;;&quot;o&quot;;IF([.E31]=&quot;1st&quot;;[.AK31];IF([.E31]=&quot;2nd&quot;;[.AL31];[.AJ31]))))))" office:value-type="string" office:string-value="o" calcext:value-type="string">
            <text:p>o</text:p>
          </table:table-cell>
          <table:table-cell table:style-name="ce32" table:formula="of:=IF([.C31]=1;1;IF([.E31]=&quot;&quot;;&quot;&quot;;IF([.I30]=&quot;&quot;;[.I29]+1;[.I30])))" office:value-type="float" office:value="5" calcext:value-type="float">
            <text:p>5</text:p>
          </table:table-cell>
          <table:table-cell table:style-name="ce32" table:formula="of:=IF([.E31]=&quot;&quot;;&quot;&quot;;IF([.E30]=&quot;&quot;;1;1+[.J30]))" office:value-type="float" office:value="3" calcext:value-type="float">
            <text:p>3</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office:value-type="float" office:value="14" calcext:value-type="float">
            <text:p>14</text:p>
          </table:table-cell>
          <table:table-cell table:number-columns-repeated="7"/>
          <table:table-cell table:style-name="ce8" table:number-columns-repeated="8"/>
          <table:table-cell office:value-type="string" calcext:value-type="string">
            <text:p>Not in video</text:p>
          </table:table-cell>
          <table:table-cell table:number-columns-repeated="3"/>
          <table:table-cell table:style-name="ce28"/>
          <table:table-cell table:formula="of:=IF([.K31]=&quot;t&quot;;&quot;o&quot;;IF([.E32]=&quot;1st&quot;;&quot;o&quot;;&quot;d&quot;))" office:value-type="string" office:string-value="o" calcext:value-type="string">
            <text:p>o</text:p>
          </table:table-cell>
          <table:table-cell table:formula="of:=IF(([.F31]-[.F32])&lt;=1;&quot;d&quot;;IF(([.F31]-[.F32])&gt;[.F31]/3;&quot;o&quot;;&quot;d&quot;))" office:value-type="string" office:string-value="d" calcext:value-type="string">
            <text:p>d</text:p>
          </table:table-cell>
          <table:table-cell table:formula="of:=IF(([.F31]-[.F32])&lt;=1;&quot;d&quot;;IF(([.F31]-[.F32])&gt;=[.F31]/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57" calcext:value-type="float">
            <text:p>57</text:p>
          </table:table-cell>
          <table:table-cell/>
          <table:table-cell office:value-type="float" office:value="2" calcext:value-type="float">
            <text:p>2</text:p>
          </table:table-cell>
          <table:table-cell office:value-type="string" calcext:value-type="string">
            <text:p>Rush</text:p>
          </table:table-cell>
          <table:table-cell office:value-type="string" calcext:value-type="string">
            <text:p>Ashton Daniels run for 2 yds to the STAN 45 for a 1ST down</text:p>
          </table:table-cell>
          <table:table-cell table:number-columns-repeated="5"/>
          <table:table-cell office:value-type="float" office:value="14" calcext:value-type="float">
            <text:p>14</text:p>
          </table:table-cell>
          <table:table-cell table:style-name="ce32" table:formula="of:=IF([.AT31]=&quot;&quot;;&quot;&quot;;IF([.AT32]=&quot;&quot;;[.AV31];[.AT31]-[.AT32]))" office:value-type="float" office:value="2" calcext:value-type="float">
            <text:p>2</text:p>
          </table:table-cell>
          <table:table-cell table:style-name="ce25" table:formula="of:=[.BE31]=[.AV3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1]=[.A32];[.C31]+1;1)" office:value-type="float" office:value="32" calcext:value-type="float">
            <text:p>32</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32]=&quot;&quot;;&quot;&quot;;IF([.K32]=&quot;x&quot;;&quot;d&quot;;IF([.K32]=&quot;p&quot;;&quot;d&quot;;IF([.AJ32]=&quot;o&quot;;&quot;o&quot;;IF([.E32]=&quot;1st&quot;;[.AK32];IF([.E32]=&quot;2nd&quot;;[.AL32];[.AJ32]))))))" office:value-type="string" office:string-value="d" calcext:value-type="string">
            <text:p>d</text:p>
          </table:table-cell>
          <table:table-cell table:style-name="ce32" table:formula="of:=IF([.C32]=1;1;IF([.E32]=&quot;&quot;;&quot;&quot;;IF([.I31]=&quot;&quot;;[.I30]+1;[.I31])))" office:value-type="float" office:value="5" calcext:value-type="float">
            <text:p>5</text:p>
          </table:table-cell>
          <table:table-cell table:style-name="ce32" table:formula="of:=IF([.E32]=&quot;&quot;;&quot;&quot;;IF([.E31]=&quot;&quot;;1;1+[.J31]))" office:value-type="float" office:value="4" calcext:value-type="float">
            <text:p>4</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office:value-type="float" office:value="15" calcext:value-type="float">
            <text:p>15</text:p>
          </table:table-cell>
          <table:table-cell table:number-columns-repeated="7"/>
          <table:table-cell table:style-name="ce8" table:number-columns-repeated="8"/>
          <table:table-cell office:value-type="string" calcext:value-type="string">
            <text:p>Not in video</text:p>
          </table:table-cell>
          <table:table-cell table:number-columns-repeated="3"/>
          <table:table-cell table:style-name="ce28"/>
          <table:table-cell table:formula="of:=IF([.K32]=&quot;t&quot;;&quot;o&quot;;IF([.E33]=&quot;1st&quot;;&quot;o&quot;;&quot;d&quot;))" office:value-type="string" office:string-value="d" calcext:value-type="string">
            <text:p>d</text:p>
          </table:table-cell>
          <table:table-cell table:formula="of:=IF(([.F32]-[.F33])&lt;=1;&quot;d&quot;;IF(([.F32]-[.F33])&gt;[.F32]/3;&quot;o&quot;;&quot;d&quot;))" office:value-type="string" office:string-value="d" calcext:value-type="string">
            <text:p>d</text:p>
          </table:table-cell>
          <table:table-cell table:formula="of:=IF(([.F32]-[.F33])&lt;=1;&quot;d&quot;;IF(([.F32]-[.F33])&gt;=[.F32]/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55" calcext:value-type="float">
            <text:p>55</text:p>
          </table:table-cell>
          <table:table-cell/>
          <table:table-cell office:value-type="float" office:value="-1" calcext:value-type="float">
            <text:p>-1</text:p>
          </table:table-cell>
          <table:table-cell office:value-type="string" calcext:value-type="string">
            <text:p>Sack</text:p>
          </table:table-cell>
          <table:table-cell office:value-type="string" calcext:value-type="string">
            <text:p>DANIELS, Ashton sacked for a loss of 1 yards at the STA44 (CHOI, Andrew)</text:p>
          </table:table-cell>
          <table:table-cell table:number-columns-repeated="5"/>
          <table:table-cell office:value-type="float" office:value="14" calcext:value-type="float">
            <text:p>14</text:p>
          </table:table-cell>
          <table:table-cell table:style-name="ce32" table:formula="of:=IF([.AT32]=&quot;&quot;;&quot;&quot;;IF([.AT33]=&quot;&quot;;[.AV32];[.AT32]-[.AT33]))" office:value-type="float" office:value="-1" calcext:value-type="float">
            <text:p>-1</text:p>
          </table:table-cell>
          <table:table-cell table:style-name="ce25" table:formula="of:=[.BE32]=[.AV3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2]=[.A33];[.C32]+1;1)" office:value-type="float" office:value="33" calcext:value-type="float">
            <text:p>33</text:p>
          </table:table-cell>
          <table:table-cell table:style-name="ce30" office:value-type="string" calcext:value-type="string">
            <text:p>ddd</text:p>
          </table:table-cell>
          <table:table-cell office:value-type="string" calcext:value-type="string">
            <text:p>2<text:span text:style-name="T1">nd</text:span></text:p>
          </table:table-cell>
          <table:table-cell office:value-type="float" office:value="11" calcext:value-type="float">
            <text:p>11</text:p>
          </table:table-cell>
          <table:table-cell office:value-type="string" calcext:value-type="string">
            <text:p>x</text:p>
          </table:table-cell>
          <table:table-cell table:formula="of:=IF([.E33]=&quot;&quot;;&quot;&quot;;IF([.K33]=&quot;x&quot;;&quot;d&quot;;IF([.K33]=&quot;p&quot;;&quot;d&quot;;IF([.AJ33]=&quot;o&quot;;&quot;o&quot;;IF([.E33]=&quot;1st&quot;;[.AK33];IF([.E33]=&quot;2nd&quot;;[.AL33];[.AJ33]))))))" office:value-type="string" office:string-value="o" calcext:value-type="string">
            <text:p>o</text:p>
          </table:table-cell>
          <table:table-cell table:style-name="ce32" table:formula="of:=IF([.C33]=1;1;IF([.E33]=&quot;&quot;;&quot;&quot;;IF([.I32]=&quot;&quot;;[.I31]+1;[.I32])))" office:value-type="float" office:value="5" calcext:value-type="float">
            <text:p>5</text:p>
          </table:table-cell>
          <table:table-cell table:style-name="ce32" table:formula="of:=IF([.E33]=&quot;&quot;;&quot;&quot;;IF([.E32]=&quot;&quot;;1;1+[.J32]))" office:value-type="float" office:value="5" calcext:value-type="float">
            <text:p>5</text:p>
          </table:table-cell>
          <table:table-cell table:style-name="ce34"/>
          <table:table-cell table:number-columns-repeated="2"/>
          <table:table-cell table:style-name="ce33" office:value-type="string" calcext:value-type="string">
            <text:p>deadball</text:p>
          </table:table-cell>
          <table:table-cell table:number-columns-repeated="8"/>
          <table:table-cell table:style-name="ce8" table:number-columns-repeated="8"/>
          <table:table-cell office:value-type="string" calcext:value-type="string">
            <text:p>Not in video</text:p>
          </table:table-cell>
          <table:table-cell table:number-columns-repeated="3"/>
          <table:table-cell table:style-name="ce28"/>
          <table:table-cell table:formula="of:=IF([.K33]=&quot;t&quot;;&quot;o&quot;;IF([.E34]=&quot;1st&quot;;&quot;o&quot;;&quot;d&quot;))" office:value-type="string" office:string-value="o" calcext:value-type="string">
            <text:p>o</text:p>
          </table:table-cell>
          <table:table-cell table:formula="of:=IF(([.F33]-[.F34])&lt;=1;&quot;d&quot;;IF(([.F33]-[.F34])&gt;[.F33]/3;&quot;o&quot;;&quot;d&quot;))" office:value-type="string" office:string-value="d" calcext:value-type="string">
            <text:p>d</text:p>
          </table:table-cell>
          <table:table-cell table:formula="of:=IF(([.F33]-[.F34])&lt;=1;&quot;d&quot;;IF(([.F33]-[.F34])&gt;=[.F33]/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56" calcext:value-type="float">
            <text:p>56</text:p>
          </table:table-cell>
          <table:table-cell/>
          <table:table-cell office:value-type="float" office:value="15" calcext:value-type="float">
            <text:p>15</text:p>
          </table:table-cell>
          <table:table-cell office:value-type="string" calcext:value-type="string">
            <text:p>Penalty</text:p>
          </table:table-cell>
          <table:table-cell office:value-type="string" calcext:value-type="string">
            <text:p>PENALTY HAW Personal Foul on CHOI, Andrew enforced 14 yards from the STA45 to the HAW41 and results in automatic 1ST DOWN [NHSG]. NO PLAY (replay the down).</text:p>
          </table:table-cell>
          <table:table-cell table:number-columns-repeated="5"/>
          <table:table-cell office:value-type="float" office:value="14" calcext:value-type="float">
            <text:p>14</text:p>
          </table:table-cell>
          <table:table-cell table:style-name="ce32" table:formula="of:=IF([.AT33]=&quot;&quot;;&quot;&quot;;IF([.AT34]=&quot;&quot;;[.AV33];[.AT33]-[.AT34]))" office:value-type="float" office:value="15" calcext:value-type="float">
            <text:p>15</text:p>
          </table:table-cell>
          <table:table-cell table:style-name="ce25" table:formula="of:=[.BE33]=[.AV3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3]=[.A34];[.C33]+1;1)" office:value-type="float" office:value="34" calcext:value-type="float">
            <text:p>34</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34]=&quot;&quot;;&quot;&quot;;IF([.K34]=&quot;x&quot;;&quot;d&quot;;IF([.K34]=&quot;p&quot;;&quot;d&quot;;IF([.AJ34]=&quot;o&quot;;&quot;o&quot;;IF([.E34]=&quot;1st&quot;;[.AK34];IF([.E34]=&quot;2nd&quot;;[.AL34];[.AJ34]))))))" office:value-type="string" office:string-value="o" calcext:value-type="string">
            <text:p>o</text:p>
          </table:table-cell>
          <table:table-cell table:style-name="ce32" table:formula="of:=IF([.C34]=1;1;IF([.E34]=&quot;&quot;;&quot;&quot;;IF([.I33]=&quot;&quot;;[.I32]+1;[.I33])))" office:value-type="float" office:value="5" calcext:value-type="float">
            <text:p>5</text:p>
          </table:table-cell>
          <table:table-cell table:style-name="ce32" table:formula="of:=IF([.E34]=&quot;&quot;;&quot;&quot;;IF([.E33]=&quot;&quot;;1;1+[.J33]))" office:value-type="float" office:value="6" calcext:value-type="float">
            <text:p>6</text:p>
          </table:table-cell>
          <table:table-cell table:style-name="ce34"/>
          <table:table-cell table:number-columns-repeated="2" office:value-type="string" calcext:value-type="string">
            <text:p>?</text:p>
          </table:table-cell>
          <table:table-cell table:style-name="ce33" office:value-type="string" calcext:value-type="string">
            <text:p>?</text:p>
          </table:table-cell>
          <table:table-cell office:value-type="float" office:value="2" calcext:value-type="float">
            <text:p>2</text:p>
          </table:table-cell>
          <table:table-cell table:number-columns-repeated="7"/>
          <table:table-cell table:style-name="ce8" table:number-columns-repeated="8"/>
          <table:table-cell office:value-type="string" calcext:value-type="string">
            <text:p>Not in video</text:p>
          </table:table-cell>
          <table:table-cell table:number-columns-repeated="3"/>
          <table:table-cell table:style-name="ce28"/>
          <table:table-cell table:formula="of:=IF([.K34]=&quot;t&quot;;&quot;o&quot;;IF([.E35]=&quot;1st&quot;;&quot;o&quot;;&quot;d&quot;))" office:value-type="string" office:string-value="d" calcext:value-type="string">
            <text:p>d</text:p>
          </table:table-cell>
          <table:table-cell table:formula="of:=IF(([.F34]-[.F35])&lt;=1;&quot;d&quot;;IF(([.F34]-[.F35])&gt;[.F34]/3;&quot;o&quot;;&quot;d&quot;))" office:value-type="string" office:string-value="o" calcext:value-type="string">
            <text:p>o</text:p>
          </table:table-cell>
          <table:table-cell table:formula="of:=IF(([.F34]-[.F35])&lt;=1;&quot;d&quot;;IF(([.F34]-[.F35])&gt;=[.F34]/2;&quot;o&quot;;&quot;d&quot;))" office:value-type="string" office:string-value="o" calcext:value-type="string">
            <text:p>o</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41" calcext:value-type="float">
            <text:p>41</text:p>
          </table:table-cell>
          <table:table-cell/>
          <table:table-cell office:value-type="float" office:value="8" calcext:value-type="float">
            <text:p>8</text:p>
          </table:table-cell>
          <table:table-cell office:value-type="string" calcext:value-type="string">
            <text:p>Rush</text:p>
          </table:table-cell>
          <table:table-cell office:value-type="string" calcext:value-type="string">
            <text:p>Casey Filkins run for 8 yds to the HAW 33</text:p>
          </table:table-cell>
          <table:table-cell table:number-columns-repeated="5"/>
          <table:table-cell office:value-type="float" office:value="14" calcext:value-type="float">
            <text:p>14</text:p>
          </table:table-cell>
          <table:table-cell table:style-name="ce32" table:formula="of:=IF([.AT34]=&quot;&quot;;&quot;&quot;;IF([.AT35]=&quot;&quot;;[.AV34];[.AT34]-[.AT35]))" office:value-type="float" office:value="8" calcext:value-type="float">
            <text:p>8</text:p>
          </table:table-cell>
          <table:table-cell table:style-name="ce25" table:formula="of:=[.BE34]=[.AV3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4]=[.A35];[.C34]+1;1)" office:value-type="float" office:value="35" calcext:value-type="float">
            <text:p>35</text:p>
          </table:table-cell>
          <table:table-cell table:style-name="ce30" office:value-type="string" calcext:value-type="string">
            <text:p>ddd</text:p>
          </table:table-cell>
          <table:table-cell office:value-type="string" calcext:value-type="string">
            <text:p>2nd</text:p>
          </table:table-cell>
          <table:table-cell office:value-type="float" office:value="2" calcext:value-type="float">
            <text:p>2</text:p>
          </table:table-cell>
          <table:table-cell office:value-type="string" calcext:value-type="string">
            <text:p>r</text:p>
          </table:table-cell>
          <table:table-cell table:formula="of:=IF([.E35]=&quot;&quot;;&quot;&quot;;IF([.K35]=&quot;x&quot;;&quot;d&quot;;IF([.K35]=&quot;p&quot;;&quot;d&quot;;IF([.AJ35]=&quot;o&quot;;&quot;o&quot;;IF([.E35]=&quot;1st&quot;;[.AK35];IF([.E35]=&quot;2nd&quot;;[.AL35];[.AJ35]))))))" office:value-type="string" office:string-value="d" calcext:value-type="string">
            <text:p>d</text:p>
          </table:table-cell>
          <table:table-cell table:style-name="ce32" table:formula="of:=IF([.C35]=1;1;IF([.E35]=&quot;&quot;;&quot;&quot;;IF([.I34]=&quot;&quot;;[.I33]+1;[.I34])))" office:value-type="float" office:value="5" calcext:value-type="float">
            <text:p>5</text:p>
          </table:table-cell>
          <table:table-cell table:style-name="ce32" table:formula="of:=IF([.E35]=&quot;&quot;;&quot;&quot;;IF([.E34]=&quot;&quot;;1;1+[.J34]))" office:value-type="float" office:value="7" calcext:value-type="float">
            <text:p>7</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iz</text:p>
          </table:table-cell>
          <table:table-cell office:value-type="float" office:value="2" calcext:value-type="float">
            <text:p>2</text:p>
          </table:table-cell>
          <table:table-cell table:number-columns-repeated="5"/>
          <table:table-cell office:value-type="float" office:value="61" calcext:value-type="float">
            <text:p>61</text:p>
          </table:table-cell>
          <table:table-cell office:value-type="float" office:value="57" calcext:value-type="float">
            <text:p>57</text:p>
          </table:table-cell>
          <table:table-cell table:style-name="ce8" office:value-type="float" office:value="58" calcext:value-type="float">
            <text:p>58</text:p>
          </table:table-cell>
          <table:table-cell table:style-name="ce8" office:value-type="float" office:value="18" calcext:value-type="float">
            <text:p>18</text:p>
          </table:table-cell>
          <table:table-cell table:style-name="ce8" table:number-columns-repeated="6"/>
          <table:table-cell table:number-columns-repeated="4"/>
          <table:table-cell table:style-name="ce28"/>
          <table:table-cell table:formula="of:=IF([.K35]=&quot;t&quot;;&quot;o&quot;;IF([.E36]=&quot;1st&quot;;&quot;o&quot;;&quot;d&quot;))" office:value-type="string" office:string-value="d" calcext:value-type="string">
            <text:p>d</text:p>
          </table:table-cell>
          <table:table-cell table:formula="of:=IF(([.F35]-[.F36])&lt;=1;&quot;d&quot;;IF(([.F35]-[.F36])&gt;[.F35]/3;&quot;o&quot;;&quot;d&quot;))" office:value-type="string" office:string-value="d" calcext:value-type="string">
            <text:p>d</text:p>
          </table:table-cell>
          <table:table-cell table:formula="of:=IF(([.F35]-[.F36])&lt;=1;&quot;d&quot;;IF(([.F35]-[.F36])&gt;=[.F35]/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33" calcext:value-type="float">
            <text:p>33</text:p>
          </table:table-cell>
          <table:table-cell/>
          <table:table-cell office:value-type="float" office:value="1" calcext:value-type="float">
            <text:p>1</text:p>
          </table:table-cell>
          <table:table-cell office:value-type="string" calcext:value-type="string">
            <text:p>Rush</text:p>
          </table:table-cell>
          <table:table-cell office:value-type="string" calcext:value-type="string">
            <text:p>Casey Filkins run for 1 yd to the HAW 32</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35]=&quot;&quot;;&quot;&quot;;IF([.AT36]=&quot;&quot;;[.AV35];[.AT35]-[.AT36]))" office:value-type="float" office:value="1" calcext:value-type="float">
            <text:p>1</text:p>
          </table:table-cell>
          <table:table-cell table:style-name="ce25" table:formula="of:=[.BE35]=[.AV3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5]=[.A36];[.C35]+1;1)" office:value-type="float" office:value="36" calcext:value-type="float">
            <text:p>36</text:p>
          </table:table-cell>
          <table:table-cell table:style-name="ce30" office:value-type="string" calcext:value-type="string">
            <text:p>ddd</text:p>
          </table:table-cell>
          <table:table-cell office:value-type="string" calcext:value-type="string">
            <text:p>3rd</text:p>
          </table:table-cell>
          <table:table-cell office:value-type="float" office:value="1" calcext:value-type="float">
            <text:p>1</text:p>
          </table:table-cell>
          <table:table-cell office:value-type="string" calcext:value-type="string">
            <text:p>r</text:p>
          </table:table-cell>
          <table:table-cell table:formula="of:=IF([.E36]=&quot;&quot;;&quot;&quot;;IF([.K36]=&quot;x&quot;;&quot;d&quot;;IF([.K36]=&quot;p&quot;;&quot;d&quot;;IF([.AJ36]=&quot;o&quot;;&quot;o&quot;;IF([.E36]=&quot;1st&quot;;[.AK36];IF([.E36]=&quot;2nd&quot;;[.AL36];[.AJ36]))))))" office:value-type="string" office:string-value="o" calcext:value-type="string">
            <text:p>o</text:p>
          </table:table-cell>
          <table:table-cell table:style-name="ce32" table:formula="of:=IF([.C36]=1;1;IF([.E36]=&quot;&quot;;&quot;&quot;;IF([.I35]=&quot;&quot;;[.I34]+1;[.I35])))" office:value-type="float" office:value="5" calcext:value-type="float">
            <text:p>5</text:p>
          </table:table-cell>
          <table:table-cell table:style-name="ce32" table:formula="of:=IF([.E36]=&quot;&quot;;&quot;&quot;;IF([.E35]=&quot;&quot;;1;1+[.J35]))" office:value-type="float" office:value="8" calcext:value-type="float">
            <text:p>8</text:p>
          </table:table-cell>
          <table:table-cell table:style-name="ce34"/>
          <table:table-cell office:value-type="string" calcext:value-type="string">
            <text:p>o13</text:p>
          </table:table-cell>
          <table:table-cell office:value-type="float" office:value="403" calcext:value-type="float">
            <text:p>403</text:p>
          </table:table-cell>
          <table:table-cell table:style-name="ce33" office:value-type="string" calcext:value-type="string">
            <text:p>qb keeper</text:p>
          </table:table-cell>
          <table:table-cell office:value-type="float" office:value="14" calcext:value-type="float">
            <text:p>14</text:p>
          </table:table-cell>
          <table:table-cell table:number-columns-repeated="4"/>
          <table:table-cell office:value-type="float" office:value="74" calcext:value-type="float">
            <text:p>74</text:p>
          </table:table-cell>
          <table:table-cell office:value-type="float" office:value="86" calcext:value-type="float">
            <text:p>86</text:p>
          </table:table-cell>
          <table:table-cell office:value-type="float" office:value="84" calcext:value-type="float">
            <text:p>84</text:p>
          </table:table-cell>
          <table:table-cell table:style-name="ce8" table:number-columns-repeated="8"/>
          <table:table-cell office:value-type="string" calcext:value-type="string">
            <text:p>yaco</text:p>
          </table:table-cell>
          <table:table-cell table:number-columns-repeated="3"/>
          <table:table-cell table:style-name="ce28"/>
          <table:table-cell table:formula="of:=IF([.K36]=&quot;t&quot;;&quot;o&quot;;IF([.E37]=&quot;1st&quot;;&quot;o&quot;;&quot;d&quot;))" office:value-type="string" office:string-value="o" calcext:value-type="string">
            <text:p>o</text:p>
          </table:table-cell>
          <table:table-cell table:formula="of:=IF(([.F36]-[.F37])&lt;=1;&quot;d&quot;;IF(([.F36]-[.F37])&gt;[.F36]/3;&quot;o&quot;;&quot;d&quot;))" office:value-type="string" office:string-value="d" calcext:value-type="string">
            <text:p>d</text:p>
          </table:table-cell>
          <table:table-cell table:formula="of:=IF(([.F36]-[.F37])&lt;=1;&quot;d&quot;;IF(([.F36]-[.F37])&gt;=[.F36]/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32" calcext:value-type="float">
            <text:p>32</text:p>
          </table:table-cell>
          <table:table-cell/>
          <table:table-cell office:value-type="float" office:value="2" calcext:value-type="float">
            <text:p>2</text:p>
          </table:table-cell>
          <table:table-cell office:value-type="string" calcext:value-type="string">
            <text:p>Rush</text:p>
          </table:table-cell>
          <table:table-cell office:value-type="string" calcext:value-type="string">
            <text:p>Ashton Daniels run for 2 yds to the HAW 30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36]=&quot;&quot;;&quot;&quot;;IF([.AT37]=&quot;&quot;;[.AV36];[.AT36]-[.AT37]))" office:value-type="float" office:value="2" calcext:value-type="float">
            <text:p>2</text:p>
          </table:table-cell>
          <table:table-cell table:style-name="ce25" table:formula="of:=[.BE36]=[.AV3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6]=[.A37];[.C36]+1;1)" office:value-type="float" office:value="37" calcext:value-type="float">
            <text:p>37</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37]=&quot;&quot;;&quot;&quot;;IF([.K37]=&quot;x&quot;;&quot;d&quot;;IF([.K37]=&quot;p&quot;;&quot;d&quot;;IF([.AJ37]=&quot;o&quot;;&quot;o&quot;;IF([.E37]=&quot;1st&quot;;[.AK37];IF([.E37]=&quot;2nd&quot;;[.AL37];[.AJ37]))))))" office:value-type="string" office:string-value="o" calcext:value-type="string">
            <text:p>o</text:p>
          </table:table-cell>
          <table:table-cell table:style-name="ce32" table:formula="of:=IF([.C37]=1;1;IF([.E37]=&quot;&quot;;&quot;&quot;;IF([.I36]=&quot;&quot;;[.I35]+1;[.I36])))" office:value-type="float" office:value="5" calcext:value-type="float">
            <text:p>5</text:p>
          </table:table-cell>
          <table:table-cell table:style-name="ce32" table:formula="of:=IF([.E37]=&quot;&quot;;&quot;&quot;;IF([.E36]=&quot;&quot;;1;1+[.J36]))" office:value-type="float" office:value="9" calcext:value-type="float">
            <text:p>9</text:p>
          </table:table-cell>
          <table:table-cell table:style-name="ce34"/>
          <table:table-cell office:value-type="string" calcext:value-type="string">
            <text:p>02</text:p>
          </table:table-cell>
          <table:table-cell office:value-type="float" office:value="402" calcext:value-type="float">
            <text:p>402</text:p>
          </table:table-cell>
          <table:table-cell table:style-name="ce33" office:value-type="string" calcext:value-type="string">
            <text:p>drag</text:p>
          </table:table-cell>
          <table:table-cell office:value-type="float" office:value="82" calcext:value-type="float">
            <text:p>82</text:p>
          </table:table-cell>
          <table:table-cell table:number-columns-repeated="7"/>
          <table:table-cell table:style-name="ce8" table:number-columns-repeated="7"/>
          <table:table-cell table:style-name="ce8" office:value-type="float" office:value="1" calcext:value-type="float">
            <text:p>1</text:p>
          </table:table-cell>
          <table:table-cell office:value-type="string" calcext:value-type="string">
            <text:p>rollout flood, BCA</text:p>
          </table:table-cell>
          <table:table-cell table:number-columns-repeated="3"/>
          <table:table-cell table:style-name="ce28"/>
          <table:table-cell table:formula="of:=IF([.K37]=&quot;t&quot;;&quot;o&quot;;IF([.E39]=&quot;1st&quot;;&quot;o&quot;;&quot;d&quot;))" office:value-type="string" office:string-value="d" calcext:value-type="string">
            <text:p>d</text:p>
          </table:table-cell>
          <table:table-cell table:formula="of:=IF(([.F37]-[.F39])&lt;=1;&quot;d&quot;;IF(([.F37]-[.F39])&gt;[.F37]/3;&quot;o&quot;;&quot;d&quot;))" office:value-type="string" office:string-value="o" calcext:value-type="string">
            <text:p>o</text:p>
          </table:table-cell>
          <table:table-cell table:formula="of:=IF(([.F37]-[.F39])&lt;=1;&quot;d&quot;;IF(([.F37]-[.F39])&gt;=[.F37]/2;&quot;o&quot;;&quot;d&quot;))" office:value-type="string" office:string-value="o" calcext:value-type="string">
            <text:p>o</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30" calcext:value-type="float">
            <text:p>30</text:p>
          </table:table-cell>
          <table:table-cell/>
          <table:table-cell office:value-type="float" office:value="11" calcext:value-type="float">
            <text:p>11</text:p>
          </table:table-cell>
          <table:table-cell office:value-type="string" calcext:value-type="string">
            <text:p>Pass Reception</text:p>
          </table:table-cell>
          <table:table-cell office:value-type="string" calcext:value-type="string">
            <text:p>Ashton Daniels pass complete to Jayson Raines for 11 yds to the HAW 19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37]=&quot;&quot;;&quot;&quot;;IF([.AT39]=&quot;&quot;;[.AV37];[.AT37]-[.AT38]))" office:value-type="float" office:value="11" calcext:value-type="float">
            <text:p>11</text:p>
          </table:table-cell>
          <table:table-cell table:style-name="ce25" table:formula="of:=[.BE37]=[.AV37]"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7]=[.A38];[.C37]+1;1)" office:value-type="float" office:value="38" calcext:value-type="float">
            <text:p>38</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38]=&quot;&quot;;&quot;&quot;;IF([.K38]=&quot;x&quot;;&quot;d&quot;;IF([.K38]=&quot;p&quot;;&quot;d&quot;;IF([.AJ38]=&quot;o&quot;;&quot;o&quot;;IF([.E38]=&quot;1st&quot;;[.AK38];IF([.E38]=&quot;2nd&quot;;[.AL38];[.AJ38]))))))" office:value-type="string" office:string-value="o" calcext:value-type="string">
            <text:p>o</text:p>
          </table:table-cell>
          <table:table-cell table:style-name="ce32" table:formula="of:=IF([.C38]=1;1;IF([.E38]=&quot;&quot;;&quot;&quot;;IF([.I37]=&quot;&quot;;[.I36]+1;[.I37])))" office:value-type="float" office:value="5" calcext:value-type="float">
            <text:p>5</text:p>
          </table:table-cell>
          <table:table-cell table:style-name="ce32" table:formula="of:=IF([.E38]=&quot;&quot;;&quot;&quot;;IF([.E37]=&quot;&quot;;1;1+[.J37]))" office:value-type="float" office:value="10" calcext:value-type="float">
            <text:p>10</text:p>
          </table:table-cell>
          <table:table-cell table:style-name="ce34" office:value-type="string" calcext:value-type="string">
            <text:p>b</text:p>
          </table:table-cell>
          <table:table-cell office:value-type="string" calcext:value-type="string">
            <text:p>o11</text:p>
          </table:table-cell>
          <table:table-cell office:value-type="float" office:value="2" calcext:value-type="float">
            <text:p>2</text:p>
          </table:table-cell>
          <table:table-cell table:style-name="ce33" office:value-type="string" calcext:value-type="string">
            <text:p>qb power</text:p>
          </table:table-cell>
          <table:table-cell office:value-type="float" office:value="14" calcext:value-type="float">
            <text:p>14</text:p>
          </table:table-cell>
          <table:table-cell office:value-type="float" office:value="13" calcext:value-type="float">
            <text:p>13</text:p>
          </table:table-cell>
          <table:table-cell office:value-type="float" office:value="84" calcext:value-type="float">
            <text:p>84</text:p>
          </table:table-cell>
          <table:table-cell table:number-columns-repeated="2"/>
          <table:table-cell office:value-type="float" office:value="57" calcext:value-type="float">
            <text:p>57</text:p>
          </table:table-cell>
          <table:table-cell office:value-type="float" office:value="55" calcext:value-type="float">
            <text:p>55</text:p>
          </table:table-cell>
          <table:table-cell office:value-type="float" office:value="61" calcext:value-type="float">
            <text:p>61</text:p>
          </table:table-cell>
          <table:table-cell table:style-name="ce8" office:value-type="float" office:value="58" calcext:value-type="float">
            <text:p>58</text:p>
          </table:table-cell>
          <table:table-cell table:style-name="ce8" office:value-type="float" office:value="7" calcext:value-type="float">
            <text:p>7</text:p>
          </table:table-cell>
          <table:table-cell table:style-name="ce8" table:number-columns-repeated="3"/>
          <table:table-cell table:style-name="ce8" office:value-type="float" office:value="7" calcext:value-type="float">
            <text:p>7</text:p>
          </table:table-cell>
          <table:table-cell table:style-name="ce8" office:value-type="float" office:value="17" calcext:value-type="float">
            <text:p>17</text:p>
          </table:table-cell>
          <table:table-cell table:style-name="ce8" office:value-type="float" office:value="6" calcext:value-type="float">
            <text:p>6</text:p>
          </table:table-cell>
          <table:table-cell office:value-type="string" calcext:value-type="string">
            <text:p>same as 2-11 but with WR in tight instead of 2 TEs, OL bad job but once TE/WR seals impossible to stop</text:p>
          </table:table-cell>
          <table:table-cell office:value-type="float" office:value="46.32" calcext:value-type="float">
            <text:p>46.32</text:p>
          </table:table-cell>
          <table:table-cell table:number-columns-repeated="2"/>
          <table:table-cell table:style-name="ce28"/>
          <table:table-cell table:formula="of:=IF([.K38]=&quot;t&quot;;&quot;o&quot;;IF([.E40]=&quot;1st&quot;;&quot;o&quot;;&quot;d&quot;))" office:value-type="string" office:string-value="o" calcext:value-type="string">
            <text:p>o</text:p>
          </table:table-cell>
          <table:table-cell table:formula="of:=IF(([.F38]-[.F40])&lt;=1;&quot;d&quot;;IF(([.F38]-[.F40])&gt;[.F38]/3;&quot;o&quot;;&quot;d&quot;))" office:value-type="string" office:string-value="o" calcext:value-type="string">
            <text:p>o</text:p>
          </table:table-cell>
          <table:table-cell table:formula="of:=IF(([.F38]-[.F40])&lt;=1;&quot;d&quot;;IF(([.F38]-[.F40])&gt;=[.F38]/2;&quot;o&quot;;&quot;d&quot;))" office:value-type="string" office:string-value="o" calcext:value-type="string">
            <text:p>o</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19" calcext:value-type="float">
            <text:p>19</text:p>
          </table:table-cell>
          <table:table-cell/>
          <table:table-cell office:value-type="float" office:value="8" calcext:value-type="float">
            <text:p>8</text:p>
          </table:table-cell>
          <table:table-cell office:value-type="string" calcext:value-type="string">
            <text:p>Rush</text:p>
          </table:table-cell>
          <table:table-cell office:value-type="string" calcext:value-type="string">
            <text:p>Ashton Daniels run for 8 yds to the HAW 11</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38]=&quot;&quot;;&quot;&quot;;IF([.AT40]=&quot;&quot;;[.AV38];[.AT38]-[.AT39]))" office:value-type="float" office:value="8" calcext:value-type="float">
            <text:p>8</text:p>
          </table:table-cell>
          <table:table-cell table:style-name="ce25" table:formula="of:=[.BE38]=[.AV38]"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8]=[.A39];[.C38]+1;1)" office:value-type="float" office:value="39" calcext:value-type="float">
            <text:p>39</text:p>
          </table:table-cell>
          <table:table-cell table:style-name="ce30" office:value-type="string" calcext:value-type="string">
            <text:p>ddd</text:p>
          </table:table-cell>
          <table:table-cell office:value-type="string" calcext:value-type="string">
            <text:p>2<text:span text:style-name="T1">nd</text:span></text:p>
          </table:table-cell>
          <table:table-cell office:value-type="float" office:value="2" calcext:value-type="float">
            <text:p>2</text:p>
          </table:table-cell>
          <table:table-cell office:value-type="string" calcext:value-type="string">
            <text:p>x</text:p>
          </table:table-cell>
          <table:table-cell table:formula="of:=IF([.E39]=&quot;&quot;;&quot;&quot;;IF([.K39]=&quot;x&quot;;&quot;d&quot;;IF([.K39]=&quot;p&quot;;&quot;d&quot;;IF([.AJ39]=&quot;o&quot;;&quot;o&quot;;IF([.E39]=&quot;1st&quot;;[.AK39];IF([.E39]=&quot;2nd&quot;;[.AL39];[.AJ39]))))))" office:value-type="string" office:string-value="d" calcext:value-type="string">
            <text:p>d</text:p>
          </table:table-cell>
          <table:table-cell table:style-name="ce32" table:formula="of:=IF([.C39]=1;1;IF([.E39]=&quot;&quot;;&quot;&quot;;IF([.I38]=&quot;&quot;;[.I37]+1;[.I38])))" office:value-type="float" office:value="5" calcext:value-type="float">
            <text:p>5</text:p>
          </table:table-cell>
          <table:table-cell table:style-name="ce32" table:formula="of:=IF([.E39]=&quot;&quot;;&quot;&quot;;IF([.E38]=&quot;&quot;;1;1+[.J38]))" office:value-type="float" office:value="11" calcext:value-type="float">
            <text:p>11</text:p>
          </table:table-cell>
          <table:table-cell table:style-name="ce34"/>
          <table:table-cell table:number-columns-repeated="2"/>
          <table:table-cell table:style-name="ce33" office:value-type="string" calcext:value-type="string">
            <text:p>deadball</text:p>
          </table:table-cell>
          <table:table-cell table:number-columns-repeated="8"/>
          <table:table-cell table:style-name="ce8" table:number-columns-repeated="8"/>
          <table:table-cell table:number-columns-repeated="4"/>
          <table:table-cell table:style-name="ce28"/>
          <table:table-cell table:formula="of:=IF([.K39]=&quot;t&quot;;&quot;o&quot;;IF([.E41]=&quot;1st&quot;;&quot;o&quot;;&quot;d&quot;))" office:value-type="string" office:string-value="d" calcext:value-type="string">
            <text:p>d</text:p>
          </table:table-cell>
          <table:table-cell table:formula="of:=IF(([.F39]-[.F41])&lt;=1;&quot;d&quot;;IF(([.F39]-[.F41])&gt;[.F39]/3;&quot;o&quot;;&quot;d&quot;))" office:value-type="string" office:string-value="d" calcext:value-type="string">
            <text:p>d</text:p>
          </table:table-cell>
          <table:table-cell table:formula="of:=IF(([.F39]-[.F41])&lt;=1;&quot;d&quot;;IF(([.F39]-[.F41])&gt;=[.F39]/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11" calcext:value-type="float">
            <text:p>11</text:p>
          </table:table-cell>
          <table:table-cell/>
          <table:table-cell office:value-type="float" office:value="6" calcext:value-type="float">
            <text:p>6</text:p>
          </table:table-cell>
          <table:table-cell office:value-type="string" calcext:value-type="string">
            <text:p>Penalty</text:p>
          </table:table-cell>
          <table:table-cell office:value-type="string" calcext:value-type="string">
            <text:p>Hawaii penalty, Targeting (Meki Pei) to the Haw 5</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39]=&quot;&quot;;&quot;&quot;;IF([.AT41]=&quot;&quot;;[.AV39];[.AT39]-[.AT40]))" office:value-type="float" office:value="6" calcext:value-type="float">
            <text:p>6</text:p>
          </table:table-cell>
          <table:table-cell table:style-name="ce25" table:formula="of:=[.BE39]=[.AV39]"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39]=[.A40];[.C39]+1;1)" office:value-type="float" office:value="40" calcext:value-type="float">
            <text:p>40</text:p>
          </table:table-cell>
          <table:table-cell table:style-name="ce30" office:value-type="string" calcext:value-type="string">
            <text:p>ddd</text:p>
          </table:table-cell>
          <table:table-cell office:value-type="string" calcext:value-type="string">
            <text:p>1st</text:p>
          </table:table-cell>
          <table:table-cell office:value-type="float" office:value="5" calcext:value-type="float">
            <text:p>5</text:p>
          </table:table-cell>
          <table:table-cell office:value-type="string" calcext:value-type="string">
            <text:p>r</text:p>
          </table:table-cell>
          <table:table-cell table:formula="of:=IF([.E40]=&quot;&quot;;&quot;&quot;;IF([.K40]=&quot;x&quot;;&quot;d&quot;;IF([.K40]=&quot;p&quot;;&quot;d&quot;;IF([.AJ40]=&quot;o&quot;;&quot;o&quot;;IF([.E40]=&quot;1st&quot;;[.AK40];IF([.E40]=&quot;2nd&quot;;[.AL40];[.AJ40]))))))" office:value-type="string" office:string-value="o" calcext:value-type="string">
            <text:p>o</text:p>
          </table:table-cell>
          <table:table-cell table:style-name="ce32" table:formula="of:=IF([.C40]=1;1;IF([.E40]=&quot;&quot;;&quot;&quot;;IF([.I38]=&quot;&quot;;[.I37]+1;[.I38])))" office:value-type="float" office:value="5" calcext:value-type="float">
            <text:p>5</text:p>
          </table:table-cell>
          <table:table-cell table:style-name="ce32" table:formula="of:=IF([.E40]=&quot;&quot;;&quot;&quot;;IF([.E38]=&quot;&quot;;1;1+[.J38]))" office:value-type="float" office:value="11" calcext:value-type="float">
            <text:p>11</text:p>
          </table:table-cell>
          <table:table-cell table:style-name="ce34"/>
          <table:table-cell office:value-type="string" calcext:value-type="string">
            <text:p>p12</text:p>
          </table:table-cell>
          <table:table-cell office:value-type="float" office:value="412" calcext:value-type="float">
            <text:p>412</text:p>
          </table:table-cell>
          <table:table-cell table:style-name="ce33" office:value-type="string" calcext:value-type="string">
            <text:p>izr keep</text:p>
          </table:table-cell>
          <table:table-cell office:value-type="float" office:value="14" calcext:value-type="float">
            <text:p>14</text:p>
          </table:table-cell>
          <table:table-cell table:number-columns-repeated="7"/>
          <table:table-cell table:style-name="ce8" office:value-type="float" office:value="21" calcext:value-type="float">
            <text:p>21</text:p>
          </table:table-cell>
          <table:table-cell table:style-name="ce8" table:number-columns-repeated="6"/>
          <table:table-cell table:style-name="ce8" office:value-type="float" office:value="21" calcext:value-type="float">
            <text:p>21</text:p>
          </table:table-cell>
          <table:table-cell office:value-type="string" calcext:value-type="string">
            <text:p>yaco</text:p>
          </table:table-cell>
          <table:table-cell table:number-columns-repeated="3"/>
          <table:table-cell table:style-name="ce28"/>
          <table:table-cell table:formula="of:=IF([.K40]=&quot;t&quot;;&quot;o&quot;;IF([.E41]=&quot;1st&quot;;&quot;o&quot;;&quot;d&quot;))" office:value-type="string" office:string-value="d" calcext:value-type="string">
            <text:p>d</text:p>
          </table:table-cell>
          <table:table-cell table:formula="of:=IF(([.F40]-[.F41])&lt;=1;&quot;d&quot;;IF(([.F40]-[.F41])&gt;[.F40]/3;&quot;o&quot;;&quot;d&quot;))" office:value-type="string" office:string-value="o" calcext:value-type="string">
            <text:p>o</text:p>
          </table:table-cell>
          <table:table-cell table:formula="of:=IF(([.F40]-[.F41])&lt;=1;&quot;d&quot;;IF(([.F40]-[.F41])&gt;=[.F40]/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5" calcext:value-type="float">
            <text:p>5</text:p>
          </table:table-cell>
          <table:table-cell/>
          <table:table-cell office:value-type="float" office:value="2" calcext:value-type="float">
            <text:p>2</text:p>
          </table:table-cell>
          <table:table-cell office:value-type="string" calcext:value-type="string">
            <text:p>Rush</text:p>
          </table:table-cell>
          <table:table-cell office:value-type="string" calcext:value-type="string">
            <text:p>Ashton Daniels run for 2 yds to the HAW 3</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40]=&quot;&quot;;&quot;&quot;;IF([.AT41]=&quot;&quot;;[.AV40];[.AT40]-[.AT41]))" office:value-type="float" office:value="2" calcext:value-type="float">
            <text:p>2</text:p>
          </table:table-cell>
          <table:table-cell table:style-name="ce25" table:formula="of:=[.BE40]=[.AV40]"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0]=[.A41];[.C40]+1;1)" office:value-type="float" office:value="41" calcext:value-type="float">
            <text:p>41</text:p>
          </table:table-cell>
          <table:table-cell table:style-name="ce30" office:value-type="string" calcext:value-type="string">
            <text:p>ddd</text:p>
          </table:table-cell>
          <table:table-cell office:value-type="string" calcext:value-type="string">
            <text:p>2nd</text:p>
          </table:table-cell>
          <table:table-cell office:value-type="float" office:value="3" calcext:value-type="float">
            <text:p>3</text:p>
          </table:table-cell>
          <table:table-cell office:value-type="string" calcext:value-type="string">
            <text:p>r</text:p>
          </table:table-cell>
          <table:table-cell table:formula="of:=IF([.E41]=&quot;&quot;;&quot;&quot;;IF([.K41]=&quot;x&quot;;&quot;d&quot;;IF([.K41]=&quot;p&quot;;&quot;d&quot;;IF([.AJ41]=&quot;o&quot;;&quot;o&quot;;IF([.E41]=&quot;1st&quot;;[.AK41];IF([.E41]=&quot;2nd&quot;;[.AL41];[.AJ41]))))))" office:value-type="string" office:string-value="d" calcext:value-type="string">
            <text:p>d</text:p>
          </table:table-cell>
          <table:table-cell table:style-name="ce32" table:formula="of:=IF([.C41]=1;1;IF([.E41]=&quot;&quot;;&quot;&quot;;IF([.I40]=&quot;&quot;;[.I38]+1;[.I40])))" office:value-type="float" office:value="5" calcext:value-type="float">
            <text:p>5</text:p>
          </table:table-cell>
          <table:table-cell table:style-name="ce32" table:formula="of:=IF([.E41]=&quot;&quot;;&quot;&quot;;IF([.E40]=&quot;&quot;;1;1+[.J40]))" office:value-type="float" office:value="12" calcext:value-type="float">
            <text:p>12</text:p>
          </table:table-cell>
          <table:table-cell table:style-name="ce34"/>
          <table:table-cell office:value-type="string" calcext:value-type="string">
            <text:p>u22</text:p>
          </table:table-cell>
          <table:table-cell office:value-type="float" office:value="412" calcext:value-type="float">
            <text:p>412</text:p>
          </table:table-cell>
          <table:table-cell table:style-name="ce33" office:value-type="string" calcext:value-type="string">
            <text:p>opt</text:p>
          </table:table-cell>
          <table:table-cell office:value-type="float" office:value="2" calcext:value-type="float">
            <text:p>2</text:p>
          </table:table-cell>
          <table:table-cell table:number-columns-repeated="6"/>
          <table:table-cell office:value-type="float" office:value="55" calcext:value-type="float">
            <text:p>55</text:p>
          </table:table-cell>
          <table:table-cell table:style-name="ce8" office:value-type="float" office:value="17" calcext:value-type="float">
            <text:p>17</text:p>
          </table:table-cell>
          <table:table-cell table:style-name="ce8" table:number-columns-repeated="7"/>
          <table:table-cell table:number-columns-repeated="4"/>
          <table:table-cell table:style-name="ce28"/>
          <table:table-cell table:formula="of:=IF([.K41]=&quot;t&quot;;&quot;o&quot;;IF([.E42]=&quot;1st&quot;;&quot;o&quot;;&quot;d&quot;))" office:value-type="string" office:string-value="d" calcext:value-type="string">
            <text:p>d</text:p>
          </table:table-cell>
          <table:table-cell table:formula="of:=IF(([.F41]-[.F42])&lt;=1;&quot;d&quot;;IF(([.F41]-[.F42])&gt;[.F41]/3;&quot;o&quot;;&quot;d&quot;))" office:value-type="string" office:string-value="d" calcext:value-type="string">
            <text:p>d</text:p>
          </table:table-cell>
          <table:table-cell table:formula="of:=IF(([.F41]-[.F42])&lt;=1;&quot;d&quot;;IF(([.F41]-[.F42])&gt;=[.F41]/2;&quot;o&quot;;&quot;d&quot;))" office:value-type="string" office:string-value="d" calcext:value-type="string">
            <text:p>d</text:p>
          </table:table-cell>
          <table:table-cell/>
          <table:table-cell office:value-type="float" office:value="14" calcext:value-type="float">
            <text:p>14</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table:table-cell office:value-type="float" office:value="1" calcext:value-type="float">
            <text:p>1</text:p>
          </table:table-cell>
          <table:table-cell office:value-type="string" calcext:value-type="string">
            <text:p>Rush</text:p>
          </table:table-cell>
          <table:table-cell office:value-type="string" calcext:value-type="string">
            <text:p>Casey Filkins run for 1 yd to the HAW 2</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41]=&quot;&quot;;&quot;&quot;;IF([.AT42]=&quot;&quot;;[.AV41];[.AT41]-[.AT42]))" office:value-type="float" office:value="1" calcext:value-type="float">
            <text:p>1</text:p>
          </table:table-cell>
          <table:table-cell table:style-name="ce25" table:formula="of:=[.BE41]=[.AV4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1]=[.A42];[.C41]+1;1)" office:value-type="float" office:value="42" calcext:value-type="float">
            <text:p>42</text:p>
          </table:table-cell>
          <table:table-cell table:style-name="ce30" office:value-type="string" calcext:value-type="string">
            <text:p>ddd</text:p>
          </table:table-cell>
          <table:table-cell office:value-type="string" calcext:value-type="string">
            <text:p>3rd</text:p>
          </table:table-cell>
          <table:table-cell office:value-type="float" office:value="2" calcext:value-type="float">
            <text:p>2</text:p>
          </table:table-cell>
          <table:table-cell office:value-type="string" calcext:value-type="string">
            <text:p>r</text:p>
          </table:table-cell>
          <table:table-cell table:formula="of:=IF([.E42]=&quot;&quot;;&quot;&quot;;IF([.K42]=&quot;x&quot;;&quot;d&quot;;IF([.K42]=&quot;p&quot;;&quot;d&quot;;IF([.AJ42]=&quot;o&quot;;&quot;o&quot;;IF([.E42]=&quot;1st&quot;;[.AK42];IF([.E42]=&quot;2nd&quot;;[.AL42];[.AJ42]))))))" office:value-type="string" office:string-value="o" calcext:value-type="string">
            <text:p>o</text:p>
          </table:table-cell>
          <table:table-cell table:style-name="ce32" table:formula="of:=IF([.C42]=1;1;IF([.E42]=&quot;&quot;;&quot;&quot;;IF([.I41]=&quot;&quot;;[.I40]+1;[.I41])))" office:value-type="float" office:value="5" calcext:value-type="float">
            <text:p>5</text:p>
          </table:table-cell>
          <table:table-cell table:style-name="ce32" table:formula="of:=IF([.E42]=&quot;&quot;;&quot;&quot;;IF([.E41]=&quot;&quot;;1;1+[.J41]))" office:value-type="float" office:value="13" calcext:value-type="float">
            <text:p>13</text:p>
          </table:table-cell>
          <table:table-cell table:style-name="ce34" office:value-type="string" calcext:value-type="string">
            <text:p>t</text:p>
          </table:table-cell>
          <table:table-cell office:value-type="string" calcext:value-type="string">
            <text:p>u12</text:p>
          </table:table-cell>
          <table:table-cell office:value-type="float" office:value="412" calcext:value-type="float">
            <text:p>412</text:p>
          </table:table-cell>
          <table:table-cell table:style-name="ce33" office:value-type="string" calcext:value-type="string">
            <text:p>sweep</text:p>
          </table:table-cell>
          <table:table-cell office:value-type="float" office:value="3" calcext:value-type="float">
            <text:p>3</text:p>
          </table:table-cell>
          <table:table-cell office:value-type="float" office:value="84" calcext:value-type="float">
            <text:p>84</text:p>
          </table:table-cell>
          <table:table-cell table:number-columns-repeated="6"/>
          <table:table-cell table:style-name="ce8" table:number-columns-repeated="6"/>
          <table:table-cell table:style-name="ce8" office:value-type="float" office:value="96" calcext:value-type="float">
            <text:p>96</text:p>
          </table:table-cell>
          <table:table-cell table:style-name="ce8" office:value-type="float" office:value="1" calcext:value-type="float">
            <text:p>1</text:p>
          </table:table-cell>
          <table:table-cell table:number-columns-repeated="4"/>
          <table:table-cell table:style-name="ce28"/>
          <table:table-cell table:formula="of:=IF([.K42]=&quot;t&quot;;&quot;o&quot;;IF([.E43]=&quot;1st&quot;;&quot;o&quot;;&quot;d&quot;))" office:value-type="string" office:string-value="o" calcext:value-type="string">
            <text:p>o</text:p>
          </table:table-cell>
          <table:table-cell table:formula="of:=IF(([.F42]-[.F43])&lt;=1;&quot;d&quot;;IF(([.F42]-[.F43])&gt;[.F42]/3;&quot;o&quot;;&quot;d&quot;))" office:value-type="string" office:string-value="o" calcext:value-type="string">
            <text:p>o</text:p>
          </table:table-cell>
          <table:table-cell table:formula="of:=IF(([.F42]-[.F43])&lt;=1;&quot;d&quot;;IF(([.F42]-[.F43])&gt;=[.F42]/2;&quot;o&quot;;&quot;d&quot;))" office:value-type="string" office:string-value="o" calcext:value-type="string">
            <text:p>o</text:p>
          </table:table-cell>
          <table:table-cell/>
          <table:table-cell office:value-type="float" office:value="21" calcext:value-type="float">
            <text:p>21</text:p>
          </table:table-cell>
          <table:table-cell office:value-type="float" office:value="7" calcext:value-type="float">
            <text:p>7</text:p>
          </table:table-cell>
          <table:table-cell/>
          <table:table-cell office:value-type="float" office:value="2" calcext:value-type="float">
            <text:p>2</text:p>
          </table:table-cell>
          <table:table-cell office:value-type="float" office:value="4" calcext:value-type="float">
            <text:p>4</text:p>
          </table:table-cell>
          <table:table-cell office:value-type="float" office:value="25" calcext:value-type="float">
            <text:p>25</text:p>
          </table:table-cell>
          <table:table-cell office:value-type="float" office:value="2" calcext:value-type="float">
            <text:p>2</text:p>
          </table:table-cell>
          <table:table-cell/>
          <table:table-cell office:value-type="float" office:value="2" calcext:value-type="float">
            <text:p>2</text:p>
          </table:table-cell>
          <table:table-cell office:value-type="string" calcext:value-type="string">
            <text:p>Rushing Touchdown</text:p>
          </table:table-cell>
          <table:table-cell office:value-type="string" calcext:value-type="string">
            <text:p>Bryce Farrell run for 2 yds for a TD (Joshua Karty KICK)</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42]=&quot;&quot;;&quot;&quot;;IF([.AT43]=&quot;&quot;;[.AV42];[.AT42]-[.AT43]))" office:value-type="float" office:value="2" calcext:value-type="float">
            <text:p>2</text:p>
          </table:table-cell>
          <table:table-cell table:style-name="ce25" table:formula="of:=[.BE42]=[.AV4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2]=[.A43];[.C42]+1;1)" office:value-type="float" office:value="43" calcext:value-type="float">
            <text:p>43</text:p>
          </table:table-cell>
          <table:table-cell table:style-name="ce30" office:value-type="string" calcext:value-type="string">
            <text:p>ddd</text:p>
          </table:table-cell>
          <table:table-cell table:number-columns-repeated="3"/>
          <table:table-cell table:formula="of:=IF([.E43]=&quot;&quot;;&quot;&quot;;IF([.K43]=&quot;x&quot;;&quot;d&quot;;IF([.K43]=&quot;p&quot;;&quot;d&quot;;IF([.AJ43]=&quot;o&quot;;&quot;o&quot;;IF([.E43]=&quot;1st&quot;;[.AK43];IF([.E43]=&quot;2nd&quot;;[.AL43];[.AJ43]))))))">
            <text:p/>
          </table:table-cell>
          <table:table-cell table:style-name="ce32" table:formula="of:=IF([.C43]=1;1;IF([.E43]=&quot;&quot;;&quot;&quot;;IF([.I42]=&quot;&quot;;[.I41]+1;[.I42])))">
            <text:p/>
          </table:table-cell>
          <table:table-cell table:style-name="ce32" table:formula="of:=IF([.E43]=&quot;&quot;;&quot;&quot;;IF([.E42]=&quot;&quot;;1;1+[.J42]))">
            <text:p/>
          </table:table-cell>
          <table:table-cell table:number-columns-repeated="3"/>
          <table:table-cell table:style-name="ce33" table:formula="of:=IF([.G43]=&quot;?&quot;;COM.MICROSOFT.CONCAT([.AQ43];&quot;Q &quot;;[.AR43];&quot;:&quot;;TEXT([.AS43];&quot;00&quot;));&quot;&quot;)">
            <text:p/>
          </table:table-cell>
          <table:table-cell table:number-columns-repeated="8"/>
          <table:table-cell table:style-name="ce8" table:number-columns-repeated="8"/>
          <table:table-cell table:number-columns-repeated="4"/>
          <table:table-cell table:style-name="ce28"/>
          <table:table-cell table:formula="of:=IF([.K43]=&quot;t&quot;;&quot;o&quot;;IF([.E44]=&quot;1st&quot;;&quot;o&quot;;&quot;d&quot;))" office:value-type="string" office:string-value="o" calcext:value-type="string">
            <text:p>o</text:p>
          </table:table-cell>
          <table:table-cell table:formula="of:=IF(([.F43]-[.F44])&lt;=1;&quot;d&quot;;IF(([.F43]-[.F44])&gt;[.F43]/3;&quot;o&quot;;&quot;d&quot;))" office:value-type="string" office:string-value="d" calcext:value-type="string">
            <text:p>d</text:p>
          </table:table-cell>
          <table:table-cell table:formula="of:=IF(([.F43]-[.F44])&lt;=1;&quot;d&quot;;IF(([.F43]-[.F44])&gt;=[.F43]/2;&quot;o&quot;;&quot;d&quot;))" office:value-type="string" office:string-value="d" calcext:value-type="string">
            <text:p>d</text:p>
          </table:table-cell>
          <table:table-cell table:number-columns-repeated="12"/>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formula="of:=IF([.AT43]=&quot;&quot;;&quot;&quot;;IF([.AT44]=&quot;&quot;;[.AV43];[.AT43]-[.AT44]))">
            <text:p/>
          </table:table-cell>
          <table:table-cell table:style-name="ce25" table:formula="of:=[.BE43]=[.AV4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3]=[.A44];[.C43]+1;1)" office:value-type="float" office:value="44" calcext:value-type="float">
            <text:p>44</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44]=&quot;&quot;;&quot;&quot;;IF([.K44]=&quot;x&quot;;&quot;d&quot;;IF([.K44]=&quot;p&quot;;&quot;d&quot;;IF([.AJ44]=&quot;o&quot;;&quot;o&quot;;IF([.E44]=&quot;1st&quot;;[.AK44];IF([.E44]=&quot;2nd&quot;;[.AL44];[.AJ44]))))))" office:value-type="string" office:string-value="o" calcext:value-type="string">
            <text:p>o</text:p>
          </table:table-cell>
          <table:table-cell table:style-name="ce32" table:formula="of:=IF([.C44]=1;1;IF([.E44]=&quot;&quot;;&quot;&quot;;IF([.I43]=&quot;&quot;;[.I42]+1;[.I43])))" office:value-type="float" office:value="6" calcext:value-type="float">
            <text:p>6</text:p>
          </table:table-cell>
          <table:table-cell table:style-name="ce32" table:formula="of:=IF([.E44]=&quot;&quot;;&quot;&quot;;IF([.E43]=&quot;&quot;;1;1+[.J43]))" office:value-type="float" office:value="1" calcext:value-type="float">
            <text:p>1</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comeback</text:p>
          </table:table-cell>
          <table:table-cell office:value-type="float" office:value="5" calcext:value-type="float">
            <text:p>5</text:p>
          </table:table-cell>
          <table:table-cell office:value-type="float" office:value="2" calcext:value-type="float">
            <text:p>2</text:p>
          </table:table-cell>
          <table:table-cell table:number-columns-repeated="4"/>
          <table:table-cell office:value-type="float" office:value="61" calcext:value-type="float">
            <text:p>61</text:p>
          </table:table-cell>
          <table:table-cell office:value-type="float" office:value="71" calcext:value-type="float">
            <text:p>71</text:p>
          </table:table-cell>
          <table:table-cell table:style-name="ce8" office:value-type="float" office:value="6" calcext:value-type="float">
            <text:p>6</text:p>
          </table:table-cell>
          <table:table-cell table:style-name="ce8" office:value-type="float" office:value="90" calcext:value-type="float">
            <text:p>90</text:p>
          </table:table-cell>
          <table:table-cell table:style-name="ce8" table:number-columns-repeated="5"/>
          <table:table-cell table:style-name="ce8" office:value-type="float" office:value="23" calcext:value-type="float">
            <text:p>23</text:p>
          </table:table-cell>
          <table:table-cell office:value-type="string" calcext:value-type="string">
            <text:p>blitz5, fd2 sees 61 has lost DT so helps, LB green dogs, sack if quick throw isn't there</text:p>
          </table:table-cell>
          <table:table-cell office:value-type="float" office:value="57.48" calcext:value-type="float">
            <text:p>57.48</text:p>
          </table:table-cell>
          <table:table-cell/>
          <table:table-cell office:value-type="string" calcext:value-type="string">
            <text:p>fd</text:p>
          </table:table-cell>
          <table:table-cell table:style-name="ce28"/>
          <table:table-cell table:formula="of:=IF([.K44]=&quot;t&quot;;&quot;o&quot;;IF([.E45]=&quot;1st&quot;;&quot;o&quot;;&quot;d&quot;))" office:value-type="string" office:string-value="d" calcext:value-type="string">
            <text:p>d</text:p>
          </table:table-cell>
          <table:table-cell table:formula="of:=IF(([.F44]-[.F45])&lt;=1;&quot;d&quot;;IF(([.F44]-[.F45])&gt;[.F44]/3;&quot;o&quot;;&quot;d&quot;))" office:value-type="string" office:string-value="o" calcext:value-type="string">
            <text:p>o</text:p>
          </table:table-cell>
          <table:table-cell table:formula="of:=IF(([.F44]-[.F45])&lt;=1;&quot;d&quot;;IF(([.F44]-[.F45])&gt;=[.F44]/2;&quot;o&quot;;&quot;d&quot;))" office:value-type="string" office:string-value="o" calcext:value-type="string">
            <text:p>o</text:p>
          </table:table-cell>
          <table:table-cell/>
          <table:table-cell office:value-type="float" office:value="21" calcext:value-type="float">
            <text:p>21</text:p>
          </table:table-cell>
          <table:table-cell office:value-type="float" office:value="7" calcext:value-type="float">
            <text:p>7</text:p>
          </table:table-cell>
          <table:table-cell/>
          <table:table-cell table:number-columns-repeated="2" office:value-type="float" office:value="2" calcext:value-type="float">
            <text:p>2</text:p>
          </table:table-cell>
          <table:table-cell office:value-type="float" office:value="16" calcext:value-type="float">
            <text:p>16</text:p>
          </table:table-cell>
          <table:table-cell office:value-type="float" office:value="65" calcext:value-type="float">
            <text:p>65</text:p>
          </table:table-cell>
          <table:table-cell/>
          <table:table-cell office:value-type="float" office:value="9" calcext:value-type="float">
            <text:p>9</text:p>
          </table:table-cell>
          <table:table-cell office:value-type="string" calcext:value-type="string">
            <text:p>Pass Reception</text:p>
          </table:table-cell>
          <table:table-cell office:value-type="string" calcext:value-type="string">
            <text:p>Ashton Daniels pass complete to John Humphreys for 9 yds to the STAN 44</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44]=&quot;&quot;;&quot;&quot;;IF([.AT45]=&quot;&quot;;[.AV44];[.AT44]-[.AT45]))" office:value-type="float" office:value="9" calcext:value-type="float">
            <text:p>9</text:p>
          </table:table-cell>
          <table:table-cell table:style-name="ce25" table:formula="of:=[.BE44]=[.AV4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4]=[.A45];[.C44]+1;1)" office:value-type="float" office:value="45" calcext:value-type="float">
            <text:p>45</text:p>
          </table:table-cell>
          <table:table-cell table:style-name="ce30" office:value-type="string" calcext:value-type="string">
            <text:p>ddd</text:p>
          </table:table-cell>
          <table:table-cell office:value-type="string" calcext:value-type="string">
            <text:p>2nd</text:p>
          </table:table-cell>
          <table:table-cell office:value-type="float" office:value="1" calcext:value-type="float">
            <text:p>1</text:p>
          </table:table-cell>
          <table:table-cell office:value-type="string" calcext:value-type="string">
            <text:p>p</text:p>
          </table:table-cell>
          <table:table-cell table:formula="of:=IF([.E45]=&quot;&quot;;&quot;&quot;;IF([.K45]=&quot;x&quot;;&quot;d&quot;;IF([.K45]=&quot;p&quot;;&quot;d&quot;;IF([.AJ45]=&quot;o&quot;;&quot;o&quot;;IF([.E45]=&quot;1st&quot;;[.AK45];IF([.E45]=&quot;2nd&quot;;[.AL45];[.AJ45]))))))" office:value-type="string" office:string-value="o" calcext:value-type="string">
            <text:p>o</text:p>
          </table:table-cell>
          <table:table-cell table:style-name="ce32" table:formula="of:=IF([.C45]=1;1;IF([.E45]=&quot;&quot;;&quot;&quot;;IF([.I44]=&quot;&quot;;[.I43]+1;[.I44])))" office:value-type="float" office:value="6" calcext:value-type="float">
            <text:p>6</text:p>
          </table:table-cell>
          <table:table-cell table:style-name="ce32" table:formula="of:=IF([.E45]=&quot;&quot;;&quot;&quot;;IF([.E44]=&quot;&quot;;1;1+[.J44]))" office:value-type="float" office:value="2" calcext:value-type="float">
            <text:p>2</text:p>
          </table:table-cell>
          <table:table-cell table:style-name="ce34"/>
          <table:table-cell office:value-type="string" calcext:value-type="string">
            <text:p>01</text:p>
          </table:table-cell>
          <table:table-cell office:value-type="float" office:value="402" calcext:value-type="float">
            <text:p>402</text:p>
          </table:table-cell>
          <table:table-cell table:style-name="ce33" office:value-type="string" calcext:value-type="string">
            <text:p>stop</text:p>
          </table:table-cell>
          <table:table-cell office:value-type="float" office:value="2" calcext:value-type="float">
            <text:p>2</text:p>
          </table:table-cell>
          <table:table-cell table:number-columns-repeated="7"/>
          <table:table-cell table:style-name="ce8" table:number-columns-repeated="7"/>
          <table:table-cell table:style-name="ce8" office:value-type="float" office:value="16" calcext:value-type="float">
            <text:p>16</text:p>
          </table:table-cell>
          <table:table-cell table:number-columns-repeated="4"/>
          <table:table-cell table:style-name="ce28"/>
          <table:table-cell table:formula="of:=IF([.K45]=&quot;t&quot;;&quot;o&quot;;IF([.E46]=&quot;1st&quot;;&quot;o&quot;;&quot;d&quot;))" office:value-type="string" office:string-value="o" calcext:value-type="string">
            <text:p>o</text:p>
          </table:table-cell>
          <table:table-cell table:formula="of:=IF(([.F45]-[.F46])&lt;=1;&quot;d&quot;;IF(([.F45]-[.F46])&gt;[.F45]/3;&quot;o&quot;;&quot;d&quot;))" office:value-type="string" office:string-value="d" calcext:value-type="string">
            <text:p>d</text:p>
          </table:table-cell>
          <table:table-cell table:formula="of:=IF(([.F45]-[.F46])&lt;=1;&quot;d&quot;;IF(([.F45]-[.F46])&gt;=[.F45]/2;&quot;o&quot;;&quot;d&quot;))" office:value-type="string" office:string-value="d" calcext:value-type="string">
            <text:p>d</text:p>
          </table:table-cell>
          <table:table-cell/>
          <table:table-cell office:value-type="float" office:value="21" calcext:value-type="float">
            <text:p>21</text:p>
          </table:table-cell>
          <table:table-cell office:value-type="float" office:value="7" calcext:value-type="float">
            <text:p>7</text:p>
          </table:table-cell>
          <table:table-cell/>
          <table:table-cell table:number-columns-repeated="2" office:value-type="float" office:value="2" calcext:value-type="float">
            <text:p>2</text:p>
          </table:table-cell>
          <table:table-cell office:value-type="float" office:value="16" calcext:value-type="float">
            <text:p>16</text:p>
          </table:table-cell>
          <table:table-cell office:value-type="float" office:value="56" calcext:value-type="float">
            <text:p>56</text:p>
          </table:table-cell>
          <table:table-cell/>
          <table:table-cell office:value-type="float" office:value="5" calcext:value-type="float">
            <text:p>5</text:p>
          </table:table-cell>
          <table:table-cell office:value-type="string" calcext:value-type="string">
            <text:p>Pass Reception</text:p>
          </table:table-cell>
          <table:table-cell office:value-type="string" calcext:value-type="string">
            <text:p>Ashton Daniels pass complete to Casey Filkins for 5 yds to the STAN 49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45]=&quot;&quot;;&quot;&quot;;IF([.AT46]=&quot;&quot;;[.AV45];[.AT45]-[.AT46]))" office:value-type="float" office:value="5" calcext:value-type="float">
            <text:p>5</text:p>
          </table:table-cell>
          <table:table-cell table:style-name="ce25" table:formula="of:=[.BE45]=[.AV4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5]=[.A46];[.C45]+1;1)" office:value-type="float" office:value="46" calcext:value-type="float">
            <text:p>46</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46]=&quot;&quot;;&quot;&quot;;IF([.K46]=&quot;x&quot;;&quot;d&quot;;IF([.K46]=&quot;p&quot;;&quot;d&quot;;IF([.AJ46]=&quot;o&quot;;&quot;o&quot;;IF([.E46]=&quot;1st&quot;;[.AK46];IF([.E46]=&quot;2nd&quot;;[.AL46];[.AJ46]))))))" office:value-type="string" office:string-value="o" calcext:value-type="string">
            <text:p>o</text:p>
          </table:table-cell>
          <table:table-cell table:style-name="ce32" table:formula="of:=IF([.C46]=1;1;IF([.E46]=&quot;&quot;;&quot;&quot;;IF([.I45]=&quot;&quot;;[.I44]+1;[.I45])))" office:value-type="float" office:value="6" calcext:value-type="float">
            <text:p>6</text:p>
          </table:table-cell>
          <table:table-cell table:style-name="ce32" table:formula="of:=IF([.E46]=&quot;&quot;;&quot;&quot;;IF([.E45]=&quot;&quot;;1;1+[.J45]))" office:value-type="float" office:value="3" calcext:value-type="float">
            <text:p>3</text:p>
          </table:table-cell>
          <table:table-cell table:style-name="ce34" office:value-type="string" calcext:value-type="string">
            <text:p>b</text:p>
          </table:table-cell>
          <table:table-cell office:value-type="string" calcext:value-type="string">
            <text:p>o11</text:p>
          </table:table-cell>
          <table:table-cell office:value-type="float" office:value="402" calcext:value-type="float">
            <text:p>402</text:p>
          </table:table-cell>
          <table:table-cell table:style-name="ce33" office:value-type="string" calcext:value-type="string">
            <text:p>flat</text:p>
          </table:table-cell>
          <table:table-cell office:value-type="float" office:value="24" calcext:value-type="float">
            <text:p>24</text:p>
          </table:table-cell>
          <table:table-cell table:number-columns-repeated="6"/>
          <table:table-cell office:value-type="float" office:value="71" calcext:value-type="float">
            <text:p>71</text:p>
          </table:table-cell>
          <table:table-cell table:style-name="ce8" office:value-type="float" office:value="6" calcext:value-type="float">
            <text:p>6</text:p>
          </table:table-cell>
          <table:table-cell table:style-name="ce8" table:number-columns-repeated="6"/>
          <table:table-cell table:style-name="ce8" office:value-type="float" office:value="21" calcext:value-type="float">
            <text:p>21</text:p>
          </table:table-cell>
          <table:table-cell office:value-type="string" calcext:value-type="string">
            <text:p>hit as throws, RT wrecked, incredible timing by QB and extension and toetap by WR for 4 yd gain</text:p>
          </table:table-cell>
          <table:table-cell office:value-type="float" office:value="58.4" calcext:value-type="float">
            <text:p>58.40</text:p>
          </table:table-cell>
          <table:table-cell/>
          <table:table-cell office:value-type="string" calcext:value-type="string">
            <text:p>fd</text:p>
          </table:table-cell>
          <table:table-cell table:style-name="ce28"/>
          <table:table-cell table:formula="of:=IF([.K46]=&quot;t&quot;;&quot;o&quot;;IF([.E47]=&quot;1st&quot;;&quot;o&quot;;&quot;d&quot;))" office:value-type="string" office:string-value="d" calcext:value-type="string">
            <text:p>d</text:p>
          </table:table-cell>
          <table:table-cell table:formula="of:=IF(([.F46]-[.F47])&lt;=1;&quot;d&quot;;IF(([.F46]-[.F47])&gt;[.F46]/3;&quot;o&quot;;&quot;d&quot;))" office:value-type="string" office:string-value="o" calcext:value-type="string">
            <text:p>o</text:p>
          </table:table-cell>
          <table:table-cell table:formula="of:=IF(([.F46]-[.F47])&lt;=1;&quot;d&quot;;IF(([.F46]-[.F47])&gt;=[.F46]/2;&quot;o&quot;;&quot;d&quot;))" office:value-type="string" office:string-value="d" calcext:value-type="string">
            <text:p>d</text:p>
          </table:table-cell>
          <table:table-cell/>
          <table:table-cell office:value-type="float" office:value="21" calcext:value-type="float">
            <text:p>21</text:p>
          </table:table-cell>
          <table:table-cell office:value-type="float" office:value="7" calcext:value-type="float">
            <text:p>7</text:p>
          </table:table-cell>
          <table:table-cell/>
          <table:table-cell table:number-columns-repeated="2" office:value-type="float" office:value="2" calcext:value-type="float">
            <text:p>2</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4" calcext:value-type="float">
            <text:p>4</text:p>
          </table:table-cell>
          <table:table-cell office:value-type="string" calcext:value-type="string">
            <text:p>Pass Reception</text:p>
          </table:table-cell>
          <table:table-cell office:value-type="string" calcext:value-type="string">
            <text:p>Ashton Daniels pass complete to Tiger Bachmeier for 4 yds to the HAW 47</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46]=&quot;&quot;;&quot;&quot;;IF([.AT47]=&quot;&quot;;[.AV46];[.AT46]-[.AT47]))" office:value-type="float" office:value="4" calcext:value-type="float">
            <text:p>4</text:p>
          </table:table-cell>
          <table:table-cell table:style-name="ce25" table:formula="of:=[.BE46]=[.AV4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6]=[.A47];[.C46]+1;1)" office:value-type="float" office:value="47" calcext:value-type="float">
            <text:p>47</text:p>
          </table:table-cell>
          <table:table-cell table:style-name="ce30" office:value-type="string" calcext:value-type="string">
            <text:p>ddd</text:p>
          </table:table-cell>
          <table:table-cell office:value-type="string" calcext:value-type="string">
            <text:p>2nd</text:p>
          </table:table-cell>
          <table:table-cell office:value-type="float" office:value="6" calcext:value-type="float">
            <text:p>6</text:p>
          </table:table-cell>
          <table:table-cell office:value-type="string" calcext:value-type="string">
            <text:p>p</text:p>
          </table:table-cell>
          <table:table-cell table:formula="of:=IF([.E47]=&quot;&quot;;&quot;&quot;;IF([.K47]=&quot;x&quot;;&quot;d&quot;;IF([.K47]=&quot;p&quot;;&quot;d&quot;;IF([.AJ47]=&quot;o&quot;;&quot;o&quot;;IF([.E47]=&quot;1st&quot;;[.AK47];IF([.E47]=&quot;2nd&quot;;[.AL47];[.AJ47]))))))" office:value-type="string" office:string-value="d" calcext:value-type="string">
            <text:p>d</text:p>
          </table:table-cell>
          <table:table-cell table:style-name="ce32" table:formula="of:=IF([.C47]=1;1;IF([.E47]=&quot;&quot;;&quot;&quot;;IF([.I46]=&quot;&quot;;[.I45]+1;[.I46])))" office:value-type="float" office:value="6" calcext:value-type="float">
            <text:p>6</text:p>
          </table:table-cell>
          <table:table-cell table:style-name="ce32" table:formula="of:=IF([.E47]=&quot;&quot;;&quot;&quot;;IF([.E46]=&quot;&quot;;1;1+[.J46]))" office:value-type="float" office:value="4" calcext:value-type="float">
            <text:p>4</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post</text:p>
          </table:table-cell>
          <table:table-cell office:value-type="float" office:value="84" calcext:value-type="float">
            <text:p>84</text:p>
          </table:table-cell>
          <table:table-cell table:number-columns-repeated="5"/>
          <table:table-cell office:value-type="float" office:value="14" calcext:value-type="float">
            <text:p>14</text:p>
          </table:table-cell>
          <table:table-cell office:value-type="float" office:value="74" calcext:value-type="float">
            <text:p>74</text:p>
          </table:table-cell>
          <table:table-cell table:style-name="ce8" office:value-type="float" office:value="96" calcext:value-type="float">
            <text:p>96</text:p>
          </table:table-cell>
          <table:table-cell table:style-name="ce8" table:number-columns-repeated="7"/>
          <table:table-cell office:value-type="string" calcext:value-type="string">
            <text:p>btsp, high, LT wrecked again</text:p>
          </table:table-cell>
          <table:table-cell office:value-type="float" office:value="59.04" calcext:value-type="float">
            <text:p>59.04</text:p>
          </table:table-cell>
          <table:table-cell table:number-columns-repeated="2"/>
          <table:table-cell table:style-name="ce28"/>
          <table:table-cell table:formula="of:=IF([.K47]=&quot;t&quot;;&quot;o&quot;;IF([.E48]=&quot;1st&quot;;&quot;o&quot;;&quot;d&quot;))" office:value-type="string" office:string-value="d" calcext:value-type="string">
            <text:p>d</text:p>
          </table:table-cell>
          <table:table-cell table:formula="of:=IF(([.F47]-[.F48])&lt;=1;&quot;d&quot;;IF(([.F47]-[.F48])&gt;[.F47]/3;&quot;o&quot;;&quot;d&quot;))" office:value-type="string" office:string-value="d" calcext:value-type="string">
            <text:p>d</text:p>
          </table:table-cell>
          <table:table-cell table:formula="of:=IF(([.F47]-[.F48])&lt;=1;&quot;d&quot;;IF(([.F47]-[.F48])&gt;=[.F47]/2;&quot;o&quot;;&quot;d&quot;))" office:value-type="string" office:string-value="d" calcext:value-type="string">
            <text:p>d</text:p>
          </table:table-cell>
          <table:table-cell/>
          <table:table-cell office:value-type="float" office:value="21" calcext:value-type="float">
            <text:p>21</text:p>
          </table:table-cell>
          <table:table-cell office:value-type="float" office:value="7" calcext:value-type="float">
            <text:p>7</text:p>
          </table:table-cell>
          <table:table-cell/>
          <table:table-cell table:number-columns-repeated="2" office:value-type="float" office:value="2" calcext:value-type="float">
            <text:p>2</text:p>
          </table:table-cell>
          <table:table-cell office:value-type="float" office:value="16" calcext:value-type="float">
            <text:p>16</text:p>
          </table:table-cell>
          <table:table-cell office:value-type="float" office:value="47" calcext:value-type="float">
            <text:p>47</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47]=&quot;&quot;;&quot;&quot;;IF([.AT48]=&quot;&quot;;[.AV47];[.AT47]-[.AT48]))" office:value-type="float" office:value="0" calcext:value-type="float">
            <text:p>0</text:p>
          </table:table-cell>
          <table:table-cell table:style-name="ce25" table:formula="of:=[.BE47]=[.AV47]"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7]=[.A48];[.C47]+1;1)" office:value-type="float" office:value="48" calcext:value-type="float">
            <text:p>48</text:p>
          </table:table-cell>
          <table:table-cell table:style-name="ce30" office:value-type="string" calcext:value-type="string">
            <text:p>ddd</text:p>
          </table:table-cell>
          <table:table-cell office:value-type="string" calcext:value-type="string">
            <text:p>3rd</text:p>
          </table:table-cell>
          <table:table-cell office:value-type="float" office:value="6" calcext:value-type="float">
            <text:p>6</text:p>
          </table:table-cell>
          <table:table-cell office:value-type="string" calcext:value-type="string">
            <text:p>p</text:p>
          </table:table-cell>
          <table:table-cell table:formula="of:=IF([.E48]=&quot;&quot;;&quot;&quot;;IF([.K48]=&quot;x&quot;;&quot;d&quot;;IF([.K48]=&quot;p&quot;;&quot;d&quot;;IF([.AJ48]=&quot;o&quot;;&quot;o&quot;;IF([.E48]=&quot;1st&quot;;[.AK48];IF([.E48]=&quot;2nd&quot;;[.AL48];[.AJ48]))))))" office:value-type="string" office:string-value="d" calcext:value-type="string">
            <text:p>d</text:p>
          </table:table-cell>
          <table:table-cell table:style-name="ce32" table:formula="of:=IF([.C48]=1;1;IF([.E48]=&quot;&quot;;&quot;&quot;;IF([.I47]=&quot;&quot;;[.I46]+1;[.I47])))" office:value-type="float" office:value="6" calcext:value-type="float">
            <text:p>6</text:p>
          </table:table-cell>
          <table:table-cell table:style-name="ce32" table:formula="of:=IF([.E48]=&quot;&quot;;&quot;&quot;;IF([.E47]=&quot;&quot;;1;1+[.J47]))" office:value-type="float" office:value="5" calcext:value-type="float">
            <text:p>5</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crosser</text:p>
          </table:table-cell>
          <table:table-cell office:value-type="float" office:value="84" calcext:value-type="float">
            <text:p>84</text:p>
          </table:table-cell>
          <table:table-cell table:number-columns-repeated="6"/>
          <table:table-cell office:value-type="float" office:value="14" calcext:value-type="float">
            <text:p>14</text:p>
          </table:table-cell>
          <table:table-cell table:style-name="ce8" office:value-type="float" office:value="28" calcext:value-type="float">
            <text:p>28</text:p>
          </table:table-cell>
          <table:table-cell table:style-name="ce8" table:number-columns-repeated="7"/>
          <table:table-cell office:value-type="string" calcext:value-type="string">
            <text:p>qtnp, pocket clearn enough for a better throw, 84 becoming counterproductive security blanket</text:p>
          </table:table-cell>
          <table:table-cell office:value-type="float" office:value="59.43" calcext:value-type="float">
            <text:p>59.43</text:p>
          </table:table-cell>
          <table:table-cell/>
          <table:table-cell office:value-type="string" calcext:value-type="string">
            <text:p>fd</text:p>
          </table:table-cell>
          <table:table-cell table:style-name="ce28"/>
          <table:table-cell table:formula="of:=IF([.K48]=&quot;t&quot;;&quot;o&quot;;IF([.E49]=&quot;1st&quot;;&quot;o&quot;;&quot;d&quot;))" office:value-type="string" office:string-value="d" calcext:value-type="string">
            <text:p>d</text:p>
          </table:table-cell>
          <table:table-cell table:formula="of:=IF(([.F48]-[.F49])&lt;=1;&quot;d&quot;;IF(([.F48]-[.F49])&gt;[.F48]/3;&quot;o&quot;;&quot;d&quot;))" office:value-type="string" office:string-value="o" calcext:value-type="string">
            <text:p>o</text:p>
          </table:table-cell>
          <table:table-cell table:formula="of:=IF(([.F48]-[.F49])&lt;=1;&quot;d&quot;;IF(([.F48]-[.F49])&gt;=[.F48]/2;&quot;o&quot;;&quot;d&quot;))" office:value-type="string" office:string-value="o" calcext:value-type="string">
            <text:p>o</text:p>
          </table:table-cell>
          <table:table-cell/>
          <table:table-cell office:value-type="float" office:value="21" calcext:value-type="float">
            <text:p>21</text:p>
          </table:table-cell>
          <table:table-cell office:value-type="float" office:value="7" calcext:value-type="float">
            <text:p>7</text:p>
          </table:table-cell>
          <table:table-cell/>
          <table:table-cell table:number-columns-repeated="2" office:value-type="float" office:value="2" calcext:value-type="float">
            <text:p>2</text:p>
          </table:table-cell>
          <table:table-cell office:value-type="float" office:value="16" calcext:value-type="float">
            <text:p>16</text:p>
          </table:table-cell>
          <table:table-cell office:value-type="float" office:value="47" calcext:value-type="float">
            <text:p>47</text:p>
          </table:table-cell>
          <table:table-cell/>
          <table:table-cell office:value-type="float" office:value="2" calcext:value-type="float">
            <text:p>2</text:p>
          </table:table-cell>
          <table:table-cell office:value-type="string" calcext:value-type="string">
            <text:p>Pass Reception</text:p>
          </table:table-cell>
          <table:table-cell office:value-type="string" calcext:value-type="string">
            <text:p>Ashton Daniels pass complete to Benjamin Yurosek for 2 yds to the HAW 45</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48]=&quot;&quot;;&quot;&quot;;IF([.AT49]=&quot;&quot;;[.AV48];[.AT48]-[.AT49]))" office:value-type="float" office:value="2" calcext:value-type="float">
            <text:p>2</text:p>
          </table:table-cell>
          <table:table-cell table:style-name="ce25" table:formula="of:=[.BE48]=[.AV48]"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8]=[.A49];[.C48]+1;1)" office:value-type="float" office:value="49" calcext:value-type="float">
            <text:p>49</text:p>
          </table:table-cell>
          <table:table-cell table:style-name="ce30" office:value-type="string" calcext:value-type="string">
            <text:p>ddd</text:p>
          </table:table-cell>
          <table:table-cell table:number-columns-repeated="3"/>
          <table:table-cell table:formula="of:=IF([.E49]=&quot;&quot;;&quot;&quot;;IF([.K49]=&quot;x&quot;;&quot;d&quot;;IF([.K49]=&quot;p&quot;;&quot;d&quot;;IF([.AJ49]=&quot;o&quot;;&quot;o&quot;;IF([.E49]=&quot;1st&quot;;[.AK49];IF([.E49]=&quot;2nd&quot;;[.AL49];[.AJ49]))))))">
            <text:p/>
          </table:table-cell>
          <table:table-cell table:style-name="ce32" table:formula="of:=IF([.C49]=1;1;IF([.E49]=&quot;&quot;;&quot;&quot;;IF([.I48]=&quot;&quot;;[.I47]+1;[.I48])))">
            <text:p/>
          </table:table-cell>
          <table:table-cell table:style-name="ce32" table:formula="of:=IF([.E49]=&quot;&quot;;&quot;&quot;;IF([.E48]=&quot;&quot;;1;1+[.J48]))">
            <text:p/>
          </table:table-cell>
          <table:table-cell table:number-columns-repeated="3"/>
          <table:table-cell table:style-name="ce33" table:formula="of:=IF([.G49]=&quot;?&quot;;COM.MICROSOFT.CONCAT([.AQ49];&quot;Q &quot;;[.AR49];&quot;:&quot;;TEXT([.AS49];&quot;00&quot;));&quot;&quot;)">
            <text:p/>
          </table:table-cell>
          <table:table-cell table:number-columns-repeated="8"/>
          <table:table-cell table:style-name="ce8" table:number-columns-repeated="8"/>
          <table:table-cell table:number-columns-repeated="4"/>
          <table:table-cell table:style-name="ce28"/>
          <table:table-cell table:formula="of:=IF([.K49]=&quot;t&quot;;&quot;o&quot;;IF([.E50]=&quot;1st&quot;;&quot;o&quot;;&quot;d&quot;))" office:value-type="string" office:string-value="o" calcext:value-type="string">
            <text:p>o</text:p>
          </table:table-cell>
          <table:table-cell table:formula="of:=IF(([.F49]-[.F50])&lt;=1;&quot;d&quot;;IF(([.F49]-[.F50])&gt;[.F49]/3;&quot;o&quot;;&quot;d&quot;))" office:value-type="string" office:string-value="d" calcext:value-type="string">
            <text:p>d</text:p>
          </table:table-cell>
          <table:table-cell table:formula="of:=IF(([.F49]-[.F50])&lt;=1;&quot;d&quot;;IF(([.F49]-[.F50])&gt;=[.F49]/2;&quot;o&quot;;&quot;d&quot;))" office:value-type="string" office:string-value="d" calcext:value-type="string">
            <text:p>d</text:p>
          </table:table-cell>
          <table:table-cell table:number-columns-repeated="12"/>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formula="of:=IF([.AT49]=&quot;&quot;;&quot;&quot;;IF([.AT50]=&quot;&quot;;[.AV49];[.AT49]-[.AT50]))">
            <text:p/>
          </table:table-cell>
          <table:table-cell table:style-name="ce25" table:formula="of:=[.BE49]=[.AV49]"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49]=[.A50];[.C49]+1;1)" office:value-type="float" office:value="50" calcext:value-type="float">
            <text:p>50</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p</text:p>
          </table:table-cell>
          <table:table-cell table:formula="of:=IF([.E50]=&quot;&quot;;&quot;&quot;;IF([.K50]=&quot;x&quot;;&quot;d&quot;;IF([.K50]=&quot;p&quot;;&quot;d&quot;;IF([.AJ50]=&quot;o&quot;;&quot;o&quot;;IF([.E50]=&quot;1st&quot;;[.AK50];IF([.E50]=&quot;2nd&quot;;[.AL50];[.AJ50]))))))" office:value-type="string" office:string-value="o" calcext:value-type="string">
            <text:p>o</text:p>
          </table:table-cell>
          <table:table-cell table:style-name="ce32" table:formula="of:=IF([.C50]=1;1;IF([.E50]=&quot;&quot;;&quot;&quot;;IF([.I49]=&quot;&quot;;[.I48]+1;[.I49])))" office:value-type="float" office:value="7" calcext:value-type="float">
            <text:p>7</text:p>
          </table:table-cell>
          <table:table-cell table:style-name="ce32" table:formula="of:=IF([.E50]=&quot;&quot;;&quot;&quot;;IF([.E49]=&quot;&quot;;1;1+[.J49]))" office:value-type="float" office:value="1" calcext:value-type="float">
            <text:p>1</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slant</text:p>
          </table:table-cell>
          <table:table-cell office:value-type="float" office:value="13" calcext:value-type="float">
            <text:p>13</text:p>
          </table:table-cell>
          <table:table-cell table:number-columns-repeated="7"/>
          <table:table-cell table:style-name="ce8" table:number-columns-repeated="7"/>
          <table:table-cell table:style-name="ce8" office:value-type="float" office:value="23" calcext:value-type="float">
            <text:p>23</text:p>
          </table:table-cell>
          <table:table-cell office:value-type="string" calcext:value-type="string">
            <text:p>uncalled chop block</text:p>
          </table:table-cell>
          <table:table-cell table:number-columns-repeated="3"/>
          <table:table-cell table:style-name="ce28"/>
          <table:table-cell table:formula="of:=IF([.K50]=&quot;t&quot;;&quot;o&quot;;IF([.E51]=&quot;1st&quot;;&quot;o&quot;;&quot;d&quot;))" office:value-type="string" office:string-value="d" calcext:value-type="string">
            <text:p>d</text:p>
          </table:table-cell>
          <table:table-cell table:formula="of:=IF(([.F50]-[.F51])&lt;=1;&quot;d&quot;;IF(([.F50]-[.F51])&gt;[.F50]/3;&quot;o&quot;;&quot;d&quot;))" office:value-type="string" office:string-value="o" calcext:value-type="string">
            <text:p>o</text:p>
          </table:table-cell>
          <table:table-cell table:formula="of:=IF(([.F50]-[.F51])&lt;=1;&quot;d&quot;;IF(([.F50]-[.F51])&gt;=[.F50]/2;&quot;o&quot;;&quot;d&quot;))" office:value-type="string" office:string-value="o" calcext:value-type="string">
            <text:p>o</text:p>
          </table:table-cell>
          <table:table-cell/>
          <table:table-cell office:value-type="float" office:value="21" calcext:value-type="float">
            <text:p>21</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0</text:p>
          </table:table-cell>
          <table:table-cell office:value-type="float" office:value="75" calcext:value-type="float">
            <text:p>75</text:p>
          </table:table-cell>
          <table:table-cell/>
          <table:table-cell office:value-type="float" office:value="9" calcext:value-type="float">
            <text:p>9</text:p>
          </table:table-cell>
          <table:table-cell office:value-type="string" calcext:value-type="string">
            <text:p>Pass Reception</text:p>
          </table:table-cell>
          <table:table-cell office:value-type="string" calcext:value-type="string">
            <text:p>Ashton Daniels pass complete to Elic Ayomanor for 9 yds to the STAN 34</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0]=&quot;&quot;;&quot;&quot;;IF([.AT51]=&quot;&quot;;[.AV50];[.AT50]-[.AT51]))" office:value-type="float" office:value="9" calcext:value-type="float">
            <text:p>9</text:p>
          </table:table-cell>
          <table:table-cell table:style-name="ce25" table:formula="of:=[.BE50]=[.AV50]"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0]=[.A51];[.C50]+1;1)" office:value-type="float" office:value="51" calcext:value-type="float">
            <text:p>51</text:p>
          </table:table-cell>
          <table:table-cell table:style-name="ce30" office:value-type="string" calcext:value-type="string">
            <text:p>ddd</text:p>
          </table:table-cell>
          <table:table-cell office:value-type="string" calcext:value-type="string">
            <text:p>2nd</text:p>
          </table:table-cell>
          <table:table-cell office:value-type="float" office:value="1" calcext:value-type="float">
            <text:p>1</text:p>
          </table:table-cell>
          <table:table-cell office:value-type="string" calcext:value-type="string">
            <text:p>r</text:p>
          </table:table-cell>
          <table:table-cell table:formula="of:=IF([.E51]=&quot;&quot;;&quot;&quot;;IF([.K51]=&quot;x&quot;;&quot;d&quot;;IF([.K51]=&quot;p&quot;;&quot;d&quot;;IF([.AJ51]=&quot;o&quot;;&quot;o&quot;;IF([.E51]=&quot;1st&quot;;[.AK51];IF([.E51]=&quot;2nd&quot;;[.AL51];[.AJ51]))))))" office:value-type="string" office:string-value="o" calcext:value-type="string">
            <text:p>o</text:p>
          </table:table-cell>
          <table:table-cell table:style-name="ce32" table:formula="of:=IF([.C51]=1;1;IF([.E51]=&quot;&quot;;&quot;&quot;;IF([.I50]=&quot;&quot;;[.I49]+1;[.I50])))" office:value-type="float" office:value="7" calcext:value-type="float">
            <text:p>7</text:p>
          </table:table-cell>
          <table:table-cell table:style-name="ce32" table:formula="of:=IF([.E51]=&quot;&quot;;&quot;&quot;;IF([.E50]=&quot;&quot;;1;1+[.J50]))" office:value-type="float" office:value="2" calcext:value-type="float">
            <text:p>2</text:p>
          </table:table-cell>
          <table:table-cell table:style-name="ce34"/>
          <table:table-cell office:value-type="string" calcext:value-type="string">
            <text:p>o12</text:p>
          </table:table-cell>
          <table:table-cell office:value-type="float" office:value="412" calcext:value-type="float">
            <text:p>412</text:p>
          </table:table-cell>
          <table:table-cell table:style-name="ce33" office:value-type="string" calcext:value-type="string">
            <text:p>op</text:p>
          </table:table-cell>
          <table:table-cell office:value-type="float" office:value="2" calcext:value-type="float">
            <text:p>2</text:p>
          </table:table-cell>
          <table:table-cell office:value-type="float" office:value="86" calcext:value-type="float">
            <text:p>86</text:p>
          </table:table-cell>
          <table:table-cell table:number-columns-repeated="6"/>
          <table:table-cell table:style-name="ce8" office:value-type="float" office:value="21" calcext:value-type="float">
            <text:p>21</text:p>
          </table:table-cell>
          <table:table-cell table:style-name="ce8" table:number-columns-repeated="3"/>
          <table:table-cell table:style-name="ce8" office:value-type="float" office:value="16" calcext:value-type="float">
            <text:p>16</text:p>
          </table:table-cell>
          <table:table-cell table:style-name="ce8" office:value-type="float" office:value="58" calcext:value-type="float">
            <text:p>58</text:p>
          </table:table-cell>
          <table:table-cell table:style-name="ce8" office:value-type="float" office:value="18" calcext:value-type="float">
            <text:p>18</text:p>
          </table:table-cell>
          <table:table-cell table:style-name="ce8" office:value-type="float" office:value="6" calcext:value-type="float">
            <text:p>6</text:p>
          </table:table-cell>
          <table:table-cell office:value-type="string" calcext:value-type="string">
            <text:p>defense really getting cleared out easily on lateral blocks, edge guys taken 10 yds upfield</text:p>
          </table:table-cell>
          <table:table-cell office:value-type="string" calcext:value-type="string">
            <text:p>1.11.59</text:p>
          </table:table-cell>
          <table:table-cell/>
          <table:table-cell office:value-type="string" calcext:value-type="string">
            <text:p>hi</text:p>
          </table:table-cell>
          <table:table-cell table:style-name="ce28"/>
          <table:table-cell table:formula="of:=IF([.K51]=&quot;t&quot;;&quot;o&quot;;IF([.E52]=&quot;1st&quot;;&quot;o&quot;;&quot;d&quot;))" office:value-type="string" office:string-value="o" calcext:value-type="string">
            <text:p>o</text:p>
          </table:table-cell>
          <table:table-cell table:formula="of:=IF(([.F51]-[.F52])&lt;=1;&quot;d&quot;;IF(([.F51]-[.F52])&gt;[.F51]/3;&quot;o&quot;;&quot;d&quot;))" office:value-type="string" office:string-value="d" calcext:value-type="string">
            <text:p>d</text:p>
          </table:table-cell>
          <table:table-cell table:formula="of:=IF(([.F51]-[.F52])&lt;=1;&quot;d&quot;;IF(([.F51]-[.F52])&gt;=[.F51]/2;&quot;o&quot;;&quot;d&quot;))" office:value-type="string" office:string-value="d" calcext:value-type="string">
            <text:p>d</text:p>
          </table:table-cell>
          <table:table-cell/>
          <table:table-cell office:value-type="float" office:value="21" calcext:value-type="float">
            <text:p>21</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0</text:p>
          </table:table-cell>
          <table:table-cell office:value-type="float" office:value="66" calcext:value-type="float">
            <text:p>66</text:p>
          </table:table-cell>
          <table:table-cell/>
          <table:table-cell office:value-type="float" office:value="10" calcext:value-type="float">
            <text:p>10</text:p>
          </table:table-cell>
          <table:table-cell office:value-type="string" calcext:value-type="string">
            <text:p>Rush</text:p>
          </table:table-cell>
          <table:table-cell office:value-type="string" calcext:value-type="string">
            <text:p>Casey Filkins run for 10 yds to the STAN 44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1]=&quot;&quot;;&quot;&quot;;IF([.AT52]=&quot;&quot;;[.AV51];[.AT51]-[.AT52]))" office:value-type="float" office:value="10" calcext:value-type="float">
            <text:p>10</text:p>
          </table:table-cell>
          <table:table-cell table:style-name="ce25" table:formula="of:=[.BE51]=[.AV5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1]=[.A52];[.C51]+1;1)" office:value-type="float" office:value="52" calcext:value-type="float">
            <text:p>52</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52]=&quot;&quot;;&quot;&quot;;IF([.K52]=&quot;x&quot;;&quot;d&quot;;IF([.K52]=&quot;p&quot;;&quot;d&quot;;IF([.AJ52]=&quot;o&quot;;&quot;o&quot;;IF([.E52]=&quot;1st&quot;;[.AK52];IF([.E52]=&quot;2nd&quot;;[.AL52];[.AJ52]))))))" office:value-type="string" office:string-value="o" calcext:value-type="string">
            <text:p>o</text:p>
          </table:table-cell>
          <table:table-cell table:style-name="ce32" table:formula="of:=IF([.C52]=1;1;IF([.E52]=&quot;&quot;;&quot;&quot;;IF([.I51]=&quot;&quot;;[.I50]+1;[.I51])))" office:value-type="float" office:value="7" calcext:value-type="float">
            <text:p>7</text:p>
          </table:table-cell>
          <table:table-cell table:style-name="ce32" table:formula="of:=IF([.E52]=&quot;&quot;;&quot;&quot;;IF([.E51]=&quot;&quot;;1;1+[.J51]))" office:value-type="float" office:value="3" calcext:value-type="float">
            <text:p>3</text:p>
          </table:table-cell>
          <table:table-cell table:style-name="ce34" office:value-type="string" calcext:value-type="string">
            <text:p>b</text:p>
          </table:table-cell>
          <table:table-cell office:value-type="string" calcext:value-type="string">
            <text:p>o12</text:p>
          </table:table-cell>
          <table:table-cell office:value-type="float" office:value="403" calcext:value-type="float">
            <text:p>403</text:p>
          </table:table-cell>
          <table:table-cell table:style-name="ce33" office:value-type="string" calcext:value-type="string">
            <text:p>iz</text:p>
          </table:table-cell>
          <table:table-cell office:value-type="float" office:value="2" calcext:value-type="float">
            <text:p>2</text:p>
          </table:table-cell>
          <table:table-cell table:number-columns-repeated="7"/>
          <table:table-cell table:style-name="ce8" table:number-columns-repeated="5"/>
          <table:table-cell table:style-name="ce8" office:value-type="float" office:value="90" calcext:value-type="float">
            <text:p>90</text:p>
          </table:table-cell>
          <table:table-cell table:style-name="ce8" office:value-type="float" office:value="16" calcext:value-type="float">
            <text:p>16</text:p>
          </table:table-cell>
          <table:table-cell table:style-name="ce8" office:value-type="float" office:value="58" calcext:value-type="float">
            <text:p>58</text:p>
          </table:table-cell>
          <table:table-cell office:value-type="string" calcext:value-type="string">
            <text:p>defense gassed</text:p>
          </table:table-cell>
          <table:table-cell table:number-columns-repeated="3"/>
          <table:table-cell table:style-name="ce28"/>
          <table:table-cell table:formula="of:=IF([.K52]=&quot;t&quot;;&quot;o&quot;;IF([.E53]=&quot;1st&quot;;&quot;o&quot;;&quot;d&quot;))" office:value-type="string" office:string-value="o" calcext:value-type="string">
            <text:p>o</text:p>
          </table:table-cell>
          <table:table-cell table:formula="of:=IF(([.F52]-[.F53])&lt;=1;&quot;d&quot;;IF(([.F52]-[.F53])&gt;[.F52]/3;&quot;o&quot;;&quot;d&quot;))" office:value-type="string" office:string-value="d" calcext:value-type="string">
            <text:p>d</text:p>
          </table:table-cell>
          <table:table-cell table:formula="of:=IF(([.F52]-[.F53])&lt;=1;&quot;d&quot;;IF(([.F52]-[.F53])&gt;=[.F52]/2;&quot;o&quot;;&quot;d&quot;))" office:value-type="string" office:string-value="d" calcext:value-type="string">
            <text:p>d</text:p>
          </table:table-cell>
          <table:table-cell/>
          <table:table-cell office:value-type="float" office:value="21" calcext:value-type="float">
            <text:p>21</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0</text:p>
          </table:table-cell>
          <table:table-cell office:value-type="float" office:value="56" calcext:value-type="float">
            <text:p>56</text:p>
          </table:table-cell>
          <table:table-cell/>
          <table:table-cell office:value-type="float" office:value="47" calcext:value-type="float">
            <text:p>47</text:p>
          </table:table-cell>
          <table:table-cell office:value-type="string" calcext:value-type="string">
            <text:p>Rush</text:p>
          </table:table-cell>
          <table:table-cell office:value-type="string" calcext:value-type="string">
            <text:p>Casey Filkins run for 47 yds to the HAW 9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2]=&quot;&quot;;&quot;&quot;;IF([.AT53]=&quot;&quot;;[.AV52];[.AT52]-[.AT53]))" office:value-type="float" office:value="47" calcext:value-type="float">
            <text:p>47</text:p>
          </table:table-cell>
          <table:table-cell table:style-name="ce25" table:formula="of:=[.BE52]=[.AV5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2]=[.A53];[.C52]+1;1)" office:value-type="float" office:value="53" calcext:value-type="float">
            <text:p>53</text:p>
          </table:table-cell>
          <table:table-cell table:style-name="ce30" office:value-type="string" calcext:value-type="string">
            <text:p>ddd</text:p>
          </table:table-cell>
          <table:table-cell office:value-type="string" calcext:value-type="string">
            <text:p>1st</text:p>
          </table:table-cell>
          <table:table-cell office:value-type="float" office:value="9" calcext:value-type="float">
            <text:p>9</text:p>
          </table:table-cell>
          <table:table-cell office:value-type="string" calcext:value-type="string">
            <text:p>r</text:p>
          </table:table-cell>
          <table:table-cell table:formula="of:=IF([.E53]=&quot;&quot;;&quot;&quot;;IF([.K53]=&quot;x&quot;;&quot;d&quot;;IF([.K53]=&quot;p&quot;;&quot;d&quot;;IF([.AJ53]=&quot;o&quot;;&quot;o&quot;;IF([.E53]=&quot;1st&quot;;[.AK53];IF([.E53]=&quot;2nd&quot;;[.AL53];[.AJ53]))))))" office:value-type="string" office:string-value="d" calcext:value-type="string">
            <text:p>d</text:p>
          </table:table-cell>
          <table:table-cell table:style-name="ce32" table:formula="of:=IF([.C53]=1;1;IF([.E53]=&quot;&quot;;&quot;&quot;;IF([.I52]=&quot;&quot;;[.I51]+1;[.I52])))" office:value-type="float" office:value="7" calcext:value-type="float">
            <text:p>7</text:p>
          </table:table-cell>
          <table:table-cell table:style-name="ce32" table:formula="of:=IF([.E53]=&quot;&quot;;&quot;&quot;;IF([.E52]=&quot;&quot;;1;1+[.J52]))" office:value-type="float" office:value="4" calcext:value-type="float">
            <text:p>4</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op</text:p>
          </table:table-cell>
          <table:table-cell office:value-type="float" office:value="2" calcext:value-type="float">
            <text:p>2</text:p>
          </table:table-cell>
          <table:table-cell table:number-columns-repeated="6"/>
          <table:table-cell office:value-type="float" office:value="57" calcext:value-type="float">
            <text:p>57</text:p>
          </table:table-cell>
          <table:table-cell table:style-name="ce8" office:value-type="float" office:value="18" calcext:value-type="float">
            <text:p>18</text:p>
          </table:table-cell>
          <table:table-cell table:style-name="ce8" table:number-columns-repeated="7"/>
          <table:table-cell table:number-columns-repeated="4"/>
          <table:table-cell table:style-name="ce28"/>
          <table:table-cell table:formula="of:=IF([.K53]=&quot;t&quot;;&quot;o&quot;;IF([.E54]=&quot;1st&quot;;&quot;o&quot;;&quot;d&quot;))" office:value-type="string" office:string-value="d" calcext:value-type="string">
            <text:p>d</text:p>
          </table:table-cell>
          <table:table-cell table:formula="of:=IF(([.F53]-[.F54])&lt;=1;&quot;d&quot;;IF(([.F53]-[.F54])&gt;[.F53]/3;&quot;o&quot;;&quot;d&quot;))" office:value-type="string" office:string-value="d" calcext:value-type="string">
            <text:p>d</text:p>
          </table:table-cell>
          <table:table-cell table:formula="of:=IF(([.F53]-[.F54])&lt;=1;&quot;d&quot;;IF(([.F53]-[.F54])&gt;=[.F53]/2;&quot;o&quot;;&quot;d&quot;))" office:value-type="string" office:string-value="d" calcext:value-type="string">
            <text:p>d</text:p>
          </table:table-cell>
          <table:table-cell/>
          <table:table-cell office:value-type="float" office:value="21" calcext:value-type="float">
            <text:p>21</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0</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Rush</text:p>
          </table:table-cell>
          <table:table-cell office:value-type="string" calcext:value-type="string">
            <text:p>Casey Filkins run for no gain to the HAW 9</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3]=&quot;&quot;;&quot;&quot;;IF([.AT54]=&quot;&quot;;[.AV53];[.AT53]-[.AT54]))" office:value-type="float" office:value="0" calcext:value-type="float">
            <text:p>0</text:p>
          </table:table-cell>
          <table:table-cell table:style-name="ce25" table:formula="of:=[.BE53]=[.AV5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3]=[.A54];[.C53]+1;1)" office:value-type="float" office:value="54" calcext:value-type="float">
            <text:p>54</text:p>
          </table:table-cell>
          <table:table-cell table:style-name="ce30" office:value-type="string" calcext:value-type="string">
            <text:p>ddd</text:p>
          </table:table-cell>
          <table:table-cell office:value-type="string" calcext:value-type="string">
            <text:p>2nd</text:p>
          </table:table-cell>
          <table:table-cell office:value-type="float" office:value="9" calcext:value-type="float">
            <text:p>9</text:p>
          </table:table-cell>
          <table:table-cell office:value-type="string" calcext:value-type="string">
            <text:p>r</text:p>
          </table:table-cell>
          <table:table-cell table:formula="of:=IF([.E54]=&quot;&quot;;&quot;&quot;;IF([.K54]=&quot;x&quot;;&quot;d&quot;;IF([.K54]=&quot;p&quot;;&quot;d&quot;;IF([.AJ54]=&quot;o&quot;;&quot;o&quot;;IF([.E54]=&quot;1st&quot;;[.AK54];IF([.E54]=&quot;2nd&quot;;[.AL54];[.AJ54]))))))" office:value-type="string" office:string-value="d" calcext:value-type="string">
            <text:p>d</text:p>
          </table:table-cell>
          <table:table-cell table:style-name="ce32" table:formula="of:=IF([.C54]=1;1;IF([.E54]=&quot;&quot;;&quot;&quot;;IF([.I53]=&quot;&quot;;[.I52]+1;[.I53])))" office:value-type="float" office:value="7" calcext:value-type="float">
            <text:p>7</text:p>
          </table:table-cell>
          <table:table-cell table:style-name="ce32" table:formula="of:=IF([.E54]=&quot;&quot;;&quot;&quot;;IF([.E53]=&quot;&quot;;1;1+[.J53]))" office:value-type="float" office:value="5" calcext:value-type="float">
            <text:p>5</text:p>
          </table:table-cell>
          <table:table-cell table:style-name="ce34"/>
          <table:table-cell office:value-type="string" calcext:value-type="string">
            <text:p>p12</text:p>
          </table:table-cell>
          <table:table-cell office:value-type="float" office:value="403" calcext:value-type="float">
            <text:p>403</text:p>
          </table:table-cell>
          <table:table-cell table:style-name="ce33" office:value-type="string" calcext:value-type="string">
            <text:p>iz</text:p>
          </table:table-cell>
          <table:table-cell office:value-type="float" office:value="15" calcext:value-type="float">
            <text:p>15</text:p>
          </table:table-cell>
          <table:table-cell table:number-columns-repeated="5"/>
          <table:table-cell office:value-type="float" office:value="84" calcext:value-type="float">
            <text:p>84</text:p>
          </table:table-cell>
          <table:table-cell office:value-type="float" office:value="55" calcext:value-type="float">
            <text:p>55</text:p>
          </table:table-cell>
          <table:table-cell table:style-name="ce8" office:value-type="float" office:value="52" calcext:value-type="float">
            <text:p>52</text:p>
          </table:table-cell>
          <table:table-cell table:style-name="ce8" office:value-type="float" office:value="1" calcext:value-type="float">
            <text:p>1</text:p>
          </table:table-cell>
          <table:table-cell table:style-name="ce8" table:number-columns-repeated="6"/>
          <table:table-cell table:number-columns-repeated="4"/>
          <table:table-cell table:style-name="ce28"/>
          <table:table-cell table:formula="of:=IF([.K54]=&quot;t&quot;;&quot;o&quot;;IF([.E55]=&quot;1st&quot;;&quot;o&quot;;&quot;d&quot;))" office:value-type="string" office:string-value="d" calcext:value-type="string">
            <text:p>d</text:p>
          </table:table-cell>
          <table:table-cell table:formula="of:=IF(([.F54]-[.F55])&lt;=1;&quot;d&quot;;IF(([.F54]-[.F55])&gt;[.F54]/3;&quot;o&quot;;&quot;d&quot;))" office:value-type="string" office:string-value="o" calcext:value-type="string">
            <text:p>o</text:p>
          </table:table-cell>
          <table:table-cell table:formula="of:=IF(([.F54]-[.F55])&lt;=1;&quot;d&quot;;IF(([.F54]-[.F55])&gt;=[.F54]/2;&quot;o&quot;;&quot;d&quot;))" office:value-type="string" office:string-value="d" calcext:value-type="string">
            <text:p>d</text:p>
          </table:table-cell>
          <table:table-cell/>
          <table:table-cell office:value-type="float" office:value="21" calcext:value-type="float">
            <text:p>21</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0</text:p>
          </table:table-cell>
          <table:table-cell office:value-type="float" office:value="9" calcext:value-type="float">
            <text:p>9</text:p>
          </table:table-cell>
          <table:table-cell/>
          <table:table-cell office:value-type="float" office:value="4" calcext:value-type="float">
            <text:p>4</text:p>
          </table:table-cell>
          <table:table-cell office:value-type="string" calcext:value-type="string">
            <text:p>Rush</text:p>
          </table:table-cell>
          <table:table-cell office:value-type="string" calcext:value-type="string">
            <text:p>Ryan Butler run for 4 yds to the HAW 5</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4]=&quot;&quot;;&quot;&quot;;IF([.AT55]=&quot;&quot;;[.AV54];[.AT54]-[.AT55]))" office:value-type="float" office:value="4" calcext:value-type="float">
            <text:p>4</text:p>
          </table:table-cell>
          <table:table-cell table:style-name="ce25" table:formula="of:=[.BE54]=[.AV5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4]=[.A55];[.C54]+1;1)" office:value-type="float" office:value="55" calcext:value-type="float">
            <text:p>55</text:p>
          </table:table-cell>
          <table:table-cell table:style-name="ce30" office:value-type="string" calcext:value-type="string">
            <text:p>ddd</text:p>
          </table:table-cell>
          <table:table-cell office:value-type="string" calcext:value-type="string">
            <text:p>3rd</text:p>
          </table:table-cell>
          <table:table-cell office:value-type="float" office:value="5" calcext:value-type="float">
            <text:p>5</text:p>
          </table:table-cell>
          <table:table-cell office:value-type="string" calcext:value-type="string">
            <text:p>r</text:p>
          </table:table-cell>
          <table:table-cell table:formula="of:=IF([.E55]=&quot;&quot;;&quot;&quot;;IF([.K55]=&quot;x&quot;;&quot;d&quot;;IF([.K55]=&quot;p&quot;;&quot;d&quot;;IF([.AJ55]=&quot;o&quot;;&quot;o&quot;;IF([.E55]=&quot;1st&quot;;[.AK55];IF([.E55]=&quot;2nd&quot;;[.AL55];[.AJ55]))))))" office:value-type="string" office:string-value="d" calcext:value-type="string">
            <text:p>d</text:p>
          </table:table-cell>
          <table:table-cell table:style-name="ce32" table:formula="of:=IF([.C55]=1;1;IF([.E55]=&quot;&quot;;&quot;&quot;;IF([.I54]=&quot;&quot;;[.I53]+1;[.I54])))" office:value-type="float" office:value="7" calcext:value-type="float">
            <text:p>7</text:p>
          </table:table-cell>
          <table:table-cell table:style-name="ce32" table:formula="of:=IF([.E55]=&quot;&quot;;&quot;&quot;;IF([.E54]=&quot;&quot;;1;1+[.J54]))" office:value-type="float" office:value="6" calcext:value-type="float">
            <text:p>6</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reverse</text:p>
          </table:table-cell>
          <table:table-cell office:value-type="float" office:value="22" calcext:value-type="float">
            <text:p>22</text:p>
          </table:table-cell>
          <table:table-cell table:number-columns-repeated="4"/>
          <table:table-cell office:value-type="float" office:value="55" calcext:value-type="float">
            <text:p>55</text:p>
          </table:table-cell>
          <table:table-cell office:value-type="float" office:value="84" calcext:value-type="float">
            <text:p>84</text:p>
          </table:table-cell>
          <table:table-cell office:value-type="float" office:value="57" calcext:value-type="float">
            <text:p>57</text:p>
          </table:table-cell>
          <table:table-cell table:style-name="ce8" office:value-type="float" office:value="52" calcext:value-type="float">
            <text:p>52</text:p>
          </table:table-cell>
          <table:table-cell table:style-name="ce8" office:value-type="float" office:value="1" calcext:value-type="float">
            <text:p>1</text:p>
          </table:table-cell>
          <table:table-cell table:style-name="ce8" office:value-type="float" office:value="98" calcext:value-type="float">
            <text:p>98</text:p>
          </table:table-cell>
          <table:table-cell table:style-name="ce8" table:number-columns-repeated="5"/>
          <table:table-cell office:value-type="string" calcext:value-type="string">
            <text:p>high comedy watching stanford OL bumblefuck through super complex blocks</text:p>
          </table:table-cell>
          <table:table-cell office:value-type="string" calcext:value-type="string">
            <text:p>1.14.36</text:p>
          </table:table-cell>
          <table:table-cell/>
          <table:table-cell office:value-type="string" calcext:value-type="string">
            <text:p>fd</text:p>
          </table:table-cell>
          <table:table-cell table:style-name="ce28"/>
          <table:table-cell table:formula="of:=IF([.K55]=&quot;t&quot;;&quot;o&quot;;IF([.E56]=&quot;1st&quot;;&quot;o&quot;;&quot;d&quot;))" office:value-type="string" office:string-value="d" calcext:value-type="string">
            <text:p>d</text:p>
          </table:table-cell>
          <table:table-cell table:formula="of:=IF(([.F55]-[.F56])&lt;=1;&quot;d&quot;;IF(([.F55]-[.F56])&gt;[.F55]/3;&quot;o&quot;;&quot;d&quot;))" office:value-type="string" office:string-value="o" calcext:value-type="string">
            <text:p>o</text:p>
          </table:table-cell>
          <table:table-cell table:formula="of:=IF(([.F55]-[.F56])&lt;=1;&quot;d&quot;;IF(([.F55]-[.F56])&gt;=[.F55]/2;&quot;o&quot;;&quot;d&quot;))" office:value-type="string" office:string-value="o" calcext:value-type="string">
            <text:p>o</text:p>
          </table:table-cell>
          <table:table-cell/>
          <table:table-cell office:value-type="float" office:value="21" calcext:value-type="float">
            <text:p>21</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0</text:p>
          </table:table-cell>
          <table:table-cell office:value-type="float" office:value="5" calcext:value-type="float">
            <text:p>5</text:p>
          </table:table-cell>
          <table:table-cell/>
          <table:table-cell office:value-type="float" office:value="-2" calcext:value-type="float">
            <text:p>-2</text:p>
          </table:table-cell>
          <table:table-cell office:value-type="string" calcext:value-type="string">
            <text:p>Rush</text:p>
          </table:table-cell>
          <table:table-cell office:value-type="string" calcext:value-type="string">
            <text:p>Ashton Daniels pass complete to E.J. Smith for a loss of 2 yards to the HAW 7</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5]=&quot;&quot;;&quot;&quot;;IF([.AT56]=&quot;&quot;;[.AV55];[.AT55]-[.AT56]))" office:value-type="float" office:value="-2" calcext:value-type="float">
            <text:p>-2</text:p>
          </table:table-cell>
          <table:table-cell table:style-name="ce25" table:formula="of:=[.BE55]=[.AV5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5]=[.A56];[.C55]+1;1)" office:value-type="float" office:value="56" calcext:value-type="float">
            <text:p>56</text:p>
          </table:table-cell>
          <table:table-cell table:style-name="ce30" office:value-type="string" calcext:value-type="string">
            <text:p>ddd</text:p>
          </table:table-cell>
          <table:table-cell table:number-columns-repeated="3"/>
          <table:table-cell table:formula="of:=IF([.E56]=&quot;&quot;;&quot;&quot;;IF([.K56]=&quot;x&quot;;&quot;d&quot;;IF([.K56]=&quot;p&quot;;&quot;d&quot;;IF([.AJ56]=&quot;o&quot;;&quot;o&quot;;IF([.E56]=&quot;1st&quot;;[.AK56];IF([.E56]=&quot;2nd&quot;;[.AL56];[.AJ56]))))))">
            <text:p/>
          </table:table-cell>
          <table:table-cell table:style-name="ce32" table:formula="of:=IF([.C56]=1;1;IF([.E56]=&quot;&quot;;&quot;&quot;;IF([.I55]=&quot;&quot;;[.I54]+1;[.I55])))">
            <text:p/>
          </table:table-cell>
          <table:table-cell table:style-name="ce32" table:formula="of:=IF([.E56]=&quot;&quot;;&quot;&quot;;IF([.E55]=&quot;&quot;;1;1+[.J55]))">
            <text:p/>
          </table:table-cell>
          <table:table-cell table:number-columns-repeated="3"/>
          <table:table-cell table:style-name="ce33" table:formula="of:=IF([.G56]=&quot;?&quot;;COM.MICROSOFT.CONCAT([.AQ56];&quot;Q &quot;;[.AR56];&quot;:&quot;;TEXT([.AS56];&quot;00&quot;));&quot;&quot;)">
            <text:p/>
          </table:table-cell>
          <table:table-cell table:number-columns-repeated="8"/>
          <table:table-cell table:style-name="ce8" table:number-columns-repeated="8"/>
          <table:table-cell table:number-columns-repeated="4"/>
          <table:table-cell table:style-name="ce28"/>
          <table:table-cell table:formula="of:=IF([.K56]=&quot;t&quot;;&quot;o&quot;;IF([.E57]=&quot;1st&quot;;&quot;o&quot;;&quot;d&quot;))" office:value-type="string" office:string-value="o" calcext:value-type="string">
            <text:p>o</text:p>
          </table:table-cell>
          <table:table-cell table:formula="of:=IF(([.F56]-[.F57])&lt;=1;&quot;d&quot;;IF(([.F56]-[.F57])&gt;[.F56]/3;&quot;o&quot;;&quot;d&quot;))" office:value-type="string" office:string-value="d" calcext:value-type="string">
            <text:p>d</text:p>
          </table:table-cell>
          <table:table-cell table:formula="of:=IF(([.F56]-[.F57])&lt;=1;&quot;d&quot;;IF(([.F56]-[.F57])&gt;=[.F56]/2;&quot;o&quot;;&quot;d&quot;))" office:value-type="string" office:string-value="d" calcext:value-type="string">
            <text:p>d</text:p>
          </table:table-cell>
          <table:table-cell table:number-columns-repeated="17"/>
          <table:table-cell office:value-type="float" office:value="14" calcext:value-type="float">
            <text:p>14</text:p>
          </table:table-cell>
          <table:table-cell table:formula="of:=IF([.AT56]=&quot;&quot;;&quot;&quot;;IF([.AT57]=&quot;&quot;;[.AV56];[.AT56]-[.AT57]))">
            <text:p/>
          </table:table-cell>
          <table:table-cell table:style-name="ce25" table:formula="of:=[.BE56]=[.AV5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6]=[.A57];[.C56]+1;1)" office:value-type="float" office:value="57" calcext:value-type="float">
            <text:p>57</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s</text:p>
          </table:table-cell>
          <table:table-cell table:formula="of:=IF([.E57]=&quot;&quot;;&quot;&quot;;IF([.K57]=&quot;x&quot;;&quot;d&quot;;IF([.K57]=&quot;p&quot;;&quot;d&quot;;IF([.AJ57]=&quot;o&quot;;&quot;o&quot;;IF([.E57]=&quot;1st&quot;;[.AK57];IF([.E57]=&quot;2nd&quot;;[.AL57];[.AJ57]))))))" office:value-type="string" office:string-value="d" calcext:value-type="string">
            <text:p>d</text:p>
          </table:table-cell>
          <table:table-cell table:style-name="ce32" table:formula="of:=IF([.C57]=1;1;IF([.E57]=&quot;&quot;;&quot;&quot;;IF([.I56]=&quot;&quot;;[.I55]+1;[.I56])))" office:value-type="float" office:value="8" calcext:value-type="float">
            <text:p>8</text:p>
          </table:table-cell>
          <table:table-cell table:style-name="ce32" table:formula="of:=IF([.E57]=&quot;&quot;;&quot;&quot;;IF([.E56]=&quot;&quot;;1;1+[.J56]))" office:value-type="float" office:value="1" calcext:value-type="float">
            <text:p>1</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rpo screen</text:p>
          </table:table-cell>
          <table:table-cell office:value-type="float" office:value="84" calcext:value-type="float">
            <text:p>84</text:p>
          </table:table-cell>
          <table:table-cell table:number-columns-repeated="5"/>
          <table:table-cell office:value-type="float" office:value="0" calcext:value-type="float">
            <text:p>0</text:p>
          </table:table-cell>
          <table:table-cell office:value-type="float" office:value="14" calcext:value-type="float">
            <text:p>14</text:p>
          </table:table-cell>
          <table:table-cell table:style-name="ce8" office:value-type="float" office:value="28" calcext:value-type="float">
            <text:p>28</text:p>
          </table:table-cell>
          <table:table-cell table:style-name="ce8" table:number-columns-repeated="7"/>
          <table:table-cell office:value-type="string" calcext:value-type="string">
            <text:p>28 is the read man on the RPO and he still makes the tackle</text:p>
          </table:table-cell>
          <table:table-cell office:value-type="string" calcext:value-type="string">
            <text:p>1.21.39</text:p>
          </table:table-cell>
          <table:table-cell table:number-columns-repeated="2"/>
          <table:table-cell table:style-name="ce28"/>
          <table:table-cell table:formula="of:=IF([.K57]=&quot;t&quot;;&quot;o&quot;;IF([.E58]=&quot;1st&quot;;&quot;o&quot;;&quot;d&quot;))" office:value-type="string" office:string-value="d" calcext:value-type="string">
            <text:p>d</text:p>
          </table:table-cell>
          <table:table-cell table:formula="of:=IF(([.F57]-[.F58])&lt;=1;&quot;d&quot;;IF(([.F57]-[.F58])&gt;[.F57]/3;&quot;o&quot;;&quot;d&quot;))" office:value-type="string" office:string-value="d" calcext:value-type="string">
            <text:p>d</text:p>
          </table:table-cell>
          <table:table-cell table:formula="of:=IF(([.F57]-[.F58])&lt;=1;&quot;d&quot;;IF(([.F57]-[.F58])&gt;=[.F57]/2;&quot;o&quot;;&quot;d&quot;))" office:value-type="string" office:string-value="d" calcext:value-type="string">
            <text:p>d</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83" calcext:value-type="float">
            <text:p>83</text:p>
          </table:table-cell>
          <table:table-cell/>
          <table:table-cell office:value-type="float" office:value="2" calcext:value-type="float">
            <text:p>2</text:p>
          </table:table-cell>
          <table:table-cell office:value-type="string" calcext:value-type="string">
            <text:p>Pass Reception</text:p>
          </table:table-cell>
          <table:table-cell office:value-type="string" calcext:value-type="string">
            <text:p>Ashton Daniels pass complete to Benjamin Yurosek for 2 yds to the STAN 19</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7]=&quot;&quot;;&quot;&quot;;IF([.AT58]=&quot;&quot;;[.AV57];[.AT57]-[.AT58]))" office:value-type="float" office:value="2" calcext:value-type="float">
            <text:p>2</text:p>
          </table:table-cell>
          <table:table-cell table:style-name="ce25" table:formula="of:=[.BE57]=[.AV57]"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7]=[.A58];[.C57]+1;1)" office:value-type="float" office:value="58" calcext:value-type="float">
            <text:p>58</text:p>
          </table:table-cell>
          <table:table-cell table:style-name="ce30" office:value-type="string" calcext:value-type="string">
            <text:p>ddd</text:p>
          </table:table-cell>
          <table:table-cell office:value-type="string" calcext:value-type="string">
            <text:p>2nd</text:p>
          </table:table-cell>
          <table:table-cell office:value-type="float" office:value="8" calcext:value-type="float">
            <text:p>8</text:p>
          </table:table-cell>
          <table:table-cell office:value-type="string" calcext:value-type="string">
            <text:p>p</text:p>
          </table:table-cell>
          <table:table-cell table:formula="of:=IF([.E58]=&quot;&quot;;&quot;&quot;;IF([.K58]=&quot;x&quot;;&quot;d&quot;;IF([.K58]=&quot;p&quot;;&quot;d&quot;;IF([.AJ58]=&quot;o&quot;;&quot;o&quot;;IF([.E58]=&quot;1st&quot;;[.AK58];IF([.E58]=&quot;2nd&quot;;[.AL58];[.AJ58]))))))" office:value-type="string" office:string-value="o" calcext:value-type="string">
            <text:p>o</text:p>
          </table:table-cell>
          <table:table-cell table:style-name="ce32" table:formula="of:=IF([.C58]=1;1;IF([.E58]=&quot;&quot;;&quot;&quot;;IF([.I57]=&quot;&quot;;[.I56]+1;[.I57])))" office:value-type="float" office:value="8" calcext:value-type="float">
            <text:p>8</text:p>
          </table:table-cell>
          <table:table-cell table:style-name="ce32" table:formula="of:=IF([.E58]=&quot;&quot;;&quot;&quot;;IF([.E57]=&quot;&quot;;1;1+[.J57]))" office:value-type="float" office:value="2" calcext:value-type="float">
            <text:p>2</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scramble</text:p>
          </table:table-cell>
          <table:table-cell office:value-type="float" office:value="84" calcext:value-type="float">
            <text:p>84</text:p>
          </table:table-cell>
          <table:table-cell table:number-columns-repeated="6"/>
          <table:table-cell office:value-type="float" office:value="61" calcext:value-type="float">
            <text:p>61</text:p>
          </table:table-cell>
          <table:table-cell table:style-name="ce8" office:value-type="float" office:value="69" calcext:value-type="float">
            <text:p>69</text:p>
          </table:table-cell>
          <table:table-cell table:style-name="ce8" table:number-columns-repeated="5"/>
          <table:table-cell table:style-name="ce8" office:value-type="float" office:value="12" calcext:value-type="float">
            <text:p>12</text:p>
          </table:table-cell>
          <table:table-cell table:style-name="ce8" office:value-type="float" office:value="1" calcext:value-type="float">
            <text:p>1</text:p>
          </table:table-cell>
          <table:table-cell office:value-type="string" calcext:value-type="string">
            <text:p>12 lines up offsides, 1 can't cover 84</text:p>
          </table:table-cell>
          <table:table-cell table:number-columns-repeated="3"/>
          <table:table-cell table:style-name="ce28"/>
          <table:table-cell table:formula="of:=IF([.K58]=&quot;t&quot;;&quot;o&quot;;IF([.E59]=&quot;1st&quot;;&quot;o&quot;;&quot;d&quot;))" office:value-type="string" office:string-value="o" calcext:value-type="string">
            <text:p>o</text:p>
          </table:table-cell>
          <table:table-cell table:formula="of:=IF(([.F58]-[.F59])&lt;=1;&quot;d&quot;;IF(([.F58]-[.F59])&gt;[.F58]/3;&quot;o&quot;;&quot;d&quot;))" office:value-type="string" office:string-value="d" calcext:value-type="string">
            <text:p>d</text:p>
          </table:table-cell>
          <table:table-cell table:formula="of:=IF(([.F58]-[.F59])&lt;=1;&quot;d&quot;;IF(([.F58]-[.F59])&gt;=[.F58]/2;&quot;o&quot;;&quot;d&quot;))" office:value-type="string" office:string-value="d" calcext:value-type="string">
            <text:p>d</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81" calcext:value-type="float">
            <text:p>81</text:p>
          </table:table-cell>
          <table:table-cell/>
          <table:table-cell office:value-type="float" office:value="23" calcext:value-type="float">
            <text:p>23</text:p>
          </table:table-cell>
          <table:table-cell office:value-type="string" calcext:value-type="string">
            <text:p>Pass Reception</text:p>
          </table:table-cell>
          <table:table-cell office:value-type="string" calcext:value-type="string">
            <text:p>Ashton Daniels pass complete to Benjamin Yurosek for 23 yds to the STAN 42 for a 1ST down</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8]=&quot;&quot;;&quot;&quot;;IF([.AT59]=&quot;&quot;;[.AV58];[.AT58]-[.AT59]))" office:value-type="float" office:value="23" calcext:value-type="float">
            <text:p>23</text:p>
          </table:table-cell>
          <table:table-cell table:style-name="ce25" table:formula="of:=[.BE58]=[.AV58]"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8]=[.A59];[.C58]+1;1)" office:value-type="float" office:value="59" calcext:value-type="float">
            <text:p>59</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59]=&quot;&quot;;&quot;&quot;;IF([.K59]=&quot;x&quot;;&quot;d&quot;;IF([.K59]=&quot;p&quot;;&quot;d&quot;;IF([.AJ59]=&quot;o&quot;;&quot;o&quot;;IF([.E59]=&quot;1st&quot;;[.AK59];IF([.E59]=&quot;2nd&quot;;[.AL59];[.AJ59]))))))" office:value-type="string" office:string-value="o" calcext:value-type="string">
            <text:p>o</text:p>
          </table:table-cell>
          <table:table-cell table:style-name="ce32" table:formula="of:=IF([.C59]=1;1;IF([.E59]=&quot;&quot;;&quot;&quot;;IF([.I58]=&quot;&quot;;[.I57]+1;[.I58])))" office:value-type="float" office:value="8" calcext:value-type="float">
            <text:p>8</text:p>
          </table:table-cell>
          <table:table-cell table:style-name="ce32" table:formula="of:=IF([.E59]=&quot;&quot;;&quot;&quot;;IF([.E58]=&quot;&quot;;1;1+[.J58]))" office:value-type="float" office:value="3" calcext:value-type="float">
            <text:p>3</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ozr</text:p>
          </table:table-cell>
          <table:table-cell office:value-type="float" office:value="15" calcext:value-type="float">
            <text:p>15</text:p>
          </table:table-cell>
          <table:table-cell office:value-type="float" office:value="86" calcext:value-type="float">
            <text:p>86</text:p>
          </table:table-cell>
          <table:table-cell office:value-type="float" office:value="84" calcext:value-type="float">
            <text:p>84</text:p>
          </table:table-cell>
          <table:table-cell table:number-columns-repeated="5"/>
          <table:table-cell table:style-name="ce8" table:number-columns-repeated="6"/>
          <table:table-cell table:style-name="ce8" office:value-type="float" office:value="17" calcext:value-type="float">
            <text:p>17</text:p>
          </table:table-cell>
          <table:table-cell table:style-name="ce8" office:value-type="float" office:value="18" calcext:value-type="float">
            <text:p>18</text:p>
          </table:table-cell>
          <table:table-cell table:number-columns-repeated="4"/>
          <table:table-cell table:style-name="ce28"/>
          <table:table-cell table:formula="of:=IF([.K59]=&quot;t&quot;;&quot;o&quot;;IF([.E60]=&quot;1st&quot;;&quot;o&quot;;&quot;d&quot;))" office:value-type="string" office:string-value="d" calcext:value-type="string">
            <text:p>d</text:p>
          </table:table-cell>
          <table:table-cell table:formula="of:=IF(([.F59]-[.F60])&lt;=1;&quot;d&quot;;IF(([.F59]-[.F60])&gt;[.F59]/3;&quot;o&quot;;&quot;d&quot;))" office:value-type="string" office:string-value="o" calcext:value-type="string">
            <text:p>o</text:p>
          </table:table-cell>
          <table:table-cell table:formula="of:=IF(([.F59]-[.F60])&lt;=1;&quot;d&quot;;IF(([.F59]-[.F60])&gt;=[.F59]/2;&quot;o&quot;;&quot;d&quot;))" office:value-type="string" office:string-value="o" calcext:value-type="string">
            <text:p>o</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58" calcext:value-type="float">
            <text:p>58</text:p>
          </table:table-cell>
          <table:table-cell/>
          <table:table-cell office:value-type="float" office:value="8" calcext:value-type="float">
            <text:p>8</text:p>
          </table:table-cell>
          <table:table-cell office:value-type="string" calcext:value-type="string">
            <text:p>Rush</text:p>
          </table:table-cell>
          <table:table-cell office:value-type="string" calcext:value-type="string">
            <text:p>Ryan Butler run for 8 yds to the 50 yard line</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59]=&quot;&quot;;&quot;&quot;;IF([.AT60]=&quot;&quot;;[.AV59];[.AT59]-[.AT60]))" office:value-type="float" office:value="8" calcext:value-type="float">
            <text:p>8</text:p>
          </table:table-cell>
          <table:table-cell table:style-name="ce25" table:formula="of:=[.BE59]=[.AV59]"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59]=[.A60];[.C59]+1;1)" office:value-type="float" office:value="60" calcext:value-type="float">
            <text:p>60</text:p>
          </table:table-cell>
          <table:table-cell table:style-name="ce30" office:value-type="string" calcext:value-type="string">
            <text:p>ddd</text:p>
          </table:table-cell>
          <table:table-cell office:value-type="string" calcext:value-type="string">
            <text:p>2nd</text:p>
          </table:table-cell>
          <table:table-cell office:value-type="float" office:value="2" calcext:value-type="float">
            <text:p>2</text:p>
          </table:table-cell>
          <table:table-cell office:value-type="string" calcext:value-type="string">
            <text:p>x</text:p>
          </table:table-cell>
          <table:table-cell table:formula="of:=IF([.E60]=&quot;&quot;;&quot;&quot;;IF([.K60]=&quot;x&quot;;&quot;d&quot;;IF([.K60]=&quot;p&quot;;&quot;d&quot;;IF([.AJ60]=&quot;o&quot;;&quot;o&quot;;IF([.E60]=&quot;1st&quot;;[.AK60];IF([.E60]=&quot;2nd&quot;;[.AL60];[.AJ60]))))))" office:value-type="string" office:string-value="o" calcext:value-type="string">
            <text:p>o</text:p>
          </table:table-cell>
          <table:table-cell table:style-name="ce32" table:formula="of:=IF([.C60]=1;1;IF([.E60]=&quot;&quot;;&quot;&quot;;IF([.I59]=&quot;&quot;;[.I58]+1;[.I59])))" office:value-type="float" office:value="8" calcext:value-type="float">
            <text:p>8</text:p>
          </table:table-cell>
          <table:table-cell table:style-name="ce32" table:formula="of:=IF([.E60]=&quot;&quot;;&quot;&quot;;IF([.E59]=&quot;&quot;;1;1+[.J59]))" office:value-type="float" office:value="4" calcext:value-type="float">
            <text:p>4</text:p>
          </table:table-cell>
          <table:table-cell table:style-name="ce34"/>
          <table:table-cell table:number-columns-repeated="2"/>
          <table:table-cell table:style-name="ce33" office:value-type="string" calcext:value-type="string">
            <text:p>offside</text:p>
          </table:table-cell>
          <table:table-cell office:value-type="float" office:value="15" calcext:value-type="float">
            <text:p>15</text:p>
          </table:table-cell>
          <table:table-cell table:number-columns-repeated="7"/>
          <table:table-cell table:style-name="ce8" table:number-columns-repeated="8"/>
          <table:table-cell table:number-columns-repeated="4"/>
          <table:table-cell table:style-name="ce28"/>
          <table:table-cell table:formula="of:=IF([.K60]=&quot;t&quot;;&quot;o&quot;;IF([.E61]=&quot;1st&quot;;&quot;o&quot;;&quot;d&quot;))" office:value-type="string" office:string-value="o" calcext:value-type="string">
            <text:p>o</text:p>
          </table:table-cell>
          <table:table-cell table:formula="of:=IF(([.F60]-[.F61])&lt;=1;&quot;d&quot;;IF(([.F60]-[.F61])&gt;[.F60]/3;&quot;o&quot;;&quot;d&quot;))" office:value-type="string" office:string-value="d" calcext:value-type="string">
            <text:p>d</text:p>
          </table:table-cell>
          <table:table-cell table:formula="of:=IF(([.F60]-[.F61])&lt;=1;&quot;d&quot;;IF(([.F60]-[.F61])&gt;=[.F60]/2;&quot;o&quot;;&quot;d&quot;))" office:value-type="string" office:string-value="d" calcext:value-type="string">
            <text:p>d</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50" calcext:value-type="float">
            <text:p>50</text:p>
          </table:table-cell>
          <table:table-cell/>
          <table:table-cell office:value-type="float" office:value="5" calcext:value-type="float">
            <text:p>5</text:p>
          </table:table-cell>
          <table:table-cell office:value-type="string" calcext:value-type="string">
            <text:p>Penalty</text:p>
          </table:table-cell>
          <table:table-cell office:value-type="string" calcext:value-type="string">
            <text:p>BUTLER, Ryan rush up the middle for a gain of 3 yards to the HAW47 (SINCLAIR, Justin;WILLIAMS, Daniel). PENALTY HAW Offsides enforced 5 yards from the STA50 to the HAW45 and results in a 1ST DOWN [NHSG]. NO PLAY (replay the down).</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0]=&quot;&quot;;&quot;&quot;;IF([.AT61]=&quot;&quot;;[.AV60];[.AT60]-[.AT61]))" office:value-type="float" office:value="5" calcext:value-type="float">
            <text:p>5</text:p>
          </table:table-cell>
          <table:table-cell table:style-name="ce25" table:formula="of:=[.BE60]=[.AV60]"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0]=[.A61];[.C60]+1;1)" office:value-type="float" office:value="61" calcext:value-type="float">
            <text:p>61</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61]=&quot;&quot;;&quot;&quot;;IF([.K61]=&quot;x&quot;;&quot;d&quot;;IF([.K61]=&quot;p&quot;;&quot;d&quot;;IF([.AJ61]=&quot;o&quot;;&quot;o&quot;;IF([.E61]=&quot;1st&quot;;[.AK61];IF([.E61]=&quot;2nd&quot;;[.AL61];[.AJ61]))))))" office:value-type="string" office:string-value="o" calcext:value-type="string">
            <text:p>o</text:p>
          </table:table-cell>
          <table:table-cell table:style-name="ce32" table:formula="of:=IF([.C61]=1;1;IF([.E61]=&quot;&quot;;&quot;&quot;;IF([.I60]=&quot;&quot;;[.I59]+1;[.I60])))" office:value-type="float" office:value="8" calcext:value-type="float">
            <text:p>8</text:p>
          </table:table-cell>
          <table:table-cell table:style-name="ce32" table:formula="of:=IF([.E61]=&quot;&quot;;&quot;&quot;;IF([.E60]=&quot;&quot;;1;1+[.J60]))" office:value-type="float" office:value="5" calcext:value-type="float">
            <text:p>5</text:p>
          </table:table-cell>
          <table:table-cell table:style-name="ce34"/>
          <table:table-cell office:value-type="string" calcext:value-type="string">
            <text:p>o20</text:p>
          </table:table-cell>
          <table:table-cell office:value-type="float" office:value="402" calcext:value-type="float">
            <text:p>402</text:p>
          </table:table-cell>
          <table:table-cell table:style-name="ce33" office:value-type="string" calcext:value-type="string">
            <text:p>ozr</text:p>
          </table:table-cell>
          <table:table-cell office:value-type="float" office:value="15" calcext:value-type="float">
            <text:p>15</text:p>
          </table:table-cell>
          <table:table-cell office:value-type="float" office:value="22" calcext:value-type="float">
            <text:p>22</text:p>
          </table:table-cell>
          <table:table-cell table:number-columns-repeated="5"/>
          <table:table-cell office:value-type="float" office:value="5" calcext:value-type="float">
            <text:p>5</text:p>
          </table:table-cell>
          <table:table-cell table:style-name="ce8" office:value-type="float" office:value="8" calcext:value-type="float">
            <text:p>8</text:p>
          </table:table-cell>
          <table:table-cell table:style-name="ce8" table:number-columns-repeated="5"/>
          <table:table-cell table:style-name="ce8" office:value-type="float" office:value="17" calcext:value-type="float">
            <text:p>17</text:p>
          </table:table-cell>
          <table:table-cell table:style-name="ce8" office:value-type="float" office:value="1" calcext:value-type="float">
            <text:p>1</text:p>
          </table:table-cell>
          <table:table-cell office:value-type="string" calcext:value-type="string">
            <text:p>RB from princeton stiffarming LB to hell</text:p>
          </table:table-cell>
          <table:table-cell office:value-type="string" calcext:value-type="string">
            <text:p>1.24.28</text:p>
          </table:table-cell>
          <table:table-cell/>
          <table:table-cell office:value-type="string" calcext:value-type="string">
            <text:p>hi</text:p>
          </table:table-cell>
          <table:table-cell table:style-name="ce28"/>
          <table:table-cell table:formula="of:=IF([.K61]=&quot;t&quot;;&quot;o&quot;;IF([.E62]=&quot;1st&quot;;&quot;o&quot;;&quot;d&quot;))" office:value-type="string" office:string-value="d" calcext:value-type="string">
            <text:p>d</text:p>
          </table:table-cell>
          <table:table-cell table:formula="of:=IF(([.F61]-[.F62])&lt;=1;&quot;d&quot;;IF(([.F61]-[.F62])&gt;[.F61]/3;&quot;o&quot;;&quot;d&quot;))" office:value-type="string" office:string-value="o" calcext:value-type="string">
            <text:p>o</text:p>
          </table:table-cell>
          <table:table-cell table:formula="of:=IF(([.F61]-[.F62])&lt;=1;&quot;d&quot;;IF(([.F61]-[.F62])&gt;=[.F61]/2;&quot;o&quot;;&quot;d&quot;))" office:value-type="string" office:string-value="d" calcext:value-type="string">
            <text:p>d</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45" calcext:value-type="float">
            <text:p>45</text:p>
          </table:table-cell>
          <table:table-cell/>
          <table:table-cell office:value-type="float" office:value="4" calcext:value-type="float">
            <text:p>4</text:p>
          </table:table-cell>
          <table:table-cell office:value-type="string" calcext:value-type="string">
            <text:p>Rush</text:p>
          </table:table-cell>
          <table:table-cell office:value-type="string" calcext:value-type="string">
            <text:p>Ryan Butler run for 4 yds to the HAW 41</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1]=&quot;&quot;;&quot;&quot;;IF([.AT62]=&quot;&quot;;[.AV61];[.AT61]-[.AT62]))" office:value-type="float" office:value="4" calcext:value-type="float">
            <text:p>4</text:p>
          </table:table-cell>
          <table:table-cell table:style-name="ce25" table:formula="of:=[.BE61]=[.AV6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1]=[.A62];[.C61]+1;1)" office:value-type="float" office:value="62" calcext:value-type="float">
            <text:p>62</text:p>
          </table:table-cell>
          <table:table-cell table:style-name="ce30" office:value-type="string" calcext:value-type="string">
            <text:p>ddd</text:p>
          </table:table-cell>
          <table:table-cell office:value-type="string" calcext:value-type="string">
            <text:p>2nd</text:p>
          </table:table-cell>
          <table:table-cell office:value-type="float" office:value="6" calcext:value-type="float">
            <text:p>6</text:p>
          </table:table-cell>
          <table:table-cell office:value-type="string" calcext:value-type="string">
            <text:p>p</text:p>
          </table:table-cell>
          <table:table-cell table:formula="of:=IF([.E62]=&quot;&quot;;&quot;&quot;;IF([.K62]=&quot;x&quot;;&quot;d&quot;;IF([.K62]=&quot;p&quot;;&quot;d&quot;;IF([.AJ62]=&quot;o&quot;;&quot;o&quot;;IF([.E62]=&quot;1st&quot;;[.AK62];IF([.E62]=&quot;2nd&quot;;[.AL62];[.AJ62]))))))" office:value-type="string" office:string-value="d" calcext:value-type="string">
            <text:p>d</text:p>
          </table:table-cell>
          <table:table-cell table:style-name="ce32" table:formula="of:=IF([.C62]=1;1;IF([.E62]=&quot;&quot;;&quot;&quot;;IF([.I61]=&quot;&quot;;[.I60]+1;[.I61])))" office:value-type="float" office:value="8" calcext:value-type="float">
            <text:p>8</text:p>
          </table:table-cell>
          <table:table-cell table:style-name="ce32" table:formula="of:=IF([.E62]=&quot;&quot;;&quot;&quot;;IF([.E61]=&quot;&quot;;1;1+[.J61]))" office:value-type="float" office:value="6" calcext:value-type="float">
            <text:p>6</text:p>
          </table:table-cell>
          <table:table-cell table:style-name="ce34"/>
          <table:table-cell office:value-type="string" calcext:value-type="string">
            <text:p>o21</text:p>
          </table:table-cell>
          <table:table-cell office:value-type="float" office:value="402" calcext:value-type="float">
            <text:p>402</text:p>
          </table:table-cell>
          <table:table-cell table:style-name="ce33" office:value-type="string" calcext:value-type="string">
            <text:p>scramble</text:p>
          </table:table-cell>
          <table:table-cell office:value-type="float" office:value="14" calcext:value-type="float">
            <text:p>14</text:p>
          </table:table-cell>
          <table:table-cell table:number-columns-repeated="5"/>
          <table:table-cell office:value-type="float" office:value="61" calcext:value-type="float">
            <text:p>61</text:p>
          </table:table-cell>
          <table:table-cell office:value-type="float" office:value="22" calcext:value-type="float">
            <text:p>22</text:p>
          </table:table-cell>
          <table:table-cell table:style-name="ce8" office:value-type="float" office:value="8" calcext:value-type="float">
            <text:p>8</text:p>
          </table:table-cell>
          <table:table-cell table:style-name="ce8" office:value-type="float" office:value="52" calcext:value-type="float">
            <text:p>52</text:p>
          </table:table-cell>
          <table:table-cell table:style-name="ce8" table:number-columns-repeated="6"/>
          <table:table-cell office:value-type="string" calcext:value-type="string">
            <text:p>blitz5, cat</text:p>
          </table:table-cell>
          <table:table-cell table:number-columns-repeated="3"/>
          <table:table-cell table:style-name="ce28"/>
          <table:table-cell table:formula="of:=IF([.K62]=&quot;t&quot;;&quot;o&quot;;IF([.E63]=&quot;1st&quot;;&quot;o&quot;;&quot;d&quot;))" office:value-type="string" office:string-value="d" calcext:value-type="string">
            <text:p>d</text:p>
          </table:table-cell>
          <table:table-cell table:formula="of:=IF(([.F62]-[.F63])&lt;=1;&quot;d&quot;;IF(([.F62]-[.F63])&gt;[.F62]/3;&quot;o&quot;;&quot;d&quot;))" office:value-type="string" office:string-value="d" calcext:value-type="string">
            <text:p>d</text:p>
          </table:table-cell>
          <table:table-cell table:formula="of:=IF(([.F62]-[.F63])&lt;=1;&quot;d&quot;;IF(([.F62]-[.F63])&gt;=[.F62]/2;&quot;o&quot;;&quot;d&quot;))" office:value-type="string" office:string-value="d" calcext:value-type="string">
            <text:p>d</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41" calcext:value-type="float">
            <text:p>41</text:p>
          </table:table-cell>
          <table:table-cell/>
          <table:table-cell office:value-type="float" office:value="2" calcext:value-type="float">
            <text:p>2</text:p>
          </table:table-cell>
          <table:table-cell office:value-type="string" calcext:value-type="string">
            <text:p>Rush</text:p>
          </table:table-cell>
          <table:table-cell office:value-type="string" calcext:value-type="string">
            <text:p>Ashton Daniels run for 2 yds to the HAW 39</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2]=&quot;&quot;;&quot;&quot;;IF([.AT63]=&quot;&quot;;[.AV62];[.AT62]-[.AT63]))" office:value-type="float" office:value="2" calcext:value-type="float">
            <text:p>2</text:p>
          </table:table-cell>
          <table:table-cell table:style-name="ce25" table:formula="of:=[.BE62]=[.AV6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2]=[.A63];[.C62]+1;1)" office:value-type="float" office:value="63" calcext:value-type="float">
            <text:p>63</text:p>
          </table:table-cell>
          <table:table-cell table:style-name="ce30" office:value-type="string" calcext:value-type="string">
            <text:p>ddd</text:p>
          </table:table-cell>
          <table:table-cell office:value-type="string" calcext:value-type="string">
            <text:p>3rd</text:p>
          </table:table-cell>
          <table:table-cell office:value-type="float" office:value="4" calcext:value-type="float">
            <text:p>4</text:p>
          </table:table-cell>
          <table:table-cell office:value-type="string" calcext:value-type="string">
            <text:p>p</text:p>
          </table:table-cell>
          <table:table-cell table:formula="of:=IF([.E63]=&quot;&quot;;&quot;&quot;;IF([.K63]=&quot;x&quot;;&quot;d&quot;;IF([.K63]=&quot;p&quot;;&quot;d&quot;;IF([.AJ63]=&quot;o&quot;;&quot;o&quot;;IF([.E63]=&quot;1st&quot;;[.AK63];IF([.E63]=&quot;2nd&quot;;[.AL63];[.AJ63]))))))" office:value-type="string" office:string-value="o" calcext:value-type="string">
            <text:p>o</text:p>
          </table:table-cell>
          <table:table-cell table:style-name="ce32" table:formula="of:=IF([.C63]=1;1;IF([.E63]=&quot;&quot;;&quot;&quot;;IF([.I62]=&quot;&quot;;[.I61]+1;[.I62])))" office:value-type="float" office:value="8" calcext:value-type="float">
            <text:p>8</text:p>
          </table:table-cell>
          <table:table-cell table:style-name="ce32" table:formula="of:=IF([.E63]=&quot;&quot;;&quot;&quot;;IF([.E62]=&quot;&quot;;1;1+[.J62]))" office:value-type="float" office:value="7" calcext:value-type="float">
            <text:p>7</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scramble</text:p>
          </table:table-cell>
          <table:table-cell office:value-type="float" office:value="0" calcext:value-type="float">
            <text:p>0</text:p>
          </table:table-cell>
          <table:table-cell table:number-columns-repeated="4"/>
          <table:table-cell office:value-type="float" office:value="61" calcext:value-type="float">
            <text:p>61</text:p>
          </table:table-cell>
          <table:table-cell office:value-type="float" office:value="71" calcext:value-type="float">
            <text:p>71</text:p>
          </table:table-cell>
          <table:table-cell office:value-type="float" office:value="74" calcext:value-type="float">
            <text:p>74</text:p>
          </table:table-cell>
          <table:table-cell table:style-name="ce8" office:value-type="float" office:value="6" calcext:value-type="float">
            <text:p>6</text:p>
          </table:table-cell>
          <table:table-cell table:style-name="ce8" office:value-type="float" office:value="96" calcext:value-type="float">
            <text:p>96</text:p>
          </table:table-cell>
          <table:table-cell table:style-name="ce8" office:value-type="float" office:value="52" calcext:value-type="float">
            <text:p>52</text:p>
          </table:table-cell>
          <table:table-cell table:style-name="ce8" table:number-columns-repeated="4"/>
          <table:table-cell table:style-name="ce8" office:value-type="float" office:value="16" calcext:value-type="float">
            <text:p>16</text:p>
          </table:table-cell>
          <table:table-cell office:value-type="string" calcext:value-type="string">
            <text:p>uncalled holding by fd61</text:p>
          </table:table-cell>
          <table:table-cell table:number-columns-repeated="3"/>
          <table:table-cell table:style-name="ce28"/>
          <table:table-cell table:formula="of:=IF([.K63]=&quot;t&quot;;&quot;o&quot;;IF([.E64]=&quot;1st&quot;;&quot;o&quot;;&quot;d&quot;))" office:value-type="string" office:string-value="o" calcext:value-type="string">
            <text:p>o</text:p>
          </table:table-cell>
          <table:table-cell table:formula="of:=IF(([.F63]-[.F64])&lt;=1;&quot;d&quot;;IF(([.F63]-[.F64])&gt;[.F63]/3;&quot;o&quot;;&quot;d&quot;))" office:value-type="string" office:string-value="d" calcext:value-type="string">
            <text:p>d</text:p>
          </table:table-cell>
          <table:table-cell table:formula="of:=IF(([.F63]-[.F64])&lt;=1;&quot;d&quot;;IF(([.F63]-[.F64])&gt;=[.F63]/2;&quot;o&quot;;&quot;d&quot;))" office:value-type="string" office:string-value="d" calcext:value-type="string">
            <text:p>d</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39" calcext:value-type="float">
            <text:p>39</text:p>
          </table:table-cell>
          <table:table-cell/>
          <table:table-cell office:value-type="float" office:value="6" calcext:value-type="float">
            <text:p>6</text:p>
          </table:table-cell>
          <table:table-cell office:value-type="string" calcext:value-type="string">
            <text:p>Pass Reception</text:p>
          </table:table-cell>
          <table:table-cell office:value-type="string" calcext:value-type="string">
            <text:p>Ashton Daniels pass complete to Mudia Reuben for 6 yds to the HAW 33 for a 1ST down</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3]=&quot;&quot;;&quot;&quot;;IF([.AT64]=&quot;&quot;;[.AV63];[.AT63]-[.AT64]))" office:value-type="float" office:value="6" calcext:value-type="float">
            <text:p>6</text:p>
          </table:table-cell>
          <table:table-cell table:style-name="ce25" table:formula="of:=[.BE63]=[.AV6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3]=[.A64];[.C63]+1;1)" office:value-type="float" office:value="64" calcext:value-type="float">
            <text:p>64</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64]=&quot;&quot;;&quot;&quot;;IF([.K64]=&quot;x&quot;;&quot;d&quot;;IF([.K64]=&quot;p&quot;;&quot;d&quot;;IF([.AJ64]=&quot;o&quot;;&quot;o&quot;;IF([.E64]=&quot;1st&quot;;[.AK64];IF([.E64]=&quot;2nd&quot;;[.AL64];[.AJ64]))))))" office:value-type="string" office:string-value="o" calcext:value-type="string">
            <text:p>o</text:p>
          </table:table-cell>
          <table:table-cell table:style-name="ce32" table:formula="of:=IF([.C64]=1;1;IF([.E64]=&quot;&quot;;&quot;&quot;;IF([.I63]=&quot;&quot;;[.I62]+1;[.I63])))" office:value-type="float" office:value="8" calcext:value-type="float">
            <text:p>8</text:p>
          </table:table-cell>
          <table:table-cell table:style-name="ce32" table:formula="of:=IF([.E64]=&quot;&quot;;&quot;&quot;;IF([.E63]=&quot;&quot;;1;1+[.J63]))" office:value-type="float" office:value="8" calcext:value-type="float">
            <text:p>8</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ozr</text:p>
          </table:table-cell>
          <table:table-cell office:value-type="float" office:value="22" calcext:value-type="float">
            <text:p>22</text:p>
          </table:table-cell>
          <table:table-cell table:number-columns-repeated="6"/>
          <table:table-cell office:value-type="float" office:value="86" calcext:value-type="float">
            <text:p>86</text:p>
          </table:table-cell>
          <table:table-cell table:style-name="ce8" office:value-type="float" office:value="18" calcext:value-type="float">
            <text:p>18</text:p>
          </table:table-cell>
          <table:table-cell table:style-name="ce8" table:number-columns-repeated="6"/>
          <table:table-cell table:style-name="ce8" office:value-type="float" office:value="18" calcext:value-type="float">
            <text:p>18</text:p>
          </table:table-cell>
          <table:table-cell office:value-type="string" calcext:value-type="string">
            <text:p>18 beats TE block but then 22 breaks his tackle</text:p>
          </table:table-cell>
          <table:table-cell office:value-type="string" calcext:value-type="string">
            <text:p>1.26.29</text:p>
          </table:table-cell>
          <table:table-cell table:number-columns-repeated="2"/>
          <table:table-cell table:style-name="ce28"/>
          <table:table-cell table:formula="of:=IF([.K64]=&quot;t&quot;;&quot;o&quot;;IF([.E65]=&quot;1st&quot;;&quot;o&quot;;&quot;d&quot;))" office:value-type="string" office:string-value="d" calcext:value-type="string">
            <text:p>d</text:p>
          </table:table-cell>
          <table:table-cell table:formula="of:=IF(([.F64]-[.F65])&lt;=1;&quot;d&quot;;IF(([.F64]-[.F65])&gt;[.F64]/3;&quot;o&quot;;&quot;d&quot;))" office:value-type="string" office:string-value="o" calcext:value-type="string">
            <text:p>o</text:p>
          </table:table-cell>
          <table:table-cell table:formula="of:=IF(([.F64]-[.F65])&lt;=1;&quot;d&quot;;IF(([.F64]-[.F65])&gt;=[.F64]/2;&quot;o&quot;;&quot;d&quot;))" office:value-type="string" office:string-value="o" calcext:value-type="string">
            <text:p>o</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33" calcext:value-type="float">
            <text:p>33</text:p>
          </table:table-cell>
          <table:table-cell/>
          <table:table-cell office:value-type="float" office:value="6" calcext:value-type="float">
            <text:p>6</text:p>
          </table:table-cell>
          <table:table-cell office:value-type="string" calcext:value-type="string">
            <text:p>Rush</text:p>
          </table:table-cell>
          <table:table-cell office:value-type="string" calcext:value-type="string">
            <text:p>E.J. Smith run for 6 yds to the HAW 27</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4]=&quot;&quot;;&quot;&quot;;IF([.AT65]=&quot;&quot;;[.AV64];[.AT64]-[.AT65]))" office:value-type="float" office:value="6" calcext:value-type="float">
            <text:p>6</text:p>
          </table:table-cell>
          <table:table-cell table:style-name="ce25" table:formula="of:=[.BE64]=[.AV6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4]=[.A65];[.C64]+1;1)" office:value-type="float" office:value="65" calcext:value-type="float">
            <text:p>65</text:p>
          </table:table-cell>
          <table:table-cell table:style-name="ce30" office:value-type="string" calcext:value-type="string">
            <text:p>ddd</text:p>
          </table:table-cell>
          <table:table-cell office:value-type="string" calcext:value-type="string">
            <text:p>2nd</text:p>
          </table:table-cell>
          <table:table-cell office:value-type="float" office:value="4" calcext:value-type="float">
            <text:p>4</text:p>
          </table:table-cell>
          <table:table-cell office:value-type="string" calcext:value-type="string">
            <text:p>p</text:p>
          </table:table-cell>
          <table:table-cell table:formula="of:=IF([.E65]=&quot;&quot;;&quot;&quot;;IF([.K65]=&quot;x&quot;;&quot;d&quot;;IF([.K65]=&quot;p&quot;;&quot;d&quot;;IF([.AJ65]=&quot;o&quot;;&quot;o&quot;;IF([.E65]=&quot;1st&quot;;[.AK65];IF([.E65]=&quot;2nd&quot;;[.AL65];[.AJ65]))))))" office:value-type="string" office:string-value="o" calcext:value-type="string">
            <text:p>o</text:p>
          </table:table-cell>
          <table:table-cell table:style-name="ce32" table:formula="of:=IF([.C65]=1;1;IF([.E65]=&quot;&quot;;&quot;&quot;;IF([.I64]=&quot;&quot;;[.I63]+1;[.I64])))" office:value-type="float" office:value="8" calcext:value-type="float">
            <text:p>8</text:p>
          </table:table-cell>
          <table:table-cell table:style-name="ce32" table:formula="of:=IF([.E65]=&quot;&quot;;&quot;&quot;;IF([.E64]=&quot;&quot;;1;1+[.J64]))" office:value-type="float" office:value="9" calcext:value-type="float">
            <text:p>9</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rpo screen</text:p>
          </table:table-cell>
          <table:table-cell office:value-type="float" office:value="84" calcext:value-type="float">
            <text:p>84</text:p>
          </table:table-cell>
          <table:table-cell table:number-columns-repeated="5"/>
          <table:table-cell office:value-type="float" office:value="84" calcext:value-type="float">
            <text:p>84</text:p>
          </table:table-cell>
          <table:table-cell office:value-type="float" office:value="14" calcext:value-type="float">
            <text:p>14</text:p>
          </table:table-cell>
          <table:table-cell table:style-name="ce8" office:value-type="float" office:value="18" calcext:value-type="float">
            <text:p>18</text:p>
          </table:table-cell>
          <table:table-cell table:style-name="ce8" table:number-columns-repeated="7"/>
          <table:table-cell office:value-type="string" calcext:value-type="string">
            <text:p>btup, high, but catchable, drop</text:p>
          </table:table-cell>
          <table:table-cell table:number-columns-repeated="3"/>
          <table:table-cell table:style-name="ce28"/>
          <table:table-cell table:formula="of:=IF([.K65]=&quot;t&quot;;&quot;o&quot;;IF([.E68]=&quot;1st&quot;;&quot;o&quot;;&quot;d&quot;))" office:value-type="string" office:string-value="o" calcext:value-type="string">
            <text:p>o</text:p>
          </table:table-cell>
          <table:table-cell table:formula="of:=IF(([.F65]-[.F68])&lt;=1;&quot;d&quot;;IF(([.F65]-[.F68])&gt;[.F65]/3;&quot;o&quot;;&quot;d&quot;))" office:value-type="string" office:string-value="d" calcext:value-type="string">
            <text:p>d</text:p>
          </table:table-cell>
          <table:table-cell table:formula="of:=IF(([.F65]-[.F68])&lt;=1;&quot;d&quot;;IF(([.F65]-[.F68])&gt;=[.F65]/2;&quot;o&quot;;&quot;d&quot;))" office:value-type="string" office:string-value="d" calcext:value-type="string">
            <text:p>d</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27" calcext:value-type="float">
            <text:p>27</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5]=&quot;&quot;;&quot;&quot;;IF([.AT66]=&quot;&quot;;[.AV65];[.AT65]-[.AT66]))" office:value-type="float" office:value="0" calcext:value-type="float">
            <text:p>0</text:p>
          </table:table-cell>
          <table:table-cell table:style-name="ce25" table:formula="of:=[.BE65]=[.AV6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5]=[.A66];[.C65]+1;1)" office:value-type="float" office:value="66" calcext:value-type="float">
            <text:p>66</text:p>
          </table:table-cell>
          <table:table-cell table:style-name="ce30" office:value-type="string" calcext:value-type="string">
            <text:p>ddd</text:p>
          </table:table-cell>
          <table:table-cell office:value-type="string" calcext:value-type="string">
            <text:p>3rd</text:p>
          </table:table-cell>
          <table:table-cell office:value-type="float" office:value="4" calcext:value-type="float">
            <text:p>4</text:p>
          </table:table-cell>
          <table:table-cell office:value-type="string" calcext:value-type="string">
            <text:p>p</text:p>
          </table:table-cell>
          <table:table-cell table:formula="of:=IF([.E66]=&quot;&quot;;&quot;&quot;;IF([.K66]=&quot;x&quot;;&quot;d&quot;;IF([.K66]=&quot;p&quot;;&quot;d&quot;;IF([.AJ66]=&quot;o&quot;;&quot;o&quot;;IF([.E66]=&quot;1st&quot;;[.AK66];IF([.E66]=&quot;2nd&quot;;[.AL66];[.AJ66]))))))" office:value-type="string" office:string-value="d" calcext:value-type="string">
            <text:p>d</text:p>
          </table:table-cell>
          <table:table-cell table:style-name="ce32" table:formula="of:=IF([.C66]=1;1;IF([.E66]=&quot;&quot;;&quot;&quot;;IF([.I65]=&quot;&quot;;[.I64]+1;[.I65])))" office:value-type="float" office:value="8" calcext:value-type="float">
            <text:p>8</text:p>
          </table:table-cell>
          <table:table-cell table:style-name="ce32" table:formula="of:=IF([.E66]=&quot;&quot;;&quot;&quot;;IF([.E65]=&quot;&quot;;1;1+[.J65]))" office:value-type="float" office:value="10" calcext:value-type="float">
            <text:p>10</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slant</text:p>
          </table:table-cell>
          <table:table-cell office:value-type="float" office:value="13" calcext:value-type="float">
            <text:p>13</text:p>
          </table:table-cell>
          <table:table-cell table:number-columns-repeated="6"/>
          <table:table-cell office:value-type="float" office:value="13" calcext:value-type="float">
            <text:p>13</text:p>
          </table:table-cell>
          <table:table-cell table:style-name="ce8" office:value-type="float" office:value="23" calcext:value-type="float">
            <text:p>23</text:p>
          </table:table-cell>
          <table:table-cell table:style-name="ce8" table:number-columns-repeated="6"/>
          <table:table-cell table:style-name="ce8" office:value-type="float" office:value="17" calcext:value-type="float">
            <text:p>17</text:p>
          </table:table-cell>
          <table:table-cell office:value-type="string" calcext:value-type="string">
            <text:p>drop, decent coverage / PBU by 23 and then (targeting) hit by 17 but losing it before contact</text:p>
          </table:table-cell>
          <table:table-cell table:number-columns-repeated="3"/>
          <table:table-cell table:style-name="ce28"/>
          <table:table-cell table:formula="of:=IF([.K66]=&quot;t&quot;;&quot;o&quot;;IF([.E69]=&quot;1st&quot;;&quot;o&quot;;&quot;d&quot;))" office:value-type="string" office:string-value="d" calcext:value-type="string">
            <text:p>d</text:p>
          </table:table-cell>
          <table:table-cell table:formula="of:=IF(([.F66]-[.F69])&lt;=1;&quot;d&quot;;IF(([.F66]-[.F69])&gt;[.F66]/3;&quot;o&quot;;&quot;d&quot;))" office:value-type="string" office:string-value="o" calcext:value-type="string">
            <text:p>o</text:p>
          </table:table-cell>
          <table:table-cell table:formula="of:=IF(([.F66]-[.F69])&lt;=1;&quot;d&quot;;IF(([.F66]-[.F69])&gt;=[.F66]/2;&quot;o&quot;;&quot;d&quot;))" office:value-type="string" office:string-value="o" calcext:value-type="string">
            <text:p>o</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27" calcext:value-type="float">
            <text:p>27</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6]=&quot;&quot;;&quot;&quot;;IF([.AT67]=&quot;&quot;;[.AV66];[.AT66]-[.AT67]))" office:value-type="float" office:value="0" calcext:value-type="float">
            <text:p>0</text:p>
          </table:table-cell>
          <table:table-cell table:style-name="ce25" table:formula="of:=[.BE66]=[.AV6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6]=[.A67];[.C66]+1;1)" office:value-type="float" office:value="67" calcext:value-type="float">
            <text:p>67</text:p>
          </table:table-cell>
          <table:table-cell table:style-name="ce30" office:value-type="string" calcext:value-type="string">
            <text:p>ddd</text:p>
          </table:table-cell>
          <table:table-cell office:value-type="string" calcext:value-type="string">
            <text:p>4<text:span text:style-name="T1">th</text:span></text:p>
          </table:table-cell>
          <table:table-cell office:value-type="float" office:value="4" calcext:value-type="float">
            <text:p>4</text:p>
          </table:table-cell>
          <table:table-cell office:value-type="string" calcext:value-type="string">
            <text:p>x</text:p>
          </table:table-cell>
          <table:table-cell table:formula="of:=IF([.E67]=&quot;&quot;;&quot;&quot;;IF([.K67]=&quot;x&quot;;&quot;d&quot;;IF([.K67]=&quot;p&quot;;&quot;d&quot;;IF([.AJ67]=&quot;o&quot;;&quot;o&quot;;IF([.E67]=&quot;1st&quot;;[.AK67];IF([.E67]=&quot;2nd&quot;;[.AL67];[.AJ67]))))))" office:value-type="string" office:string-value="d" calcext:value-type="string">
            <text:p>d</text:p>
          </table:table-cell>
          <table:table-cell table:style-name="ce32" table:formula="of:=IF([.C67]=1;1;IF([.E67]=&quot;&quot;;&quot;&quot;;IF([.I66]=&quot;&quot;;[.I65]+1;[.I66])))" office:value-type="float" office:value="8" calcext:value-type="float">
            <text:p>8</text:p>
          </table:table-cell>
          <table:table-cell table:style-name="ce32" table:formula="of:=IF([.E67]=&quot;&quot;;&quot;&quot;;IF([.E66]=&quot;&quot;;1;1+[.J66]))" office:value-type="float" office:value="11" calcext:value-type="float">
            <text:p>11</text:p>
          </table:table-cell>
          <table:table-cell table:style-name="ce34" office:value-type="string" calcext:value-type="string">
            <text:p>p</text:p>
          </table:table-cell>
          <table:table-cell table:number-columns-repeated="2"/>
          <table:table-cell table:style-name="ce33" office:value-type="string" calcext:value-type="string">
            <text:p>deadball</text:p>
          </table:table-cell>
          <table:table-cell table:number-columns-repeated="8"/>
          <table:table-cell table:style-name="ce8" table:number-columns-repeated="8"/>
          <table:table-cell table:number-columns-repeated="4"/>
          <table:table-cell table:style-name="ce28"/>
          <table:table-cell table:formula="of:=IF([.K67]=&quot;t&quot;;&quot;o&quot;;IF([.E70]=&quot;1st&quot;;&quot;o&quot;;&quot;d&quot;))" office:value-type="string" office:string-value="d" calcext:value-type="string">
            <text:p>d</text:p>
          </table:table-cell>
          <table:table-cell table:formula="of:=IF(([.F67]-[.F70])&lt;=1;&quot;d&quot;;IF(([.F67]-[.F70])&gt;[.F67]/3;&quot;o&quot;;&quot;d&quot;))" office:value-type="string" office:string-value="o" calcext:value-type="string">
            <text:p>o</text:p>
          </table:table-cell>
          <table:table-cell table:formula="of:=IF(([.F67]-[.F70])&lt;=1;&quot;d&quot;;IF(([.F67]-[.F70])&gt;=[.F67]/2;&quot;o&quot;;&quot;d&quot;))" office:value-type="string" office:string-value="o" calcext:value-type="string">
            <text:p>o</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27" calcext:value-type="float">
            <text:p>27</text:p>
          </table:table-cell>
          <table:table-cell/>
          <table:table-cell office:value-type="float" office:value="14" calcext:value-type="float">
            <text:p>14</text:p>
          </table:table-cell>
          <table:table-cell office:value-type="string" calcext:value-type="string">
            <text:p>Penalty</text:p>
          </table:table-cell>
          <table:table-cell office:value-type="string" calcext:value-type="string">
            <text:p>Hawai'i Penalty, Targeting on TUFAGA, Isaiah enforced (Isaiah Tufaga) to the STAN 13 for a 1ST down</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7]=&quot;&quot;;&quot;&quot;;IF([.AT68]=&quot;&quot;;[.AV67];[.AT67]-[.AT68]))" office:value-type="float" office:value="14" calcext:value-type="float">
            <text:p>14</text:p>
          </table:table-cell>
          <table:table-cell table:style-name="ce25" table:formula="of:=[.BE67]=[.AV67]" office:value-type="boolean" office:boolean-value="true" calcext:value-type="boolean">
            <text:p>TRUE</text:p>
          </table:table-cell>
        </table:table-row>
        <table:table-row table:style-name="ro1">
          <table:table-cell table:style-name="ce12" office:value-type="float" office:value="1" calcext:value-type="float">
            <text:p>1</text:p>
          </table:table-cell>
          <table:table-cell table:style-name="ce12" office:value-type="string" calcext:value-type="string">
            <text:p>FD</text:p>
          </table:table-cell>
          <table:table-cell table:formula="of:=IF([.A67]=[.A68];[.C67]+1;1)" office:value-type="float" office:value="68" calcext:value-type="float">
            <text:p>68</text:p>
          </table:table-cell>
          <table:table-cell table:style-name="ce12" office:value-type="string" calcext:value-type="string">
            <text:p>ddd</text:p>
          </table:table-cell>
          <table:table-cell table:style-name="ce12" office:value-type="string" calcext:value-type="string">
            <text:p>1st</text:p>
          </table:table-cell>
          <table:table-cell table:style-name="ce12" office:value-type="float" office:value="10" calcext:value-type="float">
            <text:p>10</text:p>
          </table:table-cell>
          <table:table-cell table:style-name="ce12" office:value-type="string" calcext:value-type="string">
            <text:p>r</text:p>
          </table:table-cell>
          <table:table-cell table:style-name="ce12" table:formula="of:=IF([.E68]=&quot;&quot;;&quot;&quot;;IF([.K68]=&quot;x&quot;;&quot;d&quot;;IF([.K68]=&quot;p&quot;;&quot;d&quot;;IF([.AJ68]=&quot;o&quot;;&quot;o&quot;;IF([.E68]=&quot;1st&quot;;[.AK68];IF([.E68]=&quot;2nd&quot;;[.AL68];[.AJ68]))))))" office:value-type="string" office:string-value="o" calcext:value-type="string">
            <text:p>o</text:p>
          </table:table-cell>
          <table:table-cell table:style-name="ce14" table:formula="of:=IF([.C68]=1;1;IF([.E68]=&quot;&quot;;&quot;&quot;;IF([.I65]=&quot;&quot;;[.I64]+1;[.I65])))" office:value-type="float" office:value="8" calcext:value-type="float">
            <text:p>8</text:p>
          </table:table-cell>
          <table:table-cell table:style-name="ce14" table:formula="of:=IF([.E68]=&quot;&quot;;&quot;&quot;;IF([.E65]=&quot;&quot;;1;1+[.J65]))" office:value-type="float" office:value="10" calcext:value-type="float">
            <text:p>10</text:p>
          </table:table-cell>
          <table:table-cell table:style-name="ce15"/>
          <table:table-cell office:value-type="string" calcext:value-type="string">
            <text:p>u12</text:p>
          </table:table-cell>
          <table:table-cell office:value-type="float" office:value="403" calcext:value-type="float">
            <text:p>403</text:p>
          </table:table-cell>
          <table:table-cell table:style-name="ce17" office:value-type="string" calcext:value-type="string">
            <text:p>endaround</text:p>
          </table:table-cell>
          <table:table-cell table:style-name="ce16" office:value-type="float" office:value="3" calcext:value-type="float">
            <text:p>3</text:p>
          </table:table-cell>
          <table:table-cell table:style-name="ce16" office:value-type="float" office:value="84" calcext:value-type="float">
            <text:p>84</text:p>
          </table:table-cell>
          <table:table-cell table:style-name="ce16" table:number-columns-repeated="6"/>
          <table:table-cell table:style-name="ce8" table:number-columns-repeated="6"/>
          <table:table-cell table:style-name="ce8" office:value-type="float" office:value="23" calcext:value-type="float">
            <text:p>23</text:p>
          </table:table-cell>
          <table:table-cell table:style-name="ce8" office:value-type="float" office:value="3" calcext:value-type="float">
            <text:p>3</text:p>
          </table:table-cell>
          <table:table-cell table:style-name="ce12"/>
          <table:table-cell table:style-name="ce19"/>
          <table:table-cell table:style-name="ce12" table:number-columns-repeated="2"/>
          <table:table-cell table:style-name="ce16"/>
          <table:table-cell table:style-name="ce12" table:formula="of:=IF([.K68]=&quot;t&quot;;&quot;o&quot;;IF([.E69]=&quot;1st&quot;;&quot;o&quot;;&quot;d&quot;))" office:value-type="string" office:string-value="d" calcext:value-type="string">
            <text:p>d</text:p>
          </table:table-cell>
          <table:table-cell table:style-name="ce12" table:formula="of:=IF(([.F68]-[.F69])&lt;=1;&quot;d&quot;;IF(([.F68]-[.F69])&gt;[.F68]/3;&quot;o&quot;;&quot;d&quot;))" office:value-type="string" office:string-value="o" calcext:value-type="string">
            <text:p>o</text:p>
          </table:table-cell>
          <table:table-cell table:style-name="ce12" table:formula="of:=IF(([.F68]-[.F69])&lt;=1;&quot;d&quot;;IF(([.F68]-[.F69])&gt;=[.F68]/2;&quot;o&quot;;&quot;d&quot;))" office:value-type="string" office:string-value="o" calcext:value-type="string">
            <text:p>o</text:p>
          </table:table-cell>
          <table:table-cell table:style-name="ce12"/>
          <table:table-cell table:style-name="ce12" office:value-type="float" office:value="24" calcext:value-type="float">
            <text:p>24</text:p>
          </table:table-cell>
          <table:table-cell table:style-name="ce12" office:value-type="float" office:value="10" calcext:value-type="float">
            <text:p>10</text:p>
          </table:table-cell>
          <table:table-cell table:style-name="ce12"/>
          <table:table-cell table:style-name="ce12" office:value-type="float" office:value="3" calcext:value-type="float">
            <text:p>3</text:p>
          </table:table-cell>
          <table:table-cell table:style-name="ce12" office:value-type="float" office:value="8" calcext:value-type="float">
            <text:p>8</text:p>
          </table:table-cell>
          <table:table-cell table:style-name="ce21" office:value-type="float" office:value="3" calcext:value-type="float">
            <text:p>03</text:p>
          </table:table-cell>
          <table:table-cell table:style-name="ce12" office:value-type="float" office:value="13" calcext:value-type="float">
            <text:p>13</text:p>
          </table:table-cell>
          <table:table-cell table:style-name="ce12"/>
          <table:table-cell table:style-name="ce12" office:value-type="float" office:value="8" calcext:value-type="float">
            <text:p>8</text:p>
          </table:table-cell>
          <table:table-cell table:style-name="ce12" office:value-type="string" calcext:value-type="string">
            <text:p>Rush</text:p>
          </table:table-cell>
          <table:table-cell table:style-name="ce12" office:value-type="string" calcext:value-type="string">
            <text:p>Bryce Farrell run for 8 yds to the HAW 5</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14" table:formula="of:=IF([.AT68]=&quot;&quot;;&quot;&quot;;IF([.AT69]=&quot;&quot;;[.AV68];[.AT68]-[.AT69]))" office:value-type="float" office:value="8" calcext:value-type="float">
            <text:p>8</text:p>
          </table:table-cell>
          <table:table-cell table:style-name="ce22" table:formula="of:=[.BE68]=[.AV68]"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8]=[.A69];[.C68]+1;1)" office:value-type="float" office:value="69" calcext:value-type="float">
            <text:p>69</text:p>
          </table:table-cell>
          <table:table-cell table:style-name="ce30" office:value-type="string" calcext:value-type="string">
            <text:p>ddd</text:p>
          </table:table-cell>
          <table:table-cell office:value-type="string" calcext:value-type="string">
            <text:p>2nd</text:p>
          </table:table-cell>
          <table:table-cell office:value-type="float" office:value="2" calcext:value-type="float">
            <text:p>2</text:p>
          </table:table-cell>
          <table:table-cell office:value-type="string" calcext:value-type="string">
            <text:p>p</text:p>
          </table:table-cell>
          <table:table-cell table:formula="of:=IF([.E69]=&quot;&quot;;&quot;&quot;;IF([.K69]=&quot;x&quot;;&quot;d&quot;;IF([.K69]=&quot;p&quot;;&quot;d&quot;;IF([.AJ69]=&quot;o&quot;;&quot;o&quot;;IF([.E69]=&quot;1st&quot;;[.AK69];IF([.E69]=&quot;2nd&quot;;[.AL69];[.AJ69]))))))" office:value-type="string" office:string-value="d" calcext:value-type="string">
            <text:p>d</text:p>
          </table:table-cell>
          <table:table-cell table:style-name="ce32" table:formula="of:=IF([.C69]=1;1;IF([.E69]=&quot;&quot;;&quot;&quot;;IF([.I68]=&quot;&quot;;[.I65]+1;[.I68])))" office:value-type="float" office:value="8" calcext:value-type="float">
            <text:p>8</text:p>
          </table:table-cell>
          <table:table-cell table:style-name="ce32" table:formula="of:=IF([.E69]=&quot;&quot;;&quot;&quot;;IF([.E68]=&quot;&quot;;1;1+[.J68]))" office:value-type="float" office:value="11" calcext:value-type="float">
            <text:p>11</text:p>
          </table:table-cell>
          <table:table-cell table:style-name="ce34"/>
          <table:table-cell office:value-type="string" calcext:value-type="string">
            <text:p>u12</text:p>
          </table:table-cell>
          <table:table-cell office:value-type="float" office:value="403" calcext:value-type="float">
            <text:p>403</text:p>
          </table:table-cell>
          <table:table-cell table:style-name="ce33" office:value-type="string" calcext:value-type="string">
            <text:p>out</text:p>
          </table:table-cell>
          <table:table-cell office:value-type="float" office:value="0" calcext:value-type="float">
            <text:p>0</text:p>
          </table:table-cell>
          <table:table-cell table:number-columns-repeated="6"/>
          <table:table-cell office:value-type="float" office:value="14" calcext:value-type="float">
            <text:p>14</text:p>
          </table:table-cell>
          <table:table-cell table:style-name="ce8" office:value-type="float" office:value="3" calcext:value-type="float">
            <text:p>3</text:p>
          </table:table-cell>
          <table:table-cell table:style-name="ce8" table:number-columns-repeated="7"/>
          <table:table-cell office:value-type="string" calcext:value-type="string">
            <text:p>rollout flood, btup, nearly picked</text:p>
          </table:table-cell>
          <table:table-cell table:number-columns-repeated="3"/>
          <table:table-cell table:style-name="ce28"/>
          <table:table-cell table:formula="of:=IF([.K69]=&quot;t&quot;;&quot;o&quot;;IF([.E70]=&quot;1st&quot;;&quot;o&quot;;&quot;d&quot;))" office:value-type="string" office:string-value="d" calcext:value-type="string">
            <text:p>d</text:p>
          </table:table-cell>
          <table:table-cell table:formula="of:=IF(([.F69]-[.F70])&lt;=1;&quot;d&quot;;IF(([.F69]-[.F70])&gt;[.F69]/3;&quot;o&quot;;&quot;d&quot;))" office:value-type="string" office:string-value="d" calcext:value-type="string">
            <text:p>d</text:p>
          </table:table-cell>
          <table:table-cell table:formula="of:=IF(([.F69]-[.F70])&lt;=1;&quot;d&quot;;IF(([.F69]-[.F70])&gt;=[.F69]/2;&quot;o&quot;;&quot;d&quot;))" office:value-type="string" office:string-value="d" calcext:value-type="string">
            <text:p>d</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69]=&quot;&quot;;&quot;&quot;;IF([.AT70]=&quot;&quot;;[.AV69];[.AT69]-[.AT70]))" office:value-type="float" office:value="0" calcext:value-type="float">
            <text:p>0</text:p>
          </table:table-cell>
          <table:table-cell table:style-name="ce25" table:formula="of:=[.BE69]=[.AV69]"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69]=[.A70];[.C69]+1;1)" office:value-type="float" office:value="70" calcext:value-type="float">
            <text:p>70</text:p>
          </table:table-cell>
          <table:table-cell table:style-name="ce30" office:value-type="string" calcext:value-type="string">
            <text:p>ddd</text:p>
          </table:table-cell>
          <table:table-cell office:value-type="string" calcext:value-type="string">
            <text:p>3rd</text:p>
          </table:table-cell>
          <table:table-cell office:value-type="float" office:value="2" calcext:value-type="float">
            <text:p>2</text:p>
          </table:table-cell>
          <table:table-cell office:value-type="string" calcext:value-type="string">
            <text:p>r</text:p>
          </table:table-cell>
          <table:table-cell table:formula="of:=IF([.E70]=&quot;&quot;;&quot;&quot;;IF([.K70]=&quot;x&quot;;&quot;d&quot;;IF([.K70]=&quot;p&quot;;&quot;d&quot;;IF([.AJ70]=&quot;o&quot;;&quot;o&quot;;IF([.E70]=&quot;1st&quot;;[.AK70];IF([.E70]=&quot;2nd&quot;;[.AL70];[.AJ70]))))))" office:value-type="string" office:string-value="d" calcext:value-type="string">
            <text:p>d</text:p>
          </table:table-cell>
          <table:table-cell table:style-name="ce32" table:formula="of:=IF([.C70]=1;1;IF([.E70]=&quot;&quot;;&quot;&quot;;IF([.I69]=&quot;&quot;;[.I68]+1;[.I69])))" office:value-type="float" office:value="8" calcext:value-type="float">
            <text:p>8</text:p>
          </table:table-cell>
          <table:table-cell table:style-name="ce32" table:formula="of:=IF([.E70]=&quot;&quot;;&quot;&quot;;IF([.E69]=&quot;&quot;;1;1+[.J69]))" office:value-type="float" office:value="12" calcext:value-type="float">
            <text:p>12</text:p>
          </table:table-cell>
          <table:table-cell table:style-name="ce34"/>
          <table:table-cell office:value-type="string" calcext:value-type="string">
            <text:p>u12</text:p>
          </table:table-cell>
          <table:table-cell office:value-type="float" office:value="412" calcext:value-type="float">
            <text:p>412</text:p>
          </table:table-cell>
          <table:table-cell table:style-name="ce33" table:formula="of:=IF([.G70]=&quot;?&quot;;COM.MICROSOFT.CONCAT([.AQ70];&quot;Q &quot;;[.AR70];&quot;:&quot;;TEXT([.AS70];&quot;00&quot;));&quot;&quot;)">
            <text:p/>
          </table:table-cell>
          <table:table-cell office:value-type="float" office:value="15" calcext:value-type="float">
            <text:p>15</text:p>
          </table:table-cell>
          <table:table-cell table:number-columns-repeated="5"/>
          <table:table-cell office:value-type="float" office:value="84" calcext:value-type="float">
            <text:p>84</text:p>
          </table:table-cell>
          <table:table-cell office:value-type="float" office:value="67" calcext:value-type="float">
            <text:p>67</text:p>
          </table:table-cell>
          <table:table-cell table:style-name="ce8" table:number-columns-repeated="8"/>
          <table:table-cell office:value-type="string" calcext:value-type="string">
            <text:p>none of the edge players think this is going to be a pass</text:p>
          </table:table-cell>
          <table:table-cell office:value-type="string" calcext:value-type="string">
            <text:p>1.31.58</text:p>
          </table:table-cell>
          <table:table-cell/>
          <table:table-cell office:value-type="string" calcext:value-type="string">
            <text:p>fd</text:p>
          </table:table-cell>
          <table:table-cell table:style-name="ce28"/>
          <table:table-cell table:formula="of:=IF([.K70]=&quot;t&quot;;&quot;o&quot;;IF([.E71]=&quot;1st&quot;;&quot;o&quot;;&quot;d&quot;))" office:value-type="string" office:string-value="d" calcext:value-type="string">
            <text:p>d</text:p>
          </table:table-cell>
          <table:table-cell table:formula="of:=IF(([.F70]-[.F71])&lt;=1;&quot;d&quot;;IF(([.F70]-[.F71])&gt;[.F70]/3;&quot;o&quot;;&quot;d&quot;))" office:value-type="string" office:string-value="o" calcext:value-type="string">
            <text:p>o</text:p>
          </table:table-cell>
          <table:table-cell table:formula="of:=IF(([.F70]-[.F71])&lt;=1;&quot;d&quot;;IF(([.F70]-[.F71])&gt;=[.F70]/2;&quot;o&quot;;&quot;d&quot;))" office:value-type="string" office:string-value="o" calcext:value-type="string">
            <text:p>o</text:p>
          </table:table-cell>
          <table:table-cell/>
          <table:table-cell office:value-type="float" office:value="24" calcext:value-type="float">
            <text:p>24</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03</text:p>
          </table:table-cell>
          <table:table-cell office:value-type="float" office:value="5" calcext:value-type="float">
            <text:p>5</text:p>
          </table:table-cell>
          <table:table-cell/>
          <table:table-cell office:value-type="float" office:value="-3" calcext:value-type="float">
            <text:p>-3</text:p>
          </table:table-cell>
          <table:table-cell office:value-type="string" calcext:value-type="string">
            <text:p>Rush</text:p>
          </table:table-cell>
          <table:table-cell office:value-type="string" calcext:value-type="string">
            <text:p>Ryan Butler run for a loss of 3 yards to the HAW 8</text:p>
          </table:table-cell>
          <table:table-cell office:value-type="float" office:value="67" calcext:value-type="float">
            <text:p>67</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0]=&quot;&quot;;&quot;&quot;;IF([.AT71]=&quot;&quot;;[.AV70];[.AT70]-[.AT71]))" office:value-type="float" office:value="-3" calcext:value-type="float">
            <text:p>-3</text:p>
          </table:table-cell>
          <table:table-cell table:style-name="ce25" table:formula="of:=[.BE70]=[.AV70]"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0]=[.A71];[.C70]+1;1)" office:value-type="float" office:value="71" calcext:value-type="float">
            <text:p>71</text:p>
          </table:table-cell>
          <table:table-cell table:style-name="ce30" office:value-type="string" calcext:value-type="string">
            <text:p>ddd</text:p>
          </table:table-cell>
          <table:table-cell table:number-columns-repeated="3"/>
          <table:table-cell table:formula="of:=IF([.E71]=&quot;&quot;;&quot;&quot;;IF([.K71]=&quot;x&quot;;&quot;d&quot;;IF([.K71]=&quot;p&quot;;&quot;d&quot;;IF([.AJ71]=&quot;o&quot;;&quot;o&quot;;IF([.E71]=&quot;1st&quot;;[.AK71];IF([.E71]=&quot;2nd&quot;;[.AL71];[.AJ71]))))))">
            <text:p/>
          </table:table-cell>
          <table:table-cell table:style-name="ce32" table:formula="of:=IF([.C71]=1;1;IF([.E71]=&quot;&quot;;&quot;&quot;;IF([.I70]=&quot;&quot;;[.I69]+1;[.I70])))">
            <text:p/>
          </table:table-cell>
          <table:table-cell table:style-name="ce32" table:formula="of:=IF([.E71]=&quot;&quot;;&quot;&quot;;IF([.E70]=&quot;&quot;;1;1+[.J70]))">
            <text:p/>
          </table:table-cell>
          <table:table-cell table:number-columns-repeated="3"/>
          <table:table-cell table:style-name="ce33" table:formula="of:=IF([.G71]=&quot;?&quot;;COM.MICROSOFT.CONCAT([.AQ71];&quot;Q &quot;;[.AR71];&quot;:&quot;;TEXT([.AS71];&quot;00&quot;));&quot;&quot;)">
            <text:p/>
          </table:table-cell>
          <table:table-cell table:number-columns-repeated="8"/>
          <table:table-cell table:style-name="ce8" table:number-columns-repeated="8"/>
          <table:table-cell table:number-columns-repeated="4"/>
          <table:table-cell table:style-name="ce28"/>
          <table:table-cell table:formula="of:=IF([.K71]=&quot;t&quot;;&quot;o&quot;;IF([.E72]=&quot;1st&quot;;&quot;o&quot;;&quot;d&quot;))" office:value-type="string" office:string-value="o" calcext:value-type="string">
            <text:p>o</text:p>
          </table:table-cell>
          <table:table-cell table:formula="of:=IF(([.F71]-[.F72])&lt;=1;&quot;d&quot;;IF(([.F71]-[.F72])&gt;[.F71]/3;&quot;o&quot;;&quot;d&quot;))" office:value-type="string" office:string-value="d" calcext:value-type="string">
            <text:p>d</text:p>
          </table:table-cell>
          <table:table-cell table:formula="of:=IF(([.F71]-[.F72])&lt;=1;&quot;d&quot;;IF(([.F71]-[.F72])&gt;=[.F71]/2;&quot;o&quot;;&quot;d&quot;))" office:value-type="string" office:string-value="d" calcext:value-type="string">
            <text:p>d</text:p>
          </table:table-cell>
          <table:table-cell table:number-columns-repeated="17"/>
          <table:table-cell office:value-type="float" office:value="14" calcext:value-type="float">
            <text:p>14</text:p>
          </table:table-cell>
          <table:table-cell table:formula="of:=IF([.AT71]=&quot;&quot;;&quot;&quot;;IF([.AT72]=&quot;&quot;;[.AV71];[.AT71]-[.AT72]))">
            <text:p/>
          </table:table-cell>
          <table:table-cell table:style-name="ce25" table:formula="of:=[.BE71]=[.AV7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1]=[.A72];[.C71]+1;1)" office:value-type="float" office:value="72" calcext:value-type="float">
            <text:p>72</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s</text:p>
          </table:table-cell>
          <table:table-cell table:formula="of:=IF([.E72]=&quot;&quot;;&quot;&quot;;IF([.K72]=&quot;x&quot;;&quot;d&quot;;IF([.K72]=&quot;p&quot;;&quot;d&quot;;IF([.AJ72]=&quot;o&quot;;&quot;o&quot;;IF([.E72]=&quot;1st&quot;;[.AK72];IF([.E72]=&quot;2nd&quot;;[.AL72];[.AJ72]))))))" office:value-type="string" office:string-value="o" calcext:value-type="string">
            <text:p>o</text:p>
          </table:table-cell>
          <table:table-cell table:style-name="ce32" table:formula="of:=IF([.C72]=1;1;IF([.E72]=&quot;&quot;;&quot;&quot;;IF([.I71]=&quot;&quot;;[.I70]+1;[.I71])))" office:value-type="float" office:value="9" calcext:value-type="float">
            <text:p>9</text:p>
          </table:table-cell>
          <table:table-cell table:style-name="ce32" table:formula="of:=IF([.E72]=&quot;&quot;;&quot;&quot;;IF([.E71]=&quot;&quot;;1;1+[.J71]))" office:value-type="float" office:value="1" calcext:value-type="float">
            <text:p>1</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outside RB</text:p>
          </table:table-cell>
          <table:table-cell office:value-type="float" office:value="15" calcext:value-type="float">
            <text:p>15</text:p>
          </table:table-cell>
          <table:table-cell table:number-columns-repeated="6"/>
          <table:table-cell office:value-type="float" office:value="14" calcext:value-type="float">
            <text:p>14</text:p>
          </table:table-cell>
          <table:table-cell table:style-name="ce8" table:number-columns-repeated="7"/>
          <table:table-cell table:style-name="ce8" office:value-type="float" office:value="1" calcext:value-type="float">
            <text:p>1</text:p>
          </table:table-cell>
          <table:table-cell office:value-type="string" calcext:value-type="string">
            <text:p>rollout, should have thrown to 13, hi1 abandons coverage of over route, 15 jumps over him</text:p>
          </table:table-cell>
          <table:table-cell table:number-columns-repeated="3"/>
          <table:table-cell table:style-name="ce28"/>
          <table:table-cell table:formula="of:=IF([.K72]=&quot;t&quot;;&quot;o&quot;;IF([.E73]=&quot;1st&quot;;&quot;o&quot;;&quot;d&quot;))" office:value-type="string" office:string-value="d" calcext:value-type="string">
            <text:p>d</text:p>
          </table:table-cell>
          <table:table-cell table:formula="of:=IF(([.F72]-[.F73])&lt;=1;&quot;d&quot;;IF(([.F72]-[.F73])&gt;[.F72]/3;&quot;o&quot;;&quot;d&quot;))" office:value-type="string" office:string-value="o" calcext:value-type="string">
            <text:p>o</text:p>
          </table:table-cell>
          <table:table-cell table:formula="of:=IF(([.F72]-[.F73])&lt;=1;&quot;d&quot;;IF(([.F72]-[.F73])&gt;=[.F72]/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75" calcext:value-type="float">
            <text:p>75</text:p>
          </table:table-cell>
          <table:table-cell/>
          <table:table-cell office:value-type="float" office:value="4" calcext:value-type="float">
            <text:p>4</text:p>
          </table:table-cell>
          <table:table-cell office:value-type="string" calcext:value-type="string">
            <text:p>Pass Reception</text:p>
          </table:table-cell>
          <table:table-cell office:value-type="string" calcext:value-type="string">
            <text:p>Ashton Daniels pass complete to Ryan Butler for 4 yds to the STAN 29</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2]=&quot;&quot;;&quot;&quot;;IF([.AT73]=&quot;&quot;;[.AV72];[.AT72]-[.AT73]))" office:value-type="float" office:value="4" calcext:value-type="float">
            <text:p>4</text:p>
          </table:table-cell>
          <table:table-cell table:style-name="ce25" table:formula="of:=[.BE72]=[.AV7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2]=[.A73];[.C72]+1;1)" office:value-type="float" office:value="73" calcext:value-type="float">
            <text:p>73</text:p>
          </table:table-cell>
          <table:table-cell table:style-name="ce30" office:value-type="string" calcext:value-type="string">
            <text:p>ddd</text:p>
          </table:table-cell>
          <table:table-cell office:value-type="string" calcext:value-type="string">
            <text:p>2nd</text:p>
          </table:table-cell>
          <table:table-cell office:value-type="float" office:value="6" calcext:value-type="float">
            <text:p>6</text:p>
          </table:table-cell>
          <table:table-cell office:value-type="string" calcext:value-type="string">
            <text:p>p</text:p>
          </table:table-cell>
          <table:table-cell table:formula="of:=IF([.E73]=&quot;&quot;;&quot;&quot;;IF([.K73]=&quot;x&quot;;&quot;d&quot;;IF([.K73]=&quot;p&quot;;&quot;d&quot;;IF([.AJ73]=&quot;o&quot;;&quot;o&quot;;IF([.E73]=&quot;1st&quot;;[.AK73];IF([.E73]=&quot;2nd&quot;;[.AL73];[.AJ73]))))))" office:value-type="string" office:string-value="d" calcext:value-type="string">
            <text:p>d</text:p>
          </table:table-cell>
          <table:table-cell table:style-name="ce32" table:formula="of:=IF([.C73]=1;1;IF([.E73]=&quot;&quot;;&quot;&quot;;IF([.I72]=&quot;&quot;;[.I71]+1;[.I72])))" office:value-type="float" office:value="9" calcext:value-type="float">
            <text:p>9</text:p>
          </table:table-cell>
          <table:table-cell table:style-name="ce32" table:formula="of:=IF([.E73]=&quot;&quot;;&quot;&quot;;IF([.E72]=&quot;&quot;;1;1+[.J72]))" office:value-type="float" office:value="2" calcext:value-type="float">
            <text:p>2</text:p>
          </table:table-cell>
          <table:table-cell table:style-name="ce34" office:value-type="string" calcext:value-type="string">
            <text:p>b</text:p>
          </table:table-cell>
          <table:table-cell office:value-type="string" calcext:value-type="string">
            <text:p>o11</text:p>
          </table:table-cell>
          <table:table-cell office:value-type="float" office:value="402" calcext:value-type="float">
            <text:p>402</text:p>
          </table:table-cell>
          <table:table-cell table:style-name="ce33" office:value-type="string" calcext:value-type="string">
            <text:p>slant</text:p>
          </table:table-cell>
          <table:table-cell office:value-type="float" office:value="13" calcext:value-type="float">
            <text:p>13</text:p>
          </table:table-cell>
          <table:table-cell table:number-columns-repeated="6"/>
          <table:table-cell office:value-type="float" office:value="61" calcext:value-type="float">
            <text:p>61</text:p>
          </table:table-cell>
          <table:table-cell table:style-name="ce8" office:value-type="float" office:value="18" calcext:value-type="float">
            <text:p>18</text:p>
          </table:table-cell>
          <table:table-cell table:style-name="ce8" table:number-columns-repeated="6"/>
          <table:table-cell table:style-name="ce8" office:value-type="float" office:value="13" calcext:value-type="float">
            <text:p>13</text:p>
          </table:table-cell>
          <table:table-cell office:value-type="string" calcext:value-type="string">
            <text:p>Blitz5, HTF by fd61 against hi18</text:p>
          </table:table-cell>
          <table:table-cell table:number-columns-repeated="3"/>
          <table:table-cell table:style-name="ce28"/>
          <table:table-cell table:formula="of:=IF([.K73]=&quot;t&quot;;&quot;o&quot;;IF([.E74]=&quot;1st&quot;;&quot;o&quot;;&quot;d&quot;))" office:value-type="string" office:string-value="d" calcext:value-type="string">
            <text:p>d</text:p>
          </table:table-cell>
          <table:table-cell table:formula="of:=IF(([.F73]-[.F74])&lt;=1;&quot;d&quot;;IF(([.F73]-[.F74])&gt;[.F73]/3;&quot;o&quot;;&quot;d&quot;))" office:value-type="string" office:string-value="d" calcext:value-type="string">
            <text:p>d</text:p>
          </table:table-cell>
          <table:table-cell table:formula="of:=IF(([.F73]-[.F74])&lt;=1;&quot;d&quot;;IF(([.F73]-[.F74])&gt;=[.F73]/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71" calcext:value-type="float">
            <text:p>71</text:p>
          </table:table-cell>
          <table:table-cell/>
          <table:table-cell office:value-type="float" office:value="-14" calcext:value-type="float">
            <text:p>-14</text:p>
          </table:table-cell>
          <table:table-cell office:value-type="string" calcext:value-type="string">
            <text:p>Penalty</text:p>
          </table:table-cell>
          <table:table-cell office:value-type="string" calcext:value-type="string">
            <text:p>DANIELS, Ashton pass up the middle complete for 7 yards to AYOMANOR, Elic caught at the STA36 and advanced to the STA36 (BROWN, Caleb). PENALTY STA Personal Foul HTF on MAYBERRY, Trevor enforced half the distance from the goal, 14 yards from the STA29 to the STA15 [NHSG]. NO PLAY (replay the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3]=&quot;&quot;;&quot;&quot;;IF([.AT74]=&quot;&quot;;[.AV73];[.AT73]-[.AT74]))" office:value-type="float" office:value="-14" calcext:value-type="float">
            <text:p>-14</text:p>
          </table:table-cell>
          <table:table-cell table:style-name="ce25" table:formula="of:=[.BE73]=[.AV7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3]=[.A74];[.C73]+1;1)" office:value-type="float" office:value="74" calcext:value-type="float">
            <text:p>74</text:p>
          </table:table-cell>
          <table:table-cell table:style-name="ce30" office:value-type="string" calcext:value-type="string">
            <text:p>ddd</text:p>
          </table:table-cell>
          <table:table-cell office:value-type="string" calcext:value-type="string">
            <text:p>2nd</text:p>
          </table:table-cell>
          <table:table-cell office:value-type="float" office:value="20" calcext:value-type="float">
            <text:p>20</text:p>
          </table:table-cell>
          <table:table-cell office:value-type="string" calcext:value-type="string">
            <text:p>p</text:p>
          </table:table-cell>
          <table:table-cell table:formula="of:=IF([.E74]=&quot;&quot;;&quot;&quot;;IF([.K74]=&quot;x&quot;;&quot;d&quot;;IF([.K74]=&quot;p&quot;;&quot;d&quot;;IF([.AJ74]=&quot;o&quot;;&quot;o&quot;;IF([.E74]=&quot;1st&quot;;[.AK74];IF([.E74]=&quot;2nd&quot;;[.AL74];[.AJ74]))))))" office:value-type="string" office:string-value="d" calcext:value-type="string">
            <text:p>d</text:p>
          </table:table-cell>
          <table:table-cell table:style-name="ce32" table:formula="of:=IF([.C74]=1;1;IF([.E74]=&quot;&quot;;&quot;&quot;;IF([.I73]=&quot;&quot;;[.I72]+1;[.I73])))" office:value-type="float" office:value="9" calcext:value-type="float">
            <text:p>9</text:p>
          </table:table-cell>
          <table:table-cell table:style-name="ce32" table:formula="of:=IF([.E74]=&quot;&quot;;&quot;&quot;;IF([.E73]=&quot;&quot;;1;1+[.J73]))" office:value-type="float" office:value="3" calcext:value-type="float">
            <text:p>3</text:p>
          </table:table-cell>
          <table:table-cell table:style-name="ce34" office:value-type="string" calcext:value-type="string">
            <text:p>b</text:p>
          </table:table-cell>
          <table:table-cell office:value-type="string" calcext:value-type="string">
            <text:p>o11</text:p>
          </table:table-cell>
          <table:table-cell office:value-type="float" office:value="402" calcext:value-type="float">
            <text:p>402</text:p>
          </table:table-cell>
          <table:table-cell table:style-name="ce33" office:value-type="string" calcext:value-type="string">
            <text:p>scramble</text:p>
          </table:table-cell>
          <table:table-cell office:value-type="float" office:value="14" calcext:value-type="float">
            <text:p>14</text:p>
          </table:table-cell>
          <table:table-cell table:number-columns-repeated="6"/>
          <table:table-cell office:value-type="float" office:value="74" calcext:value-type="float">
            <text:p>74</text:p>
          </table:table-cell>
          <table:table-cell table:style-name="ce8" office:value-type="float" office:value="96" calcext:value-type="float">
            <text:p>96</text:p>
          </table:table-cell>
          <table:table-cell table:style-name="ce8" office:value-type="float" office:value="16" calcext:value-type="float">
            <text:p>16</text:p>
          </table:table-cell>
          <table:table-cell table:style-name="ce8" table:number-columns-repeated="6"/>
          <table:table-cell table:number-columns-repeated="4"/>
          <table:table-cell table:style-name="ce28"/>
          <table:table-cell table:formula="of:=IF([.K74]=&quot;t&quot;;&quot;o&quot;;IF([.E75]=&quot;1st&quot;;&quot;o&quot;;&quot;d&quot;))" office:value-type="string" office:string-value="d" calcext:value-type="string">
            <text:p>d</text:p>
          </table:table-cell>
          <table:table-cell table:formula="of:=IF(([.F74]-[.F75])&lt;=1;&quot;d&quot;;IF(([.F74]-[.F75])&gt;[.F74]/3;&quot;o&quot;;&quot;d&quot;))" office:value-type="string" office:string-value="d" calcext:value-type="string">
            <text:p>d</text:p>
          </table:table-cell>
          <table:table-cell table:formula="of:=IF(([.F74]-[.F75])&lt;=1;&quot;d&quot;;IF(([.F74]-[.F75])&gt;=[.F74]/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85" calcext:value-type="float">
            <text:p>85</text:p>
          </table:table-cell>
          <table:table-cell/>
          <table:table-cell office:value-type="float" office:value="5" calcext:value-type="float">
            <text:p>5</text:p>
          </table:table-cell>
          <table:table-cell office:value-type="string" calcext:value-type="string">
            <text:p>Rush</text:p>
          </table:table-cell>
          <table:table-cell office:value-type="string" calcext:value-type="string">
            <text:p>Ashton Daniels run for 5 yds to the STAN 20</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4]=&quot;&quot;;&quot;&quot;;IF([.AT75]=&quot;&quot;;[.AV74];[.AT74]-[.AT75]))" office:value-type="float" office:value="5" calcext:value-type="float">
            <text:p>5</text:p>
          </table:table-cell>
          <table:table-cell table:style-name="ce25" table:formula="of:=[.BE74]=[.AV7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4]=[.A75];[.C74]+1;1)" office:value-type="float" office:value="75" calcext:value-type="float">
            <text:p>75</text:p>
          </table:table-cell>
          <table:table-cell table:style-name="ce30" office:value-type="string" calcext:value-type="string">
            <text:p>ddd</text:p>
          </table:table-cell>
          <table:table-cell office:value-type="string" calcext:value-type="string">
            <text:p>3rd</text:p>
          </table:table-cell>
          <table:table-cell office:value-type="float" office:value="15" calcext:value-type="float">
            <text:p>15</text:p>
          </table:table-cell>
          <table:table-cell office:value-type="string" calcext:value-type="string">
            <text:p>p</text:p>
          </table:table-cell>
          <table:table-cell table:formula="of:=IF([.E75]=&quot;&quot;;&quot;&quot;;IF([.K75]=&quot;x&quot;;&quot;d&quot;;IF([.K75]=&quot;p&quot;;&quot;d&quot;;IF([.AJ75]=&quot;o&quot;;&quot;o&quot;;IF([.E75]=&quot;1st&quot;;[.AK75];IF([.E75]=&quot;2nd&quot;;[.AL75];[.AJ75]))))))" office:value-type="string" office:string-value="o" calcext:value-type="string">
            <text:p>o</text:p>
          </table:table-cell>
          <table:table-cell table:style-name="ce32" table:formula="of:=IF([.C75]=1;1;IF([.E75]=&quot;&quot;;&quot;&quot;;IF([.I74]=&quot;&quot;;[.I73]+1;[.I74])))" office:value-type="float" office:value="9" calcext:value-type="float">
            <text:p>9</text:p>
          </table:table-cell>
          <table:table-cell table:style-name="ce32" table:formula="of:=IF([.E75]=&quot;&quot;;&quot;&quot;;IF([.E74]=&quot;&quot;;1;1+[.J74]))" office:value-type="float" office:value="4" calcext:value-type="float">
            <text:p>4</text:p>
          </table:table-cell>
          <table:table-cell table:style-name="ce34" office:value-type="string" calcext:value-type="string">
            <text:p>b</text:p>
          </table:table-cell>
          <table:table-cell office:value-type="string" calcext:value-type="string">
            <text:p>01</text:p>
          </table:table-cell>
          <table:table-cell office:value-type="float" office:value="402" calcext:value-type="float">
            <text:p>402</text:p>
          </table:table-cell>
          <table:table-cell table:style-name="ce33" office:value-type="string" calcext:value-type="string">
            <text:p>comeback</text:p>
          </table:table-cell>
          <table:table-cell office:value-type="float" office:value="3" calcext:value-type="float">
            <text:p>3</text:p>
          </table:table-cell>
          <table:table-cell table:number-columns-repeated="6"/>
          <table:table-cell office:value-type="float" office:value="57" calcext:value-type="float">
            <text:p>57</text:p>
          </table:table-cell>
          <table:table-cell table:style-name="ce8" office:value-type="float" office:value="90" calcext:value-type="float">
            <text:p>90</text:p>
          </table:table-cell>
          <table:table-cell table:style-name="ce8" table:number-columns-repeated="7"/>
          <table:table-cell office:value-type="string" calcext:value-type="string">
            <text:p>blitz5, weak RPS flag bails them out</text:p>
          </table:table-cell>
          <table:table-cell table:number-columns-repeated="3"/>
          <table:table-cell table:style-name="ce28"/>
          <table:table-cell table:formula="of:=IF([.K75]=&quot;t&quot;;&quot;o&quot;;IF([.E77]=&quot;1st&quot;;&quot;o&quot;;&quot;d&quot;))" office:value-type="string" office:string-value="o" calcext:value-type="string">
            <text:p>o</text:p>
          </table:table-cell>
          <table:table-cell table:formula="of:=IF(([.F75]-[.F77])&lt;=1;&quot;d&quot;;IF(([.F75]-[.F77])&gt;[.F75]/3;&quot;o&quot;;&quot;d&quot;))" office:value-type="string" office:string-value="d" calcext:value-type="string">
            <text:p>d</text:p>
          </table:table-cell>
          <table:table-cell table:formula="of:=IF(([.F75]-[.F77])&lt;=1;&quot;d&quot;;IF(([.F75]-[.F77])&gt;=[.F75]/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80" calcext:value-type="float">
            <text:p>80</text:p>
          </table:table-cell>
          <table:table-cell/>
          <table:table-cell office:value-type="float" office:value="12" calcext:value-type="float">
            <text:p>12</text:p>
          </table:table-cell>
          <table:table-cell office:value-type="string" calcext:value-type="string">
            <text:p>Pass Reception</text:p>
          </table:table-cell>
          <table:table-cell office:value-type="string" calcext:value-type="string">
            <text:p>Ashton Daniels pass complete to Bryce Ferrell for 12 yards to STAN 33</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5]=&quot;&quot;;&quot;&quot;;IF([.AT76]=&quot;&quot;;[.AV75];[.AT75]-[.AT76]))" office:value-type="float" office:value="12" calcext:value-type="float">
            <text:p>12</text:p>
          </table:table-cell>
          <table:table-cell table:style-name="ce25" table:formula="of:=[.BE75]=[.AV7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5]=[.A76];[.C75]+1;1)" office:value-type="float" office:value="76" calcext:value-type="float">
            <text:p>76</text:p>
          </table:table-cell>
          <table:table-cell table:style-name="ce30" office:value-type="string" calcext:value-type="string">
            <text:p>ddd</text:p>
          </table:table-cell>
          <table:table-cell office:value-type="string" calcext:value-type="string">
            <text:p>3rd</text:p>
          </table:table-cell>
          <table:table-cell office:value-type="float" office:value="15" calcext:value-type="float">
            <text:p>15</text:p>
          </table:table-cell>
          <table:table-cell office:value-type="string" calcext:value-type="string">
            <text:p>x</text:p>
          </table:table-cell>
          <table:table-cell table:formula="of:=IF([.E76]=&quot;&quot;;&quot;&quot;;IF([.K76]=&quot;x&quot;;&quot;d&quot;;IF([.K76]=&quot;p&quot;;&quot;d&quot;;IF([.AJ76]=&quot;o&quot;;&quot;o&quot;;IF([.E76]=&quot;1st&quot;;[.AK76];IF([.E76]=&quot;2nd&quot;;[.AL76];[.AJ76]))))))" office:value-type="string" office:string-value="d" calcext:value-type="string">
            <text:p>d</text:p>
          </table:table-cell>
          <table:table-cell table:style-name="ce32" table:formula="of:=IF([.C76]=1;1;IF([.E76]=&quot;&quot;;&quot;&quot;;IF([.I75]=&quot;&quot;;[.I74]+1;[.I75])))" office:value-type="float" office:value="9" calcext:value-type="float">
            <text:p>9</text:p>
          </table:table-cell>
          <table:table-cell table:style-name="ce32" table:formula="of:=IF([.E76]=&quot;&quot;;&quot;&quot;;IF([.E75]=&quot;&quot;;1;1+[.J75]))" office:value-type="float" office:value="5" calcext:value-type="float">
            <text:p>5</text:p>
          </table:table-cell>
          <table:table-cell table:style-name="ce34"/>
          <table:table-cell table:number-columns-repeated="2"/>
          <table:table-cell table:style-name="ce33" office:value-type="string" calcext:value-type="string">
            <text:p>deadball</text:p>
          </table:table-cell>
          <table:table-cell office:value-type="float" office:value="14" calcext:value-type="float">
            <text:p>14</text:p>
          </table:table-cell>
          <table:table-cell table:number-columns-repeated="7"/>
          <table:table-cell table:style-name="ce8" table:number-columns-repeated="8"/>
          <table:table-cell table:number-columns-repeated="4"/>
          <table:table-cell table:style-name="ce28"/>
          <table:table-cell table:formula="of:=IF([.K76]=&quot;t&quot;;&quot;o&quot;;IF([.E78]=&quot;1st&quot;;&quot;o&quot;;&quot;d&quot;))" office:value-type="string" office:string-value="d" calcext:value-type="string">
            <text:p>d</text:p>
          </table:table-cell>
          <table:table-cell table:formula="of:=IF(([.F76]-[.F78])&lt;=1;&quot;d&quot;;IF(([.F76]-[.F78])&gt;[.F76]/3;&quot;o&quot;;&quot;d&quot;))" office:value-type="string" office:string-value="o" calcext:value-type="string">
            <text:p>o</text:p>
          </table:table-cell>
          <table:table-cell table:formula="of:=IF(([.F76]-[.F78])&lt;=1;&quot;d&quot;;IF(([.F76]-[.F78])&gt;=[.F76]/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68" calcext:value-type="float">
            <text:p>68</text:p>
          </table:table-cell>
          <table:table-cell/>
          <table:table-cell office:value-type="float" office:value="15" calcext:value-type="float">
            <text:p>15</text:p>
          </table:table-cell>
          <table:table-cell office:value-type="string" calcext:value-type="string">
            <text:p>Penalty</text:p>
          </table:table-cell>
          <table:table-cell office:value-type="string" calcext:value-type="string">
            <text:p>Hawai'i Penalty, Roughing the Passer on TUITUPOU, John enforced (John Tuitupou) to the STAN 47 for a 1ST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6]=&quot;&quot;;&quot;&quot;;IF([.AT77]=&quot;&quot;;[.AV76];[.AT76]-[.AT77]))" office:value-type="float" office:value="15" calcext:value-type="float">
            <text:p>15</text:p>
          </table:table-cell>
          <table:table-cell table:style-name="ce25" table:formula="of:=[.BE76]=[.AV7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5]=[.A77];[.C75]+1;1)" office:value-type="float" office:value="76" calcext:value-type="float">
            <text:p>76</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77]=&quot;&quot;;&quot;&quot;;IF([.K77]=&quot;x&quot;;&quot;d&quot;;IF([.K77]=&quot;p&quot;;&quot;d&quot;;IF([.AJ77]=&quot;o&quot;;&quot;o&quot;;IF([.E77]=&quot;1st&quot;;[.AK77];IF([.E77]=&quot;2nd&quot;;[.AL77];[.AJ77]))))))" office:value-type="string" office:string-value="d" calcext:value-type="string">
            <text:p>d</text:p>
          </table:table-cell>
          <table:table-cell table:style-name="ce32" table:formula="of:=IF([.C77]=1;1;IF([.E77]=&quot;&quot;;&quot;&quot;;IF([.I75]=&quot;&quot;;[.I74]+1;[.I75])))" office:value-type="float" office:value="9" calcext:value-type="float">
            <text:p>9</text:p>
          </table:table-cell>
          <table:table-cell table:style-name="ce32" table:formula="of:=IF([.E77]=&quot;&quot;;&quot;&quot;;IF([.E75]=&quot;&quot;;1;1+[.J75]))" office:value-type="float" office:value="5" calcext:value-type="float">
            <text:p>5</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qb keeper</text:p>
          </table:table-cell>
          <table:table-cell office:value-type="float" office:value="14" calcext:value-type="float">
            <text:p>14</text:p>
          </table:table-cell>
          <table:table-cell table:number-columns-repeated="6"/>
          <table:table-cell office:value-type="float" office:value="74" calcext:value-type="float">
            <text:p>74</text:p>
          </table:table-cell>
          <table:table-cell table:style-name="ce8" table:number-columns-repeated="8"/>
          <table:table-cell office:value-type="string" calcext:value-type="string">
            <text:p>LT completely forgets what his assignment is</text:p>
          </table:table-cell>
          <table:table-cell table:number-columns-repeated="3"/>
          <table:table-cell table:style-name="ce28"/>
          <table:table-cell table:formula="of:=IF([.K77]=&quot;t&quot;;&quot;o&quot;;IF([.E78]=&quot;1st&quot;;&quot;o&quot;;&quot;d&quot;))" office:value-type="string" office:string-value="d" calcext:value-type="string">
            <text:p>d</text:p>
          </table:table-cell>
          <table:table-cell table:formula="of:=IF(([.F77]-[.F78])&lt;=1;&quot;d&quot;;IF(([.F77]-[.F78])&gt;[.F77]/3;&quot;o&quot;;&quot;d&quot;))" office:value-type="string" office:string-value="d" calcext:value-type="string">
            <text:p>d</text:p>
          </table:table-cell>
          <table:table-cell table:formula="of:=IF(([.F77]-[.F78])&lt;=1;&quot;d&quot;;IF(([.F77]-[.F78])&gt;=[.F77]/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53" calcext:value-type="float">
            <text:p>53</text:p>
          </table:table-cell>
          <table:table-cell/>
          <table:table-cell office:value-type="float" office:value="2" calcext:value-type="float">
            <text:p>2</text:p>
          </table:table-cell>
          <table:table-cell office:value-type="string" calcext:value-type="string">
            <text:p>Rush</text:p>
          </table:table-cell>
          <table:table-cell office:value-type="string" calcext:value-type="string">
            <text:p>Ashton Daniels run for 2 yds to the STAN 49</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7]=&quot;&quot;;&quot;&quot;;IF([.AT78]=&quot;&quot;;[.AV77];[.AT77]-[.AT78]))" office:value-type="float" office:value="2" calcext:value-type="float">
            <text:p>2</text:p>
          </table:table-cell>
          <table:table-cell table:style-name="ce25" table:formula="of:=[.BE77]=[.AV77]"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7]=[.A78];[.C77]+1;1)" office:value-type="float" office:value="77" calcext:value-type="float">
            <text:p>77</text:p>
          </table:table-cell>
          <table:table-cell table:style-name="ce30" office:value-type="string" calcext:value-type="string">
            <text:p>ddd</text:p>
          </table:table-cell>
          <table:table-cell office:value-type="string" calcext:value-type="string">
            <text:p>2nd</text:p>
          </table:table-cell>
          <table:table-cell office:value-type="float" office:value="8" calcext:value-type="float">
            <text:p>8</text:p>
          </table:table-cell>
          <table:table-cell office:value-type="string" calcext:value-type="string">
            <text:p>p</text:p>
          </table:table-cell>
          <table:table-cell table:formula="of:=IF([.E78]=&quot;&quot;;&quot;&quot;;IF([.K78]=&quot;x&quot;;&quot;d&quot;;IF([.K78]=&quot;p&quot;;&quot;d&quot;;IF([.AJ78]=&quot;o&quot;;&quot;o&quot;;IF([.E78]=&quot;1st&quot;;[.AK78];IF([.E78]=&quot;2nd&quot;;[.AL78];[.AJ78]))))))" office:value-type="string" office:string-value="d" calcext:value-type="string">
            <text:p>d</text:p>
          </table:table-cell>
          <table:table-cell table:style-name="ce32" table:formula="of:=IF([.C78]=1;1;IF([.E78]=&quot;&quot;;&quot;&quot;;IF([.I77]=&quot;&quot;;[.I75]+1;[.I77])))" office:value-type="float" office:value="9" calcext:value-type="float">
            <text:p>9</text:p>
          </table:table-cell>
          <table:table-cell table:style-name="ce32" table:formula="of:=IF([.E78]=&quot;&quot;;&quot;&quot;;IF([.E77]=&quot;&quot;;1;1+[.J77]))" office:value-type="float" office:value="6" calcext:value-type="float">
            <text:p>6</text:p>
          </table:table-cell>
          <table:table-cell table:style-name="ce34"/>
          <table:table-cell office:value-type="string" calcext:value-type="string">
            <text:p>o12</text:p>
          </table:table-cell>
          <table:table-cell office:value-type="float" office:value="403" calcext:value-type="float">
            <text:p>403</text:p>
          </table:table-cell>
          <table:table-cell table:style-name="ce33" office:value-type="string" calcext:value-type="string">
            <text:p>scramble</text:p>
          </table:table-cell>
          <table:table-cell office:value-type="float" office:value="5" calcext:value-type="float">
            <text:p>5</text:p>
          </table:table-cell>
          <table:table-cell table:number-columns-repeated="5"/>
          <table:table-cell office:value-type="float" office:value="14" calcext:value-type="float">
            <text:p>14</text:p>
          </table:table-cell>
          <table:table-cell office:value-type="float" office:value="61" calcext:value-type="float">
            <text:p>61</text:p>
          </table:table-cell>
          <table:table-cell table:style-name="ce8" office:value-type="float" office:value="16" calcext:value-type="float">
            <text:p>16</text:p>
          </table:table-cell>
          <table:table-cell table:style-name="ce8" office:value-type="float" office:value="13" calcext:value-type="float">
            <text:p>13</text:p>
          </table:table-cell>
          <table:table-cell table:style-name="ce8" table:number-columns-repeated="6"/>
          <table:table-cell office:value-type="string" calcext:value-type="string">
            <text:p>blitz5, flushed, PBU, blitz rate gone way up in 2<text:span text:style-name="T1">nd</text:span> half</text:p>
          </table:table-cell>
          <table:table-cell office:value-type="string" calcext:value-type="string">
            <text:p>1.43.53</text:p>
          </table:table-cell>
          <table:table-cell/>
          <table:table-cell office:value-type="string" calcext:value-type="string">
            <text:p>hi</text:p>
          </table:table-cell>
          <table:table-cell table:style-name="ce28"/>
          <table:table-cell table:formula="of:=IF([.K78]=&quot;t&quot;;&quot;o&quot;;IF([.E79]=&quot;1st&quot;;&quot;o&quot;;&quot;d&quot;))" office:value-type="string" office:string-value="d" calcext:value-type="string">
            <text:p>d</text:p>
          </table:table-cell>
          <table:table-cell table:formula="of:=IF(([.F78]-[.F79])&lt;=1;&quot;d&quot;;IF(([.F78]-[.F79])&gt;[.F78]/3;&quot;o&quot;;&quot;d&quot;))" office:value-type="string" office:string-value="d" calcext:value-type="string">
            <text:p>d</text:p>
          </table:table-cell>
          <table:table-cell table:formula="of:=IF(([.F78]-[.F79])&lt;=1;&quot;d&quot;;IF(([.F78]-[.F79])&gt;=[.F78]/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51" calcext:value-type="float">
            <text:p>51</text:p>
          </table:table-cell>
          <table:table-cell/>
          <table:table-cell office:value-type="float" office:value="0" calcext:value-type="float">
            <text:p>0</text:p>
          </table:table-cell>
          <table:table-cell office:value-type="string" calcext:value-type="string">
            <text:p>Pass Incompletion</text:p>
          </table:table-cell>
          <table:table-cell office:value-type="string" calcext:value-type="string">
            <text:p>Ashton Daniels pass incomplete</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8]=&quot;&quot;;&quot;&quot;;IF([.AT79]=&quot;&quot;;[.AV78];[.AT78]-[.AT79]))" office:value-type="float" office:value="0" calcext:value-type="float">
            <text:p>0</text:p>
          </table:table-cell>
          <table:table-cell table:style-name="ce25" table:formula="of:=[.BE78]=[.AV78]"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8]=[.A79];[.C78]+1;1)" office:value-type="float" office:value="78" calcext:value-type="float">
            <text:p>78</text:p>
          </table:table-cell>
          <table:table-cell table:style-name="ce30" office:value-type="string" calcext:value-type="string">
            <text:p>ddd</text:p>
          </table:table-cell>
          <table:table-cell office:value-type="string" calcext:value-type="string">
            <text:p>3rd</text:p>
          </table:table-cell>
          <table:table-cell office:value-type="float" office:value="8" calcext:value-type="float">
            <text:p>8</text:p>
          </table:table-cell>
          <table:table-cell office:value-type="string" calcext:value-type="string">
            <text:p>p</text:p>
          </table:table-cell>
          <table:table-cell table:formula="of:=IF([.E79]=&quot;&quot;;&quot;&quot;;IF([.K79]=&quot;x&quot;;&quot;d&quot;;IF([.K79]=&quot;p&quot;;&quot;d&quot;;IF([.AJ79]=&quot;o&quot;;&quot;o&quot;;IF([.E79]=&quot;1st&quot;;[.AK79];IF([.E79]=&quot;2nd&quot;;[.AL79];[.AJ79]))))))" office:value-type="string" office:string-value="o" calcext:value-type="string">
            <text:p>o</text:p>
          </table:table-cell>
          <table:table-cell table:style-name="ce32" table:formula="of:=IF([.C79]=1;1;IF([.E79]=&quot;&quot;;&quot;&quot;;IF([.I78]=&quot;&quot;;[.I77]+1;[.I78])))" office:value-type="float" office:value="9" calcext:value-type="float">
            <text:p>9</text:p>
          </table:table-cell>
          <table:table-cell table:style-name="ce32" table:formula="of:=IF([.E79]=&quot;&quot;;&quot;&quot;;IF([.E78]=&quot;&quot;;1;1+[.J78]))" office:value-type="float" office:value="7" calcext:value-type="float">
            <text:p>7</text:p>
          </table:table-cell>
          <table:table-cell table:style-name="ce34"/>
          <table:table-cell office:value-type="string" calcext:value-type="string">
            <text:p>o11</text:p>
          </table:table-cell>
          <table:table-cell office:value-type="float" office:value="402" calcext:value-type="float">
            <text:p>402</text:p>
          </table:table-cell>
          <table:table-cell table:style-name="ce33" office:value-type="string" calcext:value-type="string">
            <text:p>sideline</text:p>
          </table:table-cell>
          <table:table-cell office:value-type="float" office:value="0" calcext:value-type="float">
            <text:p>0</text:p>
          </table:table-cell>
          <table:table-cell table:number-columns-repeated="6"/>
          <table:table-cell office:value-type="float" office:value="57" calcext:value-type="float">
            <text:p>57</text:p>
          </table:table-cell>
          <table:table-cell table:style-name="ce8" office:value-type="float" office:value="18" calcext:value-type="float">
            <text:p>18</text:p>
          </table:table-cell>
          <table:table-cell table:style-name="ce8" table:number-columns-repeated="5"/>
          <table:table-cell table:style-name="ce8" office:value-type="float" office:value="18" calcext:value-type="float">
            <text:p>18</text:p>
          </table:table-cell>
          <table:table-cell table:style-name="ce8" office:value-type="float" office:value="13" calcext:value-type="float">
            <text:p>13</text:p>
          </table:table-cell>
          <table:table-cell office:value-type="string" calcext:value-type="string">
            <text:p>blitz5, should have been sack, DPI, underthrown ball</text:p>
          </table:table-cell>
          <table:table-cell table:number-columns-repeated="3"/>
          <table:table-cell table:style-name="ce28"/>
          <table:table-cell table:formula="of:=IF([.K79]=&quot;t&quot;;&quot;o&quot;;IF([.E80]=&quot;1st&quot;;&quot;o&quot;;&quot;d&quot;))" office:value-type="string" office:string-value="o" calcext:value-type="string">
            <text:p>o</text:p>
          </table:table-cell>
          <table:table-cell table:formula="of:=IF(([.F79]-[.F80])&lt;=1;&quot;d&quot;;IF(([.F79]-[.F80])&gt;[.F79]/3;&quot;o&quot;;&quot;d&quot;))" office:value-type="string" office:string-value="d" calcext:value-type="string">
            <text:p>d</text:p>
          </table:table-cell>
          <table:table-cell table:formula="of:=IF(([.F79]-[.F80])&lt;=1;&quot;d&quot;;IF(([.F79]-[.F80])&gt;=[.F79]/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51" calcext:value-type="float">
            <text:p>51</text:p>
          </table:table-cell>
          <table:table-cell/>
          <table:table-cell office:value-type="float" office:value="15" calcext:value-type="float">
            <text:p>15</text:p>
          </table:table-cell>
          <table:table-cell office:value-type="string" calcext:value-type="string">
            <text:p>Penalty</text:p>
          </table:table-cell>
          <table:table-cell office:value-type="string" calcext:value-type="string">
            <text:p>DANIELS, Ashton pass deep to the left incomplete intended for REUBEN, Mudia thrown to the HAW10. PENALTY HAW Pass Interference on BROWN, Caleb enforced 15 yards to the HAW36 and results in automatic 1ST DOWN [NHSG]. NO PLAY (replay the down).</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79]=&quot;&quot;;&quot;&quot;;IF([.AT80]=&quot;&quot;;[.AV79];[.AT79]-[.AT80]))" office:value-type="float" office:value="15" calcext:value-type="float">
            <text:p>15</text:p>
          </table:table-cell>
          <table:table-cell table:style-name="ce25" table:formula="of:=[.BE79]=[.AV79]"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79]=[.A80];[.C79]+1;1)" office:value-type="float" office:value="79" calcext:value-type="float">
            <text:p>79</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r</text:p>
          </table:table-cell>
          <table:table-cell table:formula="of:=IF([.E80]=&quot;&quot;;&quot;&quot;;IF([.K80]=&quot;x&quot;;&quot;d&quot;;IF([.K80]=&quot;p&quot;;&quot;d&quot;;IF([.AJ80]=&quot;o&quot;;&quot;o&quot;;IF([.E80]=&quot;1st&quot;;[.AK80];IF([.E80]=&quot;2nd&quot;;[.AL80];[.AJ80]))))))" office:value-type="string" office:string-value="d" calcext:value-type="string">
            <text:p>d</text:p>
          </table:table-cell>
          <table:table-cell table:style-name="ce32" table:formula="of:=IF([.C80]=1;1;IF([.E80]=&quot;&quot;;&quot;&quot;;IF([.I79]=&quot;&quot;;[.I78]+1;[.I79])))" office:value-type="float" office:value="9" calcext:value-type="float">
            <text:p>9</text:p>
          </table:table-cell>
          <table:table-cell table:style-name="ce32" table:formula="of:=IF([.E80]=&quot;&quot;;&quot;&quot;;IF([.E79]=&quot;&quot;;1;1+[.J79]))" office:value-type="float" office:value="8" calcext:value-type="float">
            <text:p>8</text:p>
          </table:table-cell>
          <table:table-cell table:style-name="ce34"/>
          <table:table-cell office:value-type="string" calcext:value-type="string">
            <text:p>o12</text:p>
          </table:table-cell>
          <table:table-cell office:value-type="float" office:value="412" calcext:value-type="float">
            <text:p>412</text:p>
          </table:table-cell>
          <table:table-cell table:style-name="ce33" office:value-type="string" calcext:value-type="string">
            <text:p>ozr</text:p>
          </table:table-cell>
          <table:table-cell office:value-type="float" office:value="15" calcext:value-type="float">
            <text:p>15</text:p>
          </table:table-cell>
          <table:table-cell table:number-columns-repeated="4"/>
          <table:table-cell office:value-type="float" office:value="57" calcext:value-type="float">
            <text:p>57</text:p>
          </table:table-cell>
          <table:table-cell office:value-type="float" office:value="86" calcext:value-type="float">
            <text:p>86</text:p>
          </table:table-cell>
          <table:table-cell office:value-type="float" office:value="71" calcext:value-type="float">
            <text:p>71</text:p>
          </table:table-cell>
          <table:table-cell table:style-name="ce8" office:value-type="float" office:value="43" calcext:value-type="float">
            <text:p>43</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table:number-columns-repeated="5"/>
          <table:table-cell office:value-type="string" calcext:value-type="string">
            <text:p>awful blocking</text:p>
          </table:table-cell>
          <table:table-cell office:value-type="string" calcext:value-type="string">
            <text:p>1.46.01</text:p>
          </table:table-cell>
          <table:table-cell table:number-columns-repeated="2"/>
          <table:table-cell table:style-name="ce28"/>
          <table:table-cell table:formula="of:=IF([.K80]=&quot;t&quot;;&quot;o&quot;;IF([.E81]=&quot;1st&quot;;&quot;o&quot;;&quot;d&quot;))" office:value-type="string" office:string-value="d" calcext:value-type="string">
            <text:p>d</text:p>
          </table:table-cell>
          <table:table-cell table:formula="of:=IF(([.F80]-[.F81])&lt;=1;&quot;d&quot;;IF(([.F80]-[.F81])&gt;[.F80]/3;&quot;o&quot;;&quot;d&quot;))" office:value-type="string" office:string-value="d" calcext:value-type="string">
            <text:p>d</text:p>
          </table:table-cell>
          <table:table-cell table:formula="of:=IF(([.F80]-[.F81])&lt;=1;&quot;d&quot;;IF(([.F80]-[.F81])&gt;=[.F80]/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36" calcext:value-type="float">
            <text:p>36</text:p>
          </table:table-cell>
          <table:table-cell/>
          <table:table-cell office:value-type="float" office:value="0" calcext:value-type="float">
            <text:p>0</text:p>
          </table:table-cell>
          <table:table-cell office:value-type="string" calcext:value-type="string">
            <text:p>Rush</text:p>
          </table:table-cell>
          <table:table-cell office:value-type="string" calcext:value-type="string">
            <text:p>Ryan Butler run for no gain to the HAW 36</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80]=&quot;&quot;;&quot;&quot;;IF([.AT81]=&quot;&quot;;[.AV80];[.AT80]-[.AT81]))" office:value-type="float" office:value="0" calcext:value-type="float">
            <text:p>0</text:p>
          </table:table-cell>
          <table:table-cell table:style-name="ce25" table:formula="of:=[.BE80]=[.AV80]"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80]=[.A81];[.C80]+1;1)" office:value-type="float" office:value="80" calcext:value-type="float">
            <text:p>80</text:p>
          </table:table-cell>
          <table:table-cell table:style-name="ce30" office:value-type="string" calcext:value-type="string">
            <text:p>ddd</text:p>
          </table:table-cell>
          <table:table-cell office:value-type="string" calcext:value-type="string">
            <text:p>2nd</text:p>
          </table:table-cell>
          <table:table-cell office:value-type="float" office:value="10" calcext:value-type="float">
            <text:p>10</text:p>
          </table:table-cell>
          <table:table-cell office:value-type="string" calcext:value-type="string">
            <text:p>p</text:p>
          </table:table-cell>
          <table:table-cell table:formula="of:=IF([.E81]=&quot;&quot;;&quot;&quot;;IF([.K81]=&quot;x&quot;;&quot;d&quot;;IF([.K81]=&quot;p&quot;;&quot;d&quot;;IF([.AJ81]=&quot;o&quot;;&quot;o&quot;;IF([.E81]=&quot;1st&quot;;[.AK81];IF([.E81]=&quot;2nd&quot;;[.AL81];[.AJ81]))))))" office:value-type="string" office:string-value="o" calcext:value-type="string">
            <text:p>o</text:p>
          </table:table-cell>
          <table:table-cell table:style-name="ce32" table:formula="of:=IF([.C81]=1;1;IF([.E81]=&quot;&quot;;&quot;&quot;;IF([.I80]=&quot;&quot;;[.I79]+1;[.I80])))" office:value-type="float" office:value="9" calcext:value-type="float">
            <text:p>9</text:p>
          </table:table-cell>
          <table:table-cell table:style-name="ce32" table:formula="of:=IF([.E81]=&quot;&quot;;&quot;&quot;;IF([.E80]=&quot;&quot;;1;1+[.J80]))" office:value-type="float" office:value="9" calcext:value-type="float">
            <text:p>9</text:p>
          </table:table-cell>
          <table:table-cell table:style-name="ce34"/>
          <table:table-cell office:value-type="string" calcext:value-type="string">
            <text:p>o21</text:p>
          </table:table-cell>
          <table:table-cell office:value-type="float" office:value="402" calcext:value-type="float">
            <text:p>402</text:p>
          </table:table-cell>
          <table:table-cell table:style-name="ce33" office:value-type="string" calcext:value-type="string">
            <text:p>comeback</text:p>
          </table:table-cell>
          <table:table-cell office:value-type="float" office:value="13" calcext:value-type="float">
            <text:p>13</text:p>
          </table:table-cell>
          <table:table-cell table:number-columns-repeated="6"/>
          <table:table-cell office:value-type="float" office:value="26" calcext:value-type="float">
            <text:p>26</text:p>
          </table:table-cell>
          <table:table-cell table:style-name="ce8" table:number-columns-repeated="7"/>
          <table:table-cell table:style-name="ce8" office:value-type="float" office:value="28" calcext:value-type="float">
            <text:p>28</text:p>
          </table:table-cell>
          <table:table-cell office:value-type="string" calcext:value-type="string">
            <text:p>blitz5, uncalled holding by fd26</text:p>
          </table:table-cell>
          <table:table-cell table:number-columns-repeated="3"/>
          <table:table-cell table:style-name="ce28"/>
          <table:table-cell table:formula="of:=IF([.K81]=&quot;t&quot;;&quot;o&quot;;IF([.E82]=&quot;1st&quot;;&quot;o&quot;;&quot;d&quot;))" office:value-type="string" office:string-value="d" calcext:value-type="string">
            <text:p>d</text:p>
          </table:table-cell>
          <table:table-cell table:formula="of:=IF(([.F81]-[.F82])&lt;=1;&quot;d&quot;;IF(([.F81]-[.F82])&gt;[.F81]/3;&quot;o&quot;;&quot;d&quot;))" office:value-type="string" office:string-value="o" calcext:value-type="string">
            <text:p>o</text:p>
          </table:table-cell>
          <table:table-cell table:formula="of:=IF(([.F81]-[.F82])&lt;=1;&quot;d&quot;;IF(([.F81]-[.F82])&gt;=[.F81]/2;&quot;o&quot;;&quot;d&quot;))" office:value-type="string" office:string-value="o" calcext:value-type="string">
            <text:p>o</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36" calcext:value-type="float">
            <text:p>36</text:p>
          </table:table-cell>
          <table:table-cell/>
          <table:table-cell office:value-type="float" office:value="9" calcext:value-type="float">
            <text:p>9</text:p>
          </table:table-cell>
          <table:table-cell office:value-type="string" calcext:value-type="string">
            <text:p>Pass Reception</text:p>
          </table:table-cell>
          <table:table-cell office:value-type="string" calcext:value-type="string">
            <text:p>Ashton Daniels pass complete to Elic Ayomanor for 9 yds to the HAW 27</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81]=&quot;&quot;;&quot;&quot;;IF([.AT82]=&quot;&quot;;[.AV81];[.AT81]-[.AT82]))" office:value-type="float" office:value="9" calcext:value-type="float">
            <text:p>9</text:p>
          </table:table-cell>
          <table:table-cell table:style-name="ce25" table:formula="of:=[.BE81]=[.AV81]"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81]=[.A82];[.C81]+1;1)" office:value-type="float" office:value="81" calcext:value-type="float">
            <text:p>81</text:p>
          </table:table-cell>
          <table:table-cell table:style-name="ce30" office:value-type="string" calcext:value-type="string">
            <text:p>ddd</text:p>
          </table:table-cell>
          <table:table-cell office:value-type="string" calcext:value-type="string">
            <text:p>3rd</text:p>
          </table:table-cell>
          <table:table-cell office:value-type="float" office:value="1" calcext:value-type="float">
            <text:p>1</text:p>
          </table:table-cell>
          <table:table-cell office:value-type="string" calcext:value-type="string">
            <text:p>r</text:p>
          </table:table-cell>
          <table:table-cell table:formula="of:=IF([.E82]=&quot;&quot;;&quot;&quot;;IF([.K82]=&quot;x&quot;;&quot;d&quot;;IF([.K82]=&quot;p&quot;;&quot;d&quot;;IF([.AJ82]=&quot;o&quot;;&quot;o&quot;;IF([.E82]=&quot;1st&quot;;[.AK82];IF([.E82]=&quot;2nd&quot;;[.AL82];[.AJ82]))))))" office:value-type="string" office:string-value="d" calcext:value-type="string">
            <text:p>d</text:p>
          </table:table-cell>
          <table:table-cell table:style-name="ce32" table:formula="of:=IF([.C82]=1;1;IF([.E82]=&quot;&quot;;&quot;&quot;;IF([.I81]=&quot;&quot;;[.I80]+1;[.I81])))" office:value-type="float" office:value="9" calcext:value-type="float">
            <text:p>9</text:p>
          </table:table-cell>
          <table:table-cell table:style-name="ce32" table:formula="of:=IF([.E82]=&quot;&quot;;&quot;&quot;;IF([.E81]=&quot;&quot;;1;1+[.J81]))" office:value-type="float" office:value="10" calcext:value-type="float">
            <text:p>10</text:p>
          </table:table-cell>
          <table:table-cell table:style-name="ce34"/>
          <table:table-cell office:value-type="string" calcext:value-type="string">
            <text:p>u22</text:p>
          </table:table-cell>
          <table:table-cell office:value-type="float" office:value="412" calcext:value-type="float">
            <text:p>412</text:p>
          </table:table-cell>
          <table:table-cell table:style-name="ce33" office:value-type="string" calcext:value-type="string">
            <text:p>sweep</text:p>
          </table:table-cell>
          <table:table-cell office:value-type="float" office:value="26" calcext:value-type="float">
            <text:p>26</text:p>
          </table:table-cell>
          <table:table-cell table:number-columns-repeated="4"/>
          <table:table-cell office:value-type="float" office:value="26" calcext:value-type="float">
            <text:p>26</text:p>
          </table:table-cell>
          <table:table-cell office:value-type="float" office:value="86" calcext:value-type="float">
            <text:p>86</text:p>
          </table:table-cell>
          <table:table-cell office:value-type="float" office:value="82" calcext:value-type="float">
            <text:p>82</text:p>
          </table:table-cell>
          <table:table-cell table:style-name="ce8" office:value-type="float" office:value="23" calcext:value-type="float">
            <text:p>23</text:p>
          </table:table-cell>
          <table:table-cell table:style-name="ce8" office:value-type="float" office:value="3" calcext:value-type="float">
            <text:p>3</text:p>
          </table:table-cell>
          <table:table-cell table:style-name="ce8" table:number-columns-repeated="6"/>
          <table:table-cell office:value-type="string" calcext:value-type="string">
            <text:p>82 crushed comically by CB</text:p>
          </table:table-cell>
          <table:table-cell office:value-type="string" calcext:value-type="string">
            <text:p>1.47.31</text:p>
          </table:table-cell>
          <table:table-cell table:number-columns-repeated="2"/>
          <table:table-cell table:style-name="ce28"/>
          <table:table-cell table:formula="of:=IF([.K82]=&quot;t&quot;;&quot;o&quot;;IF([.E83]=&quot;1st&quot;;&quot;o&quot;;&quot;d&quot;))" office:value-type="string" office:string-value="d" calcext:value-type="string">
            <text:p>d</text:p>
          </table:table-cell>
          <table:table-cell table:formula="of:=IF(([.F82]-[.F83])&lt;=1;&quot;d&quot;;IF(([.F82]-[.F83])&gt;[.F82]/3;&quot;o&quot;;&quot;d&quot;))" office:value-type="string" office:string-value="d" calcext:value-type="string">
            <text:p>d</text:p>
          </table:table-cell>
          <table:table-cell table:formula="of:=IF(([.F82]-[.F83])&lt;=1;&quot;d&quot;;IF(([.F82]-[.F83])&gt;=[.F82]/2;&quot;o&quot;;&quot;d&quot;))" office:value-type="string" office:string-value="d" calcext:value-type="string">
            <text:p>d</text:p>
          </table:table-cell>
          <table:table-cell/>
          <table:table-cell office:value-type="float" office:value="27" calcext:value-type="float">
            <text:p>2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14" calcext:value-type="float">
            <text:p>14</text:p>
          </table:table-cell>
          <table:table-cell office:value-type="float" office:value="52" calcext:value-type="float">
            <text:p>52</text:p>
          </table:table-cell>
          <table:table-cell office:value-type="float" office:value="27" calcext:value-type="float">
            <text:p>27</text:p>
          </table:table-cell>
          <table:table-cell/>
          <table:table-cell office:value-type="float" office:value="-1" calcext:value-type="float">
            <text:p>-1</text:p>
          </table:table-cell>
          <table:table-cell office:value-type="string" calcext:value-type="string">
            <text:p>Rush</text:p>
          </table:table-cell>
          <table:table-cell office:value-type="string" calcext:value-type="string">
            <text:p>Sedrick Irvin run for a loss of 1 yard to the HAW 28</text:p>
          </table:table-cell>
          <table:table-cell office:value-type="float" office:value="74" calcext:value-type="float">
            <text:p>74</text:p>
          </table:table-cell>
          <table:table-cell office:value-type="float" office:value="61" calcext:value-type="float">
            <text:p>61</text:p>
          </table:table-cell>
          <table:table-cell office:value-type="float" office:value="57" calcext:value-type="float">
            <text:p>57</text:p>
          </table:table-cell>
          <table:table-cell office:value-type="float" office:value="55" calcext:value-type="float">
            <text:p>55</text:p>
          </table:table-cell>
          <table:table-cell office:value-type="float" office:value="71" calcext:value-type="float">
            <text:p>71</text:p>
          </table:table-cell>
          <table:table-cell office:value-type="float" office:value="14" calcext:value-type="float">
            <text:p>14</text:p>
          </table:table-cell>
          <table:table-cell table:style-name="ce32" table:formula="of:=IF([.AT82]=&quot;&quot;;&quot;&quot;;IF([.AT83]=&quot;&quot;;[.AV82];[.AT82]-[.AT83]))" office:value-type="float" office:value="-1" calcext:value-type="float">
            <text:p>-1</text:p>
          </table:table-cell>
          <table:table-cell table:style-name="ce25" table:formula="of:=[.BE82]=[.AV82]"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82]=[.A83];[.C82]+1;1)" office:value-type="float" office:value="82" calcext:value-type="float">
            <text:p>82</text:p>
          </table:table-cell>
          <table:table-cell table:style-name="ce30" office:value-type="string" calcext:value-type="string">
            <text:p>ddd</text:p>
          </table:table-cell>
          <table:table-cell table:number-columns-repeated="3"/>
          <table:table-cell table:formula="of:=IF([.E83]=&quot;&quot;;&quot;&quot;;IF([.K83]=&quot;x&quot;;&quot;d&quot;;IF([.K83]=&quot;p&quot;;&quot;d&quot;;IF([.AJ83]=&quot;o&quot;;&quot;o&quot;;IF([.E83]=&quot;1st&quot;;[.AK83];IF([.E83]=&quot;2nd&quot;;[.AL83];[.AJ83]))))))">
            <text:p/>
          </table:table-cell>
          <table:table-cell table:style-name="ce32" table:formula="of:=IF([.C83]=1;1;IF([.E83]=&quot;&quot;;&quot;&quot;;IF([.I82]=&quot;&quot;;[.I81]+1;[.I82])))">
            <text:p/>
          </table:table-cell>
          <table:table-cell table:style-name="ce32" table:formula="of:=IF([.E83]=&quot;&quot;;&quot;&quot;;IF([.E82]=&quot;&quot;;1;1+[.J82]))">
            <text:p/>
          </table:table-cell>
          <table:table-cell table:number-columns-repeated="3"/>
          <table:table-cell table:style-name="ce33" table:formula="of:=IF([.G83]=&quot;?&quot;;COM.MICROSOFT.CONCAT([.AQ83];&quot;Q &quot;;[.AR83];&quot;:&quot;;TEXT([.AS83];&quot;00&quot;));&quot;&quot;)">
            <text:p/>
          </table:table-cell>
          <table:table-cell table:number-columns-repeated="8"/>
          <table:table-cell table:style-name="ce8" table:number-columns-repeated="8"/>
          <table:table-cell table:number-columns-repeated="4"/>
          <table:table-cell table:style-name="ce28"/>
          <table:table-cell table:formula="of:=IF([.K83]=&quot;t&quot;;&quot;o&quot;;IF([.E84]=&quot;1st&quot;;&quot;o&quot;;&quot;d&quot;))" office:value-type="string" office:string-value="o" calcext:value-type="string">
            <text:p>o</text:p>
          </table:table-cell>
          <table:table-cell table:formula="of:=IF(([.F83]-[.F84])&lt;=1;&quot;d&quot;;IF(([.F83]-[.F84])&gt;[.F83]/3;&quot;o&quot;;&quot;d&quot;))" office:value-type="string" office:string-value="d" calcext:value-type="string">
            <text:p>d</text:p>
          </table:table-cell>
          <table:table-cell table:formula="of:=IF(([.F83]-[.F84])&lt;=1;&quot;d&quot;;IF(([.F83]-[.F84])&gt;=[.F83]/2;&quot;o&quot;;&quot;d&quot;))" office:value-type="string" office:string-value="d" calcext:value-type="string">
            <text:p>d</text:p>
          </table:table-cell>
          <table:table-cell table:number-columns-repeated="18"/>
          <table:table-cell table:formula="of:=IF([.AT83]=&quot;&quot;;&quot;&quot;;IF([.AT84]=&quot;&quot;;[.AV83];[.AT83]-[.AT84]))">
            <text:p/>
          </table:table-cell>
          <table:table-cell table:style-name="ce25" table:formula="of:=[.BE83]=[.AV83]"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83]=[.A84];[.C83]+1;1)" office:value-type="float" office:value="83" calcext:value-type="float">
            <text:p>83</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x</text:p>
          </table:table-cell>
          <table:table-cell table:formula="of:=IF([.E84]=&quot;&quot;;&quot;&quot;;IF([.K84]=&quot;x&quot;;&quot;d&quot;;IF([.K84]=&quot;p&quot;;&quot;d&quot;;IF([.AJ84]=&quot;o&quot;;&quot;o&quot;;IF([.E84]=&quot;1st&quot;;[.AK84];IF([.E84]=&quot;2nd&quot;;[.AL84];[.AJ84]))))))" office:value-type="string" office:string-value="d" calcext:value-type="string">
            <text:p>d</text:p>
          </table:table-cell>
          <table:table-cell table:style-name="ce32" table:formula="of:=IF([.C84]=1;1;IF([.E84]=&quot;&quot;;&quot;&quot;;IF([.I83]=&quot;&quot;;[.I82]+1;[.I83])))" office:value-type="float" office:value="10" calcext:value-type="float">
            <text:p>10</text:p>
          </table:table-cell>
          <table:table-cell table:style-name="ce32" table:formula="of:=IF([.E84]=&quot;&quot;;&quot;&quot;;IF([.E83]=&quot;&quot;;1;1+[.J83]))" office:value-type="float" office:value="1" calcext:value-type="float">
            <text:p>1</text:p>
          </table:table-cell>
          <table:table-cell table:style-name="ce34"/>
          <table:table-cell table:number-columns-repeated="2"/>
          <table:table-cell table:style-name="ce33" office:value-type="string" calcext:value-type="string">
            <text:p>rGarbage</text:p>
          </table:table-cell>
          <table:table-cell office:value-type="float" office:value="15" calcext:value-type="float">
            <text:p>15</text:p>
          </table:table-cell>
          <table:table-cell table:number-columns-repeated="7"/>
          <table:table-cell table:style-name="ce8" table:number-columns-repeated="8"/>
          <table:table-cell office:value-type="string" calcext:value-type="string">
            <text:p>garbage time – end of game</text:p>
          </table:table-cell>
          <table:table-cell table:number-columns-repeated="3"/>
          <table:table-cell table:style-name="ce28"/>
          <table:table-cell table:formula="of:=IF([.K84]=&quot;t&quot;;&quot;o&quot;;IF([.E85]=&quot;1st&quot;;&quot;o&quot;;&quot;d&quot;))" office:value-type="string" office:string-value="d" calcext:value-type="string">
            <text:p>d</text:p>
          </table:table-cell>
          <table:table-cell table:formula="of:=IF(([.F84]-[.F85])&lt;=1;&quot;d&quot;;IF(([.F84]-[.F85])&gt;[.F84]/3;&quot;o&quot;;&quot;d&quot;))" office:value-type="string" office:string-value="d" calcext:value-type="string">
            <text:p>d</text:p>
          </table:table-cell>
          <table:table-cell table:formula="of:=IF(([.F84]-[.F85])&lt;=1;&quot;d&quot;;IF(([.F84]-[.F85])&gt;=[.F84]/2;&quot;o&quot;;&quot;d&quot;))" office:value-type="string" office:string-value="d" calcext:value-type="string">
            <text:p>d</text:p>
          </table:table-cell>
          <table:table-cell/>
          <table:table-cell office:value-type="float" office:value="30" calcext:value-type="float">
            <text:p>30</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05</text:p>
          </table:table-cell>
          <table:table-cell office:value-type="float" office:value="31" calcext:value-type="float">
            <text:p>31</text:p>
          </table:table-cell>
          <table:table-cell/>
          <table:table-cell office:value-type="float" office:value="1" calcext:value-type="float">
            <text:p>1</text:p>
          </table:table-cell>
          <table:table-cell office:value-type="string" calcext:value-type="string">
            <text:p>Rush</text:p>
          </table:table-cell>
          <table:table-cell office:value-type="string" calcext:value-type="string">
            <text:p>Ryan Butler run for 1 yd to the HAW 30</text:p>
          </table:table-cell>
          <table:table-cell table:number-columns-repeated="6"/>
          <table:table-cell table:style-name="ce32" table:formula="of:=IF([.AT84]=&quot;&quot;;&quot;&quot;;IF([.AT85]=&quot;&quot;;[.AV84];[.AT84]-[.AT85]))" office:value-type="float" office:value="1" calcext:value-type="float">
            <text:p>1</text:p>
          </table:table-cell>
          <table:table-cell table:style-name="ce25" table:formula="of:=[.BE84]=[.AV84]"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84]=[.A85];[.C84]+1;1)" office:value-type="float" office:value="84" calcext:value-type="float">
            <text:p>84</text:p>
          </table:table-cell>
          <table:table-cell table:style-name="ce30" office:value-type="string" calcext:value-type="string">
            <text:p>ddd</text:p>
          </table:table-cell>
          <table:table-cell office:value-type="string" calcext:value-type="string">
            <text:p>2nd</text:p>
          </table:table-cell>
          <table:table-cell office:value-type="float" office:value="9" calcext:value-type="float">
            <text:p>9</text:p>
          </table:table-cell>
          <table:table-cell office:value-type="string" calcext:value-type="string">
            <text:p>x</text:p>
          </table:table-cell>
          <table:table-cell table:formula="of:=IF([.E85]=&quot;&quot;;&quot;&quot;;IF([.K85]=&quot;x&quot;;&quot;d&quot;;IF([.K85]=&quot;p&quot;;&quot;d&quot;;IF([.AJ85]=&quot;o&quot;;&quot;o&quot;;IF([.E85]=&quot;1st&quot;;[.AK85];IF([.E85]=&quot;2nd&quot;;[.AL85];[.AJ85]))))))" office:value-type="string" office:string-value="o" calcext:value-type="string">
            <text:p>o</text:p>
          </table:table-cell>
          <table:table-cell table:style-name="ce32" table:formula="of:=IF([.C85]=1;1;IF([.E85]=&quot;&quot;;&quot;&quot;;IF([.I84]=&quot;&quot;;[.I83]+1;[.I84])))" office:value-type="float" office:value="10" calcext:value-type="float">
            <text:p>10</text:p>
          </table:table-cell>
          <table:table-cell table:style-name="ce32" table:formula="of:=IF([.E85]=&quot;&quot;;&quot;&quot;;IF([.E84]=&quot;&quot;;1;1+[.J84]))" office:value-type="float" office:value="2" calcext:value-type="float">
            <text:p>2</text:p>
          </table:table-cell>
          <table:table-cell table:style-name="ce34"/>
          <table:table-cell table:number-columns-repeated="2"/>
          <table:table-cell table:style-name="ce33" office:value-type="string" calcext:value-type="string">
            <text:p>rGarbage</text:p>
          </table:table-cell>
          <table:table-cell office:value-type="float" office:value="15" calcext:value-type="float">
            <text:p>15</text:p>
          </table:table-cell>
          <table:table-cell table:number-columns-repeated="7"/>
          <table:table-cell table:style-name="ce8" table:number-columns-repeated="8"/>
          <table:table-cell office:value-type="string" calcext:value-type="string">
            <text:p>garbage time – end of game</text:p>
          </table:table-cell>
          <table:table-cell table:number-columns-repeated="3"/>
          <table:table-cell table:style-name="ce28"/>
          <table:table-cell table:formula="of:=IF([.K85]=&quot;t&quot;;&quot;o&quot;;IF([.E86]=&quot;1st&quot;;&quot;o&quot;;&quot;d&quot;))" office:value-type="string" office:string-value="o" calcext:value-type="string">
            <text:p>o</text:p>
          </table:table-cell>
          <table:table-cell table:formula="of:=IF(([.F85]-[.F86])&lt;=1;&quot;d&quot;;IF(([.F85]-[.F86])&gt;[.F85]/3;&quot;o&quot;;&quot;d&quot;))" office:value-type="string" office:string-value="d" calcext:value-type="string">
            <text:p>d</text:p>
          </table:table-cell>
          <table:table-cell table:formula="of:=IF(([.F85]-[.F86])&lt;=1;&quot;d&quot;;IF(([.F85]-[.F86])&gt;=[.F85]/2;&quot;o&quot;;&quot;d&quot;))" office:value-type="string" office:string-value="d" calcext:value-type="string">
            <text:p>d</text:p>
          </table:table-cell>
          <table:table-cell/>
          <table:table-cell office:value-type="float" office:value="30" calcext:value-type="float">
            <text:p>30</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5" calcext:value-type="float">
            <text:p>5</text:p>
          </table:table-cell>
          <table:table-cell office:value-type="float" office:value="37" calcext:value-type="float">
            <text:p>37</text:p>
          </table:table-cell>
          <table:table-cell office:value-type="float" office:value="30" calcext:value-type="float">
            <text:p>30</text:p>
          </table:table-cell>
          <table:table-cell/>
          <table:table-cell office:value-type="float" office:value="17" calcext:value-type="float">
            <text:p>17</text:p>
          </table:table-cell>
          <table:table-cell office:value-type="string" calcext:value-type="string">
            <text:p>Rush</text:p>
          </table:table-cell>
          <table:table-cell office:value-type="string" calcext:value-type="string">
            <text:p>Ryan Butler run for 17 yds to the HAW 13 for a 1ST down</text:p>
          </table:table-cell>
          <table:table-cell table:number-columns-repeated="6"/>
          <table:table-cell table:style-name="ce32" table:formula="of:=IF([.AT85]=&quot;&quot;;&quot;&quot;;IF([.AT86]=&quot;&quot;;[.AV85];[.AT85]-[.AT86]))" office:value-type="float" office:value="17" calcext:value-type="float">
            <text:p>17</text:p>
          </table:table-cell>
          <table:table-cell table:style-name="ce25" table:formula="of:=[.BE85]=[.AV85]"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85]=[.A86];[.C85]+1;1)" office:value-type="float" office:value="85" calcext:value-type="float">
            <text:p>85</text:p>
          </table:table-cell>
          <table:table-cell table:style-name="ce30" office:value-type="string" calcext:value-type="string">
            <text:p>ddd</text:p>
          </table:table-cell>
          <table:table-cell office:value-type="string" calcext:value-type="string">
            <text:p>1st</text:p>
          </table:table-cell>
          <table:table-cell office:value-type="float" office:value="10" calcext:value-type="float">
            <text:p>10</text:p>
          </table:table-cell>
          <table:table-cell office:value-type="string" calcext:value-type="string">
            <text:p>x</text:p>
          </table:table-cell>
          <table:table-cell table:formula="of:=IF([.E86]=&quot;&quot;;&quot;&quot;;IF([.K86]=&quot;x&quot;;&quot;d&quot;;IF([.K86]=&quot;p&quot;;&quot;d&quot;;IF([.AJ86]=&quot;o&quot;;&quot;o&quot;;IF([.E86]=&quot;1st&quot;;[.AK86];IF([.E86]=&quot;2nd&quot;;[.AL86];[.AJ86]))))))" office:value-type="string" office:string-value="o" calcext:value-type="string">
            <text:p>o</text:p>
          </table:table-cell>
          <table:table-cell table:style-name="ce32" table:formula="of:=IF([.C86]=1;1;IF([.E86]=&quot;&quot;;&quot;&quot;;IF([.I85]=&quot;&quot;;[.I84]+1;[.I85])))" office:value-type="float" office:value="10" calcext:value-type="float">
            <text:p>10</text:p>
          </table:table-cell>
          <table:table-cell table:style-name="ce32" table:formula="of:=IF([.E86]=&quot;&quot;;&quot;&quot;;IF([.E85]=&quot;&quot;;1;1+[.J85]))" office:value-type="float" office:value="3" calcext:value-type="float">
            <text:p>3</text:p>
          </table:table-cell>
          <table:table-cell table:style-name="ce34" office:value-type="string" calcext:value-type="string">
            <text:p>t</text:p>
          </table:table-cell>
          <table:table-cell table:number-columns-repeated="2"/>
          <table:table-cell table:style-name="ce33" office:value-type="string" calcext:value-type="string">
            <text:p>pGarbage</text:p>
          </table:table-cell>
          <table:table-cell office:value-type="float" office:value="5" calcext:value-type="float">
            <text:p>5</text:p>
          </table:table-cell>
          <table:table-cell table:number-columns-repeated="7"/>
          <table:table-cell table:style-name="ce8" table:number-columns-repeated="8"/>
          <table:table-cell office:value-type="string" calcext:value-type="string">
            <text:p>garbage time – end of game</text:p>
          </table:table-cell>
          <table:table-cell table:number-columns-repeated="3"/>
          <table:table-cell table:style-name="ce28"/>
          <table:table-cell table:formula="of:=IF([.K86]=&quot;t&quot;;&quot;o&quot;;IF([.E87]=&quot;1st&quot;;&quot;o&quot;;&quot;d&quot;))" office:value-type="string" office:string-value="o" calcext:value-type="string">
            <text:p>o</text:p>
          </table:table-cell>
          <table:table-cell table:formula="of:=IF(([.F86]-[.F87])&lt;=1;&quot;d&quot;;IF(([.F86]-[.F87])&gt;[.F86]/3;&quot;o&quot;;&quot;d&quot;))" office:value-type="string" office:string-value="o" calcext:value-type="string">
            <text:p>o</text:p>
          </table:table-cell>
          <table:table-cell table:formula="of:=IF(([.F86]-[.F87])&lt;=1;&quot;d&quot;;IF(([.F86]-[.F87])&gt;=[.F86]/2;&quot;o&quot;;&quot;d&quot;))" office:value-type="string" office:string-value="o" calcext:value-type="string">
            <text:p>o</text:p>
          </table:table-cell>
          <table:table-cell/>
          <table:table-cell office:value-type="float" office:value="37" calcext:value-type="float">
            <text:p>37</text:p>
          </table:table-cell>
          <table:table-cell office:value-type="float" office:value="16" calcext:value-type="float">
            <text:p>16</text:p>
          </table:table-cell>
          <table:table-cell/>
          <table:table-cell office:value-type="float" office:value="4" calcext:value-type="float">
            <text:p>4</text:p>
          </table:table-cell>
          <table:table-cell office:value-type="float" office:value="5" calcext:value-type="float">
            <text:p>5</text:p>
          </table:table-cell>
          <table:table-cell office:value-type="float" office:value="30" calcext:value-type="float">
            <text:p>30</text:p>
          </table:table-cell>
          <table:table-cell office:value-type="float" office:value="13" calcext:value-type="float">
            <text:p>13</text:p>
          </table:table-cell>
          <table:table-cell/>
          <table:table-cell office:value-type="float" office:value="13" calcext:value-type="float">
            <text:p>13</text:p>
          </table:table-cell>
          <table:table-cell office:value-type="string" calcext:value-type="string">
            <text:p>Passing Touchdown</text:p>
          </table:table-cell>
          <table:table-cell office:value-type="string" calcext:value-type="string">
            <text:p>Ashton Daniels pass complete to John Humphreys for 13 yds for a TD (Joshua Karty KICK)</text:p>
          </table:table-cell>
          <table:table-cell table:number-columns-repeated="6"/>
          <table:table-cell table:style-name="ce32" table:formula="of:=IF([.AT86]=&quot;&quot;;&quot;&quot;;IF([.AT87]=&quot;&quot;;[.AV86];[.AT86]-[.AT87]))" office:value-type="float" office:value="13" calcext:value-type="float">
            <text:p>13</text:p>
          </table:table-cell>
          <table:table-cell table:style-name="ce25" table:formula="of:=[.BE86]=[.AV86]" office:value-type="boolean" office:boolean-value="true" calcext:value-type="boolean">
            <text:p>TRUE</text:p>
          </table:table-cell>
        </table:table-row>
        <table:table-row table:style-name="ro1">
          <table:table-cell office:value-type="float" office:value="1" calcext:value-type="float">
            <text:p>1</text:p>
          </table:table-cell>
          <table:table-cell table:style-name="Default" office:value-type="string" calcext:value-type="string">
            <text:p>FD</text:p>
          </table:table-cell>
          <table:table-cell table:formula="of:=IF([.A86]=[.A87];[.C86]+1;1)" office:value-type="float" office:value="86" calcext:value-type="float">
            <text:p>86</text:p>
          </table:table-cell>
          <table:table-cell table:style-name="ce30" office:value-type="string" calcext:value-type="string">
            <text:p>ddd</text:p>
          </table:table-cell>
          <table:table-cell table:number-columns-repeated="3"/>
          <table:table-cell table:formula="of:=IF([.E87]=&quot;&quot;;&quot;&quot;;IF([.K87]=&quot;x&quot;;&quot;d&quot;;IF([.K87]=&quot;p&quot;;&quot;d&quot;;IF([.AJ87]=&quot;o&quot;;&quot;o&quot;;IF([.E87]=&quot;1st&quot;;[.AK87];IF([.E87]=&quot;2nd&quot;;[.AL87];[.AJ87]))))))">
            <text:p/>
          </table:table-cell>
          <table:table-cell table:style-name="ce32" table:formula="of:=IF([.C87]=1;1;IF([.E87]=&quot;&quot;;&quot;&quot;;IF([.I86]=&quot;&quot;;[.I85]+1;[.I86])))">
            <text:p/>
          </table:table-cell>
          <table:table-cell table:style-name="ce32" table:formula="of:=IF([.E87]=&quot;&quot;;&quot;&quot;;IF([.E86]=&quot;&quot;;1;1+[.J86]))">
            <text:p/>
          </table:table-cell>
          <table:table-cell table:style-name="ce34"/>
          <table:table-cell table:number-columns-repeated="2"/>
          <table:table-cell table:style-name="ce33" table:formula="of:=IF([.G87]=&quot;?&quot;;COM.MICROSOFT.CONCAT([.AQ87];&quot;Q &quot;;[.AR87];&quot;:&quot;;TEXT([.AS87];&quot;00&quot;));&quot;&quot;)">
            <text:p/>
          </table:table-cell>
          <table:table-cell table:number-columns-repeated="20"/>
          <table:table-cell table:style-name="ce28"/>
          <table:table-cell table:formula="of:=IF([.K87]=&quot;t&quot;;&quot;o&quot;;IF(#REF!=&quot;1st&quot;;&quot;o&quot;;&quot;d&quot;))" office:value-type="string" office:string-value="" calcext:value-type="error">
            <text:p>#REF!</text:p>
          </table:table-cell>
          <table:table-cell table:formula="of:=IF(([.F87]-#REF!)&lt;=1;&quot;d&quot;;IF(([.F87]-#REF!)&gt;[.F87]/3;&quot;o&quot;;&quot;d&quot;))" office:value-type="string" office:string-value="" calcext:value-type="error">
            <text:p>#REF!</text:p>
          </table:table-cell>
          <table:table-cell table:formula="of:=IF(([.F87]-#REF!)&lt;=1;&quot;d&quot;;IF(([.F87]-#REF!)&gt;=[.F87]/2;&quot;o&quot;;&quot;d&quot;))" office:value-type="string" office:string-value="" calcext:value-type="error">
            <text:p>#REF!</text:p>
          </table:table-cell>
          <table:table-cell table:number-columns-repeated="18"/>
          <table:table-cell table:formula="of:=IF([.AT87]=&quot;&quot;;&quot;&quot;;IF(#REF!=&quot;&quot;;[.AV87];[.AT87]-#REF!))">
            <text:p/>
          </table:table-cell>
          <table:table-cell table:style-name="ce25" table:formula="of:=[.BE87]=[.AV87]" office:value-type="boolean" office:boolean-value="true" calcext:value-type="boolean">
            <text:p>TRUE</text:p>
          </table:table-cell>
        </table:table-row>
        <table:table-row table:style-name="ro1" table:number-rows-repeated="1048488">
          <table:table-cell table:number-columns-repeated="58"/>
        </table:table-row>
        <table:table-row table:style-name="ro1">
          <table:table-cell table:number-columns-repeated="5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21">
      <number:number number:decimal-places="2" number:min-decimal-places="2" number:min-integer-digits="2"/>
    </number:number-style>
    <number:number-style style:name="N122">
      <number:number number:decimal-places="0" number:min-decimal-places="0" number:min-integer-digits="2"/>
    </number:number-style>
    <number:number-style style:name="N123">
      <number:number number:decimal-places="1" number:min-decimal-places="1" number:min-integer-digits="1"/>
    </number:number-style>
    <number:percentage-style style:name="N124">
      <number:number number:decimal-places="1" number:min-decimal-places="1" number:min-integer-digits="1"/>
      <number:text>%</number:text>
    </number:percentage-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number:min-decimal-places="1" number:min-integer-digits="1" number:min-exponent-digits="1" number:exponent-interval="3" number:forced-exponent-sign="true"/>
    </number:number-style>
    <number:number-style style:name="N129" number:title="User-defined">
      <number:number number:decimal-places="4" number:min-decimal-places="4" number:min-integer-digits="1"/>
    </number:number-style>
    <number:number-style style:name="N130">
      <number:number number:decimal-places="4" number:min-decimal-places="4" number:min-integer-digits="0"/>
    </number:number-style>
    <number:number-style style:name="N131">
      <number:number number:decimal-places="3" number:min-decimal-places="3" number:min-integer-digits="1"/>
    </number:number-style>
    <number:number-style style:name="N132">
      <number:number number:decimal-places="13" number:min-decimal-places="13" number:min-integer-digits="1"/>
    </number:number-style>
    <number:number-style style:name="N133">
      <number:number number:decimal-places="1" number:min-decimal-places="1" number:min-integer-digits="1" number:grouping="true"/>
    </number:number-style>
    <number:number-style style:name="N134">
      <number:number number:decimal-places="3" number:min-decimal-places="3" number:min-integer-digits="1" number:grouping="true"/>
    </number:number-style>
    <number:number-style style:name="N135" number:title="User-defined">
      <number:number number:decimal-places="4" number:min-decimal-places="4" number:min-integer-digits="1" number:grouping="true"/>
    </number:number-style>
    <number:number-style style:name="N136">
      <number:number number:decimal-places="4" number:min-decimal-places="4" number:min-integer-digits="0" number:grouping="true"/>
    </number:number-style>
    <number:number-style style:name="N137">
      <number:number number:decimal-places="10" number:min-decimal-places="10" number:min-integer-digits="1"/>
    </number:number-style>
    <number:number-style style:name="N138">
      <number:number number:decimal-places="9" number:min-decimal-places="9" number:min-integer-digits="1"/>
    </number:number-style>
    <number:number-style style:name="N139">
      <number:number number:decimal-places="8" number:min-decimal-places="8" number:min-integer-digits="1"/>
    </number:number-style>
    <number:number-style style:name="N140">
      <number:number number:decimal-places="7" number:min-decimal-places="7" number:min-integer-digits="1"/>
    </number:number-style>
    <number:number-style style:name="N141">
      <number:number number:decimal-places="6" number:min-decimal-places="6" number:min-integer-digits="1"/>
    </number:number-style>
    <number:number-style style:name="N142">
      <number:number number:decimal-places="5" number:min-decimal-places="5" number:min-integer-digits="1"/>
    </number:number-style>
    <number:number-style style:name="N143">
      <number:number number:decimal-places="0" number:min-decimal-places="0" number:min-integer-digits="0"/>
    </number:number-style>
    <number:number-style style:name="N144P0" style:volatile="true">
      <number:number number:decimal-places="0" number:min-decimal-places="0" number:min-integer-digits="1"/>
    </number:number-style>
    <number:number-style style:name="N144">
      <style:text-properties fo:color="#ff0000"/>
      <number:text>-</number:text>
      <number:number number:decimal-places="0" number:min-decimal-places="0" number:min-integer-digits="1"/>
      <style:map style:condition="value()&gt;=0" style:apply-style-name="N144P0"/>
    </number:number-style>
    <number:date-style style:name="N145">
      <number:month number:style="long"/>
      <number:text>/</number:text>
      <number:day number:style="long"/>
    </number:date-style>
    <number:date-style style:name="N146">
      <number:month number:textual="true"/>
      <number:text> </number:text>
      <number:day/>
    </number:date-style>
    <number:number-style style:name="N147">
      <number:number number:decimal-places="0" number:min-decimal-places="0" number:min-integer-digits="3"/>
    </number:number-style>
    <number:date-style style:name="N148">
      <number:day-of-week/>
      <number:text>, </number:text>
      <number:month number:textual="true"/>
      <number:text> </number:text>
      <number:day/>
    </number:date-style>
    <number:number-style style:name="N149">
      <number:number number:decimal-places="0" number:min-decimal-places="0" number:min-integer-digits="4"/>
    </number:number-style>
    <number:number-style style:name="N150">
      <number:number number:decimal-places="14" number:min-decimal-places="14" number:min-integer-digits="1"/>
    </number:number-style>
    <number:number-style style:name="N151">
      <number:number number:decimal-places="12" number:min-decimal-places="12" number:min-integer-digits="1"/>
    </number:number-style>
    <number:number-style style:name="N152">
      <number:number number:decimal-places="11" number:min-decimal-places="11"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3T08:35:19.150000000</meta:creation-date>
    <meta:generator>LibreOffice/7.4.0.3$Windows_X86_64 LibreOffice_project/f85e47c08ddd19c015c0114a68350214f7066f5a</meta:generator>
    <dc:date>2023-09-13T21:51:35.477000000</dc:date>
    <meta:editing-duration>P6DT2H59M7S</meta:editing-duration>
    <meta:editing-cycles>790</meta:editing-cycles>
    <meta:document-statistic meta:table-count="2" meta:cell-count="5827" meta:object-count="0"/>
  </office:meta>
</office:document-meta>
</file>